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28mm"/>
    </style:style>
    <style:style style:name="co2" style:family="table-column">
      <style:table-column-properties fo:break-before="auto" style:column-width="42.33mm"/>
    </style:style>
    <style:style style:name="co3" style:family="table-column">
      <style:table-column-properties fo:break-before="auto" style:column-width="47.36mm"/>
    </style:style>
    <style:style style:name="co4" style:family="table-column">
      <style:table-column-properties fo:break-before="auto" style:column-width="20.37mm"/>
    </style:style>
    <style:style style:name="co5" style:family="table-column">
      <style:table-column-properties fo:break-before="auto" style:column-width="21.43mm"/>
    </style:style>
    <style:style style:name="co6" style:family="table-column">
      <style:table-column-properties fo:break-before="auto" style:column-width="17.2mm"/>
    </style:style>
    <style:style style:name="co7" style:family="table-column">
      <style:table-column-properties fo:break-before="auto" style:column-width="20.11mm"/>
    </style:style>
    <style:style style:name="co8" style:family="table-column">
      <style:table-column-properties fo:break-before="auto" style:column-width="19.58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9.31mm"/>
    </style:style>
    <style:style style:name="co11" style:family="table-column">
      <style:table-column-properties fo:break-before="auto" style:column-width="38.1mm"/>
    </style:style>
    <style:style style:name="co12" style:family="table-column">
      <style:table-column-properties fo:break-before="auto" style:column-width="22.23mm"/>
    </style:style>
    <style:style style:name="co13" style:family="table-column">
      <style:table-column-properties fo:break-before="auto" style:column-width="57.68mm"/>
    </style:style>
    <style:style style:name="co14" style:family="table-column">
      <style:table-column-properties fo:break-before="auto" style:column-width="24.61mm"/>
    </style:style>
    <style:style style:name="co15" style:family="table-column">
      <style:table-column-properties fo:break-before="auto" style:column-width="68mm"/>
    </style:style>
    <style:style style:name="co16" style:family="table-column">
      <style:table-column-properties fo:break-before="auto" style:column-width="26.46mm"/>
    </style:style>
    <style:style style:name="co17" style:family="table-column">
      <style:table-column-properties fo:break-before="auto" style:column-width="25.14mm"/>
    </style:style>
    <style:style style:name="co18" style:family="table-column">
      <style:table-column-properties fo:break-before="auto" style:column-width="16.14mm"/>
    </style:style>
    <style:style style:name="co19" style:family="table-column">
      <style:table-column-properties fo:break-before="auto" style:column-width="26.19mm"/>
    </style:style>
    <style:style style:name="co20" style:family="table-column">
      <style:table-column-properties fo:break-before="auto" style:column-width="28.58mm"/>
    </style:style>
    <style:style style:name="co21" style:family="table-column">
      <style:table-column-properties fo:break-before="auto" style:column-width="43.73mm"/>
    </style:style>
    <style:style style:name="co22" style:family="table-column">
      <style:table-column-properties fo:break-before="auto" style:column-width="14.69mm"/>
    </style:style>
    <style:style style:name="co23" style:family="table-column">
      <style:table-column-properties fo:break-before="auto" style:column-width="18.86mm"/>
    </style:style>
    <style:style style:name="co24" style:family="table-column">
      <style:table-column-properties fo:break-before="auto" style:column-width="15.52mm"/>
    </style:style>
    <style:style style:name="co25" style:family="table-column">
      <style:table-column-properties fo:break-before="auto" style:column-width="21.61mm"/>
    </style:style>
    <style:style style:name="co26" style:family="table-column">
      <style:table-column-properties fo:break-before="auto" style:column-width="9.17mm"/>
    </style:style>
    <style:style style:name="co27" style:family="table-column">
      <style:table-column-properties fo:break-before="auto" style:column-width="10mm"/>
    </style:style>
    <style:style style:name="co28" style:family="table-column">
      <style:table-column-properties fo:break-before="auto" style:column-width="13.04mm"/>
    </style:style>
    <style:style style:name="co29" style:family="table-column">
      <style:table-column-properties fo:break-before="auto" style:column-width="18.57mm"/>
    </style:style>
    <style:style style:name="co30" style:family="table-column">
      <style:table-column-properties fo:break-before="auto" style:column-width="10.28mm"/>
    </style:style>
    <style:style style:name="co32" style:family="table-column">
      <style:table-column-properties fo:break-before="auto" style:column-width="37.92mm"/>
    </style:style>
    <style:style style:name="co33" style:family="table-column">
      <style:table-column-properties fo:break-before="auto" style:column-width="8.89mm"/>
    </style:style>
    <style:style style:name="co34" style:family="table-column">
      <style:table-column-properties fo:break-before="auto" style:column-width="17.74mm"/>
    </style:style>
    <style:style style:name="co35" style:family="table-column">
      <style:table-column-properties fo:break-before="auto" style:column-width="6.97mm"/>
    </style:style>
    <style:style style:name="co36" style:family="table-column">
      <style:table-column-properties fo:break-before="auto" style:column-width="22.58mm"/>
    </style:style>
    <style:style style:name="co37" style:family="table-column">
      <style:table-column-properties fo:break-before="auto" style:column-width="44.59mm"/>
    </style:style>
    <style:style style:name="co38" style:family="table-column">
      <style:table-column-properties fo:break-before="auto" style:column-width="27.89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ext-properties style:font-name="Arial" style:font-name-asian="Andale Sans UI" style:font-name-complex="Tahoma"/>
    </style:style>
    <style:style style:name="ce12" style:family="table-cell" style:parent-style-name="Default" style:data-style-name="N99"/>
    <style:style style:name="ce13" style:family="table-cell" style:parent-style-name="Default">
      <style:table-cell-properties fo:background-color="#ffff00"/>
    </style:style>
    <style:style style:name="ce14" style:family="table-cell" style:parent-style-name="Default" style:data-style-name="N11"/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table table:name="Glob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4" table:default-cell-style-name="Default"/>
        <table:table-column table:style-name="co11" table:number-columns-repeated="999" table:default-cell-style-name="Default"/>
        <table:table-row table:style-name="ro1">
          <table:table-cell table:style-name="ce1" office:value-type="string" calcext:value-type="string">
            <text:p>frac</text:p>
          </table:table-cell>
          <table:table-cell table:style-name="ce1" office:value-type="string" calcext:value-type="string">
            <text:p>inteira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b</text:p>
          </table:table-cell>
          <table:table-cell table:style-name="ce1" office:value-type="string" calcext:value-type="string">
            <text:p>ub</text:p>
          </table:table-cell>
          <table:table-cell table:style-name="ce1" office:value-type="string" calcext:value-type="string">
            <text:p>root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heuristica</text:p>
          </table:table-cell>
          <table:table-cell table:style-name="ce1" office:value-type="string" calcext:value-type="string">
            <text:p>valor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rand0-20-10-10-20-1,dssp</text:p>
          </table:table-cell>
          <table:table-cell table:number-columns-repeated="2" table:style-name="ce2" office:value-type="float" office:value="-3" calcext:value-type="float">
            <text:p>-3</text:p>
          </table:table-cell>
          <table:table-cell table:style-name="ce2" office:value-type="float" office:value="-3.179487" calcext:value-type="float">
            <text:p>-3,18</text:p>
          </table:table-cell>
          <table:table-cell table:style-name="ce2" office:value-type="float" office:value="0.060915" calcext:value-type="float">
            <text:p>0,0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rand0-20-10-10-20-2,dssp</text:p>
          </table:table-cell>
          <table:table-cell table:number-columns-repeated="2" table:style-name="ce2" office:value-type="float" office:value="-2" calcext:value-type="float">
            <text:p>-2</text:p>
          </table:table-cell>
          <table:table-cell table:style-name="ce2" office:value-type="float" office:value="-2.676471" calcext:value-type="float">
            <text:p>-2,68</text:p>
          </table:table-cell>
          <table:table-cell table:style-name="ce2" office:value-type="float" office:value="0.067099" calcext:value-type="float">
            <text:p>0,0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string" calcext:value-type="string">
            <text:p>rand0-20-10-10-20-3,dssp</text:p>
          </table:table-cell>
          <table:table-cell table:number-columns-repeated="2" table:style-name="ce2" office:value-type="float" office:value="-2" calcext:value-type="float">
            <text:p>-2</text:p>
          </table:table-cell>
          <table:table-cell table:style-name="ce2" office:value-type="float" office:value="-2.816964" calcext:value-type="float">
            <text:p>-2,82</text:p>
          </table:table-cell>
          <table:table-cell table:style-name="ce2" office:value-type="float" office:value="0.069969" calcext:value-type="float">
            <text:p>0,0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string" calcext:value-type="string">
            <text:p>rand0-20-10-10-20-4,dssp</text:p>
          </table:table-cell>
          <table:table-cell table:number-columns-repeated="3" table:style-name="ce2" office:value-type="float" office:value="-2" calcext:value-type="float">
            <text:p>-2</text:p>
          </table:table-cell>
          <table:table-cell table:style-name="ce2" office:value-type="float" office:value="0.01081" calcext:value-type="float">
            <text:p>0,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rand0-20-10-10-20-5,dssp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1.857143" calcext:value-type="float">
            <text:p>-1,86</text:p>
          </table:table-cell>
          <table:table-cell table:style-name="ce2" office:value-type="float" office:value="0.096521" calcext:value-type="float">
            <text:p>0,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568" calcext:value-type="float">
            <text:p>568</text:p>
          </table:table-cell>
          <table:table-cell table:style-name="ce2" office:value-type="string" calcext:value-type="string">
            <text:p>rand0-20-15-15-30-1,dssp</text:p>
          </table:table-cell>
          <table:table-cell table:number-columns-repeated="2" table:style-name="ce2" office:value-type="float" office:value="-4" calcext:value-type="float">
            <text:p>-4</text:p>
          </table:table-cell>
          <table:table-cell table:style-name="ce2" office:value-type="float" office:value="-4.369565" calcext:value-type="float">
            <text:p>-4,37</text:p>
          </table:table-cell>
          <table:table-cell table:style-name="ce2" office:value-type="float" office:value="0.089092" calcext:value-type="float">
            <text:p>0,0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string" calcext:value-type="string">
            <text:p>rand0-20-15-15-30-2,dssp</text:p>
          </table:table-cell>
          <table:table-cell table:number-columns-repeated="2" table:style-name="ce2" office:value-type="float" office:value="-3" calcext:value-type="float">
            <text:p>-3</text:p>
          </table:table-cell>
          <table:table-cell table:style-name="ce2" office:value-type="float" office:value="-3.792472" calcext:value-type="float">
            <text:p>-3,79</text:p>
          </table:table-cell>
          <table:table-cell table:style-name="ce2" office:value-type="float" office:value="0.342487" calcext:value-type="float">
            <text:p>0,3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568" calcext:value-type="float">
            <text:p>568</text:p>
          </table:table-cell>
          <table:table-cell table:style-name="ce2" office:value-type="string" calcext:value-type="string">
            <text:p>rand0-20-15-15-30-3,dssp</text:p>
          </table:table-cell>
          <table:table-cell table:number-columns-repeated="2" table:style-name="ce2" office:value-type="float" office:value="-2" calcext:value-type="float">
            <text:p>-2</text:p>
          </table:table-cell>
          <table:table-cell table:style-name="ce2" office:value-type="float" office:value="-2.868421" calcext:value-type="float">
            <text:p>-2,87</text:p>
          </table:table-cell>
          <table:table-cell table:style-name="ce2" office:value-type="float" office:value="0.335239" calcext:value-type="float">
            <text:p>0,3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string" calcext:value-type="string">
            <text:p>rand0-20-15-15-30-4,dssp</text:p>
          </table:table-cell>
          <table:table-cell table:number-columns-repeated="2" table:style-name="ce2" office:value-type="float" office:value="-2" calcext:value-type="float">
            <text:p>-2</text:p>
          </table:table-cell>
          <table:table-cell table:style-name="ce2" office:value-type="float" office:value="-2.441224" calcext:value-type="float">
            <text:p>-2,44</text:p>
          </table:table-cell>
          <table:table-cell table:style-name="ce2" office:value-type="float" office:value="0.156814" calcext:value-type="float">
            <text:p>0,1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572" calcext:value-type="float">
            <text:p>572</text:p>
          </table:table-cell>
          <table:table-cell table:style-name="ce2" office:value-type="string" calcext:value-type="string">
            <text:p>rand0-20-15-15-30-5,dssp</text:p>
          </table:table-cell>
          <table:table-cell table:number-columns-repeated="2" table:style-name="ce2" office:value-type="float" office:value="-2" calcext:value-type="float">
            <text:p>-2</text:p>
          </table:table-cell>
          <table:table-cell table:style-name="ce2" office:value-type="float" office:value="-2.250517" calcext:value-type="float">
            <text:p>-2,25</text:p>
          </table:table-cell>
          <table:table-cell table:style-name="ce2" office:value-type="float" office:value="0.343655" calcext:value-type="float">
            <text:p>0,3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763" calcext:value-type="float">
            <text:p>763</text:p>
          </table:table-cell>
          <table:table-cell table:style-name="ce2" office:value-type="string" calcext:value-type="string">
            <text:p>rand0-20-20-20-40-1,dssp</text:p>
          </table:table-cell>
          <table:table-cell table:number-columns-repeated="2" table:style-name="ce2" office:value-type="float" office:value="-4" calcext:value-type="float">
            <text:p>-4</text:p>
          </table:table-cell>
          <table:table-cell table:style-name="ce2" office:value-type="float" office:value="-4.436534" calcext:value-type="float">
            <text:p>-4,44</text:p>
          </table:table-cell>
          <table:table-cell table:style-name="ce2" office:value-type="float" office:value="1.527013" calcext:value-type="float">
            <text:p>1,5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string" calcext:value-type="string">
            <text:p>rand0-20-20-20-40-2,dssp</text:p>
          </table:table-cell>
          <table:table-cell table:number-columns-repeated="2" table:style-name="ce2" office:value-type="float" office:value="-3" calcext:value-type="float">
            <text:p>-3</text:p>
          </table:table-cell>
          <table:table-cell table:style-name="ce2" office:value-type="float" office:value="-3.705741" calcext:value-type="float">
            <text:p>-3,71</text:p>
          </table:table-cell>
          <table:table-cell table:style-name="ce2" office:value-type="float" office:value="1.275407" calcext:value-type="float">
            <text:p>1,2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rand0-20-20-20-40-3,dssp</text:p>
          </table:table-cell>
          <table:table-cell table:number-columns-repeated="2" table:style-name="ce2" office:value-type="float" office:value="-2" calcext:value-type="float">
            <text:p>-2</text:p>
          </table:table-cell>
          <table:table-cell table:style-name="ce2" office:value-type="float" office:value="-2.629601" calcext:value-type="float">
            <text:p>-2,63</text:p>
          </table:table-cell>
          <table:table-cell table:style-name="ce2" office:value-type="float" office:value="0.22292" calcext:value-type="float">
            <text:p>0,2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761" calcext:value-type="float">
            <text:p>761</text:p>
          </table:table-cell>
          <table:table-cell table:style-name="ce2" office:value-type="string" calcext:value-type="string">
            <text:p>rand0-20-20-20-40-4,dssp</text:p>
          </table:table-cell>
          <table:table-cell table:number-columns-repeated="2" table:style-name="ce2" office:value-type="float" office:value="-2" calcext:value-type="float">
            <text:p>-2</text:p>
          </table:table-cell>
          <table:table-cell table:style-name="ce2" office:value-type="float" office:value="-2.947231" calcext:value-type="float">
            <text:p>-2,95</text:p>
          </table:table-cell>
          <table:table-cell table:style-name="ce2" office:value-type="float" office:value="0.721747" calcext:value-type="float">
            <text:p>0,7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string" calcext:value-type="string">
            <text:p>rand0-20-20-20-40-5,dssp</text:p>
          </table:table-cell>
          <table:table-cell table:number-columns-repeated="2" table:style-name="ce2" office:value-type="float" office:value="-2" calcext:value-type="float">
            <text:p>-2</text:p>
          </table:table-cell>
          <table:table-cell table:style-name="ce2" office:value-type="float" office:value="-2.603175" calcext:value-type="float">
            <text:p>-2,6</text:p>
          </table:table-cell>
          <table:table-cell table:style-name="ce2" office:value-type="float" office:value="0.547086" calcext:value-type="float">
            <text:p>0,5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string" calcext:value-type="string">
            <text:p>rand0-20-25-25-50-1,dssp</text:p>
          </table:table-cell>
          <table:table-cell table:number-columns-repeated="2" table:style-name="ce2" office:value-type="float" office:value="-4" calcext:value-type="float">
            <text:p>-4</text:p>
          </table:table-cell>
          <table:table-cell table:style-name="ce2" office:value-type="float" office:value="-4.44673" calcext:value-type="float">
            <text:p>-4,45</text:p>
          </table:table-cell>
          <table:table-cell table:style-name="ce2" office:value-type="float" office:value="9.69078" calcext:value-type="float">
            <text:p>9,6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953" calcext:value-type="float">
            <text:p>953</text:p>
          </table:table-cell>
          <table:table-cell table:style-name="ce2" office:value-type="string" calcext:value-type="string">
            <text:p>rand0-20-25-25-50-2,dssp</text:p>
          </table:table-cell>
          <table:table-cell table:number-columns-repeated="2" table:style-name="ce2" office:value-type="float" office:value="-4" calcext:value-type="float">
            <text:p>-4</text:p>
          </table:table-cell>
          <table:table-cell table:style-name="ce2" office:value-type="float" office:value="-4.433072" calcext:value-type="float">
            <text:p>-4,43</text:p>
          </table:table-cell>
          <table:table-cell table:style-name="ce2" office:value-type="float" office:value="2.882969" calcext:value-type="float">
            <text:p>2,8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string" calcext:value-type="string">
            <text:p>rand0-20-25-25-50-3,dssp</text:p>
          </table:table-cell>
          <table:table-cell table:number-columns-repeated="2" table:style-name="ce2" office:value-type="float" office:value="-3" calcext:value-type="float">
            <text:p>-3</text:p>
          </table:table-cell>
          <table:table-cell table:style-name="ce2" office:value-type="float" office:value="-3.632821" calcext:value-type="float">
            <text:p>-3,63</text:p>
          </table:table-cell>
          <table:table-cell table:style-name="ce2" office:value-type="float" office:value="2.962648" calcext:value-type="float">
            <text:p>2,9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string" calcext:value-type="string">
            <text:p>rand0-20-25-25-50-4,dssp</text:p>
          </table:table-cell>
          <table:table-cell table:number-columns-repeated="2" table:style-name="ce2" office:value-type="float" office:value="-2" calcext:value-type="float">
            <text:p>-2</text:p>
          </table:table-cell>
          <table:table-cell table:style-name="ce2" office:value-type="float" office:value="-3.024261" calcext:value-type="float">
            <text:p>-3,02</text:p>
          </table:table-cell>
          <table:table-cell table:style-name="ce2" office:value-type="float" office:value="1.877447" calcext:value-type="float">
            <text:p>1,8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954" calcext:value-type="float">
            <text:p>954</text:p>
          </table:table-cell>
          <table:table-cell table:style-name="ce2" office:value-type="string" calcext:value-type="string">
            <text:p>rand0-20-25-25-50-5,dssp</text:p>
          </table:table-cell>
          <table:table-cell table:number-columns-repeated="2" table:style-name="ce2" office:value-type="float" office:value="-3" calcext:value-type="float">
            <text:p>-3</text:p>
          </table:table-cell>
          <table:table-cell table:style-name="ce2" office:value-type="float" office:value="-3.168965" calcext:value-type="float">
            <text:p>-3,17</text:p>
          </table:table-cell>
          <table:table-cell table:style-name="ce2" office:value-type="float" office:value="1.032328" calcext:value-type="float">
            <text:p>1,0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rand0-20-5-5-10-1,dssp</text:p>
          </table:table-cell>
          <table:table-cell table:number-columns-repeated="3" table:style-name="ce2" office:value-type="float" office:value="-2" calcext:value-type="float">
            <text:p>-2</text:p>
          </table:table-cell>
          <table:table-cell table:style-name="ce2" office:value-type="float" office:value="0.007756" calcext:value-type="float">
            <text:p>0,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rand0-20-5-5-10-2,dssp</text:p>
          </table:table-cell>
          <table:table-cell table:number-columns-repeated="3" table:style-name="ce2" office:value-type="float" office:value="-2" calcext:value-type="float">
            <text:p>-2</text:p>
          </table:table-cell>
          <table:table-cell table:style-name="ce2" office:value-type="float" office:value="0.007559" calcext:value-type="float">
            <text:p>0,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rand0-20-5-5-10-3,dssp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float" office:value="0.007054" calcext:value-type="float">
            <text:p>0,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rand0-20-5-5-10-4,dssp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float" office:value="0.008298" calcext:value-type="float">
            <text:p>0,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rand0-20-5-5-10-5,dssp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1.333333" calcext:value-type="float">
            <text:p>-1,33</text:p>
          </table:table-cell>
          <table:table-cell table:style-name="ce2" office:value-type="float" office:value="0.009232" calcext:value-type="float">
            <text:p>0,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rand0-2-10-10-20-1,dssp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.039369" calcext:value-type="float">
            <text:p>0,0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rand0-2-10-10-20-2,dssp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.035545" calcext:value-type="float">
            <text:p>0,0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and0-2-10-10-20-3,dssp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float" office:value="0.026277" calcext:value-type="float">
            <text:p>0,0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and0-2-10-10-20-4,dssp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22064" calcext:value-type="float">
            <text:p>0,0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rand0-2-10-10-20-5,dssp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16601" calcext:value-type="float">
            <text:p>0,0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rand0-2-15-15-30-1,dssp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1.805556" calcext:value-type="float">
            <text:p>-1,81</text:p>
          </table:table-cell>
          <table:table-cell table:style-name="ce2" office:value-type="float" office:value="0.189132" calcext:value-type="float">
            <text:p>0,1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rand0-2-15-15-30-2,dssp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1.866995" calcext:value-type="float">
            <text:p>-1,87</text:p>
          </table:table-cell>
          <table:table-cell table:style-name="ce2" office:value-type="float" office:value="0.098817" calcext:value-type="float">
            <text:p>0,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rand0-2-15-15-30-3,dssp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0.959184" calcext:value-type="float">
            <text:p>-0,96</text:p>
          </table:table-cell>
          <table:table-cell table:style-name="ce2" office:value-type="float" office:value="0.155767" calcext:value-type="float">
            <text:p>0,1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rand0-2-15-15-30-4,dssp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56715" calcext:value-type="float">
            <text:p>0,0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rand0-2-15-15-30-5,dssp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0" calcext:value-type="float">
            <text:p>0</text:p>
          </table:table-cell>
          <table:table-cell table:style-name="ce2" office:value-type="float" office:value="0.047405" calcext:value-type="float">
            <text:p>0,0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rand0-2-20-20-40-1,dssp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1.64604" calcext:value-type="float">
            <text:p>-1,65</text:p>
          </table:table-cell>
          <table:table-cell table:style-name="ce2" office:value-type="float" office:value="0.44481" calcext:value-type="float">
            <text:p>0,4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rand0-2-20-20-40-2,dssp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1.658672" calcext:value-type="float">
            <text:p>-1,66</text:p>
          </table:table-cell>
          <table:table-cell table:style-name="ce2" office:value-type="float" office:value="0.422547" calcext:value-type="float">
            <text:p>0,4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rand0-2-20-20-40-3,dssp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1.000461" calcext:value-type="float">
            <text:p>-1</text:p>
          </table:table-cell>
          <table:table-cell table:style-name="ce2" office:value-type="float" office:value="0.561437" calcext:value-type="float">
            <text:p>0,5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rand0-2-20-20-40-4,dssp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0.87234" calcext:value-type="float">
            <text:p>-0,87</text:p>
          </table:table-cell>
          <table:table-cell table:style-name="ce2" office:value-type="float" office:value="0.225069" calcext:value-type="float">
            <text:p>0,2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rand0-2-20-20-40-5,dssp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0.666667" calcext:value-type="float">
            <text:p>-0,67</text:p>
          </table:table-cell>
          <table:table-cell table:style-name="ce2" office:value-type="float" office:value="0.225377" calcext:value-type="float">
            <text:p>0,2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rand0-2-25-25-50-1,dssp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2.210211" calcext:value-type="float">
            <text:p>-2,21</text:p>
          </table:table-cell>
          <table:table-cell table:style-name="ce2" office:value-type="float" office:value="1.813614" calcext:value-type="float">
            <text:p>1,8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rand0-2-25-25-50-2,dssp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1.63568" calcext:value-type="float">
            <text:p>-1,64</text:p>
          </table:table-cell>
          <table:table-cell table:style-name="ce2" office:value-type="float" office:value="0.934901" calcext:value-type="float">
            <text:p>0,9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rand0-2-25-25-50-3,dssp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1.279783" calcext:value-type="float">
            <text:p>-1,28</text:p>
          </table:table-cell>
          <table:table-cell table:style-name="ce2" office:value-type="float" office:value="3.769413" calcext:value-type="float">
            <text:p>3,7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rand0-2-25-25-50-4,dssp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1.292124" calcext:value-type="float">
            <text:p>-1,29</text:p>
          </table:table-cell>
          <table:table-cell table:style-name="ce2" office:value-type="float" office:value="1.278406" calcext:value-type="float">
            <text:p>1,2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rand0-2-25-25-50-5,dssp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0.59754" calcext:value-type="float">
            <text:p>-0,6</text:p>
          </table:table-cell>
          <table:table-cell table:style-name="ce2" office:value-type="float" office:value="1.200843" calcext:value-type="float">
            <text:p>1,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and0-2-5-5-10-1,dssp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float" office:value="0.01035" calcext:value-type="float">
            <text:p>0,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and0-2-5-5-10-2,dssp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09881" calcext:value-type="float">
            <text:p>0,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and0-2-5-5-10-3,dssp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0594" calcext:value-type="float">
            <text:p>0,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nd0-2-5-5-10-4,dssp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05337" calcext:value-type="float">
            <text:p>0,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nd0-2-5-5-10-5,dssp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0621" calcext:value-type="float">
            <text:p>0,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rand0-4-10-10-20-1,dssp</text:p>
          </table:table-cell>
          <table:table-cell table:number-columns-repeated="2" table:style-name="ce2" office:value-type="float" office:value="-2" calcext:value-type="float">
            <text:p>-2</text:p>
          </table:table-cell>
          <table:table-cell table:style-name="ce2" office:value-type="float" office:value="-2.877192" calcext:value-type="float">
            <text:p>-2,88</text:p>
          </table:table-cell>
          <table:table-cell table:style-name="ce2" office:value-type="float" office:value="0.074473" calcext:value-type="float">
            <text:p>0,0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rand0-4-10-10-20-2,dssp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2.041506" calcext:value-type="float">
            <text:p>-2,04</text:p>
          </table:table-cell>
          <table:table-cell table:style-name="ce2" office:value-type="float" office:value="0.119192" calcext:value-type="float">
            <text:p>0,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rand0-4-10-10-20-3,dssp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1.488889" calcext:value-type="float">
            <text:p>-1,49</text:p>
          </table:table-cell>
          <table:table-cell table:style-name="ce2" office:value-type="float" office:value="0.059943" calcext:value-type="float">
            <text:p>0,0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rand0-4-10-10-20-4,dssp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1.4" calcext:value-type="float">
            <text:p>-1,4</text:p>
          </table:table-cell>
          <table:table-cell table:style-name="ce2" office:value-type="float" office:value="0.031044" calcext:value-type="float">
            <text:p>0,0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rand0-4-10-10-20-5,dssp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float" office:value="0.009584" calcext:value-type="float">
            <text:p>0,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rand0-4-15-15-30-1,dssp</text:p>
          </table:table-cell>
          <table:table-cell table:number-columns-repeated="2" table:style-name="ce2" office:value-type="float" office:value="-2" calcext:value-type="float">
            <text:p>-2</text:p>
          </table:table-cell>
          <table:table-cell table:style-name="ce2" office:value-type="float" office:value="-2.667658" calcext:value-type="float">
            <text:p>-2,67</text:p>
          </table:table-cell>
          <table:table-cell table:style-name="ce2" office:value-type="float" office:value="0.49147" calcext:value-type="float">
            <text:p>0,4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rand0-4-15-15-30-2,dssp</text:p>
          </table:table-cell>
          <table:table-cell table:number-columns-repeated="2" table:style-name="ce2" office:value-type="float" office:value="-2" calcext:value-type="float">
            <text:p>-2</text:p>
          </table:table-cell>
          <table:table-cell table:style-name="ce2" office:value-type="float" office:value="-2.423324" calcext:value-type="float">
            <text:p>-2,42</text:p>
          </table:table-cell>
          <table:table-cell table:style-name="ce2" office:value-type="float" office:value="0.19089" calcext:value-type="float">
            <text:p>0,1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rand0-4-15-15-30-3,dssp</text:p>
          </table:table-cell>
          <table:table-cell table:number-columns-repeated="2" table:style-name="ce2" office:value-type="float" office:value="-2" calcext:value-type="float">
            <text:p>-2</text:p>
          </table:table-cell>
          <table:table-cell table:style-name="ce2" office:value-type="float" office:value="-2.759171" calcext:value-type="float">
            <text:p>-2,76</text:p>
          </table:table-cell>
          <table:table-cell table:style-name="ce2" office:value-type="float" office:value="0.274699" calcext:value-type="float">
            <text:p>0,2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rand0-4-15-15-30-4,dssp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1.534603" calcext:value-type="float">
            <text:p>-1,53</text:p>
          </table:table-cell>
          <table:table-cell table:style-name="ce2" office:value-type="float" office:value="0.160046" calcext:value-type="float">
            <text:p>0,1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rand0-4-15-15-30-5,dssp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1.782258" calcext:value-type="float">
            <text:p>-1,78</text:p>
          </table:table-cell>
          <table:table-cell table:style-name="ce2" office:value-type="float" office:value="0.128207" calcext:value-type="float">
            <text:p>0,1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rand0-4-20-20-40-1,dssp</text:p>
          </table:table-cell>
          <table:table-cell table:number-columns-repeated="2" table:style-name="ce2" office:value-type="float" office:value="-3" calcext:value-type="float">
            <text:p>-3</text:p>
          </table:table-cell>
          <table:table-cell table:style-name="ce2" office:value-type="float" office:value="-4.249345" calcext:value-type="float">
            <text:p>-4,25</text:p>
          </table:table-cell>
          <table:table-cell table:style-name="ce2" office:value-type="float" office:value="2.513348" calcext:value-type="float">
            <text:p>2,5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rand0-4-20-20-40-2,dssp</text:p>
          </table:table-cell>
          <table:table-cell table:number-columns-repeated="2" table:style-name="ce2" office:value-type="float" office:value="-2" calcext:value-type="float">
            <text:p>-2</text:p>
          </table:table-cell>
          <table:table-cell table:style-name="ce2" office:value-type="float" office:value="-3.444223" calcext:value-type="float">
            <text:p>-3,44</text:p>
          </table:table-cell>
          <table:table-cell table:style-name="ce2" office:value-type="float" office:value="1.351746" calcext:value-type="float">
            <text:p>1,3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rand0-4-20-20-40-3,dssp</text:p>
          </table:table-cell>
          <table:table-cell table:number-columns-repeated="2" table:style-name="ce2" office:value-type="float" office:value="-2" calcext:value-type="float">
            <text:p>-2</text:p>
          </table:table-cell>
          <table:table-cell table:style-name="ce2" office:value-type="float" office:value="-2.855077" calcext:value-type="float">
            <text:p>-2,86</text:p>
          </table:table-cell>
          <table:table-cell table:style-name="ce2" office:value-type="float" office:value="0.458075" calcext:value-type="float">
            <text:p>0,4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rand0-4-20-20-40-4,dssp</text:p>
          </table:table-cell>
          <table:table-cell table:number-columns-repeated="2" table:style-name="ce2" office:value-type="float" office:value="-2" calcext:value-type="float">
            <text:p>-2</text:p>
          </table:table-cell>
          <table:table-cell table:style-name="ce2" office:value-type="float" office:value="-2.628279" calcext:value-type="float">
            <text:p>-2,63</text:p>
          </table:table-cell>
          <table:table-cell table:style-name="ce2" office:value-type="float" office:value="1.077891" calcext:value-type="float">
            <text:p>1,0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rand0-4-20-20-40-5,dssp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2.036043" calcext:value-type="float">
            <text:p>-2,04</text:p>
          </table:table-cell>
          <table:table-cell table:style-name="ce2" office:value-type="float" office:value="0.485653" calcext:value-type="float">
            <text:p>0,4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rand0-4-25-25-50-1,dssp</text:p>
          </table:table-cell>
          <table:table-cell table:number-columns-repeated="2" table:style-name="ce2" office:value-type="float" office:value="-3" calcext:value-type="float">
            <text:p>-3</text:p>
          </table:table-cell>
          <table:table-cell table:style-name="ce2" office:value-type="float" office:value="-4.672346" calcext:value-type="float">
            <text:p>-4,67</text:p>
          </table:table-cell>
          <table:table-cell table:style-name="ce2" office:value-type="float" office:value="17.069945" calcext:value-type="float">
            <text:p>17,0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rand0-4-25-25-50-2,dssp</text:p>
          </table:table-cell>
          <table:table-cell table:number-columns-repeated="2" table:style-name="ce2" office:value-type="float" office:value="-2" calcext:value-type="float">
            <text:p>-2</text:p>
          </table:table-cell>
          <table:table-cell table:style-name="ce2" office:value-type="float" office:value="-3.687975" calcext:value-type="float">
            <text:p>-3,69</text:p>
          </table:table-cell>
          <table:table-cell table:style-name="ce2" office:value-type="float" office:value="11.199604" calcext:value-type="float">
            <text:p>11,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rand0-4-25-25-50-3,dssp</text:p>
          </table:table-cell>
          <table:table-cell table:number-columns-repeated="2" table:style-name="ce2" office:value-type="float" office:value="-2" calcext:value-type="float">
            <text:p>-2</text:p>
          </table:table-cell>
          <table:table-cell table:style-name="ce2" office:value-type="float" office:value="-3.363808" calcext:value-type="float">
            <text:p>-3,36</text:p>
          </table:table-cell>
          <table:table-cell table:style-name="ce2" office:value-type="float" office:value="3.906089" calcext:value-type="float">
            <text:p>3,9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rand0-4-25-25-50-4,dssp</text:p>
          </table:table-cell>
          <table:table-cell table:number-columns-repeated="2" table:style-name="ce2" office:value-type="float" office:value="-2" calcext:value-type="float">
            <text:p>-2</text:p>
          </table:table-cell>
          <table:table-cell table:style-name="ce2" office:value-type="float" office:value="-3.197958" calcext:value-type="float">
            <text:p>-3,2</text:p>
          </table:table-cell>
          <table:table-cell table:style-name="ce2" office:value-type="float" office:value="2.593872" calcext:value-type="float">
            <text:p>2,5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rand0-4-25-25-50-5,dssp</text:p>
          </table:table-cell>
          <table:table-cell table:number-columns-repeated="2" table:style-name="ce2" office:value-type="float" office:value="-2" calcext:value-type="float">
            <text:p>-2</text:p>
          </table:table-cell>
          <table:table-cell table:style-name="ce2" office:value-type="float" office:value="-2.585142" calcext:value-type="float">
            <text:p>-2,59</text:p>
          </table:table-cell>
          <table:table-cell table:style-name="ce2" office:value-type="float" office:value="1.10767" calcext:value-type="float">
            <text:p>1,1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/>
          <table:table-cell table:style-name="ce4"/>
          <table:table-cell table:style-name="ce2" office:value-type="string" calcext:value-type="string">
            <text:p>rand0-4-5-5-10-1,dssp</text:p>
          </table:table-cell>
          <table:table-cell table:number-columns-repeated="3" table:style-name="ce2" office:value-type="float" office:value="-2" calcext:value-type="float">
            <text:p>-2</text:p>
          </table:table-cell>
          <table:table-cell table:style-name="ce2" office:value-type="float" office:value="0.004727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rand0-4-5-5-10-2,dssp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1.4" calcext:value-type="float">
            <text:p>-1,4</text:p>
          </table:table-cell>
          <table:table-cell table:style-name="ce2" office:value-type="float" office:value="0.007911" calcext:value-type="float">
            <text:p>0,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/>
          <table:table-cell table:style-name="ce4"/>
          <table:table-cell table:style-name="ce2" office:value-type="string" calcext:value-type="string">
            <text:p>rand0-4-5-5-10-3,dssp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04659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rand0-4-5-5-10-4,dssp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05075" calcext:value-type="float">
            <text:p>0,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and0-4-5-5-10-5,dssp</text:p>
          </table:table-cell>
          <table:table-cell table:number-columns-repeated="3" table:style-name="ce2" office:value-type="float" office:value="-0" calcext:value-type="float">
            <text:p>0</text:p>
          </table:table-cell>
          <table:table-cell table:style-name="ce2" office:value-type="float" office:value="0.005353" calcext:value-type="float">
            <text:p>0,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INVALID</text:p>
          </table:table-cell>
          <table:table-cell table:style-name="ce3" table:number-columns-repeated="15"/>
          <table:table-cell table:number-columns-repeated="999"/>
        </table:table-row>
        <table:table-row table:style-name="ro1" table:number-rows-repeated="924">
          <table:table-cell table:style-name="ce3" table:number-columns-repeated="25"/>
          <table:table-cell table:number-columns-repeated="99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ot" table:style-name="ta1"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4" table:default-cell-style-name="Default"/>
        <table:table-column table:style-name="co11" table:number-columns-repeated="998" table:default-cell-style-name="Default"/>
        <table:table-row table:style-name="ro1">
          <table:table-cell table:style-name="ce5" office:value-type="string" calcext:value-type="string">
            <text:p>frac</text:p>
          </table:table-cell>
          <table:table-cell table:style-name="ce5" office:value-type="string" calcext:value-type="string">
            <text:p>inteiras</text:p>
          </table:table-cell>
          <table:table-cell table:style-name="ce5" office:value-type="string" calcext:value-type="string">
            <text:p>filename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ub</text:p>
          </table:table-cell>
          <table:table-cell table:style-name="ce5" office:value-type="string" calcext:value-type="string">
            <text:p>root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heuristica</text:p>
          </table:table-cell>
          <table:table-cell table:style-name="ce5" office:value-type="string" calcext:value-type="string">
            <text:p>valor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rand0-20-10-10-20-1,dssp</text:p>
          </table:table-cell>
          <table:table-cell table:style-name="ce2" office:value-type="float" office:value="-3.179487" calcext:value-type="float">
            <text:p>-3,18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rand0-20-10-10-20-2,dssp</text:p>
          </table:table-cell>
          <table:table-cell table:style-name="ce2" office:value-type="float" office:value="-2.676471" calcext:value-type="float">
            <text:p>-2,68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string" calcext:value-type="string">
            <text:p>rand0-20-10-10-20-3,dssp</text:p>
          </table:table-cell>
          <table:table-cell table:style-name="ce2" office:value-type="float" office:value="-2.816964" calcext:value-type="float">
            <text:p>-2,82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string" calcext:value-type="string">
            <text:p>rand0-20-10-10-20-4,dssp</text:p>
          </table:table-cell>
          <table:table-cell table:style-name="ce2" office:value-type="float" office:value="-2" calcext:value-type="float">
            <text:p>-2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rand0-20-10-10-20-5,dssp</text:p>
          </table:table-cell>
          <table:table-cell table:style-name="ce2" office:value-type="float" office:value="-1.857143" calcext:value-type="float">
            <text:p>-1,86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568" calcext:value-type="float">
            <text:p>568</text:p>
          </table:table-cell>
          <table:table-cell table:style-name="ce2" office:value-type="string" calcext:value-type="string">
            <text:p>rand0-20-15-15-30-1,dssp</text:p>
          </table:table-cell>
          <table:table-cell table:style-name="ce2" office:value-type="float" office:value="-4.369565" calcext:value-type="float">
            <text:p>-4,37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string" calcext:value-type="string">
            <text:p>rand0-20-15-15-30-2,dssp</text:p>
          </table:table-cell>
          <table:table-cell table:style-name="ce2" office:value-type="float" office:value="-3.792472" calcext:value-type="float">
            <text:p>-3,79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568" calcext:value-type="float">
            <text:p>568</text:p>
          </table:table-cell>
          <table:table-cell table:style-name="ce2" office:value-type="string" calcext:value-type="string">
            <text:p>rand0-20-15-15-30-3,dssp</text:p>
          </table:table-cell>
          <table:table-cell table:style-name="ce2" office:value-type="float" office:value="-2.868421" calcext:value-type="float">
            <text:p>-2,87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string" calcext:value-type="string">
            <text:p>rand0-20-15-15-30-4,dssp</text:p>
          </table:table-cell>
          <table:table-cell table:style-name="ce2" office:value-type="float" office:value="-2.441224" calcext:value-type="float">
            <text:p>-2,44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572" calcext:value-type="float">
            <text:p>572</text:p>
          </table:table-cell>
          <table:table-cell table:style-name="ce2" office:value-type="string" calcext:value-type="string">
            <text:p>rand0-20-15-15-30-5,dssp</text:p>
          </table:table-cell>
          <table:table-cell table:style-name="ce2" office:value-type="float" office:value="-2.250517" calcext:value-type="float">
            <text:p>-2,25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763" calcext:value-type="float">
            <text:p>763</text:p>
          </table:table-cell>
          <table:table-cell table:style-name="ce2" office:value-type="string" calcext:value-type="string">
            <text:p>rand0-20-20-20-40-1,dssp</text:p>
          </table:table-cell>
          <table:table-cell table:style-name="ce2" office:value-type="float" office:value="-4.436534" calcext:value-type="float">
            <text:p>-4,44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string" calcext:value-type="string">
            <text:p>rand0-20-20-20-40-2,dssp</text:p>
          </table:table-cell>
          <table:table-cell table:style-name="ce2" office:value-type="float" office:value="-3.705741" calcext:value-type="float">
            <text:p>-3,71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rand0-20-20-20-40-3,dssp</text:p>
          </table:table-cell>
          <table:table-cell table:style-name="ce2" office:value-type="float" office:value="-2.629601" calcext:value-type="float">
            <text:p>-2,63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761" calcext:value-type="float">
            <text:p>761</text:p>
          </table:table-cell>
          <table:table-cell table:style-name="ce2" office:value-type="string" calcext:value-type="string">
            <text:p>rand0-20-20-20-40-4,dssp</text:p>
          </table:table-cell>
          <table:table-cell table:style-name="ce2" office:value-type="float" office:value="-2.947231" calcext:value-type="float">
            <text:p>-2,95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string" calcext:value-type="string">
            <text:p>rand0-20-20-20-40-5,dssp</text:p>
          </table:table-cell>
          <table:table-cell table:style-name="ce2" office:value-type="float" office:value="-2.603175" calcext:value-type="float">
            <text:p>-2,6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string" calcext:value-type="string">
            <text:p>rand0-20-25-25-50-1,dssp</text:p>
          </table:table-cell>
          <table:table-cell table:style-name="ce2" office:value-type="float" office:value="-4.44673" calcext:value-type="float">
            <text:p>-4,45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953" calcext:value-type="float">
            <text:p>953</text:p>
          </table:table-cell>
          <table:table-cell table:style-name="ce2" office:value-type="string" calcext:value-type="string">
            <text:p>rand0-20-25-25-50-2,dssp</text:p>
          </table:table-cell>
          <table:table-cell table:style-name="ce2" office:value-type="float" office:value="-4.433072" calcext:value-type="float">
            <text:p>-4,43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string" calcext:value-type="string">
            <text:p>rand0-20-25-25-50-3,dssp</text:p>
          </table:table-cell>
          <table:table-cell table:style-name="ce2" office:value-type="float" office:value="-3.632821" calcext:value-type="float">
            <text:p>-3,63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string" calcext:value-type="string">
            <text:p>rand0-20-25-25-50-4,dssp</text:p>
          </table:table-cell>
          <table:table-cell table:style-name="ce2" office:value-type="float" office:value="-3.024261" calcext:value-type="float">
            <text:p>-3,02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954" calcext:value-type="float">
            <text:p>954</text:p>
          </table:table-cell>
          <table:table-cell table:style-name="ce2" office:value-type="string" calcext:value-type="string">
            <text:p>rand0-20-25-25-50-5,dssp</text:p>
          </table:table-cell>
          <table:table-cell table:style-name="ce2" office:value-type="float" office:value="-3.168965" calcext:value-type="float">
            <text:p>-3,17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rand0-20-5-5-10-1,dssp</text:p>
          </table:table-cell>
          <table:table-cell table:style-name="ce2" office:value-type="float" office:value="-2" calcext:value-type="float">
            <text:p>-2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rand0-20-5-5-10-2,dssp</text:p>
          </table:table-cell>
          <table:table-cell table:style-name="ce2" office:value-type="float" office:value="-2" calcext:value-type="float">
            <text:p>-2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rand0-20-5-5-10-3,dssp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rand0-20-5-5-10-4,dssp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rand0-20-5-5-10-5,dssp</text:p>
          </table:table-cell>
          <table:table-cell table:style-name="ce2" office:value-type="float" office:value="-1.333333" calcext:value-type="float">
            <text:p>-1,33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rand0-2-10-10-20-1,dssp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rand0-2-10-10-20-2,dssp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and0-2-10-10-20-3,dssp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and0-2-10-10-20-4,dssp</text:p>
          </table:table-cell>
          <table:table-cell table:style-name="ce2" office:value-type="float" office:value="-0" calcext:value-type="float">
            <text:p>0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rand0-2-10-10-20-5,dssp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rand0-2-15-15-30-1,dssp</text:p>
          </table:table-cell>
          <table:table-cell table:style-name="ce2" office:value-type="float" office:value="-1.805556" calcext:value-type="float">
            <text:p>-1,81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rand0-2-15-15-30-2,dssp</text:p>
          </table:table-cell>
          <table:table-cell table:style-name="ce2" office:value-type="float" office:value="-1.866995" calcext:value-type="float">
            <text:p>-1,87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rand0-2-15-15-30-3,dssp</text:p>
          </table:table-cell>
          <table:table-cell table:style-name="ce2" office:value-type="float" office:value="-0.959184" calcext:value-type="float">
            <text:p>-0,96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rand0-2-15-15-30-4,dssp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rand0-2-15-15-30-5,dssp</text:p>
          </table:table-cell>
          <table:table-cell table:style-name="ce2" office:value-type="float" office:value="-0" calcext:value-type="float">
            <text:p>0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rand0-2-20-20-40-1,dssp</text:p>
          </table:table-cell>
          <table:table-cell table:style-name="ce2" office:value-type="float" office:value="-1.64604" calcext:value-type="float">
            <text:p>-1,65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rand0-2-20-20-40-2,dssp</text:p>
          </table:table-cell>
          <table:table-cell table:style-name="ce2" office:value-type="float" office:value="-1.658672" calcext:value-type="float">
            <text:p>-1,66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rand0-2-20-20-40-3,dssp</text:p>
          </table:table-cell>
          <table:table-cell table:style-name="ce2" office:value-type="float" office:value="-1.000461" calcext:value-type="float">
            <text:p>-1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rand0-2-20-20-40-4,dssp</text:p>
          </table:table-cell>
          <table:table-cell table:style-name="ce2" office:value-type="float" office:value="-0.87234" calcext:value-type="float">
            <text:p>-0,87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rand0-2-20-20-40-5,dssp</text:p>
          </table:table-cell>
          <table:table-cell table:style-name="ce2" office:value-type="float" office:value="-0.666667" calcext:value-type="float">
            <text:p>-0,67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rand0-2-25-25-50-1,dssp</text:p>
          </table:table-cell>
          <table:table-cell table:style-name="ce2" office:value-type="float" office:value="-2.210211" calcext:value-type="float">
            <text:p>-2,21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rand0-2-25-25-50-2,dssp</text:p>
          </table:table-cell>
          <table:table-cell table:style-name="ce2" office:value-type="float" office:value="-1.63568" calcext:value-type="float">
            <text:p>-1,64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rand0-2-25-25-50-3,dssp</text:p>
          </table:table-cell>
          <table:table-cell table:style-name="ce2" office:value-type="float" office:value="-1.279783" calcext:value-type="float">
            <text:p>-1,28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rand0-2-25-25-50-4,dssp</text:p>
          </table:table-cell>
          <table:table-cell table:style-name="ce2" office:value-type="float" office:value="-1.292124" calcext:value-type="float">
            <text:p>-1,29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rand0-2-25-25-50-5,dssp</text:p>
          </table:table-cell>
          <table:table-cell table:style-name="ce2" office:value-type="float" office:value="-0.59754" calcext:value-type="float">
            <text:p>-0,6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and0-2-5-5-10-1,dssp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and0-2-5-5-10-2,dssp</text:p>
          </table:table-cell>
          <table:table-cell table:style-name="ce2" office:value-type="float" office:value="-0" calcext:value-type="float">
            <text:p>0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and0-2-5-5-10-3,dssp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nd0-2-5-5-10-4,dssp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nd0-2-5-5-10-5,dssp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rand0-4-10-10-20-1,dssp</text:p>
          </table:table-cell>
          <table:table-cell table:style-name="ce2" office:value-type="float" office:value="-2.877192" calcext:value-type="float">
            <text:p>-2,88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rand0-4-10-10-20-2,dssp</text:p>
          </table:table-cell>
          <table:table-cell table:style-name="ce2" office:value-type="float" office:value="-2.041506" calcext:value-type="float">
            <text:p>-2,04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rand0-4-10-10-20-3,dssp</text:p>
          </table:table-cell>
          <table:table-cell table:style-name="ce2" office:value-type="float" office:value="-1.488889" calcext:value-type="float">
            <text:p>-1,49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rand0-4-10-10-20-4,dssp</text:p>
          </table:table-cell>
          <table:table-cell table:style-name="ce2" office:value-type="float" office:value="-1.4" calcext:value-type="float">
            <text:p>-1,4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rand0-4-10-10-20-5,dssp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rand0-4-15-15-30-1,dssp</text:p>
          </table:table-cell>
          <table:table-cell table:style-name="ce2" office:value-type="float" office:value="-2.667658" calcext:value-type="float">
            <text:p>-2,67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rand0-4-15-15-30-2,dssp</text:p>
          </table:table-cell>
          <table:table-cell table:style-name="ce2" office:value-type="float" office:value="-2.423324" calcext:value-type="float">
            <text:p>-2,42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rand0-4-15-15-30-3,dssp</text:p>
          </table:table-cell>
          <table:table-cell table:style-name="ce2" office:value-type="float" office:value="-2.759171" calcext:value-type="float">
            <text:p>-2,76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rand0-4-15-15-30-4,dssp</text:p>
          </table:table-cell>
          <table:table-cell table:style-name="ce2" office:value-type="float" office:value="-1.534603" calcext:value-type="float">
            <text:p>-1,53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rand0-4-15-15-30-5,dssp</text:p>
          </table:table-cell>
          <table:table-cell table:style-name="ce2" office:value-type="float" office:value="-1.782258" calcext:value-type="float">
            <text:p>-1,78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rand0-4-20-20-40-1,dssp</text:p>
          </table:table-cell>
          <table:table-cell table:style-name="ce2" office:value-type="float" office:value="-4.249345" calcext:value-type="float">
            <text:p>-4,25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rand0-4-20-20-40-2,dssp</text:p>
          </table:table-cell>
          <table:table-cell table:style-name="ce2" office:value-type="float" office:value="-3.444223" calcext:value-type="float">
            <text:p>-3,44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rand0-4-20-20-40-3,dssp</text:p>
          </table:table-cell>
          <table:table-cell table:style-name="ce2" office:value-type="float" office:value="-2.855077" calcext:value-type="float">
            <text:p>-2,86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rand0-4-20-20-40-4,dssp</text:p>
          </table:table-cell>
          <table:table-cell table:style-name="ce2" office:value-type="float" office:value="-2.628279" calcext:value-type="float">
            <text:p>-2,63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rand0-4-20-20-40-5,dssp</text:p>
          </table:table-cell>
          <table:table-cell table:style-name="ce2" office:value-type="float" office:value="-2.036043" calcext:value-type="float">
            <text:p>-2,04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rand0-4-25-25-50-1,dssp</text:p>
          </table:table-cell>
          <table:table-cell table:style-name="ce2" office:value-type="float" office:value="-4.672346" calcext:value-type="float">
            <text:p>-4,67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rand0-4-25-25-50-2,dssp</text:p>
          </table:table-cell>
          <table:table-cell table:style-name="ce2" office:value-type="float" office:value="-3.687975" calcext:value-type="float">
            <text:p>-3,69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rand0-4-25-25-50-3,dssp</text:p>
          </table:table-cell>
          <table:table-cell table:style-name="ce2" office:value-type="float" office:value="-3.363808" calcext:value-type="float">
            <text:p>-3,36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rand0-4-25-25-50-4,dssp</text:p>
          </table:table-cell>
          <table:table-cell table:style-name="ce2" office:value-type="float" office:value="-3.197958" calcext:value-type="float">
            <text:p>-3,2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rand0-4-25-25-50-5,dssp</text:p>
          </table:table-cell>
          <table:table-cell table:style-name="ce2" office:value-type="float" office:value="-2.585142" calcext:value-type="float">
            <text:p>-2,59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rand0-4-5-5-10-1,dssp</text:p>
          </table:table-cell>
          <table:table-cell table:style-name="ce2" office:value-type="float" office:value="-2" calcext:value-type="float">
            <text:p>-2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rand0-4-5-5-10-2,dssp</text:p>
          </table:table-cell>
          <table:table-cell table:style-name="ce2" office:value-type="float" office:value="-1.4" calcext:value-type="float">
            <text:p>-1,4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rand0-4-5-5-10-3,dssp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rand0-4-5-5-10-4,dssp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and0-4-5-5-10-5,dssp</text:p>
          </table:table-cell>
          <table:table-cell table:style-name="ce2" office:value-type="float" office:value="-0" calcext:value-type="float">
            <text:p>0</text:p>
          </table:table-cell>
          <table:table-cell table:style-name="ce2" table:number-columns-repeated="6"/>
          <table:table-cell table:style-name="ce3" table:number-columns-repeated="16"/>
          <table:table-cell table:number-columns-repeated="998"/>
        </table:table-row>
        <table:table-row table:style-name="ro1" table:number-rows-repeated="849">
          <table:table-cell table:style-name="ce3" table:number-columns-repeated="26"/>
          <table:table-cell table:number-columns-repeated="998"/>
        </table:table-row>
        <table:table-row table:style-name="ro2" table:number-rows-repeated="10476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" table:style-name="ta1" table:print="false"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0" table:number-columns-repeated="14" table:default-cell-style-name="Default"/>
        <table:table-column table:style-name="co11" table:number-columns-repeated="996" table:default-cell-style-name="Default"/>
        <table:table-row table:style-name="ro1">
          <table:table-cell table:style-name="ce6" office:value-type="string" calcext:value-type="string">
            <text:p>frac</text:p>
          </table:table-cell>
          <table:table-cell table:style-name="ce6" office:value-type="string" calcext:value-type="string">
            <text:p>inteira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lb</text:p>
          </table:table-cell>
          <table:table-cell table:style-name="ce6" office:value-type="string" calcext:value-type="string">
            <text:p>ub</text:p>
          </table:table-cell>
          <table:table-cell table:style-name="ce6" office:value-type="string" calcext:value-type="string">
            <text:p>root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heuristica</text:p>
          </table:table-cell>
          <table:table-cell table:style-name="ce6" office:value-type="string" calcext:value-type="string">
            <text:p>valor</text:p>
          </table:table-cell>
          <table:table-cell table:style-name="ce6" table:number-columns-repeated="2"/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rand0-20-10-10-20-1.dssp</text:p>
          </table:table-cell>
          <table:table-cell office:value-type="float" office:value="-3.224638" calcext:value-type="float">
            <text:p>-3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224638" calcext:value-type="float">
            <text:p>-3,22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style-name="ce7" table:formula="of:=[VNS.C2]" office:value-type="float" office:value="-3.224638" calcext:value-type="float">
            <text:p>-3,22</text:p>
          </table:table-cell>
          <table:table-cell table:style-name="ce7" table:formula="of:=IF([.D2]=[.K2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rand0-20-10-10-20-2.dssp</text:p>
          </table:table-cell>
          <table:table-cell office:value-type="float" office:value="-2.728113" calcext:value-type="float">
            <text:p>-2,7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728113" calcext:value-type="float">
            <text:p>-2,73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3]" office:value-type="float" office:value="-2.728113" calcext:value-type="float">
            <text:p>-2,73</text:p>
          </table:table-cell>
          <table:table-cell table:style-name="ce7" table:formula="of:=IF([.D3]=[.K3]; &quot; &quot;; &quot;8&quot;)" office:value-type="string" office:string-value=" " calcext:value-type="string">
            <text:p><text:s/></text:p>
          </table:table-cell>
          <table:table-cell table:style-name="ce8" table:number-columns-repeated="6"/>
          <table:table-cell table:style-name="ce8">
            <draw:frame table:end-cell-address="RA.AD25" table:end-x="5.45mm" table:end-y="2.64mm" draw:z-index="0" draw:name="Chart 1" draw:style-name="gr1" draw:text-style-name="P1" svg:width="232.36mm" svg:height="98.13mm" svg:x="4.35mm" svg:y="3.47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8" table:number-columns-repeated="9"/>
          <table:table-cell table:number-columns-repeated="996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rand0-20-10-10-20-3.dssp</text:p>
          </table:table-cell>
          <table:table-cell office:value-type="float" office:value="-2.842105" calcext:value-type="float">
            <text:p>-2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842105" calcext:value-type="float">
            <text:p>-2,84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style-name="ce7" table:formula="of:=[VNS.C4]" office:value-type="float" office:value="-2.842105" calcext:value-type="float">
            <text:p>-2,84</text:p>
          </table:table-cell>
          <table:table-cell table:style-name="ce7" table:formula="of:=IF([.D4]=[.K4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rand0-20-10-10-20-4.dssp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.000006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style-name="ce7" table:formula="of:=[VNS.C5]" office:value-type="float" office:value="-2" calcext:value-type="float">
            <text:p>-2</text:p>
          </table:table-cell>
          <table:table-cell table:style-name="ce7" table:formula="of:=IF([.D5]=[.K5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rand0-20-10-10-20-5.dssp</text:p>
          </table:table-cell>
          <table:table-cell office:value-type="float" office:value="-1.9" calcext:value-type="float">
            <text:p>-1,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9" calcext:value-type="float">
            <text:p>-1,9</text:p>
          </table:table-cell>
          <table:table-cell office:value-type="float" office:value="0.0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6]" office:value-type="float" office:value="-1.9" calcext:value-type="float">
            <text:p>-1,9</text:p>
          </table:table-cell>
          <table:table-cell table:style-name="ce7" table:formula="of:=IF([.D6]=[.K6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string" calcext:value-type="string">
            <text:p>rand0-20-15-15-30-1.dssp</text:p>
          </table:table-cell>
          <table:table-cell office:value-type="float" office:value="-4.421377" calcext:value-type="float">
            <text:p>-4,4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421377" calcext:value-type="float">
            <text:p>-4,42</text:p>
          </table:table-cell>
          <table:table-cell office:value-type="float" office:value="0.00000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" calcext:value-type="float">
            <text:p>-3</text:p>
          </table:table-cell>
          <table:table-cell table:style-name="ce7" table:formula="of:=[VNS.C7]" office:value-type="float" office:value="-4.421377" calcext:value-type="float">
            <text:p>-4,42</text:p>
          </table:table-cell>
          <table:table-cell table:style-name="ce7" table:formula="of:=IF([.D7]=[.K7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7" office:value-type="float" office:value="576" calcext:value-type="float">
            <text:p>576</text:p>
          </table:table-cell>
          <table:table-cell table:style-name="ce7" office:value-type="string" calcext:value-type="string">
            <text:p>rand0-20-15-15-30-2.dssp</text:p>
          </table:table-cell>
          <table:table-cell office:value-type="float" office:value="-3.845307" calcext:value-type="float">
            <text:p>-3,8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845307" calcext:value-type="float">
            <text:p>-3,85</text:p>
          </table:table-cell>
          <table:table-cell office:value-type="float" office:value="0.00000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style-name="ce7" table:formula="of:=[VNS.C8]" office:value-type="float" office:value="-3.845307" calcext:value-type="float">
            <text:p>-3,85</text:p>
          </table:table-cell>
          <table:table-cell table:style-name="ce7" table:formula="of:=IF([.D8]=[.K8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string" calcext:value-type="string">
            <text:p>rand0-20-15-15-30-3.dssp</text:p>
          </table:table-cell>
          <table:table-cell office:value-type="float" office:value="-2.92906" calcext:value-type="float">
            <text:p>-2,9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92906" calcext:value-type="float">
            <text:p>-2,93</text:p>
          </table:table-cell>
          <table:table-cell office:value-type="float" office:value="0.00000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9]" office:value-type="float" office:value="-2.92906" calcext:value-type="float">
            <text:p>-2,93</text:p>
          </table:table-cell>
          <table:table-cell table:style-name="ce7" table:formula="of:=IF([.D9]=[.K9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7" office:value-type="float" office:value="571" calcext:value-type="float">
            <text:p>571</text:p>
          </table:table-cell>
          <table:table-cell table:style-name="ce7" office:value-type="string" calcext:value-type="string">
            <text:p>rand0-20-15-15-30-4.dssp</text:p>
          </table:table-cell>
          <table:table-cell office:value-type="float" office:value="-2.517715" calcext:value-type="float">
            <text:p>-2,5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517715" calcext:value-type="float">
            <text:p>-2,52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10]" office:value-type="float" office:value="-2.517715" calcext:value-type="float">
            <text:p>-2,52</text:p>
          </table:table-cell>
          <table:table-cell table:style-name="ce7" table:formula="of:=IF([.D10]=[.K10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572" calcext:value-type="float">
            <text:p>572</text:p>
          </table:table-cell>
          <table:table-cell table:style-name="ce7" office:value-type="string" calcext:value-type="string">
            <text:p>rand0-20-15-15-30-5.dssp</text:p>
          </table:table-cell>
          <table:table-cell office:value-type="float" office:value="-2.317857" calcext:value-type="float">
            <text:p>-2,3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317857" calcext:value-type="float">
            <text:p>-2,32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11]" office:value-type="float" office:value="-2.317857" calcext:value-type="float">
            <text:p>-2,32</text:p>
          </table:table-cell>
          <table:table-cell table:style-name="ce7" table:formula="of:=IF([.D11]=[.K11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table:style-name="ce7" office:value-type="float" office:value="763" calcext:value-type="float">
            <text:p>763</text:p>
          </table:table-cell>
          <table:table-cell table:style-name="ce7" office:value-type="string" calcext:value-type="string">
            <text:p>rand0-20-20-20-40-1.dssp</text:p>
          </table:table-cell>
          <table:table-cell office:value-type="float" office:value="-4.474582" calcext:value-type="float">
            <text:p>-4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474582" calcext:value-type="float">
            <text:p>-4,47</text:p>
          </table:table-cell>
          <table:table-cell office:value-type="float" office:value="0.00001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style-name="ce7" table:formula="of:=[VNS.C12]" office:value-type="float" office:value="-4.474582" calcext:value-type="float">
            <text:p>-4,47</text:p>
          </table:table-cell>
          <table:table-cell table:style-name="ce7" table:formula="of:=IF([.D12]=[.K12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table:style-name="ce7" office:value-type="float" office:value="765" calcext:value-type="float">
            <text:p>765</text:p>
          </table:table-cell>
          <table:table-cell table:style-name="ce7" office:value-type="string" calcext:value-type="string">
            <text:p>rand0-20-20-20-40-2.dssp</text:p>
          </table:table-cell>
          <table:table-cell office:value-type="float" office:value="-3.77232" calcext:value-type="float">
            <text:p>-3,7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77232" calcext:value-type="float">
            <text:p>-3,77</text:p>
          </table:table-cell>
          <table:table-cell office:value-type="float" office:value="0.00001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13]" office:value-type="float" office:value="-3.77232" calcext:value-type="float">
            <text:p>-3,77</text:p>
          </table:table-cell>
          <table:table-cell table:style-name="ce7" table:formula="of:=IF([.D13]=[.K13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table:style-name="ce7" office:value-type="float" office:value="767" calcext:value-type="float">
            <text:p>767</text:p>
          </table:table-cell>
          <table:table-cell table:style-name="ce7" office:value-type="string" calcext:value-type="string">
            <text:p>rand0-20-20-20-40-3.dssp</text:p>
          </table:table-cell>
          <table:table-cell office:value-type="float" office:value="-2.712409" calcext:value-type="float">
            <text:p>-2,7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712409" calcext:value-type="float">
            <text:p>-2,71</text:p>
          </table:table-cell>
          <table:table-cell office:value-type="float" office:value="0.00001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14]" office:value-type="float" office:value="-2.712409" calcext:value-type="float">
            <text:p>-2,71</text:p>
          </table:table-cell>
          <table:table-cell table:style-name="ce7" table:formula="of:=IF([.D14]=[.K14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table:style-name="ce7" office:value-type="float" office:value="761" calcext:value-type="float">
            <text:p>761</text:p>
          </table:table-cell>
          <table:table-cell table:style-name="ce7" office:value-type="string" calcext:value-type="string">
            <text:p>rand0-20-20-20-40-4.dssp</text:p>
          </table:table-cell>
          <table:table-cell office:value-type="float" office:value="-2.987076" calcext:value-type="float">
            <text:p>-2,9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987076" calcext:value-type="float">
            <text:p>-2,99</text:p>
          </table:table-cell>
          <table:table-cell office:value-type="float" office:value="0.00001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style-name="ce7" table:formula="of:=[VNS.C15]" office:value-type="float" office:value="-2.987076" calcext:value-type="float">
            <text:p>-2,99</text:p>
          </table:table-cell>
          <table:table-cell table:style-name="ce7" table:formula="of:=IF([.D15]=[.K15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table:style-name="ce7" office:value-type="float" office:value="765" calcext:value-type="float">
            <text:p>765</text:p>
          </table:table-cell>
          <table:table-cell table:style-name="ce7" office:value-type="string" calcext:value-type="string">
            <text:p>rand0-20-20-20-40-5.dssp</text:p>
          </table:table-cell>
          <table:table-cell office:value-type="float" office:value="-2.647059" calcext:value-type="float">
            <text:p>-2,6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647059" calcext:value-type="float">
            <text:p>-2,65</text:p>
          </table:table-cell>
          <table:table-cell office:value-type="float" office:value="0.00001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16]" office:value-type="float" office:value="-2.647059" calcext:value-type="float">
            <text:p>-2,65</text:p>
          </table:table-cell>
          <table:table-cell table:style-name="ce7" table:formula="of:=IF([.D16]=[.K16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table:style-name="ce7" office:value-type="float" office:value="947" calcext:value-type="float">
            <text:p>947</text:p>
          </table:table-cell>
          <table:table-cell table:style-name="ce7" office:value-type="string" calcext:value-type="string">
            <text:p>rand0-20-25-25-50-1.dssp</text:p>
          </table:table-cell>
          <table:table-cell office:value-type="float" office:value="-4.472499" calcext:value-type="float">
            <text:p>-4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472499" calcext:value-type="float">
            <text:p>-4,47</text:p>
          </table:table-cell>
          <table:table-cell office:value-type="float" office:value="0.00001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style-name="ce7" table:formula="of:=[VNS.C17]" office:value-type="float" office:value="-4.472499" calcext:value-type="float">
            <text:p>-4,47</text:p>
          </table:table-cell>
          <table:table-cell table:style-name="ce7" table:formula="of:=IF([.D17]=[.K17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table:style-name="ce7" office:value-type="float" office:value="953" calcext:value-type="float">
            <text:p>953</text:p>
          </table:table-cell>
          <table:table-cell table:style-name="ce7" office:value-type="string" calcext:value-type="string">
            <text:p>rand0-20-25-25-50-2.dssp</text:p>
          </table:table-cell>
          <table:table-cell office:value-type="float" office:value="-4.482132" calcext:value-type="float">
            <text:p>-4,4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482132" calcext:value-type="float">
            <text:p>-4,48</text:p>
          </table:table-cell>
          <table:table-cell office:value-type="float" office:value="0.00001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style-name="ce7" table:formula="of:=[VNS.C18]" office:value-type="float" office:value="-4.482132" calcext:value-type="float">
            <text:p>-4,48</text:p>
          </table:table-cell>
          <table:table-cell table:style-name="ce7" table:formula="of:=IF([.D18]=[.K18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table:style-name="ce7" office:value-type="float" office:value="951" calcext:value-type="float">
            <text:p>951</text:p>
          </table:table-cell>
          <table:table-cell table:style-name="ce7" office:value-type="string" calcext:value-type="string">
            <text:p>rand0-20-25-25-50-3.dssp</text:p>
          </table:table-cell>
          <table:table-cell office:value-type="float" office:value="-3.667821" calcext:value-type="float">
            <text:p>-3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667821" calcext:value-type="float">
            <text:p>-3,67</text:p>
          </table:table-cell>
          <table:table-cell office:value-type="float" office:value="0.00001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19]" office:value-type="float" office:value="-3.667821" calcext:value-type="float">
            <text:p>-3,67</text:p>
          </table:table-cell>
          <table:table-cell table:style-name="ce7" table:formula="of:=IF([.D19]=[.K19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table:style-name="ce7" office:value-type="float" office:value="944" calcext:value-type="float">
            <text:p>944</text:p>
          </table:table-cell>
          <table:table-cell table:style-name="ce7" office:value-type="string" calcext:value-type="string">
            <text:p>rand0-20-25-25-50-4.dssp</text:p>
          </table:table-cell>
          <table:table-cell office:value-type="float" office:value="-3.070651" calcext:value-type="float">
            <text:p>-3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070651" calcext:value-type="float">
            <text:p>-3,07</text:p>
          </table:table-cell>
          <table:table-cell office:value-type="float" office:value="0.00001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20]" office:value-type="float" office:value="-3.070651" calcext:value-type="float">
            <text:p>-3,07</text:p>
          </table:table-cell>
          <table:table-cell table:style-name="ce7" table:formula="of:=IF([.D20]=[.K20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table:style-name="ce7" office:value-type="float" office:value="954" calcext:value-type="float">
            <text:p>954</text:p>
          </table:table-cell>
          <table:table-cell table:style-name="ce7" office:value-type="string" calcext:value-type="string">
            <text:p>rand0-20-25-25-50-5.dssp</text:p>
          </table:table-cell>
          <table:table-cell office:value-type="float" office:value="-3.20552" calcext:value-type="float">
            <text:p>-3,2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20552" calcext:value-type="float">
            <text:p>-3,21</text:p>
          </table:table-cell>
          <table:table-cell office:value-type="float" office:value="0.00001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21]" office:value-type="float" office:value="-3.20552" calcext:value-type="float">
            <text:p>-3,21</text:p>
          </table:table-cell>
          <table:table-cell table:style-name="ce7" table:formula="of:=IF([.D21]=[.K21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rand0-20-5-5-10-1.dssp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.000004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style-name="ce7" table:formula="of:=[VNS.C22]" office:value-type="float" office:value="-2" calcext:value-type="float">
            <text:p>-2</text:p>
          </table:table-cell>
          <table:table-cell table:style-name="ce7" table:formula="of:=IF([.D22]=[.K22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rand0-20-5-5-10-2.dssp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.000003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style-name="ce7" table:formula="of:=[VNS.C23]" office:value-type="float" office:value="-2" calcext:value-type="float">
            <text:p>-2</text:p>
          </table:table-cell>
          <table:table-cell table:style-name="ce7" table:formula="of:=IF([.D23]=[.K23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rand0-20-5-5-10-3.dssp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00004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24]" office:value-type="float" office:value="-1" calcext:value-type="float">
            <text:p>-1</text:p>
          </table:table-cell>
          <table:table-cell table:style-name="ce7" table:formula="of:=IF([.D24]=[.K24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rand0-20-5-5-10-4.dssp</text:p>
          </table:table-cell>
          <table:table-cell office:value-type="float" office:value="-1.5" calcext:value-type="float">
            <text:p>-1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5" calcext:value-type="float">
            <text:p>-1,5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25]" office:value-type="float" office:value="-1.5" calcext:value-type="float">
            <text:p>-1,5</text:p>
          </table:table-cell>
          <table:table-cell table:style-name="ce7" table:formula="of:=IF([.D25]=[.K25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rand0-20-5-5-10-5.dssp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00003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26]" office:value-type="float" office:value="-1" calcext:value-type="float">
            <text:p>-1</text:p>
          </table:table-cell>
          <table:table-cell table:style-name="ce7" table:formula="of:=IF([.D26]=[.K26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rand0-2-10-10-20-1.dssp</text:p>
          </table:table-cell>
          <table:table-cell office:value-type="float" office:value="-1.2" calcext:value-type="float">
            <text:p>-1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2" calcext:value-type="float">
            <text:p>-1,2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style-name="ce7" table:formula="of:=[VNS.C27]" office:value-type="float" office:value="-1.2" calcext:value-type="float">
            <text:p>-1,2</text:p>
          </table:table-cell>
          <table:table-cell table:style-name="ce7" table:formula="of:=IF([.D27]=[.K27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rand0-2-10-10-20-2.dssp</text:p>
          </table:table-cell>
          <table:table-cell office:value-type="float" office:value="-1.2" calcext:value-type="float">
            <text:p>-1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2" calcext:value-type="float">
            <text:p>-1,2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28]" office:value-type="float" office:value="-1.2" calcext:value-type="float">
            <text:p>-1,2</text:p>
          </table:table-cell>
          <table:table-cell table:style-name="ce7" table:formula="of:=IF([.D28]=[.K28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rand0-2-10-10-20-3.dssp</text:p>
          </table:table-cell>
          <table:table-cell office:value-type="float" office:value="-1.545455" calcext:value-type="float">
            <text:p>-1,5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545455" calcext:value-type="float">
            <text:p>-1,55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29]" office:value-type="float" office:value="-1.545455" calcext:value-type="float">
            <text:p>-1,55</text:p>
          </table:table-cell>
          <table:table-cell table:style-name="ce7" table:formula="of:=IF([.D29]=[.K29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rand0-2-10-10-20-4.dssp</text:p>
          </table:table-cell>
          <table:table-cell office:value-type="float" office:value="-0.714286" calcext:value-type="float">
            <text:p>-0,7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714286" calcext:value-type="float">
            <text:p>-0,71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style-name="ce7" table:formula="of:=[VNS.C30]" office:value-type="float" office:value="-0.714286" calcext:value-type="float">
            <text:p>-0,71</text:p>
          </table:table-cell>
          <table:table-cell table:style-name="ce7" table:formula="of:=IF([.D30]=[.K30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rand0-2-10-10-20-5.dssp</text:p>
          </table:table-cell>
          <table:table-cell office:value-type="float" office:value="-0.333333" calcext:value-type="float">
            <text:p>-0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333333" calcext:value-type="float">
            <text:p>-0,33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style-name="ce7" table:formula="of:=[VNS.C31]" office:value-type="float" office:value="-0.333333" calcext:value-type="float">
            <text:p>-0,33</text:p>
          </table:table-cell>
          <table:table-cell table:style-name="ce7" table:formula="of:=IF([.D31]=[.K31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rand0-2-15-15-30-1.dssp</text:p>
          </table:table-cell>
          <table:table-cell office:value-type="float" office:value="-1.986486" calcext:value-type="float">
            <text:p>-1,9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986486" calcext:value-type="float">
            <text:p>-1,99</text:p>
          </table:table-cell>
          <table:table-cell office:value-type="float" office:value="0.00000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style-name="ce7" table:formula="of:=[VNS.C32]" office:value-type="float" office:value="-1.986486" calcext:value-type="float">
            <text:p>-1,99</text:p>
          </table:table-cell>
          <table:table-cell table:style-name="ce7" table:formula="of:=IF([.D32]=[.K32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rand0-2-15-15-30-2.dssp</text:p>
          </table:table-cell>
          <table:table-cell office:value-type="float" office:value="-2.133333" calcext:value-type="float">
            <text:p>-2,1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133333" calcext:value-type="float">
            <text:p>-2,13</text:p>
          </table:table-cell>
          <table:table-cell office:value-type="float" office:value="0.00000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33]" office:value-type="float" office:value="-2.133333" calcext:value-type="float">
            <text:p>-2,13</text:p>
          </table:table-cell>
          <table:table-cell table:style-name="ce7" table:formula="of:=IF([.D33]=[.K33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rand0-2-15-15-30-3.dssp</text:p>
          </table:table-cell>
          <table:table-cell office:value-type="float" office:value="-1.285714" calcext:value-type="float">
            <text:p>-1,2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285714" calcext:value-type="float">
            <text:p>-1,29</text:p>
          </table:table-cell>
          <table:table-cell office:value-type="float" office:value="0.00000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style-name="ce7" table:formula="of:=[VNS.C34]" office:value-type="float" office:value="-1.285714" calcext:value-type="float">
            <text:p>-1,29</text:p>
          </table:table-cell>
          <table:table-cell table:style-name="ce7" table:formula="of:=IF([.D34]=[.K34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rand0-2-15-15-30-4.dssp</text:p>
          </table:table-cell>
          <table:table-cell office:value-type="float" office:value="-1" calcext:value-type="float">
            <text:p>-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" calcext:value-type="float">
            <text:p>-1</text:p>
          </table:table-cell>
          <table:table-cell office:value-type="float" office:value="0.0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style-name="ce7" table:formula="of:=[VNS.C35]" office:value-type="float" office:value="-1" calcext:value-type="float">
            <text:p>-1</text:p>
          </table:table-cell>
          <table:table-cell table:style-name="ce7" table:formula="of:=IF([.D35]=[.K35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rand0-2-15-15-30-5.dssp</text:p>
          </table:table-cell>
          <table:table-cell office:value-type="float" office:value="-0.666667" calcext:value-type="float">
            <text:p>-0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666667" calcext:value-type="float">
            <text:p>-0,67</text:p>
          </table:table-cell>
          <table:table-cell office:value-type="float" office:value="0.00000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style-name="ce7" table:formula="of:=[VNS.C36]" office:value-type="float" office:value="-0.666667" calcext:value-type="float">
            <text:p>-0,67</text:p>
          </table:table-cell>
          <table:table-cell table:style-name="ce7" table:formula="of:=IF([.D36]=[.K36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rand0-2-20-20-40-1.dssp</text:p>
          </table:table-cell>
          <table:table-cell office:value-type="float" office:value="-1.69735" calcext:value-type="float">
            <text:p>-1,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69735" calcext:value-type="float">
            <text:p>-1,7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style-name="ce7" table:formula="of:=[VNS.C37]" office:value-type="float" office:value="-1.69735" calcext:value-type="float">
            <text:p>-1,7</text:p>
          </table:table-cell>
          <table:table-cell table:style-name="ce7" table:formula="of:=IF([.D37]=[.K37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rand0-2-20-20-40-2.dssp</text:p>
          </table:table-cell>
          <table:table-cell office:value-type="float" office:value="-1.795057" calcext:value-type="float">
            <text:p>-1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795057" calcext:value-type="float">
            <text:p>-1,8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style-name="ce7" table:formula="of:=[VNS.C38]" office:value-type="float" office:value="-1.795057" calcext:value-type="float">
            <text:p>-1,8</text:p>
          </table:table-cell>
          <table:table-cell table:style-name="ce7" table:formula="of:=IF([.D38]=[.K38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rand0-2-20-20-40-3.dssp</text:p>
          </table:table-cell>
          <table:table-cell office:value-type="float" office:value="-1.13269" calcext:value-type="float">
            <text:p>-1,1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13269" calcext:value-type="float">
            <text:p>-1,13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style-name="ce7" table:formula="of:=[VNS.C39]" office:value-type="float" office:value="-1.13269" calcext:value-type="float">
            <text:p>-1,13</text:p>
          </table:table-cell>
          <table:table-cell table:style-name="ce7" table:formula="of:=IF([.D39]=[.K39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rand0-2-20-20-40-4.dssp</text:p>
          </table:table-cell>
          <table:table-cell office:value-type="float" office:value="-1.026128" calcext:value-type="float">
            <text:p>-1,0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026128" calcext:value-type="float">
            <text:p>-1,03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style-name="ce7" table:formula="of:=[VNS.C40]" office:value-type="float" office:value="-1.026128" calcext:value-type="float">
            <text:p>-1,03</text:p>
          </table:table-cell>
          <table:table-cell table:style-name="ce7" table:formula="of:=IF([.D40]=[.K40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rand0-2-20-20-40-5.dssp</text:p>
          </table:table-cell>
          <table:table-cell office:value-type="float" office:value="-0.923077" calcext:value-type="float">
            <text:p>-0,9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923077" calcext:value-type="float">
            <text:p>-0,92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style-name="ce7" table:formula="of:=[VNS.C41]" office:value-type="float" office:value="-0.923077" calcext:value-type="float">
            <text:p>-0,92</text:p>
          </table:table-cell>
          <table:table-cell table:style-name="ce7" table:formula="of:=IF([.D41]=[.K41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rand0-2-25-25-50-1.dssp</text:p>
          </table:table-cell>
          <table:table-cell office:value-type="float" office:value="-2.309301" calcext:value-type="float">
            <text:p>-2,3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309301" calcext:value-type="float">
            <text:p>-2,31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style-name="ce7" table:formula="of:=[VNS.C42]" office:value-type="float" office:value="-2.309301" calcext:value-type="float">
            <text:p>-2,31</text:p>
          </table:table-cell>
          <table:table-cell table:style-name="ce7" table:formula="of:=IF([.D42]=[.K42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rand0-2-25-25-50-2.dssp</text:p>
          </table:table-cell>
          <table:table-cell office:value-type="float" office:value="-1.801292" calcext:value-type="float">
            <text:p>-1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801292" calcext:value-type="float">
            <text:p>-1,8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style-name="ce7" table:formula="of:=[VNS.C43]" office:value-type="float" office:value="-1.801292" calcext:value-type="float">
            <text:p>-1,8</text:p>
          </table:table-cell>
          <table:table-cell table:style-name="ce7" table:formula="of:=IF([.D43]=[.K43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rand0-2-25-25-50-3.dssp</text:p>
          </table:table-cell>
          <table:table-cell office:value-type="float" office:value="-1.415375" calcext:value-type="float">
            <text:p>-1,4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415375" calcext:value-type="float">
            <text:p>-1,42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style-name="ce7" table:formula="of:=[VNS.C44]" office:value-type="float" office:value="-1.415375" calcext:value-type="float">
            <text:p>-1,42</text:p>
          </table:table-cell>
          <table:table-cell table:style-name="ce7" table:formula="of:=IF([.D44]=[.K44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rand0-2-25-25-50-4.dssp</text:p>
          </table:table-cell>
          <table:table-cell office:value-type="float" office:value="-1.404154" calcext:value-type="float">
            <text:p>-1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404154" calcext:value-type="float">
            <text:p>-1,4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style-name="ce7" table:formula="of:=[VNS.C45]" office:value-type="float" office:value="-1.404154" calcext:value-type="float">
            <text:p>-1,4</text:p>
          </table:table-cell>
          <table:table-cell table:style-name="ce7" table:formula="of:=IF([.D45]=[.K45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rand0-2-25-25-50-5.dssp</text:p>
          </table:table-cell>
          <table:table-cell office:value-type="float" office:value="-0.773793" calcext:value-type="float">
            <text:p>-0,7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773793" calcext:value-type="float">
            <text:p>-0,77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style-name="ce7" table:formula="of:=[VNS.C46]" office:value-type="float" office:value="-0.773793" calcext:value-type="float">
            <text:p>-0,77</text:p>
          </table:table-cell>
          <table:table-cell table:style-name="ce7" table:formula="of:=IF([.D46]=[.K46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rand0-2-5-5-10-1.dssp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00001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47]" office:value-type="float" office:value="-1" calcext:value-type="float">
            <text:p>-1</text:p>
          </table:table-cell>
          <table:table-cell table:style-name="ce7" table:formula="of:=IF([.D47]=[.K47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rand0-2-5-5-10-2.dssp</text:p>
          </table:table-cell>
          <table:table-cell office:value-type="float" office:value="-0.333333" calcext:value-type="float">
            <text:p>-0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333333" calcext:value-type="float">
            <text:p>-0,33</text:p>
          </table:table-cell>
          <table:table-cell office:value-type="float" office:value="0.00000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48]" office:value-type="float" office:value="-0.333333" calcext:value-type="float">
            <text:p>-0,33</text:p>
          </table:table-cell>
          <table:table-cell table:style-name="ce7" table:formula="of:=IF([.D48]=[.K48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rand0-2-5-5-10-3.dss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49]" office:value-type="float" office:value="0" calcext:value-type="float">
            <text:p>0</text:p>
          </table:table-cell>
          <table:table-cell table:style-name="ce7" table:formula="of:=IF([.D49]=[.K49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rand0-2-5-5-10-4.dss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50]" office:value-type="float" office:value="0" calcext:value-type="float">
            <text:p>0</text:p>
          </table:table-cell>
          <table:table-cell table:style-name="ce7" table:formula="of:=IF([.D50]=[.K50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rand0-2-5-5-10-5.dssp</text:p>
          </table:table-cell>
          <table:table-cell office:value-type="float" office:value="-1" calcext:value-type="float">
            <text:p>-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" calcext:value-type="float">
            <text:p>-1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style-name="ce7" table:formula="of:=[VNS.C51]" office:value-type="float" office:value="-1" calcext:value-type="float">
            <text:p>-1</text:p>
          </table:table-cell>
          <table:table-cell table:style-name="ce7" table:formula="of:=IF([.D51]=[.K51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rand0-4-10-10-20-1.dssp</text:p>
          </table:table-cell>
          <table:table-cell office:value-type="float" office:value="-2.970917" calcext:value-type="float">
            <text:p>-2,9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970917" calcext:value-type="float">
            <text:p>-2,97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52]" office:value-type="float" office:value="-2.970917" calcext:value-type="float">
            <text:p>-2,97</text:p>
          </table:table-cell>
          <table:table-cell table:style-name="ce7" table:formula="of:=IF([.D52]=[.K52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rand0-4-10-10-20-2.dssp</text:p>
          </table:table-cell>
          <table:table-cell office:value-type="float" office:value="-2.087762" calcext:value-type="float">
            <text:p>-2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087762" calcext:value-type="float">
            <text:p>-2,09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style-name="ce7" table:formula="of:=[VNS.C53]" office:value-type="float" office:value="-2.087762" calcext:value-type="float">
            <text:p>-2,09</text:p>
          </table:table-cell>
          <table:table-cell table:style-name="ce7" table:formula="of:=IF([.D53]=[.K53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rand0-4-10-10-20-3.dssp</text:p>
          </table:table-cell>
          <table:table-cell office:value-type="float" office:value="-1.612431" calcext:value-type="float">
            <text:p>-1,6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612431" calcext:value-type="float">
            <text:p>-1,61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54]" office:value-type="float" office:value="-1.612431" calcext:value-type="float">
            <text:p>-1,61</text:p>
          </table:table-cell>
          <table:table-cell table:style-name="ce7" table:formula="of:=IF([.D54]=[.K54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rand0-4-10-10-20-4.dssp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00003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55]" office:value-type="float" office:value="-1" calcext:value-type="float">
            <text:p>-1</text:p>
          </table:table-cell>
          <table:table-cell table:style-name="ce7" table:formula="of:=IF([.D55]=[.K55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rand0-4-10-10-20-5.dssp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00003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56]" office:value-type="float" office:value="-1" calcext:value-type="float">
            <text:p>-1</text:p>
          </table:table-cell>
          <table:table-cell table:style-name="ce7" table:formula="of:=IF([.D56]=[.K56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rand0-4-15-15-30-1.dssp</text:p>
          </table:table-cell>
          <table:table-cell office:value-type="float" office:value="-2.71901" calcext:value-type="float">
            <text:p>-2,7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71901" calcext:value-type="float">
            <text:p>-2,72</text:p>
          </table:table-cell>
          <table:table-cell office:value-type="float" office:value="0.0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57]" office:value-type="float" office:value="-2.71901" calcext:value-type="float">
            <text:p>-2,72</text:p>
          </table:table-cell>
          <table:table-cell table:style-name="ce7" table:formula="of:=IF([.D57]=[.K57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rand0-4-15-15-30-2.dssp</text:p>
          </table:table-cell>
          <table:table-cell office:value-type="float" office:value="-2.479795" calcext:value-type="float">
            <text:p>-2,4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479795" calcext:value-type="float">
            <text:p>-2,48</text:p>
          </table:table-cell>
          <table:table-cell office:value-type="float" office:value="0.0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58]" office:value-type="float" office:value="-2.479795" calcext:value-type="float">
            <text:p>-2,48</text:p>
          </table:table-cell>
          <table:table-cell table:style-name="ce7" table:formula="of:=IF([.D58]=[.K58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rand0-4-15-15-30-3.dssp</text:p>
          </table:table-cell>
          <table:table-cell office:value-type="float" office:value="-2.834081" calcext:value-type="float">
            <text:p>-2,8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834081" calcext:value-type="float">
            <text:p>-2,83</text:p>
          </table:table-cell>
          <table:table-cell office:value-type="float" office:value="0.0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59]" office:value-type="float" office:value="-2.834081" calcext:value-type="float">
            <text:p>-2,83</text:p>
          </table:table-cell>
          <table:table-cell table:style-name="ce7" table:formula="of:=IF([.D59]=[.K59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rand0-4-15-15-30-4.dssp</text:p>
          </table:table-cell>
          <table:table-cell office:value-type="float" office:value="-1.638196" calcext:value-type="float">
            <text:p>-1,6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638196" calcext:value-type="float">
            <text:p>-1,64</text:p>
          </table:table-cell>
          <table:table-cell office:value-type="float" office:value="0.0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60]" office:value-type="float" office:value="-1.638196" calcext:value-type="float">
            <text:p>-1,64</text:p>
          </table:table-cell>
          <table:table-cell table:style-name="ce7" table:formula="of:=IF([.D60]=[.K60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rand0-4-15-15-30-5.dssp</text:p>
          </table:table-cell>
          <table:table-cell office:value-type="float" office:value="-1.868812" calcext:value-type="float">
            <text:p>-1,8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868812" calcext:value-type="float">
            <text:p>-1,87</text:p>
          </table:table-cell>
          <table:table-cell office:value-type="float" office:value="0.0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61]" office:value-type="float" office:value="-1.868812" calcext:value-type="float">
            <text:p>-1,87</text:p>
          </table:table-cell>
          <table:table-cell table:style-name="ce7" table:formula="of:=IF([.D61]=[.K61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rand0-4-20-20-40-1.dssp</text:p>
          </table:table-cell>
          <table:table-cell office:value-type="float" office:value="-4.330308" calcext:value-type="float">
            <text:p>-4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330308" calcext:value-type="float">
            <text:p>-4,33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" calcext:value-type="float">
            <text:p>-3</text:p>
          </table:table-cell>
          <table:table-cell table:style-name="ce7" table:formula="of:=[VNS.C62]" office:value-type="float" office:value="-4.330308" calcext:value-type="float">
            <text:p>-4,33</text:p>
          </table:table-cell>
          <table:table-cell table:style-name="ce7" table:formula="of:=IF([.D62]=[.K62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string" calcext:value-type="string">
            <text:p>rand0-4-20-20-40-2.dssp</text:p>
          </table:table-cell>
          <table:table-cell office:value-type="float" office:value="-3.499769" calcext:value-type="float">
            <text:p>-3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499769" calcext:value-type="float">
            <text:p>-3,5</text:p>
          </table:table-cell>
          <table:table-cell office:value-type="float" office:value="0.00000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style-name="ce7" table:formula="of:=[VNS.C63]" office:value-type="float" office:value="-3.499769" calcext:value-type="float">
            <text:p>-3,5</text:p>
          </table:table-cell>
          <table:table-cell table:style-name="ce7" table:formula="of:=IF([.D63]=[.K63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rand0-4-20-20-40-3.dssp</text:p>
          </table:table-cell>
          <table:table-cell office:value-type="float" office:value="-2.914478" calcext:value-type="float">
            <text:p>-2,9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914478" calcext:value-type="float">
            <text:p>-2,91</text:p>
          </table:table-cell>
          <table:table-cell office:value-type="float" office:value="0.00000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64]" office:value-type="float" office:value="-2.914478" calcext:value-type="float">
            <text:p>-2,91</text:p>
          </table:table-cell>
          <table:table-cell table:style-name="ce7" table:formula="of:=IF([.D64]=[.K64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rand0-4-20-20-40-4.dssp</text:p>
          </table:table-cell>
          <table:table-cell office:value-type="float" office:value="-2.740054" calcext:value-type="float">
            <text:p>-2,7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740054" calcext:value-type="float">
            <text:p>-2,74</text:p>
          </table:table-cell>
          <table:table-cell office:value-type="float" office:value="0.00000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65]" office:value-type="float" office:value="-2.740054" calcext:value-type="float">
            <text:p>-2,74</text:p>
          </table:table-cell>
          <table:table-cell table:style-name="ce7" table:formula="of:=IF([.D65]=[.K65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string" calcext:value-type="string">
            <text:p>rand0-4-20-20-40-5.dssp</text:p>
          </table:table-cell>
          <table:table-cell office:value-type="float" office:value="-2.104613" calcext:value-type="float">
            <text:p>-2,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104613" calcext:value-type="float">
            <text:p>-2,1</text:p>
          </table:table-cell>
          <table:table-cell office:value-type="float" office:value="0.00000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66]" office:value-type="float" office:value="-2.104613" calcext:value-type="float">
            <text:p>-2,1</text:p>
          </table:table-cell>
          <table:table-cell table:style-name="ce7" table:formula="of:=IF([.D66]=[.K66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rand0-4-25-25-50-1.dssp</text:p>
          </table:table-cell>
          <table:table-cell office:value-type="float" office:value="-4.719633" calcext:value-type="float">
            <text:p>-4,7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719633" calcext:value-type="float">
            <text:p>-4,72</text:p>
          </table:table-cell>
          <table:table-cell office:value-type="float" office:value="0.00000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67]" office:value-type="float" office:value="-4.719633" calcext:value-type="float">
            <text:p>-4,72</text:p>
          </table:table-cell>
          <table:table-cell table:style-name="ce7" table:formula="of:=IF([.D67]=[.K67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string" calcext:value-type="string">
            <text:p>rand0-4-25-25-50-2.dssp</text:p>
          </table:table-cell>
          <table:table-cell office:value-type="float" office:value="-3.741614" calcext:value-type="float">
            <text:p>-3,7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741614" calcext:value-type="float">
            <text:p>-3,74</text:p>
          </table:table-cell>
          <table:table-cell office:value-type="float" office:value="0.00000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68]" office:value-type="float" office:value="-3.741614" calcext:value-type="float">
            <text:p>-3,74</text:p>
          </table:table-cell>
          <table:table-cell table:style-name="ce7" table:formula="of:=IF([.D68]=[.K68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rand0-4-25-25-50-3.dssp</text:p>
          </table:table-cell>
          <table:table-cell office:value-type="float" office:value="-3.405584" calcext:value-type="float">
            <text:p>-3,4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405584" calcext:value-type="float">
            <text:p>-3,41</text:p>
          </table:table-cell>
          <table:table-cell office:value-type="float" office:value="0.00000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69]" office:value-type="float" office:value="-3.405584" calcext:value-type="float">
            <text:p>-3,41</text:p>
          </table:table-cell>
          <table:table-cell table:style-name="ce7" table:formula="of:=IF([.D69]=[.K69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rand0-4-25-25-50-4.dssp</text:p>
          </table:table-cell>
          <table:table-cell office:value-type="float" office:value="-3.281196" calcext:value-type="float">
            <text:p>-3,2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281196" calcext:value-type="float">
            <text:p>-3,28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70]" office:value-type="float" office:value="-3.281196" calcext:value-type="float">
            <text:p>-3,28</text:p>
          </table:table-cell>
          <table:table-cell table:style-name="ce7" table:formula="of:=IF([.D70]=[.K70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rand0-4-25-25-50-5.dssp</text:p>
          </table:table-cell>
          <table:table-cell office:value-type="float" office:value="-2.644282" calcext:value-type="float">
            <text:p>-2,6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644282" calcext:value-type="float">
            <text:p>-2,64</text:p>
          </table:table-cell>
          <table:table-cell office:value-type="float" office:value="0.00000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style-name="ce7" table:formula="of:=[VNS.C71]" office:value-type="float" office:value="-2.644282" calcext:value-type="float">
            <text:p>-2,64</text:p>
          </table:table-cell>
          <table:table-cell table:style-name="ce7" table:formula="of:=IF([.D71]=[.K71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rand0-4-5-5-10-1.dssp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.000001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style-name="ce7" table:formula="of:=[VNS.C72]" office:value-type="float" office:value="-2" calcext:value-type="float">
            <text:p>-2</text:p>
          </table:table-cell>
          <table:table-cell table:style-name="ce7" table:formula="of:=IF([.D72]=[.K72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rand0-4-5-5-10-2.dssp</text:p>
          </table:table-cell>
          <table:table-cell office:value-type="float" office:value="-1.6" calcext:value-type="float">
            <text:p>-1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6" calcext:value-type="float">
            <text:p>-1,6</text:p>
          </table:table-cell>
          <table:table-cell office:value-type="float" office:value="0.00000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style-name="ce7" table:formula="of:=[VNS.C73]" office:value-type="float" office:value="-1.6" calcext:value-type="float">
            <text:p>-1,6</text:p>
          </table:table-cell>
          <table:table-cell table:style-name="ce7" table:formula="of:=IF([.D73]=[.K73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rand0-4-5-5-10-3.dss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74]" office:value-type="float" office:value="0" calcext:value-type="float">
            <text:p>0</text:p>
          </table:table-cell>
          <table:table-cell table:style-name="ce7" table:formula="of:=IF([.D74]=[.K74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rand0-4-5-5-10-4.dss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2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style-name="ce7" table:formula="of:=[VNS.C75]" office:value-type="float" office:value="0" calcext:value-type="float">
            <text:p>0</text:p>
          </table:table-cell>
          <table:table-cell table:style-name="ce7" table:formula="of:=IF([.D75]=[.K75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rand0-4-5-5-10-5.dssp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style-name="ce7" table:formula="of:=[VNS.C76]" office:value-type="float" office:value="0" calcext:value-type="float">
            <text:p>0</text:p>
          </table:table-cell>
          <table:table-cell table:style-name="ce7" table:formula="of:=IF([.D76]=[.K76]; &quot; &quot;; &quot;8&quot;)" office:value-type="string" office:string-value=" " calcext:value-type="string">
            <text:p><text:s/></text:p>
          </table:table-cell>
          <table:table-cell table:style-name="ce8" table:number-columns-repeated="16"/>
          <table:table-cell table:number-columns-repeated="996"/>
        </table:table-row>
        <table:table-row table:style-name="ro1" table:number-rows-repeated="849">
          <table:table-cell table:style-name="ce8" table:number-columns-repeated="28"/>
          <table:table-cell table:number-columns-repeated="996"/>
        </table:table-row>
        <table:table-row table:style-name="ro2" table:number-rows-repeated="10476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N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3">
          <table:table-cell office:value-type="string" calcext:value-type="string">
            <text:p>frac</text:p>
          </table:table-cell>
          <table:table-cell office:value-type="string" calcext:value-type="string">
            <text:p>inteira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</table:table-row>
        <table:table-row table:style-name="ro3">
          <table:table-cell office:value-type="string" calcext:value-type="string">
            <text:p>rand0-20-10-10-20-1,dssp</text:p>
          </table:table-cell>
          <table:table-cell office:value-type="float" office:value="1" calcext:value-type="float">
            <text:p>1</text:p>
          </table:table-cell>
          <table:table-cell office:value-type="float" office:value="-3.224638" calcext:value-type="float">
            <text:p>-3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224638" calcext:value-type="float">
            <text:p>-3,22</text:p>
          </table:table-cell>
          <table:table-cell office:value-type="float" office:value="300.00008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20-2,dssp</text:p>
          </table:table-cell>
          <table:table-cell office:value-type="float" office:value="1" calcext:value-type="float">
            <text:p>1</text:p>
          </table:table-cell>
          <table:table-cell office:value-type="float" office:value="-2.728113" calcext:value-type="float">
            <text:p>-2,7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728113" calcext:value-type="float">
            <text:p>-2,73</text:p>
          </table:table-cell>
          <table:table-cell office:value-type="float" office:value="300.00007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20-3,dssp</text:p>
          </table:table-cell>
          <table:table-cell office:value-type="float" office:value="1" calcext:value-type="float">
            <text:p>1</text:p>
          </table:table-cell>
          <table:table-cell office:value-type="float" office:value="-2.842105" calcext:value-type="float">
            <text:p>-2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842105" calcext:value-type="float">
            <text:p>-2,84</text:p>
          </table:table-cell>
          <table:table-cell office:value-type="float" office:value="300.00007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20-4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300.000077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20-5,dssp</text:p>
          </table:table-cell>
          <table:table-cell office:value-type="float" office:value="1" calcext:value-type="float">
            <text:p>1</text:p>
          </table:table-cell>
          <table:table-cell office:value-type="float" office:value="-1.9" calcext:value-type="float">
            <text:p>-1,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9" calcext:value-type="float">
            <text:p>-1,9</text:p>
          </table:table-cell>
          <table:table-cell office:value-type="float" office:value="300.00007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30-1,dssp</text:p>
          </table:table-cell>
          <table:table-cell office:value-type="float" office:value="1" calcext:value-type="float">
            <text:p>1</text:p>
          </table:table-cell>
          <table:table-cell office:value-type="float" office:value="-4.421377" calcext:value-type="float">
            <text:p>-4,4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421377" calcext:value-type="float">
            <text:p>-4,42</text:p>
          </table:table-cell>
          <table:table-cell office:value-type="float" office:value="300.0000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30-2,dssp</text:p>
          </table:table-cell>
          <table:table-cell office:value-type="float" office:value="1" calcext:value-type="float">
            <text:p>1</text:p>
          </table:table-cell>
          <table:table-cell office:value-type="float" office:value="-3.845307" calcext:value-type="float">
            <text:p>-3,8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845307" calcext:value-type="float">
            <text:p>-3,85</text:p>
          </table:table-cell>
          <table:table-cell office:value-type="float" office:value="300.00010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30-3,dssp</text:p>
          </table:table-cell>
          <table:table-cell office:value-type="float" office:value="1" calcext:value-type="float">
            <text:p>1</text:p>
          </table:table-cell>
          <table:table-cell office:value-type="float" office:value="-2.92906" calcext:value-type="float">
            <text:p>-2,9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92906" calcext:value-type="float">
            <text:p>-2,93</text:p>
          </table:table-cell>
          <table:table-cell office:value-type="float" office:value="300.00008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30-4,dssp</text:p>
          </table:table-cell>
          <table:table-cell office:value-type="float" office:value="1" calcext:value-type="float">
            <text:p>1</text:p>
          </table:table-cell>
          <table:table-cell office:value-type="float" office:value="-2.517715" calcext:value-type="float">
            <text:p>-2,5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517715" calcext:value-type="float">
            <text:p>-2,52</text:p>
          </table:table-cell>
          <table:table-cell office:value-type="float" office:value="300.000072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30-5,dssp</text:p>
          </table:table-cell>
          <table:table-cell office:value-type="float" office:value="1" calcext:value-type="float">
            <text:p>1</text:p>
          </table:table-cell>
          <table:table-cell office:value-type="float" office:value="-2.317857" calcext:value-type="float">
            <text:p>-2,3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317857" calcext:value-type="float">
            <text:p>-2,32</text:p>
          </table:table-cell>
          <table:table-cell office:value-type="float" office:value="300.00007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40-1,dssp</text:p>
          </table:table-cell>
          <table:table-cell office:value-type="float" office:value="1" calcext:value-type="float">
            <text:p>1</text:p>
          </table:table-cell>
          <table:table-cell office:value-type="float" office:value="-4.474582" calcext:value-type="float">
            <text:p>-4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474582" calcext:value-type="float">
            <text:p>-4,47</text:p>
          </table:table-cell>
          <table:table-cell office:value-type="float" office:value="300.00009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40-2,dssp</text:p>
          </table:table-cell>
          <table:table-cell office:value-type="float" office:value="1" calcext:value-type="float">
            <text:p>1</text:p>
          </table:table-cell>
          <table:table-cell office:value-type="float" office:value="-3.77232" calcext:value-type="float">
            <text:p>-3,7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77232" calcext:value-type="float">
            <text:p>-3,77</text:p>
          </table:table-cell>
          <table:table-cell office:value-type="float" office:value="300.00008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40-3,dssp</text:p>
          </table:table-cell>
          <table:table-cell office:value-type="float" office:value="1" calcext:value-type="float">
            <text:p>1</text:p>
          </table:table-cell>
          <table:table-cell office:value-type="float" office:value="-2.712409" calcext:value-type="float">
            <text:p>-2,7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712409" calcext:value-type="float">
            <text:p>-2,71</text:p>
          </table:table-cell>
          <table:table-cell office:value-type="float" office:value="300.00009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40-4,dssp</text:p>
          </table:table-cell>
          <table:table-cell office:value-type="float" office:value="1" calcext:value-type="float">
            <text:p>1</text:p>
          </table:table-cell>
          <table:table-cell office:value-type="float" office:value="-2.987076" calcext:value-type="float">
            <text:p>-2,9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987076" calcext:value-type="float">
            <text:p>-2,99</text:p>
          </table:table-cell>
          <table:table-cell office:value-type="float" office:value="300.00007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40-5,dssp</text:p>
          </table:table-cell>
          <table:table-cell office:value-type="float" office:value="1" calcext:value-type="float">
            <text:p>1</text:p>
          </table:table-cell>
          <table:table-cell office:value-type="float" office:value="-2.647059" calcext:value-type="float">
            <text:p>-2,6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647059" calcext:value-type="float">
            <text:p>-2,65</text:p>
          </table:table-cell>
          <table:table-cell office:value-type="float" office:value="300.00010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-1,dssp</text:p>
          </table:table-cell>
          <table:table-cell office:value-type="float" office:value="1" calcext:value-type="float">
            <text:p>1</text:p>
          </table:table-cell>
          <table:table-cell office:value-type="float" office:value="-4.472499" calcext:value-type="float">
            <text:p>-4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472499" calcext:value-type="float">
            <text:p>-4,47</text:p>
          </table:table-cell>
          <table:table-cell office:value-type="float" office:value="300.00012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-2,dssp</text:p>
          </table:table-cell>
          <table:table-cell office:value-type="float" office:value="1" calcext:value-type="float">
            <text:p>1</text:p>
          </table:table-cell>
          <table:table-cell office:value-type="float" office:value="-4.482132" calcext:value-type="float">
            <text:p>-4,4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482132" calcext:value-type="float">
            <text:p>-4,48</text:p>
          </table:table-cell>
          <table:table-cell office:value-type="float" office:value="300.0000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-3,dssp</text:p>
          </table:table-cell>
          <table:table-cell office:value-type="float" office:value="1" calcext:value-type="float">
            <text:p>1</text:p>
          </table:table-cell>
          <table:table-cell office:value-type="float" office:value="-3.667821" calcext:value-type="float">
            <text:p>-3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667821" calcext:value-type="float">
            <text:p>-3,67</text:p>
          </table:table-cell>
          <table:table-cell office:value-type="float" office:value="300.00012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-4,dssp</text:p>
          </table:table-cell>
          <table:table-cell office:value-type="float" office:value="1" calcext:value-type="float">
            <text:p>1</text:p>
          </table:table-cell>
          <table:table-cell office:value-type="float" office:value="-3.070651" calcext:value-type="float">
            <text:p>-3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070651" calcext:value-type="float">
            <text:p>-3,07</text:p>
          </table:table-cell>
          <table:table-cell office:value-type="float" office:value="300.00007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-5,dssp</text:p>
          </table:table-cell>
          <table:table-cell office:value-type="float" office:value="1" calcext:value-type="float">
            <text:p>1</text:p>
          </table:table-cell>
          <table:table-cell office:value-type="float" office:value="-3.20552" calcext:value-type="float">
            <text:p>-3,2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20552" calcext:value-type="float">
            <text:p>-3,21</text:p>
          </table:table-cell>
          <table:table-cell office:value-type="float" office:value="300.00009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-1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300.000076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-2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300.00007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-3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00.00007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-4,dssp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5" calcext:value-type="float">
            <text:p>-1,5</text:p>
          </table:table-cell>
          <table:table-cell office:value-type="float" office:value="300.00007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-5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00.00007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0-1,dssp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2" calcext:value-type="float">
            <text:p>-1,2</text:p>
          </table:table-cell>
          <table:table-cell office:value-type="float" office:value="300.00007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0-2,dssp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2" calcext:value-type="float">
            <text:p>-1,2</text:p>
          </table:table-cell>
          <table:table-cell office:value-type="float" office:value="300.00007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0-3,dssp</text:p>
          </table:table-cell>
          <table:table-cell office:value-type="float" office:value="1" calcext:value-type="float">
            <text:p>1</text:p>
          </table:table-cell>
          <table:table-cell office:value-type="float" office:value="-1.545455" calcext:value-type="float">
            <text:p>-1,5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545455" calcext:value-type="float">
            <text:p>-1,55</text:p>
          </table:table-cell>
          <table:table-cell office:value-type="float" office:value="300.00011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0-4,dssp</text:p>
          </table:table-cell>
          <table:table-cell office:value-type="float" office:value="1" calcext:value-type="float">
            <text:p>1</text:p>
          </table:table-cell>
          <table:table-cell office:value-type="float" office:value="-0.714286" calcext:value-type="float">
            <text:p>-0,7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714286" calcext:value-type="float">
            <text:p>-0,71</text:p>
          </table:table-cell>
          <table:table-cell office:value-type="float" office:value="300.00008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0-5,dssp</text:p>
          </table:table-cell>
          <table:table-cell office:value-type="float" office:value="1" calcext:value-type="float">
            <text:p>1</text:p>
          </table:table-cell>
          <table:table-cell office:value-type="float" office:value="-0.333333" calcext:value-type="float">
            <text:p>-0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333333" calcext:value-type="float">
            <text:p>-0,33</text:p>
          </table:table-cell>
          <table:table-cell office:value-type="float" office:value="300.00007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30-1,dssp</text:p>
          </table:table-cell>
          <table:table-cell office:value-type="float" office:value="1" calcext:value-type="float">
            <text:p>1</text:p>
          </table:table-cell>
          <table:table-cell office:value-type="float" office:value="-1.986486" calcext:value-type="float">
            <text:p>-1,9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986486" calcext:value-type="float">
            <text:p>-1,99</text:p>
          </table:table-cell>
          <table:table-cell office:value-type="float" office:value="300.00008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30-2,dssp</text:p>
          </table:table-cell>
          <table:table-cell office:value-type="float" office:value="1" calcext:value-type="float">
            <text:p>1</text:p>
          </table:table-cell>
          <table:table-cell office:value-type="float" office:value="-2.133333" calcext:value-type="float">
            <text:p>-2,1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133333" calcext:value-type="float">
            <text:p>-2,13</text:p>
          </table:table-cell>
          <table:table-cell office:value-type="float" office:value="300.00008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30-3,dssp</text:p>
          </table:table-cell>
          <table:table-cell office:value-type="float" office:value="1" calcext:value-type="float">
            <text:p>1</text:p>
          </table:table-cell>
          <table:table-cell office:value-type="float" office:value="-1.285714" calcext:value-type="float">
            <text:p>-1,2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285714" calcext:value-type="float">
            <text:p>-1,29</text:p>
          </table:table-cell>
          <table:table-cell office:value-type="float" office:value="300.00006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30-4,dssp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" calcext:value-type="float">
            <text:p>-1</text:p>
          </table:table-cell>
          <table:table-cell office:value-type="float" office:value="300.00008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30-5,dssp</text:p>
          </table:table-cell>
          <table:table-cell office:value-type="float" office:value="1" calcext:value-type="float">
            <text:p>1</text:p>
          </table:table-cell>
          <table:table-cell office:value-type="float" office:value="-0.666667" calcext:value-type="float">
            <text:p>-0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666667" calcext:value-type="float">
            <text:p>-0,67</text:p>
          </table:table-cell>
          <table:table-cell office:value-type="float" office:value="300.000072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40-1,dssp</text:p>
          </table:table-cell>
          <table:table-cell office:value-type="float" office:value="1" calcext:value-type="float">
            <text:p>1</text:p>
          </table:table-cell>
          <table:table-cell office:value-type="float" office:value="-1.69735" calcext:value-type="float">
            <text:p>-1,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69735" calcext:value-type="float">
            <text:p>-1,7</text:p>
          </table:table-cell>
          <table:table-cell office:value-type="float" office:value="300.00008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40-2,dssp</text:p>
          </table:table-cell>
          <table:table-cell office:value-type="float" office:value="1" calcext:value-type="float">
            <text:p>1</text:p>
          </table:table-cell>
          <table:table-cell office:value-type="float" office:value="-1.795057" calcext:value-type="float">
            <text:p>-1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795057" calcext:value-type="float">
            <text:p>-1,8</text:p>
          </table:table-cell>
          <table:table-cell office:value-type="float" office:value="300.00008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40-3,dssp</text:p>
          </table:table-cell>
          <table:table-cell office:value-type="float" office:value="1" calcext:value-type="float">
            <text:p>1</text:p>
          </table:table-cell>
          <table:table-cell office:value-type="float" office:value="-1.13269" calcext:value-type="float">
            <text:p>-1,1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13269" calcext:value-type="float">
            <text:p>-1,13</text:p>
          </table:table-cell>
          <table:table-cell office:value-type="float" office:value="300.00009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40-4,dssp</text:p>
          </table:table-cell>
          <table:table-cell office:value-type="float" office:value="1" calcext:value-type="float">
            <text:p>1</text:p>
          </table:table-cell>
          <table:table-cell office:value-type="float" office:value="-1.026128" calcext:value-type="float">
            <text:p>-1,0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026128" calcext:value-type="float">
            <text:p>-1,03</text:p>
          </table:table-cell>
          <table:table-cell office:value-type="float" office:value="300.00007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40-5,dssp</text:p>
          </table:table-cell>
          <table:table-cell office:value-type="float" office:value="1" calcext:value-type="float">
            <text:p>1</text:p>
          </table:table-cell>
          <table:table-cell office:value-type="float" office:value="-0.923077" calcext:value-type="float">
            <text:p>-0,9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923077" calcext:value-type="float">
            <text:p>-0,92</text:p>
          </table:table-cell>
          <table:table-cell office:value-type="float" office:value="300.00010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-1,dssp</text:p>
          </table:table-cell>
          <table:table-cell office:value-type="float" office:value="1" calcext:value-type="float">
            <text:p>1</text:p>
          </table:table-cell>
          <table:table-cell office:value-type="float" office:value="-2.309301" calcext:value-type="float">
            <text:p>-2,3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309301" calcext:value-type="float">
            <text:p>-2,31</text:p>
          </table:table-cell>
          <table:table-cell office:value-type="float" office:value="300.000201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-2,dssp</text:p>
          </table:table-cell>
          <table:table-cell office:value-type="float" office:value="1" calcext:value-type="float">
            <text:p>1</text:p>
          </table:table-cell>
          <table:table-cell office:value-type="float" office:value="-1.801292" calcext:value-type="float">
            <text:p>-1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801292" calcext:value-type="float">
            <text:p>-1,8</text:p>
          </table:table-cell>
          <table:table-cell office:value-type="float" office:value="300.00009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-3,dssp</text:p>
          </table:table-cell>
          <table:table-cell office:value-type="float" office:value="1" calcext:value-type="float">
            <text:p>1</text:p>
          </table:table-cell>
          <table:table-cell office:value-type="float" office:value="-1.415375" calcext:value-type="float">
            <text:p>-1,4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415375" calcext:value-type="float">
            <text:p>-1,42</text:p>
          </table:table-cell>
          <table:table-cell office:value-type="float" office:value="300.00007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-4,dssp</text:p>
          </table:table-cell>
          <table:table-cell office:value-type="float" office:value="1" calcext:value-type="float">
            <text:p>1</text:p>
          </table:table-cell>
          <table:table-cell office:value-type="float" office:value="-1.404154" calcext:value-type="float">
            <text:p>-1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404154" calcext:value-type="float">
            <text:p>-1,4</text:p>
          </table:table-cell>
          <table:table-cell office:value-type="float" office:value="300.00013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-5,dssp</text:p>
          </table:table-cell>
          <table:table-cell office:value-type="float" office:value="1" calcext:value-type="float">
            <text:p>1</text:p>
          </table:table-cell>
          <table:table-cell office:value-type="float" office:value="-0.773793" calcext:value-type="float">
            <text:p>-0,7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773793" calcext:value-type="float">
            <text:p>-0,77</text:p>
          </table:table-cell>
          <table:table-cell office:value-type="float" office:value="300.00007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-1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00.0001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-2,dssp</text:p>
          </table:table-cell>
          <table:table-cell office:value-type="float" office:value="1" calcext:value-type="float">
            <text:p>1</text:p>
          </table:table-cell>
          <table:table-cell office:value-type="float" office:value="-0.333333" calcext:value-type="float">
            <text:p>-0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333333" calcext:value-type="float">
            <text:p>-0,33</text:p>
          </table:table-cell>
          <table:table-cell office:value-type="float" office:value="300.000082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-3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.000074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-4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.000069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-5,dssp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" calcext:value-type="float">
            <text:p>-1</text:p>
          </table:table-cell>
          <table:table-cell office:value-type="float" office:value="300.00007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0-1,dssp</text:p>
          </table:table-cell>
          <table:table-cell office:value-type="float" office:value="1" calcext:value-type="float">
            <text:p>1</text:p>
          </table:table-cell>
          <table:table-cell office:value-type="float" office:value="-2.970917" calcext:value-type="float">
            <text:p>-2,9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970917" calcext:value-type="float">
            <text:p>-2,97</text:p>
          </table:table-cell>
          <table:table-cell office:value-type="float" office:value="300.00008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0-2,dssp</text:p>
          </table:table-cell>
          <table:table-cell office:value-type="float" office:value="1" calcext:value-type="float">
            <text:p>1</text:p>
          </table:table-cell>
          <table:table-cell office:value-type="float" office:value="-2.087762" calcext:value-type="float">
            <text:p>-2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087762" calcext:value-type="float">
            <text:p>-2,09</text:p>
          </table:table-cell>
          <table:table-cell office:value-type="float" office:value="300.00007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0-3,dssp</text:p>
          </table:table-cell>
          <table:table-cell office:value-type="float" office:value="1" calcext:value-type="float">
            <text:p>1</text:p>
          </table:table-cell>
          <table:table-cell office:value-type="float" office:value="-1.612431" calcext:value-type="float">
            <text:p>-1,6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612431" calcext:value-type="float">
            <text:p>-1,61</text:p>
          </table:table-cell>
          <table:table-cell office:value-type="float" office:value="300.00007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0-4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00.000081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0-5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00.000084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30-1,dssp</text:p>
          </table:table-cell>
          <table:table-cell office:value-type="float" office:value="1" calcext:value-type="float">
            <text:p>1</text:p>
          </table:table-cell>
          <table:table-cell office:value-type="float" office:value="-2.71901" calcext:value-type="float">
            <text:p>-2,7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71901" calcext:value-type="float">
            <text:p>-2,72</text:p>
          </table:table-cell>
          <table:table-cell office:value-type="float" office:value="300.00009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30-2,dssp</text:p>
          </table:table-cell>
          <table:table-cell office:value-type="float" office:value="1" calcext:value-type="float">
            <text:p>1</text:p>
          </table:table-cell>
          <table:table-cell office:value-type="float" office:value="-2.479795" calcext:value-type="float">
            <text:p>-2,4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479795" calcext:value-type="float">
            <text:p>-2,48</text:p>
          </table:table-cell>
          <table:table-cell office:value-type="float" office:value="300.00009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30-3,dssp</text:p>
          </table:table-cell>
          <table:table-cell office:value-type="float" office:value="1" calcext:value-type="float">
            <text:p>1</text:p>
          </table:table-cell>
          <table:table-cell office:value-type="float" office:value="-2.834081" calcext:value-type="float">
            <text:p>-2,8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834081" calcext:value-type="float">
            <text:p>-2,83</text:p>
          </table:table-cell>
          <table:table-cell office:value-type="float" office:value="300.00009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30-4,dssp</text:p>
          </table:table-cell>
          <table:table-cell office:value-type="float" office:value="1" calcext:value-type="float">
            <text:p>1</text:p>
          </table:table-cell>
          <table:table-cell office:value-type="float" office:value="-1.638196" calcext:value-type="float">
            <text:p>-1,6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638196" calcext:value-type="float">
            <text:p>-1,64</text:p>
          </table:table-cell>
          <table:table-cell office:value-type="float" office:value="300.00008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30-5,dssp</text:p>
          </table:table-cell>
          <table:table-cell office:value-type="float" office:value="1" calcext:value-type="float">
            <text:p>1</text:p>
          </table:table-cell>
          <table:table-cell office:value-type="float" office:value="-1.868812" calcext:value-type="float">
            <text:p>-1,8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868812" calcext:value-type="float">
            <text:p>-1,87</text:p>
          </table:table-cell>
          <table:table-cell office:value-type="float" office:value="300.00007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40-1,dssp</text:p>
          </table:table-cell>
          <table:table-cell office:value-type="float" office:value="1" calcext:value-type="float">
            <text:p>1</text:p>
          </table:table-cell>
          <table:table-cell office:value-type="float" office:value="-4.330308" calcext:value-type="float">
            <text:p>-4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330308" calcext:value-type="float">
            <text:p>-4,33</text:p>
          </table:table-cell>
          <table:table-cell office:value-type="float" office:value="300.0001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40-2,dssp</text:p>
          </table:table-cell>
          <table:table-cell office:value-type="float" office:value="1" calcext:value-type="float">
            <text:p>1</text:p>
          </table:table-cell>
          <table:table-cell office:value-type="float" office:value="-3.499769" calcext:value-type="float">
            <text:p>-3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499769" calcext:value-type="float">
            <text:p>-3,5</text:p>
          </table:table-cell>
          <table:table-cell office:value-type="float" office:value="300.00007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40-3,dssp</text:p>
          </table:table-cell>
          <table:table-cell office:value-type="float" office:value="1" calcext:value-type="float">
            <text:p>1</text:p>
          </table:table-cell>
          <table:table-cell office:value-type="float" office:value="-2.914478" calcext:value-type="float">
            <text:p>-2,9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914478" calcext:value-type="float">
            <text:p>-2,91</text:p>
          </table:table-cell>
          <table:table-cell office:value-type="float" office:value="300.00008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40-4,dssp</text:p>
          </table:table-cell>
          <table:table-cell office:value-type="float" office:value="1" calcext:value-type="float">
            <text:p>1</text:p>
          </table:table-cell>
          <table:table-cell office:value-type="float" office:value="-2.740054" calcext:value-type="float">
            <text:p>-2,7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740054" calcext:value-type="float">
            <text:p>-2,74</text:p>
          </table:table-cell>
          <table:table-cell office:value-type="float" office:value="300.00009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40-5,dssp</text:p>
          </table:table-cell>
          <table:table-cell office:value-type="float" office:value="1" calcext:value-type="float">
            <text:p>1</text:p>
          </table:table-cell>
          <table:table-cell office:value-type="float" office:value="-2.104613" calcext:value-type="float">
            <text:p>-2,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104613" calcext:value-type="float">
            <text:p>-2,1</text:p>
          </table:table-cell>
          <table:table-cell office:value-type="float" office:value="300.0000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-1,dssp</text:p>
          </table:table-cell>
          <table:table-cell office:value-type="float" office:value="1" calcext:value-type="float">
            <text:p>1</text:p>
          </table:table-cell>
          <table:table-cell office:value-type="float" office:value="-4.719633" calcext:value-type="float">
            <text:p>-4,7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719633" calcext:value-type="float">
            <text:p>-4,72</text:p>
          </table:table-cell>
          <table:table-cell office:value-type="float" office:value="300.00014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-2,dssp</text:p>
          </table:table-cell>
          <table:table-cell office:value-type="float" office:value="1" calcext:value-type="float">
            <text:p>1</text:p>
          </table:table-cell>
          <table:table-cell office:value-type="float" office:value="-3.741614" calcext:value-type="float">
            <text:p>-3,7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741614" calcext:value-type="float">
            <text:p>-3,74</text:p>
          </table:table-cell>
          <table:table-cell office:value-type="float" office:value="300.00009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-3,dssp</text:p>
          </table:table-cell>
          <table:table-cell office:value-type="float" office:value="1" calcext:value-type="float">
            <text:p>1</text:p>
          </table:table-cell>
          <table:table-cell office:value-type="float" office:value="-3.405584" calcext:value-type="float">
            <text:p>-3,4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405584" calcext:value-type="float">
            <text:p>-3,41</text:p>
          </table:table-cell>
          <table:table-cell office:value-type="float" office:value="300.000142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-4,dssp</text:p>
          </table:table-cell>
          <table:table-cell office:value-type="float" office:value="1" calcext:value-type="float">
            <text:p>1</text:p>
          </table:table-cell>
          <table:table-cell office:value-type="float" office:value="-3.281196" calcext:value-type="float">
            <text:p>-3,2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281196" calcext:value-type="float">
            <text:p>-3,28</text:p>
          </table:table-cell>
          <table:table-cell office:value-type="float" office:value="300.00011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-5,dssp</text:p>
          </table:table-cell>
          <table:table-cell office:value-type="float" office:value="1" calcext:value-type="float">
            <text:p>1</text:p>
          </table:table-cell>
          <table:table-cell office:value-type="float" office:value="-2.644282" calcext:value-type="float">
            <text:p>-2,6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644282" calcext:value-type="float">
            <text:p>-2,64</text:p>
          </table:table-cell>
          <table:table-cell office:value-type="float" office:value="300.00008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-1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300.000072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-2,dssp</text:p>
          </table:table-cell>
          <table:table-cell office:value-type="float" office:value="1" calcext:value-type="float">
            <text:p>1</text:p>
          </table:table-cell>
          <table:table-cell office:value-type="float" office:value="-1.6" calcext:value-type="float">
            <text:p>-1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6" calcext:value-type="float">
            <text:p>-1,6</text:p>
          </table:table-cell>
          <table:table-cell office:value-type="float" office:value="300.00007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-3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.000074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-4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.000072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-5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08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</table:table>
      <table:table table:name="BCPA" table:style-name="ta1">
        <table:table-column table:style-name="co32" table:default-cell-style-name="Default"/>
        <table:table-column table:style-name="co33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8" table:default-cell-style-name="Default"/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and0-20-10-1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3.224638" calcext:value-type="float">
            <text:p>-3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224638" calcext:value-type="float">
            <text:p>-3,22</text:p>
          </table:table-cell>
          <table:table-cell office:value-type="float" office:value="0.024803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10-1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2.728113" calcext:value-type="float">
            <text:p>-2,7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728113" calcext:value-type="float">
            <text:p>-2,73</text:p>
          </table:table-cell>
          <table:table-cell office:value-type="float" office:value="0.027297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10-10-20-3.dssp</text:p>
          </table:table-cell>
          <table:table-cell office:value-type="float" office:value="1" calcext:value-type="float">
            <text:p>1</text:p>
          </table:table-cell>
          <table:table-cell office:value-type="float" office:value="-2.842105" calcext:value-type="float">
            <text:p>-2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842105" calcext:value-type="float">
            <text:p>-2,84</text:p>
          </table:table-cell>
          <table:table-cell office:value-type="float" office:value="0.023571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10-10-20-4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.017198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20-10-10-20-5.dssp</text:p>
          </table:table-cell>
          <table:table-cell office:value-type="float" office:value="1" calcext:value-type="float">
            <text:p>1</text:p>
          </table:table-cell>
          <table:table-cell office:value-type="float" office:value="-1.9" calcext:value-type="float">
            <text:p>-1,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9" calcext:value-type="float">
            <text:p>-1,9</text:p>
          </table:table-cell>
          <table:table-cell office:value-type="float" office:value="0.024469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and0-20-15-15-30-1.dssp</text:p>
          </table:table-cell>
          <table:table-cell office:value-type="float" office:value="1" calcext:value-type="float">
            <text:p>1</text:p>
          </table:table-cell>
          <table:table-cell office:value-type="float" office:value="-4.421377" calcext:value-type="float">
            <text:p>-4,4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421377" calcext:value-type="float">
            <text:p>-4,42</text:p>
          </table:table-cell>
          <table:table-cell office:value-type="float" office:value="0.06275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and0-20-15-15-30-2.dssp</text:p>
          </table:table-cell>
          <table:table-cell office:value-type="float" office:value="1" calcext:value-type="float">
            <text:p>1</text:p>
          </table:table-cell>
          <table:table-cell office:value-type="float" office:value="-3.845307" calcext:value-type="float">
            <text:p>-3,8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845307" calcext:value-type="float">
            <text:p>-3,85</text:p>
          </table:table-cell>
          <table:table-cell office:value-type="float" office:value="0.054709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15-15-30-3.dssp</text:p>
          </table:table-cell>
          <table:table-cell office:value-type="float" office:value="1" calcext:value-type="float">
            <text:p>1</text:p>
          </table:table-cell>
          <table:table-cell office:value-type="float" office:value="-2.92906" calcext:value-type="float">
            <text:p>-2,9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92906" calcext:value-type="float">
            <text:p>-2,93</text:p>
          </table:table-cell>
          <table:table-cell office:value-type="float" office:value="0.051046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15-15-30-4.dssp</text:p>
          </table:table-cell>
          <table:table-cell office:value-type="float" office:value="1" calcext:value-type="float">
            <text:p>1</text:p>
          </table:table-cell>
          <table:table-cell office:value-type="float" office:value="-2.517715" calcext:value-type="float">
            <text:p>-2,5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517715" calcext:value-type="float">
            <text:p>-2,52</text:p>
          </table:table-cell>
          <table:table-cell office:value-type="float" office:value="0.037343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20-15-15-30-5.dssp</text:p>
          </table:table-cell>
          <table:table-cell office:value-type="float" office:value="1" calcext:value-type="float">
            <text:p>1</text:p>
          </table:table-cell>
          <table:table-cell office:value-type="float" office:value="-2.317857" calcext:value-type="float">
            <text:p>-2,3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317857" calcext:value-type="float">
            <text:p>-2,32</text:p>
          </table:table-cell>
          <table:table-cell office:value-type="float" office:value="0.045283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BCPA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rand0-20-20-20-40-1.dssp</text:p>
          </table:table-cell>
          <table:table-cell office:value-type="float" office:value="1" calcext:value-type="float">
            <text:p>1</text:p>
          </table:table-cell>
          <table:table-cell office:value-type="float" office:value="-4.474582" calcext:value-type="float">
            <text:p>-4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474582" calcext:value-type="float">
            <text:p>-4,47</text:p>
          </table:table-cell>
          <table:table-cell office:value-type="float" office:value="0.083235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and0-20-20-20-40-2.dssp</text:p>
          </table:table-cell>
          <table:table-cell office:value-type="float" office:value="1" calcext:value-type="float">
            <text:p>1</text:p>
          </table:table-cell>
          <table:table-cell office:value-type="float" office:value="-3.77232" calcext:value-type="float">
            <text:p>-3,7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77232" calcext:value-type="float">
            <text:p>-3,77</text:p>
          </table:table-cell>
          <table:table-cell office:value-type="float" office:value="0.084235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20-20-40-3.dssp</text:p>
          </table:table-cell>
          <table:table-cell office:value-type="float" office:value="1" calcext:value-type="float">
            <text:p>1</text:p>
          </table:table-cell>
          <table:table-cell office:value-type="float" office:value="-2.712409" calcext:value-type="float">
            <text:p>-2,7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712409" calcext:value-type="float">
            <text:p>-2,71</text:p>
          </table:table-cell>
          <table:table-cell office:value-type="float" office:value="0.05588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20-20-40-4.dssp</text:p>
          </table:table-cell>
          <table:table-cell office:value-type="float" office:value="1" calcext:value-type="float">
            <text:p>1</text:p>
          </table:table-cell>
          <table:table-cell office:value-type="float" office:value="-2.987076" calcext:value-type="float">
            <text:p>-2,9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987076" calcext:value-type="float">
            <text:p>-2,99</text:p>
          </table:table-cell>
          <table:table-cell office:value-type="float" office:value="0.076001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0-20-20-20-40-5.dssp</text:p>
          </table:table-cell>
          <table:table-cell office:value-type="float" office:value="1" calcext:value-type="float">
            <text:p>1</text:p>
          </table:table-cell>
          <table:table-cell office:value-type="float" office:value="-2.647059" calcext:value-type="float">
            <text:p>-2,6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647059" calcext:value-type="float">
            <text:p>-2,65</text:p>
          </table:table-cell>
          <table:table-cell office:value-type="float" office:value="0.051639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BCPA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rand0-20-25-25-50-1.dssp</text:p>
          </table:table-cell>
          <table:table-cell office:value-type="float" office:value="1" calcext:value-type="float">
            <text:p>1</text:p>
          </table:table-cell>
          <table:table-cell office:value-type="float" office:value="-4.472499" calcext:value-type="float">
            <text:p>-4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472499" calcext:value-type="float">
            <text:p>-4,47</text:p>
          </table:table-cell>
          <table:table-cell office:value-type="float" office:value="0.132667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and0-20-25-25-50-2.dssp</text:p>
          </table:table-cell>
          <table:table-cell office:value-type="float" office:value="1" calcext:value-type="float">
            <text:p>1</text:p>
          </table:table-cell>
          <table:table-cell office:value-type="float" office:value="-4.482132" calcext:value-type="float">
            <text:p>-4,4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482132" calcext:value-type="float">
            <text:p>-4,48</text:p>
          </table:table-cell>
          <table:table-cell office:value-type="float" office:value="0.155522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and0-20-25-25-50-3.dssp</text:p>
          </table:table-cell>
          <table:table-cell office:value-type="float" office:value="1" calcext:value-type="float">
            <text:p>1</text:p>
          </table:table-cell>
          <table:table-cell office:value-type="float" office:value="-3.667821" calcext:value-type="float">
            <text:p>-3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667821" calcext:value-type="float">
            <text:p>-3,67</text:p>
          </table:table-cell>
          <table:table-cell office:value-type="float" office:value="0.166168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25-25-50-4.dssp</text:p>
          </table:table-cell>
          <table:table-cell office:value-type="float" office:value="1" calcext:value-type="float">
            <text:p>1</text:p>
          </table:table-cell>
          <table:table-cell office:value-type="float" office:value="-3.070651" calcext:value-type="float">
            <text:p>-3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070651" calcext:value-type="float">
            <text:p>-3,07</text:p>
          </table:table-cell>
          <table:table-cell office:value-type="float" office:value="0.133476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25-25-50-5.dssp</text:p>
          </table:table-cell>
          <table:table-cell office:value-type="float" office:value="1" calcext:value-type="float">
            <text:p>1</text:p>
          </table:table-cell>
          <table:table-cell office:value-type="float" office:value="-3.20552" calcext:value-type="float">
            <text:p>-3,2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20552" calcext:value-type="float">
            <text:p>-3,21</text:p>
          </table:table-cell>
          <table:table-cell office:value-type="float" office:value="0.087784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CP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nd0-20-5-5-1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.01318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BC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nd0-20-5-5-1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.012992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20-5-5-10-3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13662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0-20-5-5-10-4.dssp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5" calcext:value-type="float">
            <text:p>-1,5</text:p>
          </table:table-cell>
          <table:table-cell office:value-type="float" office:value="0.01286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0-20-5-5-10-5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13208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10-1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2" calcext:value-type="float">
            <text:p>-1,2</text:p>
          </table:table-cell>
          <table:table-cell office:value-type="float" office:value="0.0178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10-1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2" calcext:value-type="float">
            <text:p>-1,2</text:p>
          </table:table-cell>
          <table:table-cell office:value-type="float" office:value="0.014445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2-10-10-20-3.dssp</text:p>
          </table:table-cell>
          <table:table-cell office:value-type="float" office:value="1" calcext:value-type="float">
            <text:p>1</text:p>
          </table:table-cell>
          <table:table-cell office:value-type="float" office:value="-1.545455" calcext:value-type="float">
            <text:p>-1,5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545455" calcext:value-type="float">
            <text:p>-1,55</text:p>
          </table:table-cell>
          <table:table-cell office:value-type="float" office:value="0.018717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10-10-20-4.dssp</text:p>
          </table:table-cell>
          <table:table-cell office:value-type="float" office:value="1" calcext:value-type="float">
            <text:p>1</text:p>
          </table:table-cell>
          <table:table-cell office:value-type="float" office:value="-0.714286" calcext:value-type="float">
            <text:p>-0,7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714286" calcext:value-type="float">
            <text:p>-0,71</text:p>
          </table:table-cell>
          <table:table-cell office:value-type="float" office:value="0.015683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CP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nd0-2-10-10-20-5.dssp</text:p>
          </table:table-cell>
          <table:table-cell office:value-type="float" office:value="1" calcext:value-type="float">
            <text:p>1</text:p>
          </table:table-cell>
          <table:table-cell office:value-type="float" office:value="-0.333333" calcext:value-type="float">
            <text:p>-0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333333" calcext:value-type="float">
            <text:p>-0,33</text:p>
          </table:table-cell>
          <table:table-cell office:value-type="float" office:value="0.013126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15-15-30-1.dssp</text:p>
          </table:table-cell>
          <table:table-cell office:value-type="float" office:value="1" calcext:value-type="float">
            <text:p>1</text:p>
          </table:table-cell>
          <table:table-cell office:value-type="float" office:value="-1.986486" calcext:value-type="float">
            <text:p>-1,9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986486" calcext:value-type="float">
            <text:p>-1,99</text:p>
          </table:table-cell>
          <table:table-cell office:value-type="float" office:value="0.056017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2-15-15-30-2.dssp</text:p>
          </table:table-cell>
          <table:table-cell office:value-type="float" office:value="1" calcext:value-type="float">
            <text:p>1</text:p>
          </table:table-cell>
          <table:table-cell office:value-type="float" office:value="-2.133333" calcext:value-type="float">
            <text:p>-2,1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133333" calcext:value-type="float">
            <text:p>-2,13</text:p>
          </table:table-cell>
          <table:table-cell office:value-type="float" office:value="0.028177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0-2-15-15-30-3.dssp</text:p>
          </table:table-cell>
          <table:table-cell office:value-type="float" office:value="1" calcext:value-type="float">
            <text:p>1</text:p>
          </table:table-cell>
          <table:table-cell office:value-type="float" office:value="-1.285714" calcext:value-type="float">
            <text:p>-1,2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285714" calcext:value-type="float">
            <text:p>-1,29</text:p>
          </table:table-cell>
          <table:table-cell office:value-type="float" office:value="0.049207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0-2-15-15-30-4.dssp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" calcext:value-type="float">
            <text:p>-1</text:p>
          </table:table-cell>
          <table:table-cell office:value-type="float" office:value="0.028238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0-2-15-15-30-5.dssp</text:p>
          </table:table-cell>
          <table:table-cell office:value-type="float" office:value="1" calcext:value-type="float">
            <text:p>1</text:p>
          </table:table-cell>
          <table:table-cell office:value-type="float" office:value="-0.666667" calcext:value-type="float">
            <text:p>-0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666667" calcext:value-type="float">
            <text:p>-0,67</text:p>
          </table:table-cell>
          <table:table-cell office:value-type="float" office:value="0.030741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20-20-40-1.dssp</text:p>
          </table:table-cell>
          <table:table-cell office:value-type="float" office:value="1" calcext:value-type="float">
            <text:p>1</text:p>
          </table:table-cell>
          <table:table-cell office:value-type="float" office:value="-1.69735" calcext:value-type="float">
            <text:p>-1,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69735" calcext:value-type="float">
            <text:p>-1,7</text:p>
          </table:table-cell>
          <table:table-cell office:value-type="float" office:value="0.099825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20-20-40-2.dssp</text:p>
          </table:table-cell>
          <table:table-cell office:value-type="float" office:value="1" calcext:value-type="float">
            <text:p>1</text:p>
          </table:table-cell>
          <table:table-cell office:value-type="float" office:value="-1.795057" calcext:value-type="float">
            <text:p>-1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795057" calcext:value-type="float">
            <text:p>-1,8</text:p>
          </table:table-cell>
          <table:table-cell office:value-type="float" office:value="0.078993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0-2-20-20-40-3.dssp</text:p>
          </table:table-cell>
          <table:table-cell office:value-type="float" office:value="1" calcext:value-type="float">
            <text:p>1</text:p>
          </table:table-cell>
          <table:table-cell office:value-type="float" office:value="-1.13269" calcext:value-type="float">
            <text:p>-1,1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13269" calcext:value-type="float">
            <text:p>-1,13</text:p>
          </table:table-cell>
          <table:table-cell office:value-type="float" office:value="0.105296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0-2-20-20-40-4.dssp</text:p>
          </table:table-cell>
          <table:table-cell office:value-type="float" office:value="1" calcext:value-type="float">
            <text:p>1</text:p>
          </table:table-cell>
          <table:table-cell office:value-type="float" office:value="-1.026128" calcext:value-type="float">
            <text:p>-1,0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026128" calcext:value-type="float">
            <text:p>-1,03</text:p>
          </table:table-cell>
          <table:table-cell office:value-type="float" office:value="0.075553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0-2-20-20-40-5.dssp</text:p>
          </table:table-cell>
          <table:table-cell office:value-type="float" office:value="1" calcext:value-type="float">
            <text:p>1</text:p>
          </table:table-cell>
          <table:table-cell office:value-type="float" office:value="-0.923077" calcext:value-type="float">
            <text:p>-0,9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923077" calcext:value-type="float">
            <text:p>-0,92</text:p>
          </table:table-cell>
          <table:table-cell office:value-type="float" office:value="0.052543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25-25-50-1.dssp</text:p>
          </table:table-cell>
          <table:table-cell office:value-type="float" office:value="1" calcext:value-type="float">
            <text:p>1</text:p>
          </table:table-cell>
          <table:table-cell office:value-type="float" office:value="-2.309301" calcext:value-type="float">
            <text:p>-2,3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309301" calcext:value-type="float">
            <text:p>-2,31</text:p>
          </table:table-cell>
          <table:table-cell office:value-type="float" office:value="0.249001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25-25-50-2.dssp</text:p>
          </table:table-cell>
          <table:table-cell office:value-type="float" office:value="1" calcext:value-type="float">
            <text:p>1</text:p>
          </table:table-cell>
          <table:table-cell office:value-type="float" office:value="-1.801292" calcext:value-type="float">
            <text:p>-1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801292" calcext:value-type="float">
            <text:p>-1,8</text:p>
          </table:table-cell>
          <table:table-cell office:value-type="float" office:value="0.189874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0-2-25-25-50-3.dssp</text:p>
          </table:table-cell>
          <table:table-cell office:value-type="float" office:value="1" calcext:value-type="float">
            <text:p>1</text:p>
          </table:table-cell>
          <table:table-cell office:value-type="float" office:value="-1.415375" calcext:value-type="float">
            <text:p>-1,4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415375" calcext:value-type="float">
            <text:p>-1,42</text:p>
          </table:table-cell>
          <table:table-cell office:value-type="float" office:value="0.198021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25-25-50-4.dssp</text:p>
          </table:table-cell>
          <table:table-cell office:value-type="float" office:value="1" calcext:value-type="float">
            <text:p>1</text:p>
          </table:table-cell>
          <table:table-cell office:value-type="float" office:value="-1.404154" calcext:value-type="float">
            <text:p>-1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404154" calcext:value-type="float">
            <text:p>-1,4</text:p>
          </table:table-cell>
          <table:table-cell office:value-type="float" office:value="0.120962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0-2-25-25-50-5.dssp</text:p>
          </table:table-cell>
          <table:table-cell office:value-type="float" office:value="1" calcext:value-type="float">
            <text:p>1</text:p>
          </table:table-cell>
          <table:table-cell office:value-type="float" office:value="-0.773793" calcext:value-type="float">
            <text:p>-0,7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773793" calcext:value-type="float">
            <text:p>-0,77</text:p>
          </table:table-cell>
          <table:table-cell office:value-type="float" office:value="0.170709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5-5-1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10139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0-2-5-5-10-2.dssp</text:p>
          </table:table-cell>
          <table:table-cell office:value-type="float" office:value="1" calcext:value-type="float">
            <text:p>1</text:p>
          </table:table-cell>
          <table:table-cell office:value-type="float" office:value="-0.333333" calcext:value-type="float">
            <text:p>-0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333333" calcext:value-type="float">
            <text:p>-0,33</text:p>
          </table:table-cell>
          <table:table-cell office:value-type="float" office:value="0.010583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5-5-10-3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82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5-5-10-4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905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5-5-10-5.dssp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" calcext:value-type="float">
            <text:p>-1</text:p>
          </table:table-cell>
          <table:table-cell office:value-type="float" office:value="0.010515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10-1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2.970917" calcext:value-type="float">
            <text:p>-2,9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970917" calcext:value-type="float">
            <text:p>-2,97</text:p>
          </table:table-cell>
          <table:table-cell office:value-type="float" office:value="0.022776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10-1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2.087762" calcext:value-type="float">
            <text:p>-2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087762" calcext:value-type="float">
            <text:p>-2,09</text:p>
          </table:table-cell>
          <table:table-cell office:value-type="float" office:value="0.02293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10-10-20-3.dssp</text:p>
          </table:table-cell>
          <table:table-cell office:value-type="float" office:value="1" calcext:value-type="float">
            <text:p>1</text:p>
          </table:table-cell>
          <table:table-cell office:value-type="float" office:value="-1.612431" calcext:value-type="float">
            <text:p>-1,6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612431" calcext:value-type="float">
            <text:p>-1,61</text:p>
          </table:table-cell>
          <table:table-cell office:value-type="float" office:value="0.020701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10-10-20-4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12938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10-10-20-5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11746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15-15-30-1.dssp</text:p>
          </table:table-cell>
          <table:table-cell office:value-type="float" office:value="1" calcext:value-type="float">
            <text:p>1</text:p>
          </table:table-cell>
          <table:table-cell office:value-type="float" office:value="-2.71901" calcext:value-type="float">
            <text:p>-2,7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71901" calcext:value-type="float">
            <text:p>-2,72</text:p>
          </table:table-cell>
          <table:table-cell office:value-type="float" office:value="0.061642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15-15-30-2.dssp</text:p>
          </table:table-cell>
          <table:table-cell office:value-type="float" office:value="1" calcext:value-type="float">
            <text:p>1</text:p>
          </table:table-cell>
          <table:table-cell office:value-type="float" office:value="-2.479795" calcext:value-type="float">
            <text:p>-2,4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479795" calcext:value-type="float">
            <text:p>-2,48</text:p>
          </table:table-cell>
          <table:table-cell office:value-type="float" office:value="0.057719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15-15-30-3.dssp</text:p>
          </table:table-cell>
          <table:table-cell office:value-type="float" office:value="1" calcext:value-type="float">
            <text:p>1</text:p>
          </table:table-cell>
          <table:table-cell office:value-type="float" office:value="-2.834081" calcext:value-type="float">
            <text:p>-2,8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834081" calcext:value-type="float">
            <text:p>-2,83</text:p>
          </table:table-cell>
          <table:table-cell office:value-type="float" office:value="0.032249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15-15-30-4.dssp</text:p>
          </table:table-cell>
          <table:table-cell office:value-type="float" office:value="1" calcext:value-type="float">
            <text:p>1</text:p>
          </table:table-cell>
          <table:table-cell office:value-type="float" office:value="-1.638196" calcext:value-type="float">
            <text:p>-1,6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638196" calcext:value-type="float">
            <text:p>-1,64</text:p>
          </table:table-cell>
          <table:table-cell office:value-type="float" office:value="0.036283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15-15-30-5.dssp</text:p>
          </table:table-cell>
          <table:table-cell office:value-type="float" office:value="1" calcext:value-type="float">
            <text:p>1</text:p>
          </table:table-cell>
          <table:table-cell office:value-type="float" office:value="-1.868812" calcext:value-type="float">
            <text:p>-1,8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868812" calcext:value-type="float">
            <text:p>-1,87</text:p>
          </table:table-cell>
          <table:table-cell office:value-type="float" office:value="0.025267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and0-4-20-20-40-1.dssp</text:p>
          </table:table-cell>
          <table:table-cell office:value-type="float" office:value="1" calcext:value-type="float">
            <text:p>1</text:p>
          </table:table-cell>
          <table:table-cell office:value-type="float" office:value="-4.330308" calcext:value-type="float">
            <text:p>-4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330308" calcext:value-type="float">
            <text:p>-4,33</text:p>
          </table:table-cell>
          <table:table-cell office:value-type="float" office:value="0.071869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20-20-40-2.dssp</text:p>
          </table:table-cell>
          <table:table-cell office:value-type="float" office:value="1" calcext:value-type="float">
            <text:p>1</text:p>
          </table:table-cell>
          <table:table-cell office:value-type="float" office:value="-3.499769" calcext:value-type="float">
            <text:p>-3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499769" calcext:value-type="float">
            <text:p>-3,5</text:p>
          </table:table-cell>
          <table:table-cell office:value-type="float" office:value="0.11508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20-20-40-3.dssp</text:p>
          </table:table-cell>
          <table:table-cell office:value-type="float" office:value="1" calcext:value-type="float">
            <text:p>1</text:p>
          </table:table-cell>
          <table:table-cell office:value-type="float" office:value="-2.914478" calcext:value-type="float">
            <text:p>-2,9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914478" calcext:value-type="float">
            <text:p>-2,91</text:p>
          </table:table-cell>
          <table:table-cell office:value-type="float" office:value="0.101029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20-20-40-4.dssp</text:p>
          </table:table-cell>
          <table:table-cell office:value-type="float" office:value="1" calcext:value-type="float">
            <text:p>1</text:p>
          </table:table-cell>
          <table:table-cell office:value-type="float" office:value="-2.740054" calcext:value-type="float">
            <text:p>-2,7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740054" calcext:value-type="float">
            <text:p>-2,74</text:p>
          </table:table-cell>
          <table:table-cell office:value-type="float" office:value="0.069366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20-20-40-5.dssp</text:p>
          </table:table-cell>
          <table:table-cell office:value-type="float" office:value="1" calcext:value-type="float">
            <text:p>1</text:p>
          </table:table-cell>
          <table:table-cell office:value-type="float" office:value="-2.104613" calcext:value-type="float">
            <text:p>-2,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104613" calcext:value-type="float">
            <text:p>-2,1</text:p>
          </table:table-cell>
          <table:table-cell office:value-type="float" office:value="0.045308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and0-4-25-25-50-1.dssp</text:p>
          </table:table-cell>
          <table:table-cell office:value-type="float" office:value="1" calcext:value-type="float">
            <text:p>1</text:p>
          </table:table-cell>
          <table:table-cell office:value-type="float" office:value="-4.719633" calcext:value-type="float">
            <text:p>-4,7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719633" calcext:value-type="float">
            <text:p>-4,72</text:p>
          </table:table-cell>
          <table:table-cell office:value-type="float" office:value="0.235267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25-25-50-2.dssp</text:p>
          </table:table-cell>
          <table:table-cell office:value-type="float" office:value="1" calcext:value-type="float">
            <text:p>1</text:p>
          </table:table-cell>
          <table:table-cell office:value-type="float" office:value="-3.741614" calcext:value-type="float">
            <text:p>-3,7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741614" calcext:value-type="float">
            <text:p>-3,74</text:p>
          </table:table-cell>
          <table:table-cell office:value-type="float" office:value="0.202118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25-25-50-3.dssp</text:p>
          </table:table-cell>
          <table:table-cell office:value-type="float" office:value="1" calcext:value-type="float">
            <text:p>1</text:p>
          </table:table-cell>
          <table:table-cell office:value-type="float" office:value="-3.405584" calcext:value-type="float">
            <text:p>-3,4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405584" calcext:value-type="float">
            <text:p>-3,41</text:p>
          </table:table-cell>
          <table:table-cell office:value-type="float" office:value="0.158191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25-25-50-4.dssp</text:p>
          </table:table-cell>
          <table:table-cell office:value-type="float" office:value="1" calcext:value-type="float">
            <text:p>1</text:p>
          </table:table-cell>
          <table:table-cell office:value-type="float" office:value="-3.281196" calcext:value-type="float">
            <text:p>-3,2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281196" calcext:value-type="float">
            <text:p>-3,28</text:p>
          </table:table-cell>
          <table:table-cell office:value-type="float" office:value="0.097365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25-25-50-5.dssp</text:p>
          </table:table-cell>
          <table:table-cell office:value-type="float" office:value="1" calcext:value-type="float">
            <text:p>1</text:p>
          </table:table-cell>
          <table:table-cell office:value-type="float" office:value="-2.644282" calcext:value-type="float">
            <text:p>-2,6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644282" calcext:value-type="float">
            <text:p>-2,64</text:p>
          </table:table-cell>
          <table:table-cell office:value-type="float" office:value="0.084595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string" calcext:value-type="string">
            <text:p>rand0-4-5-5-1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.003362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5-5-10-2.dssp</text:p>
          </table:table-cell>
          <table:table-cell office:value-type="float" office:value="1" calcext:value-type="float">
            <text:p>1</text:p>
          </table:table-cell>
          <table:table-cell office:value-type="float" office:value="-1.6" calcext:value-type="float">
            <text:p>-1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6" calcext:value-type="float">
            <text:p>-1,6</text:p>
          </table:table-cell>
          <table:table-cell office:value-type="float" office:value="0.010968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string" calcext:value-type="string">
            <text:p>rand0-4-5-5-10-3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417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0-4-5-5-10-4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937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0-4-5-5-10-5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1003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</table:table>
      <table:table table:name="Resumo" table:style-name="ta1">
        <table:table-column table:style-name="co37" table:default-cell-style-name="Default"/>
        <table:table-column table:style-name="co36" table:number-columns-repeated="6" table:default-cell-style-name="Default"/>
        <table:table-column table:style-name="co36" table:default-cell-style-name="ce11"/>
        <table:table-column table:style-name="co36" table:default-cell-style-name="Default"/>
        <table:table-column table:style-name="co36" table:default-cell-style-name="ce11"/>
        <table:table-column table:style-name="co36" table:default-cell-style-name="Default"/>
        <table:table-column table:style-name="co36" table:default-cell-style-name="ce12"/>
        <table:table-column table:style-name="co36" table:number-columns-repeated="2" table:default-cell-style-name="Default"/>
        <table:table-column table:style-name="co38" table:default-cell-style-name="Default"/>
        <table:table-column table:style-name="co36" table:number-columns-repeated="5" table:default-cell-style-name="Default"/>
        <table:table-row table:style-name="ro4">
          <table:table-cell table:formula="of:=[Global.C1]" office:value-type="string" office:string-value="name" calcext:value-type="string">
            <text:p>name</text:p>
          </table:table-cell>
          <table:table-cell table:formula="of:=[Global.D1]" office:value-type="string" office:string-value="lb" calcext:value-type="string">
            <text:p>lb</text:p>
          </table:table-cell>
          <table:table-cell table:formula="of:=[Global.E1]" office:value-type="string" office:string-value="ub" calcext:value-type="string">
            <text:p>ub</text:p>
          </table:table-cell>
          <table:table-cell table:formula="of:=[Global.F1]" office:value-type="string" office:string-value="root" calcext:value-type="string">
            <text:p>root</text:p>
          </table:table-cell>
          <table:table-cell table:formula="of:=[Global.G1]" office:value-type="string" office:string-value="time" calcext:value-type="string">
            <text:p>tim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VNS</text:p>
          </table:table-cell>
          <table:table-cell table:style-name="Default" office:value-type="string" calcext:value-type="string">
            <text:p>DIST Root</text:p>
          </table:table-cell>
          <table:table-cell office:value-type="string" calcext:value-type="string">
            <text:p>DIST RA</text:p>
          </table:table-cell>
          <table:table-cell table:style-name="Default" office:value-type="string" calcext:value-type="string">
            <text:p>DIST VNS</text:p>
          </table:table-cell>
          <table:table-cell/>
          <table:table-cell table:style-name="Default" office:value-type="string" calcext:value-type="string">
            <text:p>Melhor</text:p>
          </table:table-cell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Venceu # vezes</text:p>
          </table:table-cell>
          <table:table-cell/>
          <table:table-cell office:value-type="string" calcext:value-type="string">
            <text:p>VNS</text:p>
          </table:table-cell>
          <table:table-cell table:number-columns-repeated="3"/>
        </table:table-row>
        <table:table-row table:style-name="ro3">
          <table:table-cell table:formula="of:=[Global.C2]" office:value-type="string" office:string-value="rand0-20-10-10-20-1,dssp" calcext:value-type="string">
            <text:p>rand0-20-10-10-20-1,dssp</text:p>
          </table:table-cell>
          <table:table-cell table:formula="of:=[Global.D2]" office:value-type="float" office:value="-3" calcext:value-type="float">
            <text:p>-3</text:p>
          </table:table-cell>
          <table:table-cell table:formula="of:=[Global.E2]" office:value-type="float" office:value="-3" calcext:value-type="float">
            <text:p>-3</text:p>
          </table:table-cell>
          <table:table-cell table:formula="of:=[Global.F2]" office:value-type="float" office:value="-3.179487" calcext:value-type="float">
            <text:p>-3,18</text:p>
          </table:table-cell>
          <table:table-cell table:formula="of:=[Global.G2]" office:value-type="float" office:value="0.060915" calcext:value-type="float">
            <text:p>0,06</text:p>
          </table:table-cell>
          <table:table-cell table:formula="of:=[RA.J2]" office:value-type="float" office:value="-2" calcext:value-type="float">
            <text:p>-2</text:p>
          </table:table-cell>
          <table:table-cell table:formula="of:=[VNS.H2]" office:value-type="float" office:value="-3" calcext:value-type="float">
            <text:p>-3</text:p>
          </table:table-cell>
          <table:table-cell table:formula="of:=IF([.D2]&lt;0; IF([.D2]&lt;0; [.F2]-[.D2]; [.F2]+[.D2]); IF([.D2]&lt;0; [.F2]-[.D2]; [.F2]+[.D2]))" office:value-type="float" office:value="1.179487" calcext:value-type="float">
            <text:p>1,18</text:p>
          </table:table-cell>
          <table:table-cell table:formula="of:=IF([.F2]&lt;0; IF([.C2]&lt;0; [.F2]-[.C2]; [.F2]+[.C2]); IF([.C2]&lt;0; [.F2]-[.C2]; [.F2]+[.C2]))" office:value-type="float" office:value="1" calcext:value-type="float">
            <text:p>1</text:p>
          </table:table-cell>
          <table:table-cell table:formula="of:=IF([.G2]&lt;0; IF([.C2]&lt;0; [.G2]-[.C2]; [.G2]+[.C2]); IF([.C2]&lt;0; [.G2]-[.C2]; [.G2]+[.C2]))" office:value-type="float" office:value="0" calcext:value-type="float">
            <text:p>0</text:p>
          </table:table-cell>
          <table:table-cell/>
          <table:table-cell table:formula="of:=IF([.I2]=[.J2]; &quot;IGUAL&quot;; IF([.I2]&lt;[.J2]; &quot;RA&quot;; &quot;VNS&quot;))" office:value-type="string" office:string-value="VNS" calcext:value-type="string">
            <text:p>V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ual</text:p>
          </table:table-cell>
          <table:table-cell table:formula="of:=COUNTIFS([.L2:.L76];&quot;=IGUAL&quot;)" office:value-type="float" office:value="35" calcext:value-type="float">
            <text:p>35</text:p>
          </table:table-cell>
          <table:table-cell table:style-name="ce14" table:formula="of:=[.O2]/75" office:value-type="percentage" office:value="0.466666666666667" calcext:value-type="percentage">
            <text:p>46,67%</text:p>
          </table:table-cell>
          <table:table-cell table:formula="of:=SUM([.I2:.I76])/75" office:value-type="float" office:value="1.26666666666667" calcext:value-type="float">
            <text:p>1,27</text:p>
          </table:table-cell>
          <table:table-cell table:formula="of:=([.I2]-[.Q2])*([.I2]-[.Q2])" office:value-type="float" office:value="0.0711111111111111" calcext:value-type="float">
            <text:p>0,07</text:p>
          </table:table-cell>
          <table:table-cell table:formula="of:=SUM([.J2:.J76])/75" office:value-type="float" office:value="0.586666666666667" calcext:value-type="float">
            <text:p>0,59</text:p>
          </table:table-cell>
          <table:table-cell table:formula="of:=([.J2]-[.S2])*([.J2]-[.S2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3]" office:value-type="string" office:string-value="rand0-20-10-10-20-2,dssp" calcext:value-type="string">
            <text:p>rand0-20-10-10-20-2,dssp</text:p>
          </table:table-cell>
          <table:table-cell table:formula="of:=[Global.D3]" office:value-type="float" office:value="-2" calcext:value-type="float">
            <text:p>-2</text:p>
          </table:table-cell>
          <table:table-cell table:formula="of:=[Global.E3]" office:value-type="float" office:value="-2" calcext:value-type="float">
            <text:p>-2</text:p>
          </table:table-cell>
          <table:table-cell table:formula="of:=[Global.F3]" office:value-type="float" office:value="-2.676471" calcext:value-type="float">
            <text:p>-2,68</text:p>
          </table:table-cell>
          <table:table-cell table:formula="of:=[Global.G3]" office:value-type="float" office:value="0.067099" calcext:value-type="float">
            <text:p>0,07</text:p>
          </table:table-cell>
          <table:table-cell table:formula="of:=[RA.J3]" office:value-type="float" office:value="-1" calcext:value-type="float">
            <text:p>-1</text:p>
          </table:table-cell>
          <table:table-cell table:formula="of:=[VNS.H3]" office:value-type="float" office:value="-2" calcext:value-type="float">
            <text:p>-2</text:p>
          </table:table-cell>
          <table:table-cell table:formula="of:=IF([.D3]&lt;0; IF([.D3]&lt;0; [.F3]-[.D3]; [.F3]+[.D3]); IF([.D3]&lt;0; [.F3]-[.D3]; [.F3]+[.D3]))" office:value-type="float" office:value="1.676471" calcext:value-type="float">
            <text:p>1,68</text:p>
          </table:table-cell>
          <table:table-cell table:formula="of:=IF([.F3]&lt;0; IF([.C3]&lt;0; [.F3]-[.C3]; [.F3]+[.C3]); IF([.C3]&lt;0; [.F3]-[.C3]; [.F3]+[.C3]))" office:value-type="float" office:value="1" calcext:value-type="float">
            <text:p>1</text:p>
          </table:table-cell>
          <table:table-cell table:formula="of:=IF([.G3]&lt;0; IF([.C3]&lt;0; [.G3]-[.C3]; [.G3]+[.C3]); IF([.C3]&lt;0; [.G3]-[.C3]; [.G3]+[.C3]))" office:value-type="float" office:value="0" calcext:value-type="float">
            <text:p>0</text:p>
          </table:table-cell>
          <table:table-cell/>
          <table:table-cell table:formula="of:=IF([.I3]=[.J3]; &quot;IGUAL&quot;; IF([.I3]&lt;[.J3]; &quot;RA&quot;; &quot;VNS&quot;))" office:value-type="string" office:string-value="VNS" calcext:value-type="string">
            <text:p>V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formula="of:=COUNTIFS([.L2:.L76];&quot;=VNS&quot;)" office:value-type="float" office:value="40" calcext:value-type="float">
            <text:p>40</text:p>
          </table:table-cell>
          <table:table-cell table:style-name="ce14" table:formula="of:=[.O3]/75" office:value-type="percentage" office:value="0.533333333333333" calcext:value-type="percentage">
            <text:p>53,33%</text:p>
          </table:table-cell>
          <table:table-cell table:formula="of:=[.Q2]" office:value-type="float" office:value="1.26666666666667" calcext:value-type="float">
            <text:p>1,27</text:p>
          </table:table-cell>
          <table:table-cell table:formula="of:=([.I3]-[.Q3])*([.I3]-[.Q3])" office:value-type="float" office:value="0.0711111111111111" calcext:value-type="float">
            <text:p>0,07</text:p>
          </table:table-cell>
          <table:table-cell table:formula="of:=[.S2]" office:value-type="float" office:value="0.586666666666667" calcext:value-type="float">
            <text:p>0,59</text:p>
          </table:table-cell>
          <table:table-cell table:formula="of:=([.J3]-[.S3])*([.J3]-[.S3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4]" office:value-type="string" office:string-value="rand0-20-10-10-20-3,dssp" calcext:value-type="string">
            <text:p>rand0-20-10-10-20-3,dssp</text:p>
          </table:table-cell>
          <table:table-cell table:formula="of:=[Global.D4]" office:value-type="float" office:value="-2" calcext:value-type="float">
            <text:p>-2</text:p>
          </table:table-cell>
          <table:table-cell table:formula="of:=[Global.E4]" office:value-type="float" office:value="-2" calcext:value-type="float">
            <text:p>-2</text:p>
          </table:table-cell>
          <table:table-cell table:formula="of:=[Global.F4]" office:value-type="float" office:value="-2.816964" calcext:value-type="float">
            <text:p>-2,82</text:p>
          </table:table-cell>
          <table:table-cell table:formula="of:=[Global.G4]" office:value-type="float" office:value="0.069969" calcext:value-type="float">
            <text:p>0,07</text:p>
          </table:table-cell>
          <table:table-cell table:formula="of:=[RA.J4]" office:value-type="float" office:value="-2" calcext:value-type="float">
            <text:p>-2</text:p>
          </table:table-cell>
          <table:table-cell table:formula="of:=[VNS.H4]" office:value-type="float" office:value="-2" calcext:value-type="float">
            <text:p>-2</text:p>
          </table:table-cell>
          <table:table-cell table:formula="of:=IF([.D4]&lt;0; IF([.D4]&lt;0; [.F4]-[.D4]; [.F4]+[.D4]); IF([.D4]&lt;0; [.F4]-[.D4]; [.F4]+[.D4]))" office:value-type="float" office:value="0.816964" calcext:value-type="float">
            <text:p>0,82</text:p>
          </table:table-cell>
          <table:table-cell table:formula="of:=IF([.F4]&lt;0; IF([.C4]&lt;0; [.F4]-[.C4]; [.F4]+[.C4]); IF([.C4]&lt;0; [.F4]-[.C4]; [.F4]+[.C4]))" office:value-type="float" office:value="0" calcext:value-type="float">
            <text:p>0</text:p>
          </table:table-cell>
          <table:table-cell table:formula="of:=IF([.G4]&lt;0; IF([.C4]&lt;0; [.G4]-[.C4]; [.G4]+[.C4]); IF([.C4]&lt;0; [.G4]-[.C4]; [.G4]+[.C4]))" office:value-type="float" office:value="0" calcext:value-type="float">
            <text:p>0</text:p>
          </table:table-cell>
          <table:table-cell/>
          <table:table-cell table:formula="of:=IF([.I4]=[.J4]; &quot;IGUAL&quot;; IF([.I4]&lt;[.J4]; &quot;RA&quot;; &quot;VNS&quot;))" office:value-type="string" office:string-value="IGUAL" calcext:value-type="string">
            <text:p>IG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</text:p>
          </table:table-cell>
          <table:table-cell table:formula="of:=COUNTIFS([.L2:.L76];&quot;=RA&quot;)" office:value-type="float" office:value="0" calcext:value-type="float">
            <text:p>0</text:p>
          </table:table-cell>
          <table:table-cell/>
          <table:table-cell table:formula="of:=[.Q3]" office:value-type="float" office:value="1.26666666666667" calcext:value-type="float">
            <text:p>1,27</text:p>
          </table:table-cell>
          <table:table-cell table:formula="of:=([.I4]-[.Q4])*([.I4]-[.Q4])" office:value-type="float" office:value="1.60444444444444" calcext:value-type="float">
            <text:p>1,6</text:p>
          </table:table-cell>
          <table:table-cell table:formula="of:=[.S3]" office:value-type="float" office:value="0.586666666666667" calcext:value-type="float">
            <text:p>0,59</text:p>
          </table:table-cell>
          <table:table-cell table:formula="of:=([.J4]-[.S4])*([.J4]-[.S4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5]" office:value-type="string" office:string-value="rand0-20-10-10-20-4,dssp" calcext:value-type="string">
            <text:p>rand0-20-10-10-20-4,dssp</text:p>
          </table:table-cell>
          <table:table-cell table:formula="of:=[Global.D5]" office:value-type="float" office:value="-2" calcext:value-type="float">
            <text:p>-2</text:p>
          </table:table-cell>
          <table:table-cell table:formula="of:=[Global.E5]" office:value-type="float" office:value="-2" calcext:value-type="float">
            <text:p>-2</text:p>
          </table:table-cell>
          <table:table-cell table:formula="of:=[Global.F5]" office:value-type="float" office:value="-2" calcext:value-type="float">
            <text:p>-2</text:p>
          </table:table-cell>
          <table:table-cell table:formula="of:=[Global.G5]" office:value-type="float" office:value="0.01081" calcext:value-type="float">
            <text:p>0,01</text:p>
          </table:table-cell>
          <table:table-cell table:formula="of:=[RA.J5]" office:value-type="float" office:value="-2" calcext:value-type="float">
            <text:p>-2</text:p>
          </table:table-cell>
          <table:table-cell table:formula="of:=[VNS.H5]" office:value-type="float" office:value="-2" calcext:value-type="float">
            <text:p>-2</text:p>
          </table:table-cell>
          <table:table-cell table:formula="of:=IF([.D5]&lt;0; IF([.D5]&lt;0; [.F5]-[.D5]; [.F5]+[.D5]); IF([.D5]&lt;0; [.F5]-[.D5]; [.F5]+[.D5]))" office:value-type="float" office:value="0" calcext:value-type="float">
            <text:p>0</text:p>
          </table:table-cell>
          <table:table-cell table:formula="of:=IF([.F5]&lt;0; IF([.C5]&lt;0; [.F5]-[.C5]; [.F5]+[.C5]); IF([.C5]&lt;0; [.F5]-[.C5]; [.F5]+[.C5]))" office:value-type="float" office:value="0" calcext:value-type="float">
            <text:p>0</text:p>
          </table:table-cell>
          <table:table-cell table:formula="of:=IF([.G5]&lt;0; IF([.C5]&lt;0; [.G5]-[.C5]; [.G5]+[.C5]); IF([.C5]&lt;0; [.G5]-[.C5]; [.G5]+[.C5]))" office:value-type="float" office:value="0" calcext:value-type="float">
            <text:p>0</text:p>
          </table:table-cell>
          <table:table-cell/>
          <table:table-cell table:formula="of:=IF([.I5]=[.J5]; &quot;IGUAL&quot;; IF([.I5]&lt;[.J5]; &quot;RA&quot;; &quot;VNS&quot;))" office:value-type="string" office:string-value="IGUAL" calcext:value-type="string">
            <text:p>IGUA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Q4]" office:value-type="float" office:value="1.26666666666667" calcext:value-type="float">
            <text:p>1,27</text:p>
          </table:table-cell>
          <table:table-cell table:formula="of:=([.I5]-[.Q5])*([.I5]-[.Q5])" office:value-type="float" office:value="1.60444444444444" calcext:value-type="float">
            <text:p>1,6</text:p>
          </table:table-cell>
          <table:table-cell table:formula="of:=[.S4]" office:value-type="float" office:value="0.586666666666667" calcext:value-type="float">
            <text:p>0,59</text:p>
          </table:table-cell>
          <table:table-cell table:formula="of:=([.J5]-[.S5])*([.J5]-[.S5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6]" office:value-type="string" office:string-value="rand0-20-10-10-20-5,dssp" calcext:value-type="string">
            <text:p>rand0-20-10-10-20-5,dssp</text:p>
          </table:table-cell>
          <table:table-cell table:formula="of:=[Global.D6]" office:value-type="float" office:value="-1" calcext:value-type="float">
            <text:p>-1</text:p>
          </table:table-cell>
          <table:table-cell table:formula="of:=[Global.E6]" office:value-type="float" office:value="-1" calcext:value-type="float">
            <text:p>-1</text:p>
          </table:table-cell>
          <table:table-cell table:formula="of:=[Global.F6]" office:value-type="float" office:value="-1.857143" calcext:value-type="float">
            <text:p>-1,86</text:p>
          </table:table-cell>
          <table:table-cell table:formula="of:=[Global.G6]" office:value-type="float" office:value="0.096521" calcext:value-type="float">
            <text:p>0,1</text:p>
          </table:table-cell>
          <table:table-cell table:formula="of:=[RA.J6]" office:value-type="float" office:value="-1" calcext:value-type="float">
            <text:p>-1</text:p>
          </table:table-cell>
          <table:table-cell table:formula="of:=[VNS.H6]" office:value-type="float" office:value="-1" calcext:value-type="float">
            <text:p>-1</text:p>
          </table:table-cell>
          <table:table-cell table:formula="of:=IF([.D6]&lt;0; IF([.D6]&lt;0; [.F6]-[.D6]; [.F6]+[.D6]); IF([.D6]&lt;0; [.F6]-[.D6]; [.F6]+[.D6]))" office:value-type="float" office:value="0.857143" calcext:value-type="float">
            <text:p>0,86</text:p>
          </table:table-cell>
          <table:table-cell table:formula="of:=IF([.F6]&lt;0; IF([.C6]&lt;0; [.F6]-[.C6]; [.F6]+[.C6]); IF([.C6]&lt;0; [.F6]-[.C6]; [.F6]+[.C6]))" office:value-type="float" office:value="0" calcext:value-type="float">
            <text:p>0</text:p>
          </table:table-cell>
          <table:table-cell table:formula="of:=IF([.G6]&lt;0; IF([.C6]&lt;0; [.G6]-[.C6]; [.G6]+[.C6]); IF([.C6]&lt;0; [.G6]-[.C6]; [.G6]+[.C6]))" office:value-type="float" office:value="0" calcext:value-type="float">
            <text:p>0</text:p>
          </table:table-cell>
          <table:table-cell/>
          <table:table-cell table:formula="of:=IF([.I6]=[.J6]; &quot;IGUAL&quot;; IF([.I6]&lt;[.J6]; &quot;RA&quot;; &quot;VNS&quot;))" office:value-type="string" office:string-value="IGUAL" calcext:value-type="string">
            <text:p>IGUAL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Q5]" office:value-type="float" office:value="1.26666666666667" calcext:value-type="float">
            <text:p>1,27</text:p>
          </table:table-cell>
          <table:table-cell table:formula="of:=([.I6]-[.Q6])*([.I6]-[.Q6])" office:value-type="float" office:value="1.60444444444444" calcext:value-type="float">
            <text:p>1,6</text:p>
          </table:table-cell>
          <table:table-cell table:formula="of:=[.S5]" office:value-type="float" office:value="0.586666666666667" calcext:value-type="float">
            <text:p>0,59</text:p>
          </table:table-cell>
          <table:table-cell table:formula="of:=([.J6]-[.S6])*([.J6]-[.S6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7]" office:value-type="string" office:string-value="rand0-20-15-15-30-1,dssp" calcext:value-type="string">
            <text:p>rand0-20-15-15-30-1,dssp</text:p>
          </table:table-cell>
          <table:table-cell table:formula="of:=[Global.D7]" office:value-type="float" office:value="-4" calcext:value-type="float">
            <text:p>-4</text:p>
          </table:table-cell>
          <table:table-cell table:formula="of:=[Global.E7]" office:value-type="float" office:value="-4" calcext:value-type="float">
            <text:p>-4</text:p>
          </table:table-cell>
          <table:table-cell table:formula="of:=[Global.F7]" office:value-type="float" office:value="-4.369565" calcext:value-type="float">
            <text:p>-4,37</text:p>
          </table:table-cell>
          <table:table-cell table:formula="of:=[Global.G7]" office:value-type="float" office:value="0.089092" calcext:value-type="float">
            <text:p>0,09</text:p>
          </table:table-cell>
          <table:table-cell table:formula="of:=[RA.J7]" office:value-type="float" office:value="-3" calcext:value-type="float">
            <text:p>-3</text:p>
          </table:table-cell>
          <table:table-cell table:formula="of:=[VNS.H7]" office:value-type="float" office:value="-3" calcext:value-type="float">
            <text:p>-3</text:p>
          </table:table-cell>
          <table:table-cell table:formula="of:=IF([.D7]&lt;0; IF([.D7]&lt;0; [.F7]-[.D7]; [.F7]+[.D7]); IF([.D7]&lt;0; [.F7]-[.D7]; [.F7]+[.D7]))" office:value-type="float" office:value="1.369565" calcext:value-type="float">
            <text:p>1,37</text:p>
          </table:table-cell>
          <table:table-cell table:formula="of:=IF([.F7]&lt;0; IF([.C7]&lt;0; [.F7]-[.C7]; [.F7]+[.C7]); IF([.C7]&lt;0; [.F7]-[.C7]; [.F7]+[.C7]))" office:value-type="float" office:value="1" calcext:value-type="float">
            <text:p>1</text:p>
          </table:table-cell>
          <table:table-cell table:formula="of:=IF([.G7]&lt;0; IF([.C7]&lt;0; [.G7]-[.C7]; [.G7]+[.C7]); IF([.C7]&lt;0; [.G7]-[.C7]; [.G7]+[.C7]))" office:value-type="float" office:value="1" calcext:value-type="float">
            <text:p>1</text:p>
          </table:table-cell>
          <table:table-cell/>
          <table:table-cell table:formula="of:=IF([.I7]=[.J7]; &quot;IGUAL&quot;; IF([.I7]&lt;[.J7]; &quot;RA&quot;; &quot;VNS&quot;))" office:value-type="string" office:string-value="IGUAL" calcext:value-type="string">
            <text:p>IGU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_BARRA</text:p>
          </table:table-cell>
          <table:table-cell table:formula="of:=AVERAGE([.H2:.H76])" office:value-type="float" office:value="1.81599704" calcext:value-type="float">
            <text:p>1,82</text:p>
          </table:table-cell>
          <table:table-cell/>
          <table:table-cell table:formula="of:=[.Q6]" office:value-type="float" office:value="1.26666666666667" calcext:value-type="float">
            <text:p>1,27</text:p>
          </table:table-cell>
          <table:table-cell table:formula="of:=([.I7]-[.Q7])*([.I7]-[.Q7])" office:value-type="float" office:value="0.0711111111111111" calcext:value-type="float">
            <text:p>0,07</text:p>
          </table:table-cell>
          <table:table-cell table:formula="of:=[.S6]" office:value-type="float" office:value="0.586666666666667" calcext:value-type="float">
            <text:p>0,59</text:p>
          </table:table-cell>
          <table:table-cell table:formula="of:=([.J7]-[.S7])*([.J7]-[.S7])" office:value-type="float" office:value="0.170844444444444" calcext:value-type="float">
            <text:p>0,17</text:p>
          </table:table-cell>
        </table:table-row>
        <table:table-row table:style-name="ro3">
          <table:table-cell table:formula="of:=[Global.C8]" office:value-type="string" office:string-value="rand0-20-15-15-30-2,dssp" calcext:value-type="string">
            <text:p>rand0-20-15-15-30-2,dssp</text:p>
          </table:table-cell>
          <table:table-cell table:formula="of:=[Global.D8]" office:value-type="float" office:value="-3" calcext:value-type="float">
            <text:p>-3</text:p>
          </table:table-cell>
          <table:table-cell table:formula="of:=[Global.E8]" office:value-type="float" office:value="-3" calcext:value-type="float">
            <text:p>-3</text:p>
          </table:table-cell>
          <table:table-cell table:formula="of:=[Global.F8]" office:value-type="float" office:value="-3.792472" calcext:value-type="float">
            <text:p>-3,79</text:p>
          </table:table-cell>
          <table:table-cell table:formula="of:=[Global.G8]" office:value-type="float" office:value="0.342487" calcext:value-type="float">
            <text:p>0,34</text:p>
          </table:table-cell>
          <table:table-cell table:formula="of:=[RA.J8]" office:value-type="float" office:value="-2" calcext:value-type="float">
            <text:p>-2</text:p>
          </table:table-cell>
          <table:table-cell table:formula="of:=[VNS.H8]" office:value-type="float" office:value="-3" calcext:value-type="float">
            <text:p>-3</text:p>
          </table:table-cell>
          <table:table-cell table:formula="of:=IF([.D8]&lt;0; IF([.D8]&lt;0; [.F8]-[.D8]; [.F8]+[.D8]); IF([.D8]&lt;0; [.F8]-[.D8]; [.F8]+[.D8]))" office:value-type="float" office:value="1.792472" calcext:value-type="float">
            <text:p>1,79</text:p>
          </table:table-cell>
          <table:table-cell table:formula="of:=IF([.F8]&lt;0; IF([.C8]&lt;0; [.F8]-[.C8]; [.F8]+[.C8]); IF([.C8]&lt;0; [.F8]-[.C8]; [.F8]+[.C8]))" office:value-type="float" office:value="1" calcext:value-type="float">
            <text:p>1</text:p>
          </table:table-cell>
          <table:table-cell table:formula="of:=IF([.G8]&lt;0; IF([.C8]&lt;0; [.G8]-[.C8]; [.G8]+[.C8]); IF([.C8]&lt;0; [.G8]-[.C8]; [.G8]+[.C8]))" office:value-type="float" office:value="0" calcext:value-type="float">
            <text:p>0</text:p>
          </table:table-cell>
          <table:table-cell/>
          <table:table-cell table:formula="of:=IF([.I8]=[.J8]; &quot;IGUAL&quot;; IF([.I8]&lt;[.J8]; &quot;RA&quot;; &quot;VNS&quot;))" office:value-type="string" office:string-value="VNS" calcext:value-type="string">
            <text:p>V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_BARRA</text:p>
          </table:table-cell>
          <table:table-cell table:style-name="ce13" table:formula="of:=AVERAGE([.I2:.I76])" office:value-type="float" office:value="1.26666666666667" calcext:value-type="float">
            <text:p>1,27</text:p>
          </table:table-cell>
          <table:table-cell/>
          <table:table-cell table:formula="of:=[.Q7]" office:value-type="float" office:value="1.26666666666667" calcext:value-type="float">
            <text:p>1,27</text:p>
          </table:table-cell>
          <table:table-cell table:formula="of:=([.I8]-[.Q8])*([.I8]-[.Q8])" office:value-type="float" office:value="0.0711111111111111" calcext:value-type="float">
            <text:p>0,07</text:p>
          </table:table-cell>
          <table:table-cell table:formula="of:=[.S7]" office:value-type="float" office:value="0.586666666666667" calcext:value-type="float">
            <text:p>0,59</text:p>
          </table:table-cell>
          <table:table-cell table:formula="of:=([.J8]-[.S8])*([.J8]-[.S8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9]" office:value-type="string" office:string-value="rand0-20-15-15-30-3,dssp" calcext:value-type="string">
            <text:p>rand0-20-15-15-30-3,dssp</text:p>
          </table:table-cell>
          <table:table-cell table:formula="of:=[Global.D9]" office:value-type="float" office:value="-2" calcext:value-type="float">
            <text:p>-2</text:p>
          </table:table-cell>
          <table:table-cell table:formula="of:=[Global.E9]" office:value-type="float" office:value="-2" calcext:value-type="float">
            <text:p>-2</text:p>
          </table:table-cell>
          <table:table-cell table:formula="of:=[Global.F9]" office:value-type="float" office:value="-2.868421" calcext:value-type="float">
            <text:p>-2,87</text:p>
          </table:table-cell>
          <table:table-cell table:formula="of:=[Global.G9]" office:value-type="float" office:value="0.335239" calcext:value-type="float">
            <text:p>0,34</text:p>
          </table:table-cell>
          <table:table-cell table:formula="of:=[RA.J9]" office:value-type="float" office:value="-1" calcext:value-type="float">
            <text:p>-1</text:p>
          </table:table-cell>
          <table:table-cell table:formula="of:=[VNS.H9]" office:value-type="float" office:value="-2" calcext:value-type="float">
            <text:p>-2</text:p>
          </table:table-cell>
          <table:table-cell table:formula="of:=IF([.D9]&lt;0; IF([.D9]&lt;0; [.F9]-[.D9]; [.F9]+[.D9]); IF([.D9]&lt;0; [.F9]-[.D9]; [.F9]+[.D9]))" office:value-type="float" office:value="1.868421" calcext:value-type="float">
            <text:p>1,87</text:p>
          </table:table-cell>
          <table:table-cell table:formula="of:=IF([.F9]&lt;0; IF([.C9]&lt;0; [.F9]-[.C9]; [.F9]+[.C9]); IF([.C9]&lt;0; [.F9]-[.C9]; [.F9]+[.C9]))" office:value-type="float" office:value="1" calcext:value-type="float">
            <text:p>1</text:p>
          </table:table-cell>
          <table:table-cell table:formula="of:=IF([.G9]&lt;0; IF([.C9]&lt;0; [.G9]-[.C9]; [.G9]+[.C9]); IF([.C9]&lt;0; [.G9]-[.C9]; [.G9]+[.C9]))" office:value-type="float" office:value="0" calcext:value-type="float">
            <text:p>0</text:p>
          </table:table-cell>
          <table:table-cell/>
          <table:table-cell table:formula="of:=IF([.I9]=[.J9]; &quot;IGUAL&quot;; IF([.I9]&lt;[.J9]; &quot;RA&quot;; &quot;VNS&quot;))" office:value-type="string" office:string-value="VNS" calcext:value-type="string">
            <text:p>V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NS_BARRA</text:p>
          </table:table-cell>
          <table:table-cell table:style-name="ce13" table:formula="of:=AVERAGE([.J2:.J76])" office:value-type="float" office:value="0.586666666666667" calcext:value-type="float">
            <text:p>0,59</text:p>
          </table:table-cell>
          <table:table-cell/>
          <table:table-cell table:formula="of:=[.Q8]" office:value-type="float" office:value="1.26666666666667" calcext:value-type="float">
            <text:p>1,27</text:p>
          </table:table-cell>
          <table:table-cell table:formula="of:=([.I9]-[.Q9])*([.I9]-[.Q9])" office:value-type="float" office:value="0.0711111111111111" calcext:value-type="float">
            <text:p>0,07</text:p>
          </table:table-cell>
          <table:table-cell table:formula="of:=[.S8]" office:value-type="float" office:value="0.586666666666667" calcext:value-type="float">
            <text:p>0,59</text:p>
          </table:table-cell>
          <table:table-cell table:formula="of:=([.J9]-[.S9])*([.J9]-[.S9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10]" office:value-type="string" office:string-value="rand0-20-15-15-30-4,dssp" calcext:value-type="string">
            <text:p>rand0-20-15-15-30-4,dssp</text:p>
          </table:table-cell>
          <table:table-cell table:formula="of:=[Global.D10]" office:value-type="float" office:value="-2" calcext:value-type="float">
            <text:p>-2</text:p>
          </table:table-cell>
          <table:table-cell table:formula="of:=[Global.E10]" office:value-type="float" office:value="-2" calcext:value-type="float">
            <text:p>-2</text:p>
          </table:table-cell>
          <table:table-cell table:formula="of:=[Global.F10]" office:value-type="float" office:value="-2.441224" calcext:value-type="float">
            <text:p>-2,44</text:p>
          </table:table-cell>
          <table:table-cell table:formula="of:=[Global.G10]" office:value-type="float" office:value="0.156814" calcext:value-type="float">
            <text:p>0,16</text:p>
          </table:table-cell>
          <table:table-cell table:formula="of:=[RA.J10]" office:value-type="float" office:value="-1" calcext:value-type="float">
            <text:p>-1</text:p>
          </table:table-cell>
          <table:table-cell table:formula="of:=[VNS.H10]" office:value-type="float" office:value="-2" calcext:value-type="float">
            <text:p>-2</text:p>
          </table:table-cell>
          <table:table-cell table:formula="of:=IF([.D10]&lt;0; IF([.D10]&lt;0; [.F10]-[.D10]; [.F10]+[.D10]); IF([.D10]&lt;0; [.F10]-[.D10]; [.F10]+[.D10]))" office:value-type="float" office:value="1.441224" calcext:value-type="float">
            <text:p>1,44</text:p>
          </table:table-cell>
          <table:table-cell table:formula="of:=IF([.F10]&lt;0; IF([.C10]&lt;0; [.F10]-[.C10]; [.F10]+[.C10]); IF([.C10]&lt;0; [.F10]-[.C10]; [.F10]+[.C10]))" office:value-type="float" office:value="1" calcext:value-type="float">
            <text:p>1</text:p>
          </table:table-cell>
          <table:table-cell table:formula="of:=IF([.G10]&lt;0; IF([.C10]&lt;0; [.G10]-[.C10]; [.G10]+[.C10]); IF([.C10]&lt;0; [.G10]-[.C10]; [.G10]+[.C10]))" office:value-type="float" office:value="0" calcext:value-type="float">
            <text:p>0</text:p>
          </table:table-cell>
          <table:table-cell/>
          <table:table-cell table:formula="of:=IF([.I10]=[.J10]; &quot;IGUAL&quot;; IF([.I10]&lt;[.J10]; &quot;RA&quot;; &quot;VNS&quot;))" office:value-type="string" office:string-value="VNS" calcext:value-type="string">
            <text:p>V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vpad RA</text:p>
          </table:table-cell>
          <table:table-cell table:formula="of:=STDEV([.I2:.I76])" office:value-type="float" office:value="1.13105228848152" calcext:value-type="float">
            <text:p>1,13</text:p>
          </table:table-cell>
          <table:table-cell table:style-name="ce13" table:formula="of:=SQRT(DEVSQ([.I2:.I76])/75)" office:value-type="float" office:value="1.12348663642351" calcext:value-type="float">
            <text:p>1,12</text:p>
          </table:table-cell>
          <table:table-cell table:formula="of:=[.Q9]" office:value-type="float" office:value="1.26666666666667" calcext:value-type="float">
            <text:p>1,27</text:p>
          </table:table-cell>
          <table:table-cell table:formula="of:=([.I10]-[.Q10])*([.I10]-[.Q10])" office:value-type="float" office:value="0.0711111111111111" calcext:value-type="float">
            <text:p>0,07</text:p>
          </table:table-cell>
          <table:table-cell table:formula="of:=[.S9]" office:value-type="float" office:value="0.586666666666667" calcext:value-type="float">
            <text:p>0,59</text:p>
          </table:table-cell>
          <table:table-cell table:formula="of:=([.J10]-[.S10])*([.J10]-[.S10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11]" office:value-type="string" office:string-value="rand0-20-15-15-30-5,dssp" calcext:value-type="string">
            <text:p>rand0-20-15-15-30-5,dssp</text:p>
          </table:table-cell>
          <table:table-cell table:formula="of:=[Global.D11]" office:value-type="float" office:value="-2" calcext:value-type="float">
            <text:p>-2</text:p>
          </table:table-cell>
          <table:table-cell table:formula="of:=[Global.E11]" office:value-type="float" office:value="-2" calcext:value-type="float">
            <text:p>-2</text:p>
          </table:table-cell>
          <table:table-cell table:formula="of:=[Global.F11]" office:value-type="float" office:value="-2.250517" calcext:value-type="float">
            <text:p>-2,25</text:p>
          </table:table-cell>
          <table:table-cell table:formula="of:=[Global.G11]" office:value-type="float" office:value="0.343655" calcext:value-type="float">
            <text:p>0,34</text:p>
          </table:table-cell>
          <table:table-cell table:formula="of:=[RA.J11]" office:value-type="float" office:value="-1" calcext:value-type="float">
            <text:p>-1</text:p>
          </table:table-cell>
          <table:table-cell table:formula="of:=[VNS.H11]" office:value-type="float" office:value="-1" calcext:value-type="float">
            <text:p>-1</text:p>
          </table:table-cell>
          <table:table-cell table:formula="of:=IF([.D11]&lt;0; IF([.D11]&lt;0; [.F11]-[.D11]; [.F11]+[.D11]); IF([.D11]&lt;0; [.F11]-[.D11]; [.F11]+[.D11]))" office:value-type="float" office:value="1.250517" calcext:value-type="float">
            <text:p>1,25</text:p>
          </table:table-cell>
          <table:table-cell table:formula="of:=IF([.F11]&lt;0; IF([.C11]&lt;0; [.F11]-[.C11]; [.F11]+[.C11]); IF([.C11]&lt;0; [.F11]-[.C11]; [.F11]+[.C11]))" office:value-type="float" office:value="1" calcext:value-type="float">
            <text:p>1</text:p>
          </table:table-cell>
          <table:table-cell table:formula="of:=IF([.G11]&lt;0; IF([.C11]&lt;0; [.G11]-[.C11]; [.G11]+[.C11]); IF([.C11]&lt;0; [.G11]-[.C11]; [.G11]+[.C11]))" office:value-type="float" office:value="1" calcext:value-type="float">
            <text:p>1</text:p>
          </table:table-cell>
          <table:table-cell/>
          <table:table-cell table:formula="of:=IF([.I11]=[.J11]; &quot;IGUAL&quot;; IF([.I11]&lt;[.J11]; &quot;RA&quot;; &quot;VNS&quot;))" office:value-type="string" office:string-value="IGUAL" calcext:value-type="string">
            <text:p>IGU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vpad VNS</text:p>
          </table:table-cell>
          <table:table-cell table:formula="of:=STDEV([.J2:.J76])" office:value-type="float" office:value="0.718356482560042" calcext:value-type="float">
            <text:p>0,72</text:p>
          </table:table-cell>
          <table:table-cell table:style-name="ce13" table:formula="of:=SQRT(DEVSQ([.J2:.J76])/75)" office:value-type="float" office:value="0.713551368547182" calcext:value-type="float">
            <text:p>0,71</text:p>
          </table:table-cell>
          <table:table-cell table:formula="of:=[.Q10]" office:value-type="float" office:value="1.26666666666667" calcext:value-type="float">
            <text:p>1,27</text:p>
          </table:table-cell>
          <table:table-cell table:formula="of:=([.I11]-[.Q11])*([.I11]-[.Q11])" office:value-type="float" office:value="0.0711111111111111" calcext:value-type="float">
            <text:p>0,07</text:p>
          </table:table-cell>
          <table:table-cell table:formula="of:=[.S10]" office:value-type="float" office:value="0.586666666666667" calcext:value-type="float">
            <text:p>0,59</text:p>
          </table:table-cell>
          <table:table-cell table:formula="of:=([.J11]-[.S11])*([.J11]-[.S11])" office:value-type="float" office:value="0.170844444444444" calcext:value-type="float">
            <text:p>0,17</text:p>
          </table:table-cell>
        </table:table-row>
        <table:table-row table:style-name="ro3">
          <table:table-cell table:formula="of:=[Global.C12]" office:value-type="string" office:string-value="rand0-20-20-20-40-1,dssp" calcext:value-type="string">
            <text:p>rand0-20-20-20-40-1,dssp</text:p>
          </table:table-cell>
          <table:table-cell table:formula="of:=[Global.D12]" office:value-type="float" office:value="-4" calcext:value-type="float">
            <text:p>-4</text:p>
          </table:table-cell>
          <table:table-cell table:formula="of:=[Global.E12]" office:value-type="float" office:value="-4" calcext:value-type="float">
            <text:p>-4</text:p>
          </table:table-cell>
          <table:table-cell table:formula="of:=[Global.F12]" office:value-type="float" office:value="-4.436534" calcext:value-type="float">
            <text:p>-4,44</text:p>
          </table:table-cell>
          <table:table-cell table:formula="of:=[Global.G12]" office:value-type="float" office:value="1.527013" calcext:value-type="float">
            <text:p>1,53</text:p>
          </table:table-cell>
          <table:table-cell table:formula="of:=[RA.J12]" office:value-type="float" office:value="-2" calcext:value-type="float">
            <text:p>-2</text:p>
          </table:table-cell>
          <table:table-cell table:formula="of:=[VNS.H12]" office:value-type="float" office:value="-3" calcext:value-type="float">
            <text:p>-3</text:p>
          </table:table-cell>
          <table:table-cell table:formula="of:=IF([.D12]&lt;0; IF([.D12]&lt;0; [.F12]-[.D12]; [.F12]+[.D12]); IF([.D12]&lt;0; [.F12]-[.D12]; [.F12]+[.D12]))" office:value-type="float" office:value="2.436534" calcext:value-type="float">
            <text:p>2,44</text:p>
          </table:table-cell>
          <table:table-cell table:formula="of:=IF([.F12]&lt;0; IF([.C12]&lt;0; [.F12]-[.C12]; [.F12]+[.C12]); IF([.C12]&lt;0; [.F12]-[.C12]; [.F12]+[.C12]))" office:value-type="float" office:value="2" calcext:value-type="float">
            <text:p>2</text:p>
          </table:table-cell>
          <table:table-cell table:formula="of:=IF([.G12]&lt;0; IF([.C12]&lt;0; [.G12]-[.C12]; [.G12]+[.C12]); IF([.C12]&lt;0; [.G12]-[.C12]; [.G12]+[.C12]))" office:value-type="float" office:value="1" calcext:value-type="float">
            <text:p>1</text:p>
          </table:table-cell>
          <table:table-cell/>
          <table:table-cell table:formula="of:=IF([.I12]=[.J12]; &quot;IGUAL&quot;; IF([.I12]&lt;[.J12]; &quot;RA&quot;; &quot;VNS&quot;))" office:value-type="string" office:string-value="VNS" calcext:value-type="string">
            <text:p>VNS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Q11]" office:value-type="float" office:value="1.26666666666667" calcext:value-type="float">
            <text:p>1,27</text:p>
          </table:table-cell>
          <table:table-cell table:formula="of:=([.I12]-[.Q12])*([.I12]-[.Q12])" office:value-type="float" office:value="0.537777777777778" calcext:value-type="float">
            <text:p>0,54</text:p>
          </table:table-cell>
          <table:table-cell table:formula="of:=[.S11]" office:value-type="float" office:value="0.586666666666667" calcext:value-type="float">
            <text:p>0,59</text:p>
          </table:table-cell>
          <table:table-cell table:formula="of:=([.J12]-[.S12])*([.J12]-[.S12])" office:value-type="float" office:value="0.170844444444444" calcext:value-type="float">
            <text:p>0,17</text:p>
          </table:table-cell>
        </table:table-row>
        <table:table-row table:style-name="ro3">
          <table:table-cell table:formula="of:=[Global.C13]" office:value-type="string" office:string-value="rand0-20-20-20-40-2,dssp" calcext:value-type="string">
            <text:p>rand0-20-20-20-40-2,dssp</text:p>
          </table:table-cell>
          <table:table-cell table:formula="of:=[Global.D13]" office:value-type="float" office:value="-3" calcext:value-type="float">
            <text:p>-3</text:p>
          </table:table-cell>
          <table:table-cell table:formula="of:=[Global.E13]" office:value-type="float" office:value="-3" calcext:value-type="float">
            <text:p>-3</text:p>
          </table:table-cell>
          <table:table-cell table:formula="of:=[Global.F13]" office:value-type="float" office:value="-3.705741" calcext:value-type="float">
            <text:p>-3,71</text:p>
          </table:table-cell>
          <table:table-cell table:formula="of:=[Global.G13]" office:value-type="float" office:value="1.275407" calcext:value-type="float">
            <text:p>1,28</text:p>
          </table:table-cell>
          <table:table-cell table:formula="of:=[RA.J13]" office:value-type="float" office:value="-1" calcext:value-type="float">
            <text:p>-1</text:p>
          </table:table-cell>
          <table:table-cell table:formula="of:=[VNS.H13]" office:value-type="float" office:value="-2" calcext:value-type="float">
            <text:p>-2</text:p>
          </table:table-cell>
          <table:table-cell table:formula="of:=IF([.D13]&lt;0; IF([.D13]&lt;0; [.F13]-[.D13]; [.F13]+[.D13]); IF([.D13]&lt;0; [.F13]-[.D13]; [.F13]+[.D13]))" office:value-type="float" office:value="2.705741" calcext:value-type="float">
            <text:p>2,71</text:p>
          </table:table-cell>
          <table:table-cell table:formula="of:=IF([.F13]&lt;0; IF([.C13]&lt;0; [.F13]-[.C13]; [.F13]+[.C13]); IF([.C13]&lt;0; [.F13]-[.C13]; [.F13]+[.C13]))" office:value-type="float" office:value="2" calcext:value-type="float">
            <text:p>2</text:p>
          </table:table-cell>
          <table:table-cell table:formula="of:=IF([.G13]&lt;0; IF([.C13]&lt;0; [.G13]-[.C13]; [.G13]+[.C13]); IF([.C13]&lt;0; [.G13]-[.C13]; [.G13]+[.C13]))" office:value-type="float" office:value="1" calcext:value-type="float">
            <text:p>1</text:p>
          </table:table-cell>
          <table:table-cell/>
          <table:table-cell table:formula="of:=IF([.I13]=[.J13]; &quot;IGUAL&quot;; IF([.I13]&lt;[.J13]; &quot;RA&quot;; &quot;VNS&quot;))" office:value-type="string" office:string-value="VNS" calcext:value-type="string">
            <text:p>VNS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Q12]" office:value-type="float" office:value="1.26666666666667" calcext:value-type="float">
            <text:p>1,27</text:p>
          </table:table-cell>
          <table:table-cell table:formula="of:=([.I13]-[.Q13])*([.I13]-[.Q13])" office:value-type="float" office:value="0.537777777777778" calcext:value-type="float">
            <text:p>0,54</text:p>
          </table:table-cell>
          <table:table-cell table:formula="of:=[.S12]" office:value-type="float" office:value="0.586666666666667" calcext:value-type="float">
            <text:p>0,59</text:p>
          </table:table-cell>
          <table:table-cell table:formula="of:=([.J13]-[.S13])*([.J13]-[.S13])" office:value-type="float" office:value="0.170844444444444" calcext:value-type="float">
            <text:p>0,17</text:p>
          </table:table-cell>
        </table:table-row>
        <table:table-row table:style-name="ro3">
          <table:table-cell table:formula="of:=[Global.C14]" office:value-type="string" office:string-value="rand0-20-20-20-40-3,dssp" calcext:value-type="string">
            <text:p>rand0-20-20-20-40-3,dssp</text:p>
          </table:table-cell>
          <table:table-cell table:formula="of:=[Global.D14]" office:value-type="float" office:value="-2" calcext:value-type="float">
            <text:p>-2</text:p>
          </table:table-cell>
          <table:table-cell table:formula="of:=[Global.E14]" office:value-type="float" office:value="-2" calcext:value-type="float">
            <text:p>-2</text:p>
          </table:table-cell>
          <table:table-cell table:formula="of:=[Global.F14]" office:value-type="float" office:value="-2.629601" calcext:value-type="float">
            <text:p>-2,63</text:p>
          </table:table-cell>
          <table:table-cell table:formula="of:=[Global.G14]" office:value-type="float" office:value="0.22292" calcext:value-type="float">
            <text:p>0,22</text:p>
          </table:table-cell>
          <table:table-cell table:formula="of:=[RA.J14]" office:value-type="float" office:value="-1" calcext:value-type="float">
            <text:p>-1</text:p>
          </table:table-cell>
          <table:table-cell table:formula="of:=[VNS.H14]" office:value-type="float" office:value="-1" calcext:value-type="float">
            <text:p>-1</text:p>
          </table:table-cell>
          <table:table-cell table:formula="of:=IF([.D14]&lt;0; IF([.D14]&lt;0; [.F14]-[.D14]; [.F14]+[.D14]); IF([.D14]&lt;0; [.F14]-[.D14]; [.F14]+[.D14]))" office:value-type="float" office:value="1.629601" calcext:value-type="float">
            <text:p>1,63</text:p>
          </table:table-cell>
          <table:table-cell table:formula="of:=IF([.F14]&lt;0; IF([.C14]&lt;0; [.F14]-[.C14]; [.F14]+[.C14]); IF([.C14]&lt;0; [.F14]-[.C14]; [.F14]+[.C14]))" office:value-type="float" office:value="1" calcext:value-type="float">
            <text:p>1</text:p>
          </table:table-cell>
          <table:table-cell table:formula="of:=IF([.G14]&lt;0; IF([.C14]&lt;0; [.G14]-[.C14]; [.G14]+[.C14]); IF([.C14]&lt;0; [.G14]-[.C14]; [.G14]+[.C14]))" office:value-type="float" office:value="1" calcext:value-type="float">
            <text:p>1</text:p>
          </table:table-cell>
          <table:table-cell/>
          <table:table-cell table:formula="of:=IF([.I14]=[.J14]; &quot;IGUAL&quot;; IF([.I14]&lt;[.J14]; &quot;RA&quot;; &quot;VNS&quot;))" office:value-type="string" office:string-value="IGUAL" calcext:value-type="string">
            <text:p>IGUAL</text:p>
          </table:table-cell>
          <table:table-cell office:value-type="float" office:value="13" calcext:value-type="float">
            <text:p>13</text:p>
          </table:table-cell>
          <table:table-cell table:formula="of:=COUNTIFS([.J2:.J76];&quot;=0&quot;)" office:value-type="float" office:value="41" calcext:value-type="float">
            <text:p>41</text:p>
          </table:table-cell>
          <table:table-cell/>
          <table:table-cell table:formula="of:=SUM([.R2:.R76])" office:value-type="float" office:value="94.6666666666666" calcext:value-type="float">
            <text:p>94,67</text:p>
          </table:table-cell>
          <table:table-cell table:formula="of:=[.Q13]" office:value-type="float" office:value="1.26666666666667" calcext:value-type="float">
            <text:p>1,27</text:p>
          </table:table-cell>
          <table:table-cell table:formula="of:=([.I14]-[.Q14])*([.I14]-[.Q14])" office:value-type="float" office:value="0.0711111111111111" calcext:value-type="float">
            <text:p>0,07</text:p>
          </table:table-cell>
          <table:table-cell table:formula="of:=[.S13]" office:value-type="float" office:value="0.586666666666667" calcext:value-type="float">
            <text:p>0,59</text:p>
          </table:table-cell>
          <table:table-cell table:formula="of:=([.J14]-[.S14])*([.J14]-[.S14])" office:value-type="float" office:value="0.170844444444444" calcext:value-type="float">
            <text:p>0,17</text:p>
          </table:table-cell>
        </table:table-row>
        <table:table-row table:style-name="ro3">
          <table:table-cell table:formula="of:=[Global.C15]" office:value-type="string" office:string-value="rand0-20-20-20-40-4,dssp" calcext:value-type="string">
            <text:p>rand0-20-20-20-40-4,dssp</text:p>
          </table:table-cell>
          <table:table-cell table:formula="of:=[Global.D15]" office:value-type="float" office:value="-2" calcext:value-type="float">
            <text:p>-2</text:p>
          </table:table-cell>
          <table:table-cell table:formula="of:=[Global.E15]" office:value-type="float" office:value="-2" calcext:value-type="float">
            <text:p>-2</text:p>
          </table:table-cell>
          <table:table-cell table:formula="of:=[Global.F15]" office:value-type="float" office:value="-2.947231" calcext:value-type="float">
            <text:p>-2,95</text:p>
          </table:table-cell>
          <table:table-cell table:formula="of:=[Global.G15]" office:value-type="float" office:value="0.721747" calcext:value-type="float">
            <text:p>0,72</text:p>
          </table:table-cell>
          <table:table-cell table:formula="of:=[RA.J15]" office:value-type="float" office:value="-2" calcext:value-type="float">
            <text:p>-2</text:p>
          </table:table-cell>
          <table:table-cell table:formula="of:=[VNS.H15]" office:value-type="float" office:value="-2" calcext:value-type="float">
            <text:p>-2</text:p>
          </table:table-cell>
          <table:table-cell table:formula="of:=IF([.D15]&lt;0; IF([.D15]&lt;0; [.F15]-[.D15]; [.F15]+[.D15]); IF([.D15]&lt;0; [.F15]-[.D15]; [.F15]+[.D15]))" office:value-type="float" office:value="0.947231" calcext:value-type="float">
            <text:p>0,95</text:p>
          </table:table-cell>
          <table:table-cell table:formula="of:=IF([.F15]&lt;0; IF([.C15]&lt;0; [.F15]-[.C15]; [.F15]+[.C15]); IF([.C15]&lt;0; [.F15]-[.C15]; [.F15]+[.C15]))" office:value-type="float" office:value="0" calcext:value-type="float">
            <text:p>0</text:p>
          </table:table-cell>
          <table:table-cell table:formula="of:=IF([.G15]&lt;0; IF([.C15]&lt;0; [.G15]-[.C15]; [.G15]+[.C15]); IF([.C15]&lt;0; [.G15]-[.C15]; [.G15]+[.C15]))" office:value-type="float" office:value="0" calcext:value-type="float">
            <text:p>0</text:p>
          </table:table-cell>
          <table:table-cell/>
          <table:table-cell table:formula="of:=IF([.I15]=[.J15]; &quot;IGUAL&quot;; IF([.I15]&lt;[.J15]; &quot;RA&quot;; &quot;VNS&quot;))" office:value-type="string" office:string-value="IGUAL" calcext:value-type="string">
            <text:p>IGUAL</text:p>
          </table:table-cell>
          <table:table-cell office:value-type="float" office:value="14" calcext:value-type="float">
            <text:p>14</text:p>
          </table:table-cell>
          <table:table-cell table:formula="of:=COUNTIFS([.I3:.I77];&quot;=0&quot;)" office:value-type="float" office:value="22" calcext:value-type="float">
            <text:p>22</text:p>
          </table:table-cell>
          <table:table-cell/>
          <table:table-cell table:formula="of:=[.P14]/75" office:value-type="float" office:value="1.26222222222222" calcext:value-type="float">
            <text:p>1,26</text:p>
          </table:table-cell>
          <table:table-cell table:formula="of:=[.Q14]" office:value-type="float" office:value="1.26666666666667" calcext:value-type="float">
            <text:p>1,27</text:p>
          </table:table-cell>
          <table:table-cell table:formula="of:=([.I15]-[.Q15])*([.I15]-[.Q15])" office:value-type="float" office:value="1.60444444444444" calcext:value-type="float">
            <text:p>1,6</text:p>
          </table:table-cell>
          <table:table-cell table:formula="of:=[.S14]" office:value-type="float" office:value="0.586666666666667" calcext:value-type="float">
            <text:p>0,59</text:p>
          </table:table-cell>
          <table:table-cell table:formula="of:=([.J15]-[.S15])*([.J15]-[.S15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16]" office:value-type="string" office:string-value="rand0-20-20-20-40-5,dssp" calcext:value-type="string">
            <text:p>rand0-20-20-20-40-5,dssp</text:p>
          </table:table-cell>
          <table:table-cell table:formula="of:=[Global.D16]" office:value-type="float" office:value="-2" calcext:value-type="float">
            <text:p>-2</text:p>
          </table:table-cell>
          <table:table-cell table:formula="of:=[Global.E16]" office:value-type="float" office:value="-2" calcext:value-type="float">
            <text:p>-2</text:p>
          </table:table-cell>
          <table:table-cell table:formula="of:=[Global.F16]" office:value-type="float" office:value="-2.603175" calcext:value-type="float">
            <text:p>-2,6</text:p>
          </table:table-cell>
          <table:table-cell table:formula="of:=[Global.G16]" office:value-type="float" office:value="0.547086" calcext:value-type="float">
            <text:p>0,55</text:p>
          </table:table-cell>
          <table:table-cell table:formula="of:=[RA.J16]" office:value-type="float" office:value="0" calcext:value-type="float">
            <text:p>0</text:p>
          </table:table-cell>
          <table:table-cell table:formula="of:=[VNS.H16]" office:value-type="float" office:value="-1" calcext:value-type="float">
            <text:p>-1</text:p>
          </table:table-cell>
          <table:table-cell table:formula="of:=IF([.D16]&lt;0; IF([.D16]&lt;0; [.F16]-[.D16]; [.F16]+[.D16]); IF([.D16]&lt;0; [.F16]-[.D16]; [.F16]+[.D16]))" office:value-type="float" office:value="2.603175" calcext:value-type="float">
            <text:p>2,6</text:p>
          </table:table-cell>
          <table:table-cell table:formula="of:=IF([.F16]&lt;0; IF([.C16]&lt;0; [.F16]-[.C16]; [.F16]+[.C16]); IF([.C16]&lt;0; [.F16]-[.C16]; [.F16]+[.C16]))" office:value-type="float" office:value="2" calcext:value-type="float">
            <text:p>2</text:p>
          </table:table-cell>
          <table:table-cell table:formula="of:=IF([.G16]&lt;0; IF([.C16]&lt;0; [.G16]-[.C16]; [.G16]+[.C16]); IF([.C16]&lt;0; [.G16]-[.C16]; [.G16]+[.C16]))" office:value-type="float" office:value="1" calcext:value-type="float">
            <text:p>1</text:p>
          </table:table-cell>
          <table:table-cell/>
          <table:table-cell table:formula="of:=IF([.I16]=[.J16]; &quot;IGUAL&quot;; IF([.I16]&lt;[.J16]; &quot;RA&quot;; &quot;VNS&quot;))" office:value-type="string" office:string-value="VNS" calcext:value-type="string">
            <text:p>VN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SQRT([.P15])" office:value-type="float" office:value="1.12348663642351" calcext:value-type="float">
            <text:p>1,12</text:p>
          </table:table-cell>
          <table:table-cell table:formula="of:=[.Q15]" office:value-type="float" office:value="1.26666666666667" calcext:value-type="float">
            <text:p>1,27</text:p>
          </table:table-cell>
          <table:table-cell table:formula="of:=([.I16]-[.Q16])*([.I16]-[.Q16])" office:value-type="float" office:value="0.537777777777778" calcext:value-type="float">
            <text:p>0,54</text:p>
          </table:table-cell>
          <table:table-cell table:formula="of:=[.S15]" office:value-type="float" office:value="0.586666666666667" calcext:value-type="float">
            <text:p>0,59</text:p>
          </table:table-cell>
          <table:table-cell table:formula="of:=([.J16]-[.S16])*([.J16]-[.S16])" office:value-type="float" office:value="0.170844444444444" calcext:value-type="float">
            <text:p>0,17</text:p>
          </table:table-cell>
        </table:table-row>
        <table:table-row table:style-name="ro3">
          <table:table-cell table:formula="of:=[Global.C17]" office:value-type="string" office:string-value="rand0-20-25-25-50-1,dssp" calcext:value-type="string">
            <text:p>rand0-20-25-25-50-1,dssp</text:p>
          </table:table-cell>
          <table:table-cell table:formula="of:=[Global.D17]" office:value-type="float" office:value="-4" calcext:value-type="float">
            <text:p>-4</text:p>
          </table:table-cell>
          <table:table-cell table:formula="of:=[Global.E17]" office:value-type="float" office:value="-4" calcext:value-type="float">
            <text:p>-4</text:p>
          </table:table-cell>
          <table:table-cell table:formula="of:=[Global.F17]" office:value-type="float" office:value="-4.44673" calcext:value-type="float">
            <text:p>-4,45</text:p>
          </table:table-cell>
          <table:table-cell table:formula="of:=[Global.G17]" office:value-type="float" office:value="9.69078" calcext:value-type="float">
            <text:p>9,69</text:p>
          </table:table-cell>
          <table:table-cell table:formula="of:=[RA.J17]" office:value-type="float" office:value="-2" calcext:value-type="float">
            <text:p>-2</text:p>
          </table:table-cell>
          <table:table-cell table:formula="of:=[VNS.H17]" office:value-type="float" office:value="-3" calcext:value-type="float">
            <text:p>-3</text:p>
          </table:table-cell>
          <table:table-cell table:formula="of:=IF([.D17]&lt;0; IF([.D17]&lt;0; [.F17]-[.D17]; [.F17]+[.D17]); IF([.D17]&lt;0; [.F17]-[.D17]; [.F17]+[.D17]))" office:value-type="float" office:value="2.44673" calcext:value-type="float">
            <text:p>2,45</text:p>
          </table:table-cell>
          <table:table-cell table:formula="of:=IF([.F17]&lt;0; IF([.C17]&lt;0; [.F17]-[.C17]; [.F17]+[.C17]); IF([.C17]&lt;0; [.F17]-[.C17]; [.F17]+[.C17]))" office:value-type="float" office:value="2" calcext:value-type="float">
            <text:p>2</text:p>
          </table:table-cell>
          <table:table-cell table:formula="of:=IF([.G17]&lt;0; IF([.C17]&lt;0; [.G17]-[.C17]; [.G17]+[.C17]); IF([.C17]&lt;0; [.G17]-[.C17]; [.G17]+[.C17]))" office:value-type="float" office:value="1" calcext:value-type="float">
            <text:p>1</text:p>
          </table:table-cell>
          <table:table-cell/>
          <table:table-cell table:formula="of:=IF([.I17]=[.J17]; &quot;IGUAL&quot;; IF([.I17]&lt;[.J17]; &quot;RA&quot;; &quot;VNS&quot;))" office:value-type="string" office:string-value="VNS" calcext:value-type="string">
            <text:p>VNS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[.Q16]" office:value-type="float" office:value="1.26666666666667" calcext:value-type="float">
            <text:p>1,27</text:p>
          </table:table-cell>
          <table:table-cell table:formula="of:=([.I17]-[.Q17])*([.I17]-[.Q17])" office:value-type="float" office:value="0.537777777777778" calcext:value-type="float">
            <text:p>0,54</text:p>
          </table:table-cell>
          <table:table-cell table:formula="of:=[.S16]" office:value-type="float" office:value="0.586666666666667" calcext:value-type="float">
            <text:p>0,59</text:p>
          </table:table-cell>
          <table:table-cell table:formula="of:=([.J17]-[.S17])*([.J17]-[.S17])" office:value-type="float" office:value="0.170844444444444" calcext:value-type="float">
            <text:p>0,17</text:p>
          </table:table-cell>
        </table:table-row>
        <table:table-row table:style-name="ro3">
          <table:table-cell table:formula="of:=[Global.C18]" office:value-type="string" office:string-value="rand0-20-25-25-50-2,dssp" calcext:value-type="string">
            <text:p>rand0-20-25-25-50-2,dssp</text:p>
          </table:table-cell>
          <table:table-cell table:formula="of:=[Global.D18]" office:value-type="float" office:value="-4" calcext:value-type="float">
            <text:p>-4</text:p>
          </table:table-cell>
          <table:table-cell table:formula="of:=[Global.E18]" office:value-type="float" office:value="-4" calcext:value-type="float">
            <text:p>-4</text:p>
          </table:table-cell>
          <table:table-cell table:formula="of:=[Global.F18]" office:value-type="float" office:value="-4.433072" calcext:value-type="float">
            <text:p>-4,43</text:p>
          </table:table-cell>
          <table:table-cell table:formula="of:=[Global.G18]" office:value-type="float" office:value="2.882969" calcext:value-type="float">
            <text:p>2,88</text:p>
          </table:table-cell>
          <table:table-cell table:formula="of:=[RA.J18]" office:value-type="float" office:value="-2" calcext:value-type="float">
            <text:p>-2</text:p>
          </table:table-cell>
          <table:table-cell table:formula="of:=[VNS.H18]" office:value-type="float" office:value="-2" calcext:value-type="float">
            <text:p>-2</text:p>
          </table:table-cell>
          <table:table-cell table:formula="of:=IF([.D18]&lt;0; IF([.D18]&lt;0; [.F18]-[.D18]; [.F18]+[.D18]); IF([.D18]&lt;0; [.F18]-[.D18]; [.F18]+[.D18]))" office:value-type="float" office:value="2.433072" calcext:value-type="float">
            <text:p>2,43</text:p>
          </table:table-cell>
          <table:table-cell table:formula="of:=IF([.F18]&lt;0; IF([.C18]&lt;0; [.F18]-[.C18]; [.F18]+[.C18]); IF([.C18]&lt;0; [.F18]-[.C18]; [.F18]+[.C18]))" office:value-type="float" office:value="2" calcext:value-type="float">
            <text:p>2</text:p>
          </table:table-cell>
          <table:table-cell table:formula="of:=IF([.G18]&lt;0; IF([.C18]&lt;0; [.G18]-[.C18]; [.G18]+[.C18]); IF([.C18]&lt;0; [.G18]-[.C18]; [.G18]+[.C18]))" office:value-type="float" office:value="2" calcext:value-type="float">
            <text:p>2</text:p>
          </table:table-cell>
          <table:table-cell/>
          <table:table-cell table:formula="of:=IF([.I18]=[.J18]; &quot;IGUAL&quot;; IF([.I18]&lt;[.J18]; &quot;RA&quot;; &quot;VNS&quot;))" office:value-type="string" office:string-value="IGUAL" calcext:value-type="string">
            <text:p>IGUAL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SUM([.T2:.T76])" office:value-type="float" office:value="38.1866666666667" calcext:value-type="float">
            <text:p>38,19</text:p>
          </table:table-cell>
          <table:table-cell table:formula="of:=[.Q17]" office:value-type="float" office:value="1.26666666666667" calcext:value-type="float">
            <text:p>1,27</text:p>
          </table:table-cell>
          <table:table-cell table:formula="of:=([.I18]-[.Q18])*([.I18]-[.Q18])" office:value-type="float" office:value="0.537777777777778" calcext:value-type="float">
            <text:p>0,54</text:p>
          </table:table-cell>
          <table:table-cell table:formula="of:=[.S17]" office:value-type="float" office:value="0.586666666666667" calcext:value-type="float">
            <text:p>0,59</text:p>
          </table:table-cell>
          <table:table-cell table:formula="of:=([.J18]-[.S18])*([.J18]-[.S18])" office:value-type="float" office:value="1.99751111111111" calcext:value-type="float">
            <text:p>2</text:p>
          </table:table-cell>
        </table:table-row>
        <table:table-row table:style-name="ro3">
          <table:table-cell table:formula="of:=[Global.C19]" office:value-type="string" office:string-value="rand0-20-25-25-50-3,dssp" calcext:value-type="string">
            <text:p>rand0-20-25-25-50-3,dssp</text:p>
          </table:table-cell>
          <table:table-cell table:formula="of:=[Global.D19]" office:value-type="float" office:value="-3" calcext:value-type="float">
            <text:p>-3</text:p>
          </table:table-cell>
          <table:table-cell table:formula="of:=[Global.E19]" office:value-type="float" office:value="-3" calcext:value-type="float">
            <text:p>-3</text:p>
          </table:table-cell>
          <table:table-cell table:formula="of:=[Global.F19]" office:value-type="float" office:value="-3.632821" calcext:value-type="float">
            <text:p>-3,63</text:p>
          </table:table-cell>
          <table:table-cell table:formula="of:=[Global.G19]" office:value-type="float" office:value="2.962648" calcext:value-type="float">
            <text:p>2,96</text:p>
          </table:table-cell>
          <table:table-cell table:formula="of:=[RA.J19]" office:value-type="float" office:value="0" calcext:value-type="float">
            <text:p>0</text:p>
          </table:table-cell>
          <table:table-cell table:formula="of:=[VNS.H19]" office:value-type="float" office:value="-2" calcext:value-type="float">
            <text:p>-2</text:p>
          </table:table-cell>
          <table:table-cell table:formula="of:=IF([.D19]&lt;0; IF([.D19]&lt;0; [.F19]-[.D19]; [.F19]+[.D19]); IF([.D19]&lt;0; [.F19]-[.D19]; [.F19]+[.D19]))" office:value-type="float" office:value="3.632821" calcext:value-type="float">
            <text:p>3,63</text:p>
          </table:table-cell>
          <table:table-cell table:formula="of:=IF([.F19]&lt;0; IF([.C19]&lt;0; [.F19]-[.C19]; [.F19]+[.C19]); IF([.C19]&lt;0; [.F19]-[.C19]; [.F19]+[.C19]))" office:value-type="float" office:value="3" calcext:value-type="float">
            <text:p>3</text:p>
          </table:table-cell>
          <table:table-cell table:formula="of:=IF([.G19]&lt;0; IF([.C19]&lt;0; [.G19]-[.C19]; [.G19]+[.C19]); IF([.C19]&lt;0; [.G19]-[.C19]; [.G19]+[.C19]))" office:value-type="float" office:value="1" calcext:value-type="float">
            <text:p>1</text:p>
          </table:table-cell>
          <table:table-cell/>
          <table:table-cell table:formula="of:=IF([.I19]=[.J19]; &quot;IGUAL&quot;; IF([.I19]&lt;[.J19]; &quot;RA&quot;; &quot;VNS&quot;))" office:value-type="string" office:string-value="VNS" calcext:value-type="string">
            <text:p>VN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P18]/75" office:value-type="float" office:value="0.509155555555556" calcext:value-type="float">
            <text:p>0,51</text:p>
          </table:table-cell>
          <table:table-cell table:formula="of:=[.Q18]" office:value-type="float" office:value="1.26666666666667" calcext:value-type="float">
            <text:p>1,27</text:p>
          </table:table-cell>
          <table:table-cell table:formula="of:=([.I19]-[.Q19])*([.I19]-[.Q19])" office:value-type="float" office:value="3.00444444444444" calcext:value-type="float">
            <text:p>3</text:p>
          </table:table-cell>
          <table:table-cell table:formula="of:=[.S18]" office:value-type="float" office:value="0.586666666666667" calcext:value-type="float">
            <text:p>0,59</text:p>
          </table:table-cell>
          <table:table-cell table:formula="of:=([.J19]-[.S19])*([.J19]-[.S19])" office:value-type="float" office:value="0.170844444444444" calcext:value-type="float">
            <text:p>0,17</text:p>
          </table:table-cell>
        </table:table-row>
        <table:table-row table:style-name="ro3">
          <table:table-cell table:formula="of:=[Global.C20]" office:value-type="string" office:string-value="rand0-20-25-25-50-4,dssp" calcext:value-type="string">
            <text:p>rand0-20-25-25-50-4,dssp</text:p>
          </table:table-cell>
          <table:table-cell table:formula="of:=[Global.D20]" office:value-type="float" office:value="-2" calcext:value-type="float">
            <text:p>-2</text:p>
          </table:table-cell>
          <table:table-cell table:formula="of:=[Global.E20]" office:value-type="float" office:value="-2" calcext:value-type="float">
            <text:p>-2</text:p>
          </table:table-cell>
          <table:table-cell table:formula="of:=[Global.F20]" office:value-type="float" office:value="-3.024261" calcext:value-type="float">
            <text:p>-3,02</text:p>
          </table:table-cell>
          <table:table-cell table:formula="of:=[Global.G20]" office:value-type="float" office:value="1.877447" calcext:value-type="float">
            <text:p>1,88</text:p>
          </table:table-cell>
          <table:table-cell table:formula="of:=[RA.J20]" office:value-type="float" office:value="0" calcext:value-type="float">
            <text:p>0</text:p>
          </table:table-cell>
          <table:table-cell table:formula="of:=[VNS.H20]" office:value-type="float" office:value="-1" calcext:value-type="float">
            <text:p>-1</text:p>
          </table:table-cell>
          <table:table-cell table:formula="of:=IF([.D20]&lt;0; IF([.D20]&lt;0; [.F20]-[.D20]; [.F20]+[.D20]); IF([.D20]&lt;0; [.F20]-[.D20]; [.F20]+[.D20]))" office:value-type="float" office:value="3.024261" calcext:value-type="float">
            <text:p>3,02</text:p>
          </table:table-cell>
          <table:table-cell table:formula="of:=IF([.F20]&lt;0; IF([.C20]&lt;0; [.F20]-[.C20]; [.F20]+[.C20]); IF([.C20]&lt;0; [.F20]-[.C20]; [.F20]+[.C20]))" office:value-type="float" office:value="2" calcext:value-type="float">
            <text:p>2</text:p>
          </table:table-cell>
          <table:table-cell table:formula="of:=IF([.G20]&lt;0; IF([.C20]&lt;0; [.G20]-[.C20]; [.G20]+[.C20]); IF([.C20]&lt;0; [.G20]-[.C20]; [.G20]+[.C20]))" office:value-type="float" office:value="1" calcext:value-type="float">
            <text:p>1</text:p>
          </table:table-cell>
          <table:table-cell/>
          <table:table-cell table:formula="of:=IF([.I20]=[.J20]; &quot;IGUAL&quot;; IF([.I20]&lt;[.J20]; &quot;RA&quot;; &quot;VNS&quot;))" office:value-type="string" office:string-value="VNS" calcext:value-type="string">
            <text:p>VNS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SQRT([.P19])" office:value-type="float" office:value="0.713551368547182" calcext:value-type="float">
            <text:p>0,71</text:p>
          </table:table-cell>
          <table:table-cell table:formula="of:=[.Q19]" office:value-type="float" office:value="1.26666666666667" calcext:value-type="float">
            <text:p>1,27</text:p>
          </table:table-cell>
          <table:table-cell table:formula="of:=([.I20]-[.Q20])*([.I20]-[.Q20])" office:value-type="float" office:value="0.537777777777778" calcext:value-type="float">
            <text:p>0,54</text:p>
          </table:table-cell>
          <table:table-cell table:formula="of:=[.S19]" office:value-type="float" office:value="0.586666666666667" calcext:value-type="float">
            <text:p>0,59</text:p>
          </table:table-cell>
          <table:table-cell table:formula="of:=([.J20]-[.S20])*([.J20]-[.S20])" office:value-type="float" office:value="0.170844444444444" calcext:value-type="float">
            <text:p>0,17</text:p>
          </table:table-cell>
        </table:table-row>
        <table:table-row table:style-name="ro3">
          <table:table-cell table:formula="of:=[Global.C21]" office:value-type="string" office:string-value="rand0-20-25-25-50-5,dssp" calcext:value-type="string">
            <text:p>rand0-20-25-25-50-5,dssp</text:p>
          </table:table-cell>
          <table:table-cell table:formula="of:=[Global.D21]" office:value-type="float" office:value="-3" calcext:value-type="float">
            <text:p>-3</text:p>
          </table:table-cell>
          <table:table-cell table:formula="of:=[Global.E21]" office:value-type="float" office:value="-3" calcext:value-type="float">
            <text:p>-3</text:p>
          </table:table-cell>
          <table:table-cell table:formula="of:=[Global.F21]" office:value-type="float" office:value="-3.168965" calcext:value-type="float">
            <text:p>-3,17</text:p>
          </table:table-cell>
          <table:table-cell table:formula="of:=[Global.G21]" office:value-type="float" office:value="1.032328" calcext:value-type="float">
            <text:p>1,03</text:p>
          </table:table-cell>
          <table:table-cell table:formula="of:=[RA.J21]" office:value-type="float" office:value="-1" calcext:value-type="float">
            <text:p>-1</text:p>
          </table:table-cell>
          <table:table-cell table:formula="of:=[VNS.H21]" office:value-type="float" office:value="-2" calcext:value-type="float">
            <text:p>-2</text:p>
          </table:table-cell>
          <table:table-cell table:formula="of:=IF([.D21]&lt;0; IF([.D21]&lt;0; [.F21]-[.D21]; [.F21]+[.D21]); IF([.D21]&lt;0; [.F21]-[.D21]; [.F21]+[.D21]))" office:value-type="float" office:value="2.168965" calcext:value-type="float">
            <text:p>2,17</text:p>
          </table:table-cell>
          <table:table-cell table:formula="of:=IF([.F21]&lt;0; IF([.C21]&lt;0; [.F21]-[.C21]; [.F21]+[.C21]); IF([.C21]&lt;0; [.F21]-[.C21]; [.F21]+[.C21]))" office:value-type="float" office:value="2" calcext:value-type="float">
            <text:p>2</text:p>
          </table:table-cell>
          <table:table-cell table:formula="of:=IF([.G21]&lt;0; IF([.C21]&lt;0; [.G21]-[.C21]; [.G21]+[.C21]); IF([.C21]&lt;0; [.G21]-[.C21]; [.G21]+[.C21]))" office:value-type="float" office:value="1" calcext:value-type="float">
            <text:p>1</text:p>
          </table:table-cell>
          <table:table-cell/>
          <table:table-cell table:formula="of:=IF([.I21]=[.J21]; &quot;IGUAL&quot;; IF([.I21]&lt;[.J21]; &quot;RA&quot;; &quot;VNS&quot;))" office:value-type="string" office:string-value="VNS" calcext:value-type="string">
            <text:p>V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Q20]" office:value-type="float" office:value="1.26666666666667" calcext:value-type="float">
            <text:p>1,27</text:p>
          </table:table-cell>
          <table:table-cell table:formula="of:=([.I21]-[.Q21])*([.I21]-[.Q21])" office:value-type="float" office:value="0.537777777777778" calcext:value-type="float">
            <text:p>0,54</text:p>
          </table:table-cell>
          <table:table-cell table:formula="of:=[.S20]" office:value-type="float" office:value="0.586666666666667" calcext:value-type="float">
            <text:p>0,59</text:p>
          </table:table-cell>
          <table:table-cell table:formula="of:=([.J21]-[.S21])*([.J21]-[.S21])" office:value-type="float" office:value="0.170844444444444" calcext:value-type="float">
            <text:p>0,17</text:p>
          </table:table-cell>
        </table:table-row>
        <table:table-row table:style-name="ro3">
          <table:table-cell table:formula="of:=[Global.C22]" office:value-type="string" office:string-value="rand0-20-5-5-10-1,dssp" calcext:value-type="string">
            <text:p>rand0-20-5-5-10-1,dssp</text:p>
          </table:table-cell>
          <table:table-cell table:formula="of:=[Global.D22]" office:value-type="float" office:value="-2" calcext:value-type="float">
            <text:p>-2</text:p>
          </table:table-cell>
          <table:table-cell table:formula="of:=[Global.E22]" office:value-type="float" office:value="-2" calcext:value-type="float">
            <text:p>-2</text:p>
          </table:table-cell>
          <table:table-cell table:formula="of:=[Global.F22]" office:value-type="float" office:value="-2" calcext:value-type="float">
            <text:p>-2</text:p>
          </table:table-cell>
          <table:table-cell table:formula="of:=[Global.G22]" office:value-type="float" office:value="0.007756" calcext:value-type="float">
            <text:p>0,01</text:p>
          </table:table-cell>
          <table:table-cell table:formula="of:=[RA.J22]" office:value-type="float" office:value="-2" calcext:value-type="float">
            <text:p>-2</text:p>
          </table:table-cell>
          <table:table-cell table:formula="of:=[VNS.H22]" office:value-type="float" office:value="-2" calcext:value-type="float">
            <text:p>-2</text:p>
          </table:table-cell>
          <table:table-cell table:formula="of:=IF([.D22]&lt;0; IF([.D22]&lt;0; [.F22]-[.D22]; [.F22]+[.D22]); IF([.D22]&lt;0; [.F22]-[.D22]; [.F22]+[.D22]))" office:value-type="float" office:value="0" calcext:value-type="float">
            <text:p>0</text:p>
          </table:table-cell>
          <table:table-cell table:formula="of:=IF([.F22]&lt;0; IF([.C22]&lt;0; [.F22]-[.C22]; [.F22]+[.C22]); IF([.C22]&lt;0; [.F22]-[.C22]; [.F22]+[.C22]))" office:value-type="float" office:value="0" calcext:value-type="float">
            <text:p>0</text:p>
          </table:table-cell>
          <table:table-cell table:formula="of:=IF([.G22]&lt;0; IF([.C22]&lt;0; [.G22]-[.C22]; [.G22]+[.C22]); IF([.C22]&lt;0; [.G22]-[.C22]; [.G22]+[.C22]))" office:value-type="float" office:value="0" calcext:value-type="float">
            <text:p>0</text:p>
          </table:table-cell>
          <table:table-cell/>
          <table:table-cell table:formula="of:=IF([.I22]=[.J22]; &quot;IGUAL&quot;; IF([.I22]&lt;[.J22]; &quot;RA&quot;; &quot;VNS&quot;))" office:value-type="string" office:string-value="IGUAL" calcext:value-type="string">
            <text:p>IGUAL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formula="of:=[.Q21]" office:value-type="float" office:value="1.26666666666667" calcext:value-type="float">
            <text:p>1,27</text:p>
          </table:table-cell>
          <table:table-cell table:formula="of:=([.I22]-[.Q22])*([.I22]-[.Q22])" office:value-type="float" office:value="1.60444444444444" calcext:value-type="float">
            <text:p>1,6</text:p>
          </table:table-cell>
          <table:table-cell table:formula="of:=[.S21]" office:value-type="float" office:value="0.586666666666667" calcext:value-type="float">
            <text:p>0,59</text:p>
          </table:table-cell>
          <table:table-cell table:formula="of:=([.J22]-[.S22])*([.J22]-[.S22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23]" office:value-type="string" office:string-value="rand0-20-5-5-10-2,dssp" calcext:value-type="string">
            <text:p>rand0-20-5-5-10-2,dssp</text:p>
          </table:table-cell>
          <table:table-cell table:formula="of:=[Global.D23]" office:value-type="float" office:value="-2" calcext:value-type="float">
            <text:p>-2</text:p>
          </table:table-cell>
          <table:table-cell table:formula="of:=[Global.E23]" office:value-type="float" office:value="-2" calcext:value-type="float">
            <text:p>-2</text:p>
          </table:table-cell>
          <table:table-cell table:formula="of:=[Global.F23]" office:value-type="float" office:value="-2" calcext:value-type="float">
            <text:p>-2</text:p>
          </table:table-cell>
          <table:table-cell table:formula="of:=[Global.G23]" office:value-type="float" office:value="0.007559" calcext:value-type="float">
            <text:p>0,01</text:p>
          </table:table-cell>
          <table:table-cell table:formula="of:=[RA.J23]" office:value-type="float" office:value="-2" calcext:value-type="float">
            <text:p>-2</text:p>
          </table:table-cell>
          <table:table-cell table:formula="of:=[VNS.H23]" office:value-type="float" office:value="-2" calcext:value-type="float">
            <text:p>-2</text:p>
          </table:table-cell>
          <table:table-cell table:formula="of:=IF([.D23]&lt;0; IF([.D23]&lt;0; [.F23]-[.D23]; [.F23]+[.D23]); IF([.D23]&lt;0; [.F23]-[.D23]; [.F23]+[.D23]))" office:value-type="float" office:value="0" calcext:value-type="float">
            <text:p>0</text:p>
          </table:table-cell>
          <table:table-cell table:formula="of:=IF([.F23]&lt;0; IF([.C23]&lt;0; [.F23]-[.C23]; [.F23]+[.C23]); IF([.C23]&lt;0; [.F23]-[.C23]; [.F23]+[.C23]))" office:value-type="float" office:value="0" calcext:value-type="float">
            <text:p>0</text:p>
          </table:table-cell>
          <table:table-cell table:formula="of:=IF([.G23]&lt;0; IF([.C23]&lt;0; [.G23]-[.C23]; [.G23]+[.C23]); IF([.C23]&lt;0; [.G23]-[.C23]; [.G23]+[.C23]))" office:value-type="float" office:value="0" calcext:value-type="float">
            <text:p>0</text:p>
          </table:table-cell>
          <table:table-cell/>
          <table:table-cell table:formula="of:=IF([.I23]=[.J23]; &quot;IGUAL&quot;; IF([.I23]&lt;[.J23]; &quot;RA&quot;; &quot;VNS&quot;))" office:value-type="string" office:string-value="IGUAL" calcext:value-type="string">
            <text:p>IGUAL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Q22]" office:value-type="float" office:value="1.26666666666667" calcext:value-type="float">
            <text:p>1,27</text:p>
          </table:table-cell>
          <table:table-cell table:formula="of:=([.I23]-[.Q23])*([.I23]-[.Q23])" office:value-type="float" office:value="1.60444444444444" calcext:value-type="float">
            <text:p>1,6</text:p>
          </table:table-cell>
          <table:table-cell table:formula="of:=[.S22]" office:value-type="float" office:value="0.586666666666667" calcext:value-type="float">
            <text:p>0,59</text:p>
          </table:table-cell>
          <table:table-cell table:formula="of:=([.J23]-[.S23])*([.J23]-[.S23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24]" office:value-type="string" office:string-value="rand0-20-5-5-10-3,dssp" calcext:value-type="string">
            <text:p>rand0-20-5-5-10-3,dssp</text:p>
          </table:table-cell>
          <table:table-cell table:formula="of:=[Global.D24]" office:value-type="float" office:value="-1" calcext:value-type="float">
            <text:p>-1</text:p>
          </table:table-cell>
          <table:table-cell table:formula="of:=[Global.E24]" office:value-type="float" office:value="-1" calcext:value-type="float">
            <text:p>-1</text:p>
          </table:table-cell>
          <table:table-cell table:formula="of:=[Global.F24]" office:value-type="float" office:value="-1" calcext:value-type="float">
            <text:p>-1</text:p>
          </table:table-cell>
          <table:table-cell table:formula="of:=[Global.G24]" office:value-type="float" office:value="0.007054" calcext:value-type="float">
            <text:p>0,01</text:p>
          </table:table-cell>
          <table:table-cell table:formula="of:=[RA.J24]" office:value-type="float" office:value="-1" calcext:value-type="float">
            <text:p>-1</text:p>
          </table:table-cell>
          <table:table-cell table:formula="of:=[VNS.H24]" office:value-type="float" office:value="-1" calcext:value-type="float">
            <text:p>-1</text:p>
          </table:table-cell>
          <table:table-cell table:formula="of:=IF([.D24]&lt;0; IF([.D24]&lt;0; [.F24]-[.D24]; [.F24]+[.D24]); IF([.D24]&lt;0; [.F24]-[.D24]; [.F24]+[.D24]))" office:value-type="float" office:value="0" calcext:value-type="float">
            <text:p>0</text:p>
          </table:table-cell>
          <table:table-cell table:formula="of:=IF([.F24]&lt;0; IF([.C24]&lt;0; [.F24]-[.C24]; [.F24]+[.C24]); IF([.C24]&lt;0; [.F24]-[.C24]; [.F24]+[.C24]))" office:value-type="float" office:value="0" calcext:value-type="float">
            <text:p>0</text:p>
          </table:table-cell>
          <table:table-cell table:formula="of:=IF([.G24]&lt;0; IF([.C24]&lt;0; [.G24]-[.C24]; [.G24]+[.C24]); IF([.C24]&lt;0; [.G24]-[.C24]; [.G24]+[.C24]))" office:value-type="float" office:value="0" calcext:value-type="float">
            <text:p>0</text:p>
          </table:table-cell>
          <table:table-cell/>
          <table:table-cell table:formula="of:=IF([.I24]=[.J24]; &quot;IGUAL&quot;; IF([.I24]&lt;[.J24]; &quot;RA&quot;; &quot;VNS&quot;))" office:value-type="string" office:string-value="IGUAL" calcext:value-type="string">
            <text:p>IGUAL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formula="of:=[.Q23]" office:value-type="float" office:value="1.26666666666667" calcext:value-type="float">
            <text:p>1,27</text:p>
          </table:table-cell>
          <table:table-cell table:formula="of:=([.I24]-[.Q24])*([.I24]-[.Q24])" office:value-type="float" office:value="1.60444444444444" calcext:value-type="float">
            <text:p>1,6</text:p>
          </table:table-cell>
          <table:table-cell table:formula="of:=[.S23]" office:value-type="float" office:value="0.586666666666667" calcext:value-type="float">
            <text:p>0,59</text:p>
          </table:table-cell>
          <table:table-cell table:formula="of:=([.J24]-[.S24])*([.J24]-[.S24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25]" office:value-type="string" office:string-value="rand0-20-5-5-10-4,dssp" calcext:value-type="string">
            <text:p>rand0-20-5-5-10-4,dssp</text:p>
          </table:table-cell>
          <table:table-cell table:formula="of:=[Global.D25]" office:value-type="float" office:value="-1" calcext:value-type="float">
            <text:p>-1</text:p>
          </table:table-cell>
          <table:table-cell table:formula="of:=[Global.E25]" office:value-type="float" office:value="-1" calcext:value-type="float">
            <text:p>-1</text:p>
          </table:table-cell>
          <table:table-cell table:formula="of:=[Global.F25]" office:value-type="float" office:value="-1" calcext:value-type="float">
            <text:p>-1</text:p>
          </table:table-cell>
          <table:table-cell table:formula="of:=[Global.G25]" office:value-type="float" office:value="0.008298" calcext:value-type="float">
            <text:p>0,01</text:p>
          </table:table-cell>
          <table:table-cell table:formula="of:=[RA.J25]" office:value-type="float" office:value="-1" calcext:value-type="float">
            <text:p>-1</text:p>
          </table:table-cell>
          <table:table-cell table:formula="of:=[VNS.H25]" office:value-type="float" office:value="-1" calcext:value-type="float">
            <text:p>-1</text:p>
          </table:table-cell>
          <table:table-cell table:formula="of:=IF([.D25]&lt;0; IF([.D25]&lt;0; [.F25]-[.D25]; [.F25]+[.D25]); IF([.D25]&lt;0; [.F25]-[.D25]; [.F25]+[.D25]))" office:value-type="float" office:value="0" calcext:value-type="float">
            <text:p>0</text:p>
          </table:table-cell>
          <table:table-cell table:formula="of:=IF([.F25]&lt;0; IF([.C25]&lt;0; [.F25]-[.C25]; [.F25]+[.C25]); IF([.C25]&lt;0; [.F25]-[.C25]; [.F25]+[.C25]))" office:value-type="float" office:value="0" calcext:value-type="float">
            <text:p>0</text:p>
          </table:table-cell>
          <table:table-cell table:formula="of:=IF([.G25]&lt;0; IF([.C25]&lt;0; [.G25]-[.C25]; [.G25]+[.C25]); IF([.C25]&lt;0; [.G25]-[.C25]; [.G25]+[.C25]))" office:value-type="float" office:value="0" calcext:value-type="float">
            <text:p>0</text:p>
          </table:table-cell>
          <table:table-cell/>
          <table:table-cell table:formula="of:=IF([.I25]=[.J25]; &quot;IGUAL&quot;; IF([.I25]&lt;[.J25]; &quot;RA&quot;; &quot;VNS&quot;))" office:value-type="string" office:string-value="IGUAL" calcext:value-type="string">
            <text:p>IGUAL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formula="of:=[.Q24]" office:value-type="float" office:value="1.26666666666667" calcext:value-type="float">
            <text:p>1,27</text:p>
          </table:table-cell>
          <table:table-cell table:formula="of:=([.I25]-[.Q25])*([.I25]-[.Q25])" office:value-type="float" office:value="1.60444444444444" calcext:value-type="float">
            <text:p>1,6</text:p>
          </table:table-cell>
          <table:table-cell table:formula="of:=[.S24]" office:value-type="float" office:value="0.586666666666667" calcext:value-type="float">
            <text:p>0,59</text:p>
          </table:table-cell>
          <table:table-cell table:formula="of:=([.J25]-[.S25])*([.J25]-[.S25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26]" office:value-type="string" office:string-value="rand0-20-5-5-10-5,dssp" calcext:value-type="string">
            <text:p>rand0-20-5-5-10-5,dssp</text:p>
          </table:table-cell>
          <table:table-cell table:formula="of:=[Global.D26]" office:value-type="float" office:value="-1" calcext:value-type="float">
            <text:p>-1</text:p>
          </table:table-cell>
          <table:table-cell table:formula="of:=[Global.E26]" office:value-type="float" office:value="-1" calcext:value-type="float">
            <text:p>-1</text:p>
          </table:table-cell>
          <table:table-cell table:formula="of:=[Global.F26]" office:value-type="float" office:value="-1.333333" calcext:value-type="float">
            <text:p>-1,33</text:p>
          </table:table-cell>
          <table:table-cell table:formula="of:=[Global.G26]" office:value-type="float" office:value="0.009232" calcext:value-type="float">
            <text:p>0,01</text:p>
          </table:table-cell>
          <table:table-cell table:formula="of:=[RA.J26]" office:value-type="float" office:value="-1" calcext:value-type="float">
            <text:p>-1</text:p>
          </table:table-cell>
          <table:table-cell table:formula="of:=[VNS.H26]" office:value-type="float" office:value="-1" calcext:value-type="float">
            <text:p>-1</text:p>
          </table:table-cell>
          <table:table-cell table:formula="of:=IF([.D26]&lt;0; IF([.D26]&lt;0; [.F26]-[.D26]; [.F26]+[.D26]); IF([.D26]&lt;0; [.F26]-[.D26]; [.F26]+[.D26]))" office:value-type="float" office:value="0.333333" calcext:value-type="float">
            <text:p>0,33</text:p>
          </table:table-cell>
          <table:table-cell table:formula="of:=IF([.F26]&lt;0; IF([.C26]&lt;0; [.F26]-[.C26]; [.F26]+[.C26]); IF([.C26]&lt;0; [.F26]-[.C26]; [.F26]+[.C26]))" office:value-type="float" office:value="0" calcext:value-type="float">
            <text:p>0</text:p>
          </table:table-cell>
          <table:table-cell table:formula="of:=IF([.G26]&lt;0; IF([.C26]&lt;0; [.G26]-[.C26]; [.G26]+[.C26]); IF([.C26]&lt;0; [.G26]-[.C26]; [.G26]+[.C26]))" office:value-type="float" office:value="0" calcext:value-type="float">
            <text:p>0</text:p>
          </table:table-cell>
          <table:table-cell/>
          <table:table-cell table:formula="of:=IF([.I26]=[.J26]; &quot;IGUAL&quot;; IF([.I26]&lt;[.J26]; &quot;RA&quot;; &quot;VNS&quot;))" office:value-type="string" office:string-value="IGUAL" calcext:value-type="string">
            <text:p>IGUAL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[.Q25]" office:value-type="float" office:value="1.26666666666667" calcext:value-type="float">
            <text:p>1,27</text:p>
          </table:table-cell>
          <table:table-cell table:formula="of:=([.I26]-[.Q26])*([.I26]-[.Q26])" office:value-type="float" office:value="1.60444444444444" calcext:value-type="float">
            <text:p>1,6</text:p>
          </table:table-cell>
          <table:table-cell table:formula="of:=[.S25]" office:value-type="float" office:value="0.586666666666667" calcext:value-type="float">
            <text:p>0,59</text:p>
          </table:table-cell>
          <table:table-cell table:formula="of:=([.J26]-[.S26])*([.J26]-[.S26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27]" office:value-type="string" office:string-value="rand0-2-10-10-20-1,dssp" calcext:value-type="string">
            <text:p>rand0-2-10-10-20-1,dssp</text:p>
          </table:table-cell>
          <table:table-cell table:formula="of:=[Global.D27]" office:value-type="float" office:value="0" calcext:value-type="float">
            <text:p>0</text:p>
          </table:table-cell>
          <table:table-cell table:formula="of:=[Global.E27]" office:value-type="float" office:value="0" calcext:value-type="float">
            <text:p>0</text:p>
          </table:table-cell>
          <table:table-cell table:formula="of:=[Global.F27]" office:value-type="float" office:value="-1" calcext:value-type="float">
            <text:p>-1</text:p>
          </table:table-cell>
          <table:table-cell table:formula="of:=[Global.G27]" office:value-type="float" office:value="0.039369" calcext:value-type="float">
            <text:p>0,04</text:p>
          </table:table-cell>
          <table:table-cell table:formula="of:=[RA.J27]" office:value-type="float" office:value="1" calcext:value-type="float">
            <text:p>1</text:p>
          </table:table-cell>
          <table:table-cell table:formula="of:=[VNS.H27]" office:value-type="float" office:value="0" calcext:value-type="float">
            <text:p>0</text:p>
          </table:table-cell>
          <table:table-cell table:formula="of:=IF([.D27]&lt;0; IF([.D27]&lt;0; [.F27]-[.D27]; [.F27]+[.D27]); IF([.D27]&lt;0; [.F27]-[.D27]; [.F27]+[.D27]))" office:value-type="float" office:value="2" calcext:value-type="float">
            <text:p>2</text:p>
          </table:table-cell>
          <table:table-cell table:formula="of:=IF([.F27]&lt;0; IF([.C27]&lt;0; [.F27]-[.C27]; [.F27]+[.C27]); IF([.C27]&lt;0; [.F27]-[.C27]; [.F27]+[.C27]))" office:value-type="float" office:value="1" calcext:value-type="float">
            <text:p>1</text:p>
          </table:table-cell>
          <table:table-cell table:formula="of:=IF([.G27]&lt;0; IF([.C27]&lt;0; [.G27]-[.C27]; [.G27]+[.C27]); IF([.C27]&lt;0; [.G27]-[.C27]; [.G27]+[.C27]))" office:value-type="float" office:value="0" calcext:value-type="float">
            <text:p>0</text:p>
          </table:table-cell>
          <table:table-cell/>
          <table:table-cell table:formula="of:=IF([.I27]=[.J27]; &quot;IGUAL&quot;; IF([.I27]&lt;[.J27]; &quot;RA&quot;; &quot;VNS&quot;))" office:value-type="string" office:string-value="VNS" calcext:value-type="string">
            <text:p>VNS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formula="of:=[.Q26]" office:value-type="float" office:value="1.26666666666667" calcext:value-type="float">
            <text:p>1,27</text:p>
          </table:table-cell>
          <table:table-cell table:formula="of:=([.I27]-[.Q27])*([.I27]-[.Q27])" office:value-type="float" office:value="0.0711111111111111" calcext:value-type="float">
            <text:p>0,07</text:p>
          </table:table-cell>
          <table:table-cell table:formula="of:=[.S26]" office:value-type="float" office:value="0.586666666666667" calcext:value-type="float">
            <text:p>0,59</text:p>
          </table:table-cell>
          <table:table-cell table:formula="of:=([.J27]-[.S27])*([.J27]-[.S27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28]" office:value-type="string" office:string-value="rand0-2-10-10-20-2,dssp" calcext:value-type="string">
            <text:p>rand0-2-10-10-20-2,dssp</text:p>
          </table:table-cell>
          <table:table-cell table:formula="of:=[Global.D28]" office:value-type="float" office:value="0" calcext:value-type="float">
            <text:p>0</text:p>
          </table:table-cell>
          <table:table-cell table:formula="of:=[Global.E28]" office:value-type="float" office:value="0" calcext:value-type="float">
            <text:p>0</text:p>
          </table:table-cell>
          <table:table-cell table:formula="of:=[Global.F28]" office:value-type="float" office:value="-1" calcext:value-type="float">
            <text:p>-1</text:p>
          </table:table-cell>
          <table:table-cell table:formula="of:=[Global.G28]" office:value-type="float" office:value="0.035545" calcext:value-type="float">
            <text:p>0,04</text:p>
          </table:table-cell>
          <table:table-cell table:formula="of:=[RA.J28]" office:value-type="float" office:value="0" calcext:value-type="float">
            <text:p>0</text:p>
          </table:table-cell>
          <table:table-cell table:formula="of:=[VNS.H28]" office:value-type="float" office:value="0" calcext:value-type="float">
            <text:p>0</text:p>
          </table:table-cell>
          <table:table-cell table:formula="of:=IF([.D28]&lt;0; IF([.D28]&lt;0; [.F28]-[.D28]; [.F28]+[.D28]); IF([.D28]&lt;0; [.F28]-[.D28]; [.F28]+[.D28]))" office:value-type="float" office:value="1" calcext:value-type="float">
            <text:p>1</text:p>
          </table:table-cell>
          <table:table-cell table:formula="of:=IF([.F28]&lt;0; IF([.C28]&lt;0; [.F28]-[.C28]; [.F28]+[.C28]); IF([.C28]&lt;0; [.F28]-[.C28]; [.F28]+[.C28]))" office:value-type="float" office:value="0" calcext:value-type="float">
            <text:p>0</text:p>
          </table:table-cell>
          <table:table-cell table:formula="of:=IF([.G28]&lt;0; IF([.C28]&lt;0; [.G28]-[.C28]; [.G28]+[.C28]); IF([.C28]&lt;0; [.G28]-[.C28]; [.G28]+[.C28]))" office:value-type="float" office:value="0" calcext:value-type="float">
            <text:p>0</text:p>
          </table:table-cell>
          <table:table-cell/>
          <table:table-cell table:formula="of:=IF([.I28]=[.J28]; &quot;IGUAL&quot;; IF([.I28]&lt;[.J28]; &quot;RA&quot;; &quot;VNS&quot;))" office:value-type="string" office:string-value="IGUAL" calcext:value-type="string">
            <text:p>IGUAL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[.Q27]" office:value-type="float" office:value="1.26666666666667" calcext:value-type="float">
            <text:p>1,27</text:p>
          </table:table-cell>
          <table:table-cell table:formula="of:=([.I28]-[.Q28])*([.I28]-[.Q28])" office:value-type="float" office:value="1.60444444444444" calcext:value-type="float">
            <text:p>1,6</text:p>
          </table:table-cell>
          <table:table-cell table:formula="of:=[.S27]" office:value-type="float" office:value="0.586666666666667" calcext:value-type="float">
            <text:p>0,59</text:p>
          </table:table-cell>
          <table:table-cell table:formula="of:=([.J28]-[.S28])*([.J28]-[.S28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29]" office:value-type="string" office:string-value="rand0-2-10-10-20-3,dssp" calcext:value-type="string">
            <text:p>rand0-2-10-10-20-3,dssp</text:p>
          </table:table-cell>
          <table:table-cell table:formula="of:=[Global.D29]" office:value-type="float" office:value="-1" calcext:value-type="float">
            <text:p>-1</text:p>
          </table:table-cell>
          <table:table-cell table:formula="of:=[Global.E29]" office:value-type="float" office:value="-1" calcext:value-type="float">
            <text:p>-1</text:p>
          </table:table-cell>
          <table:table-cell table:formula="of:=[Global.F29]" office:value-type="float" office:value="-1" calcext:value-type="float">
            <text:p>-1</text:p>
          </table:table-cell>
          <table:table-cell table:formula="of:=[Global.G29]" office:value-type="float" office:value="0.026277" calcext:value-type="float">
            <text:p>0,03</text:p>
          </table:table-cell>
          <table:table-cell table:formula="of:=[RA.J29]" office:value-type="float" office:value="-1" calcext:value-type="float">
            <text:p>-1</text:p>
          </table:table-cell>
          <table:table-cell table:formula="of:=[VNS.H29]" office:value-type="float" office:value="-1" calcext:value-type="float">
            <text:p>-1</text:p>
          </table:table-cell>
          <table:table-cell table:formula="of:=IF([.D29]&lt;0; IF([.D29]&lt;0; [.F29]-[.D29]; [.F29]+[.D29]); IF([.D29]&lt;0; [.F29]-[.D29]; [.F29]+[.D29]))" office:value-type="float" office:value="0" calcext:value-type="float">
            <text:p>0</text:p>
          </table:table-cell>
          <table:table-cell table:formula="of:=IF([.F29]&lt;0; IF([.C29]&lt;0; [.F29]-[.C29]; [.F29]+[.C29]); IF([.C29]&lt;0; [.F29]-[.C29]; [.F29]+[.C29]))" office:value-type="float" office:value="0" calcext:value-type="float">
            <text:p>0</text:p>
          </table:table-cell>
          <table:table-cell table:formula="of:=IF([.G29]&lt;0; IF([.C29]&lt;0; [.G29]-[.C29]; [.G29]+[.C29]); IF([.C29]&lt;0; [.G29]-[.C29]; [.G29]+[.C29]))" office:value-type="float" office:value="0" calcext:value-type="float">
            <text:p>0</text:p>
          </table:table-cell>
          <table:table-cell/>
          <table:table-cell table:formula="of:=IF([.I29]=[.J29]; &quot;IGUAL&quot;; IF([.I29]&lt;[.J29]; &quot;RA&quot;; &quot;VNS&quot;))" office:value-type="string" office:string-value="IGUAL" calcext:value-type="string">
            <text:p>IGUAL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formula="of:=[.Q28]" office:value-type="float" office:value="1.26666666666667" calcext:value-type="float">
            <text:p>1,27</text:p>
          </table:table-cell>
          <table:table-cell table:formula="of:=([.I29]-[.Q29])*([.I29]-[.Q29])" office:value-type="float" office:value="1.60444444444444" calcext:value-type="float">
            <text:p>1,6</text:p>
          </table:table-cell>
          <table:table-cell table:formula="of:=[.S28]" office:value-type="float" office:value="0.586666666666667" calcext:value-type="float">
            <text:p>0,59</text:p>
          </table:table-cell>
          <table:table-cell table:formula="of:=([.J29]-[.S29])*([.J29]-[.S29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30]" office:value-type="string" office:string-value="rand0-2-10-10-20-4,dssp" calcext:value-type="string">
            <text:p>rand0-2-10-10-20-4,dssp</text:p>
          </table:table-cell>
          <table:table-cell table:formula="of:=[Global.D30]" office:value-type="float" office:value="0" calcext:value-type="float">
            <text:p>0</text:p>
          </table:table-cell>
          <table:table-cell table:formula="of:=[Global.E30]" office:value-type="float" office:value="0" calcext:value-type="float">
            <text:p>0</text:p>
          </table:table-cell>
          <table:table-cell table:formula="of:=[Global.F30]" office:value-type="float" office:value="0" calcext:value-type="float">
            <text:p>0</text:p>
          </table:table-cell>
          <table:table-cell table:formula="of:=[Global.G30]" office:value-type="float" office:value="0.022064" calcext:value-type="float">
            <text:p>0,02</text:p>
          </table:table-cell>
          <table:table-cell table:formula="of:=[RA.J30]" office:value-type="float" office:value="1" calcext:value-type="float">
            <text:p>1</text:p>
          </table:table-cell>
          <table:table-cell table:formula="of:=[VNS.H30]" office:value-type="float" office:value="0" calcext:value-type="float">
            <text:p>0</text:p>
          </table:table-cell>
          <table:table-cell table:formula="of:=IF([.D30]&lt;0; IF([.D30]&lt;0; [.F30]-[.D30]; [.F30]+[.D30]); IF([.D30]&lt;0; [.F30]-[.D30]; [.F30]+[.D30]))" office:value-type="float" office:value="1" calcext:value-type="float">
            <text:p>1</text:p>
          </table:table-cell>
          <table:table-cell table:formula="of:=IF([.F30]&lt;0; IF([.C30]&lt;0; [.F30]-[.C30]; [.F30]+[.C30]); IF([.C30]&lt;0; [.F30]-[.C30]; [.F30]+[.C30]))" office:value-type="float" office:value="1" calcext:value-type="float">
            <text:p>1</text:p>
          </table:table-cell>
          <table:table-cell table:formula="of:=IF([.G30]&lt;0; IF([.C30]&lt;0; [.G30]-[.C30]; [.G30]+[.C30]); IF([.C30]&lt;0; [.G30]-[.C30]; [.G30]+[.C30]))" office:value-type="float" office:value="0" calcext:value-type="float">
            <text:p>0</text:p>
          </table:table-cell>
          <table:table-cell/>
          <table:table-cell table:formula="of:=IF([.I30]=[.J30]; &quot;IGUAL&quot;; IF([.I30]&lt;[.J30]; &quot;RA&quot;; &quot;VNS&quot;))" office:value-type="string" office:string-value="VNS" calcext:value-type="string">
            <text:p>VNS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formula="of:=[.Q29]" office:value-type="float" office:value="1.26666666666667" calcext:value-type="float">
            <text:p>1,27</text:p>
          </table:table-cell>
          <table:table-cell table:formula="of:=([.I30]-[.Q30])*([.I30]-[.Q30])" office:value-type="float" office:value="0.0711111111111111" calcext:value-type="float">
            <text:p>0,07</text:p>
          </table:table-cell>
          <table:table-cell table:formula="of:=[.S29]" office:value-type="float" office:value="0.586666666666667" calcext:value-type="float">
            <text:p>0,59</text:p>
          </table:table-cell>
          <table:table-cell table:formula="of:=([.J30]-[.S30])*([.J30]-[.S30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31]" office:value-type="string" office:string-value="rand0-2-10-10-20-5,dssp" calcext:value-type="string">
            <text:p>rand0-2-10-10-20-5,dssp</text:p>
          </table:table-cell>
          <table:table-cell table:formula="of:=[Global.D31]" office:value-type="float" office:value="0" calcext:value-type="float">
            <text:p>0</text:p>
          </table:table-cell>
          <table:table-cell table:formula="of:=[Global.E31]" office:value-type="float" office:value="0" calcext:value-type="float">
            <text:p>0</text:p>
          </table:table-cell>
          <table:table-cell table:formula="of:=[Global.F31]" office:value-type="float" office:value="0" calcext:value-type="float">
            <text:p>0</text:p>
          </table:table-cell>
          <table:table-cell table:formula="of:=[Global.G31]" office:value-type="float" office:value="0.016601" calcext:value-type="float">
            <text:p>0,02</text:p>
          </table:table-cell>
          <table:table-cell table:formula="of:=[RA.J31]" office:value-type="float" office:value="1" calcext:value-type="float">
            <text:p>1</text:p>
          </table:table-cell>
          <table:table-cell table:formula="of:=[VNS.H31]" office:value-type="float" office:value="0" calcext:value-type="float">
            <text:p>0</text:p>
          </table:table-cell>
          <table:table-cell table:formula="of:=IF([.D31]&lt;0; IF([.D31]&lt;0; [.F31]-[.D31]; [.F31]+[.D31]); IF([.D31]&lt;0; [.F31]-[.D31]; [.F31]+[.D31]))" office:value-type="float" office:value="1" calcext:value-type="float">
            <text:p>1</text:p>
          </table:table-cell>
          <table:table-cell table:formula="of:=IF([.F31]&lt;0; IF([.C31]&lt;0; [.F31]-[.C31]; [.F31]+[.C31]); IF([.C31]&lt;0; [.F31]-[.C31]; [.F31]+[.C31]))" office:value-type="float" office:value="1" calcext:value-type="float">
            <text:p>1</text:p>
          </table:table-cell>
          <table:table-cell table:formula="of:=IF([.G31]&lt;0; IF([.C31]&lt;0; [.G31]-[.C31]; [.G31]+[.C31]); IF([.C31]&lt;0; [.G31]-[.C31]; [.G31]+[.C31]))" office:value-type="float" office:value="0" calcext:value-type="float">
            <text:p>0</text:p>
          </table:table-cell>
          <table:table-cell/>
          <table:table-cell table:formula="of:=IF([.I31]=[.J31]; &quot;IGUAL&quot;; IF([.I31]&lt;[.J31]; &quot;RA&quot;; &quot;VNS&quot;))" office:value-type="string" office:string-value="VNS" calcext:value-type="string">
            <text:p>VNS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[.Q30]" office:value-type="float" office:value="1.26666666666667" calcext:value-type="float">
            <text:p>1,27</text:p>
          </table:table-cell>
          <table:table-cell table:formula="of:=([.I31]-[.Q31])*([.I31]-[.Q31])" office:value-type="float" office:value="0.0711111111111111" calcext:value-type="float">
            <text:p>0,07</text:p>
          </table:table-cell>
          <table:table-cell table:formula="of:=[.S30]" office:value-type="float" office:value="0.586666666666667" calcext:value-type="float">
            <text:p>0,59</text:p>
          </table:table-cell>
          <table:table-cell table:formula="of:=([.J31]-[.S31])*([.J31]-[.S31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32]" office:value-type="string" office:string-value="rand0-2-15-15-30-1,dssp" calcext:value-type="string">
            <text:p>rand0-2-15-15-30-1,dssp</text:p>
          </table:table-cell>
          <table:table-cell table:formula="of:=[Global.D32]" office:value-type="float" office:value="0" calcext:value-type="float">
            <text:p>0</text:p>
          </table:table-cell>
          <table:table-cell table:formula="of:=[Global.E32]" office:value-type="float" office:value="0" calcext:value-type="float">
            <text:p>0</text:p>
          </table:table-cell>
          <table:table-cell table:formula="of:=[Global.F32]" office:value-type="float" office:value="-1.805556" calcext:value-type="float">
            <text:p>-1,81</text:p>
          </table:table-cell>
          <table:table-cell table:formula="of:=[Global.G32]" office:value-type="float" office:value="0.189132" calcext:value-type="float">
            <text:p>0,19</text:p>
          </table:table-cell>
          <table:table-cell table:formula="of:=[RA.J32]" office:value-type="float" office:value="1" calcext:value-type="float">
            <text:p>1</text:p>
          </table:table-cell>
          <table:table-cell table:formula="of:=[VNS.H32]" office:value-type="float" office:value="0" calcext:value-type="float">
            <text:p>0</text:p>
          </table:table-cell>
          <table:table-cell table:formula="of:=IF([.D32]&lt;0; IF([.D32]&lt;0; [.F32]-[.D32]; [.F32]+[.D32]); IF([.D32]&lt;0; [.F32]-[.D32]; [.F32]+[.D32]))" office:value-type="float" office:value="2.805556" calcext:value-type="float">
            <text:p>2,81</text:p>
          </table:table-cell>
          <table:table-cell table:formula="of:=IF([.F32]&lt;0; IF([.C32]&lt;0; [.F32]-[.C32]; [.F32]+[.C32]); IF([.C32]&lt;0; [.F32]-[.C32]; [.F32]+[.C32]))" office:value-type="float" office:value="1" calcext:value-type="float">
            <text:p>1</text:p>
          </table:table-cell>
          <table:table-cell table:formula="of:=IF([.G32]&lt;0; IF([.C32]&lt;0; [.G32]-[.C32]; [.G32]+[.C32]); IF([.C32]&lt;0; [.G32]-[.C32]; [.G32]+[.C32]))" office:value-type="float" office:value="0" calcext:value-type="float">
            <text:p>0</text:p>
          </table:table-cell>
          <table:table-cell/>
          <table:table-cell table:formula="of:=IF([.I32]=[.J32]; &quot;IGUAL&quot;; IF([.I32]&lt;[.J32]; &quot;RA&quot;; &quot;VNS&quot;))" office:value-type="string" office:string-value="VNS" calcext:value-type="string">
            <text:p>VNS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formula="of:=[.Q31]" office:value-type="float" office:value="1.26666666666667" calcext:value-type="float">
            <text:p>1,27</text:p>
          </table:table-cell>
          <table:table-cell table:formula="of:=([.I32]-[.Q32])*([.I32]-[.Q32])" office:value-type="float" office:value="0.0711111111111111" calcext:value-type="float">
            <text:p>0,07</text:p>
          </table:table-cell>
          <table:table-cell table:formula="of:=[.S31]" office:value-type="float" office:value="0.586666666666667" calcext:value-type="float">
            <text:p>0,59</text:p>
          </table:table-cell>
          <table:table-cell table:formula="of:=([.J32]-[.S32])*([.J32]-[.S32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33]" office:value-type="string" office:string-value="rand0-2-15-15-30-2,dssp" calcext:value-type="string">
            <text:p>rand0-2-15-15-30-2,dssp</text:p>
          </table:table-cell>
          <table:table-cell table:formula="of:=[Global.D33]" office:value-type="float" office:value="-1" calcext:value-type="float">
            <text:p>-1</text:p>
          </table:table-cell>
          <table:table-cell table:formula="of:=[Global.E33]" office:value-type="float" office:value="-1" calcext:value-type="float">
            <text:p>-1</text:p>
          </table:table-cell>
          <table:table-cell table:formula="of:=[Global.F33]" office:value-type="float" office:value="-1.866995" calcext:value-type="float">
            <text:p>-1,87</text:p>
          </table:table-cell>
          <table:table-cell table:formula="of:=[Global.G33]" office:value-type="float" office:value="0.098817" calcext:value-type="float">
            <text:p>0,1</text:p>
          </table:table-cell>
          <table:table-cell table:formula="of:=[RA.J33]" office:value-type="float" office:value="0" calcext:value-type="float">
            <text:p>0</text:p>
          </table:table-cell>
          <table:table-cell table:formula="of:=[VNS.H33]" office:value-type="float" office:value="-1" calcext:value-type="float">
            <text:p>-1</text:p>
          </table:table-cell>
          <table:table-cell table:formula="of:=IF([.D33]&lt;0; IF([.D33]&lt;0; [.F33]-[.D33]; [.F33]+[.D33]); IF([.D33]&lt;0; [.F33]-[.D33]; [.F33]+[.D33]))" office:value-type="float" office:value="1.866995" calcext:value-type="float">
            <text:p>1,87</text:p>
          </table:table-cell>
          <table:table-cell table:formula="of:=IF([.F33]&lt;0; IF([.C33]&lt;0; [.F33]-[.C33]; [.F33]+[.C33]); IF([.C33]&lt;0; [.F33]-[.C33]; [.F33]+[.C33]))" office:value-type="float" office:value="1" calcext:value-type="float">
            <text:p>1</text:p>
          </table:table-cell>
          <table:table-cell table:formula="of:=IF([.G33]&lt;0; IF([.C33]&lt;0; [.G33]-[.C33]; [.G33]+[.C33]); IF([.C33]&lt;0; [.G33]-[.C33]; [.G33]+[.C33]))" office:value-type="float" office:value="0" calcext:value-type="float">
            <text:p>0</text:p>
          </table:table-cell>
          <table:table-cell/>
          <table:table-cell table:formula="of:=IF([.I33]=[.J33]; &quot;IGUAL&quot;; IF([.I33]&lt;[.J33]; &quot;RA&quot;; &quot;VNS&quot;))" office:value-type="string" office:string-value="VNS" calcext:value-type="string">
            <text:p>VNS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formula="of:=[.Q32]" office:value-type="float" office:value="1.26666666666667" calcext:value-type="float">
            <text:p>1,27</text:p>
          </table:table-cell>
          <table:table-cell table:formula="of:=([.I33]-[.Q33])*([.I33]-[.Q33])" office:value-type="float" office:value="0.0711111111111111" calcext:value-type="float">
            <text:p>0,07</text:p>
          </table:table-cell>
          <table:table-cell table:formula="of:=[.S32]" office:value-type="float" office:value="0.586666666666667" calcext:value-type="float">
            <text:p>0,59</text:p>
          </table:table-cell>
          <table:table-cell table:formula="of:=([.J33]-[.S33])*([.J33]-[.S33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34]" office:value-type="string" office:string-value="rand0-2-15-15-30-3,dssp" calcext:value-type="string">
            <text:p>rand0-2-15-15-30-3,dssp</text:p>
          </table:table-cell>
          <table:table-cell table:formula="of:=[Global.D34]" office:value-type="float" office:value="1" calcext:value-type="float">
            <text:p>1</text:p>
          </table:table-cell>
          <table:table-cell table:formula="of:=[Global.E34]" office:value-type="float" office:value="1" calcext:value-type="float">
            <text:p>1</text:p>
          </table:table-cell>
          <table:table-cell table:formula="of:=[Global.F34]" office:value-type="float" office:value="-0.959184" calcext:value-type="float">
            <text:p>-0,96</text:p>
          </table:table-cell>
          <table:table-cell table:formula="of:=[Global.G34]" office:value-type="float" office:value="0.155767" calcext:value-type="float">
            <text:p>0,16</text:p>
          </table:table-cell>
          <table:table-cell table:formula="of:=[RA.J34]" office:value-type="float" office:value="2" calcext:value-type="float">
            <text:p>2</text:p>
          </table:table-cell>
          <table:table-cell table:formula="of:=[VNS.H34]" office:value-type="float" office:value="1" calcext:value-type="float">
            <text:p>1</text:p>
          </table:table-cell>
          <table:table-cell table:formula="of:=IF([.D34]&lt;0; IF([.D34]&lt;0; [.F34]-[.D34]; [.F34]+[.D34]); IF([.D34]&lt;0; [.F34]-[.D34]; [.F34]+[.D34]))" office:value-type="float" office:value="2.959184" calcext:value-type="float">
            <text:p>2,96</text:p>
          </table:table-cell>
          <table:table-cell table:formula="of:=IF([.F34]&lt;0; IF([.C34]&lt;0; [.F34]-[.C34]; [.F34]+[.C34]); IF([.C34]&lt;0; [.F34]-[.C34]; [.F34]+[.C34]))" office:value-type="float" office:value="3" calcext:value-type="float">
            <text:p>3</text:p>
          </table:table-cell>
          <table:table-cell table:formula="of:=IF([.G34]&lt;0; IF([.C34]&lt;0; [.G34]-[.C34]; [.G34]+[.C34]); IF([.C34]&lt;0; [.G34]-[.C34]; [.G34]+[.C34]))" office:value-type="float" office:value="2" calcext:value-type="float">
            <text:p>2</text:p>
          </table:table-cell>
          <table:table-cell/>
          <table:table-cell table:formula="of:=IF([.I34]=[.J34]; &quot;IGUAL&quot;; IF([.I34]&lt;[.J34]; &quot;RA&quot;; &quot;VNS&quot;))" office:value-type="string" office:string-value="VNS" calcext:value-type="string">
            <text:p>VNS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formula="of:=[.Q33]" office:value-type="float" office:value="1.26666666666667" calcext:value-type="float">
            <text:p>1,27</text:p>
          </table:table-cell>
          <table:table-cell table:formula="of:=([.I34]-[.Q34])*([.I34]-[.Q34])" office:value-type="float" office:value="3.00444444444444" calcext:value-type="float">
            <text:p>3</text:p>
          </table:table-cell>
          <table:table-cell table:formula="of:=[.S33]" office:value-type="float" office:value="0.586666666666667" calcext:value-type="float">
            <text:p>0,59</text:p>
          </table:table-cell>
          <table:table-cell table:formula="of:=([.J34]-[.S34])*([.J34]-[.S34])" office:value-type="float" office:value="1.99751111111111" calcext:value-type="float">
            <text:p>2</text:p>
          </table:table-cell>
        </table:table-row>
        <table:table-row table:style-name="ro3">
          <table:table-cell table:formula="of:=[Global.C35]" office:value-type="string" office:string-value="rand0-2-15-15-30-4,dssp" calcext:value-type="string">
            <text:p>rand0-2-15-15-30-4,dssp</text:p>
          </table:table-cell>
          <table:table-cell table:formula="of:=[Global.D35]" office:value-type="float" office:value="0" calcext:value-type="float">
            <text:p>0</text:p>
          </table:table-cell>
          <table:table-cell table:formula="of:=[Global.E35]" office:value-type="float" office:value="0" calcext:value-type="float">
            <text:p>0</text:p>
          </table:table-cell>
          <table:table-cell table:formula="of:=[Global.F35]" office:value-type="float" office:value="0" calcext:value-type="float">
            <text:p>0</text:p>
          </table:table-cell>
          <table:table-cell table:formula="of:=[Global.G35]" office:value-type="float" office:value="0.056715" calcext:value-type="float">
            <text:p>0,06</text:p>
          </table:table-cell>
          <table:table-cell table:formula="of:=[RA.J35]" office:value-type="float" office:value="2" calcext:value-type="float">
            <text:p>2</text:p>
          </table:table-cell>
          <table:table-cell table:formula="of:=[VNS.H35]" office:value-type="float" office:value="1" calcext:value-type="float">
            <text:p>1</text:p>
          </table:table-cell>
          <table:table-cell table:formula="of:=IF([.D35]&lt;0; IF([.D35]&lt;0; [.F35]-[.D35]; [.F35]+[.D35]); IF([.D35]&lt;0; [.F35]-[.D35]; [.F35]+[.D35]))" office:value-type="float" office:value="2" calcext:value-type="float">
            <text:p>2</text:p>
          </table:table-cell>
          <table:table-cell table:formula="of:=IF([.F35]&lt;0; IF([.C35]&lt;0; [.F35]-[.C35]; [.F35]+[.C35]); IF([.C35]&lt;0; [.F35]-[.C35]; [.F35]+[.C35]))" office:value-type="float" office:value="2" calcext:value-type="float">
            <text:p>2</text:p>
          </table:table-cell>
          <table:table-cell table:formula="of:=IF([.G35]&lt;0; IF([.C35]&lt;0; [.G35]-[.C35]; [.G35]+[.C35]); IF([.C35]&lt;0; [.G35]-[.C35]; [.G35]+[.C35]))" office:value-type="float" office:value="1" calcext:value-type="float">
            <text:p>1</text:p>
          </table:table-cell>
          <table:table-cell/>
          <table:table-cell table:formula="of:=IF([.I35]=[.J35]; &quot;IGUAL&quot;; IF([.I35]&lt;[.J35]; &quot;RA&quot;; &quot;VNS&quot;))" office:value-type="string" office:string-value="VNS" calcext:value-type="string">
            <text:p>VNS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formula="of:=[.Q34]" office:value-type="float" office:value="1.26666666666667" calcext:value-type="float">
            <text:p>1,27</text:p>
          </table:table-cell>
          <table:table-cell table:formula="of:=([.I35]-[.Q35])*([.I35]-[.Q35])" office:value-type="float" office:value="0.537777777777778" calcext:value-type="float">
            <text:p>0,54</text:p>
          </table:table-cell>
          <table:table-cell table:formula="of:=[.S34]" office:value-type="float" office:value="0.586666666666667" calcext:value-type="float">
            <text:p>0,59</text:p>
          </table:table-cell>
          <table:table-cell table:formula="of:=([.J35]-[.S35])*([.J35]-[.S35])" office:value-type="float" office:value="0.170844444444444" calcext:value-type="float">
            <text:p>0,17</text:p>
          </table:table-cell>
        </table:table-row>
        <table:table-row table:style-name="ro3">
          <table:table-cell table:formula="of:=[Global.C36]" office:value-type="string" office:string-value="rand0-2-15-15-30-5,dssp" calcext:value-type="string">
            <text:p>rand0-2-15-15-30-5,dssp</text:p>
          </table:table-cell>
          <table:table-cell table:formula="of:=[Global.D36]" office:value-type="float" office:value="1" calcext:value-type="float">
            <text:p>1</text:p>
          </table:table-cell>
          <table:table-cell table:formula="of:=[Global.E36]" office:value-type="float" office:value="1" calcext:value-type="float">
            <text:p>1</text:p>
          </table:table-cell>
          <table:table-cell table:formula="of:=[Global.F36]" office:value-type="float" office:value="-0" calcext:value-type="float">
            <text:p>0</text:p>
          </table:table-cell>
          <table:table-cell table:formula="of:=[Global.G36]" office:value-type="float" office:value="0.047405" calcext:value-type="float">
            <text:p>0,05</text:p>
          </table:table-cell>
          <table:table-cell table:formula="of:=[RA.J36]" office:value-type="float" office:value="2" calcext:value-type="float">
            <text:p>2</text:p>
          </table:table-cell>
          <table:table-cell table:formula="of:=[VNS.H36]" office:value-type="float" office:value="1" calcext:value-type="float">
            <text:p>1</text:p>
          </table:table-cell>
          <table:table-cell table:formula="of:=IF([.D36]&lt;0; IF([.D36]&lt;0; [.F36]-[.D36]; [.F36]+[.D36]); IF([.D36]&lt;0; [.F36]-[.D36]; [.F36]+[.D36]))" office:value-type="float" office:value="2" calcext:value-type="float">
            <text:p>2</text:p>
          </table:table-cell>
          <table:table-cell table:formula="of:=IF([.F36]&lt;0; IF([.C36]&lt;0; [.F36]-[.C36]; [.F36]+[.C36]); IF([.C36]&lt;0; [.F36]-[.C36]; [.F36]+[.C36]))" office:value-type="float" office:value="3" calcext:value-type="float">
            <text:p>3</text:p>
          </table:table-cell>
          <table:table-cell table:formula="of:=IF([.G36]&lt;0; IF([.C36]&lt;0; [.G36]-[.C36]; [.G36]+[.C36]); IF([.C36]&lt;0; [.G36]-[.C36]; [.G36]+[.C36]))" office:value-type="float" office:value="2" calcext:value-type="float">
            <text:p>2</text:p>
          </table:table-cell>
          <table:table-cell/>
          <table:table-cell table:formula="of:=IF([.I36]=[.J36]; &quot;IGUAL&quot;; IF([.I36]&lt;[.J36]; &quot;RA&quot;; &quot;VNS&quot;))" office:value-type="string" office:string-value="VNS" calcext:value-type="string">
            <text:p>VNS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[.Q35]" office:value-type="float" office:value="1.26666666666667" calcext:value-type="float">
            <text:p>1,27</text:p>
          </table:table-cell>
          <table:table-cell table:formula="of:=([.I36]-[.Q36])*([.I36]-[.Q36])" office:value-type="float" office:value="3.00444444444444" calcext:value-type="float">
            <text:p>3</text:p>
          </table:table-cell>
          <table:table-cell table:formula="of:=[.S35]" office:value-type="float" office:value="0.586666666666667" calcext:value-type="float">
            <text:p>0,59</text:p>
          </table:table-cell>
          <table:table-cell table:formula="of:=([.J36]-[.S36])*([.J36]-[.S36])" office:value-type="float" office:value="1.99751111111111" calcext:value-type="float">
            <text:p>2</text:p>
          </table:table-cell>
        </table:table-row>
        <table:table-row table:style-name="ro3">
          <table:table-cell table:formula="of:=[Global.C37]" office:value-type="string" office:string-value="rand0-2-20-20-40-1,dssp" calcext:value-type="string">
            <text:p>rand0-2-20-20-40-1,dssp</text:p>
          </table:table-cell>
          <table:table-cell table:formula="of:=[Global.D37]" office:value-type="float" office:value="0" calcext:value-type="float">
            <text:p>0</text:p>
          </table:table-cell>
          <table:table-cell table:formula="of:=[Global.E37]" office:value-type="float" office:value="0" calcext:value-type="float">
            <text:p>0</text:p>
          </table:table-cell>
          <table:table-cell table:formula="of:=[Global.F37]" office:value-type="float" office:value="-1.64604" calcext:value-type="float">
            <text:p>-1,65</text:p>
          </table:table-cell>
          <table:table-cell table:formula="of:=[Global.G37]" office:value-type="float" office:value="0.44481" calcext:value-type="float">
            <text:p>0,44</text:p>
          </table:table-cell>
          <table:table-cell table:formula="of:=[RA.J37]" office:value-type="float" office:value="3" calcext:value-type="float">
            <text:p>3</text:p>
          </table:table-cell>
          <table:table-cell table:formula="of:=[VNS.H37]" office:value-type="float" office:value="1" calcext:value-type="float">
            <text:p>1</text:p>
          </table:table-cell>
          <table:table-cell table:formula="of:=IF([.D37]&lt;0; IF([.D37]&lt;0; [.F37]-[.D37]; [.F37]+[.D37]); IF([.D37]&lt;0; [.F37]-[.D37]; [.F37]+[.D37]))" office:value-type="float" office:value="4.64604" calcext:value-type="float">
            <text:p>4,65</text:p>
          </table:table-cell>
          <table:table-cell table:formula="of:=IF([.F37]&lt;0; IF([.C37]&lt;0; [.F37]-[.C37]; [.F37]+[.C37]); IF([.C37]&lt;0; [.F37]-[.C37]; [.F37]+[.C37]))" office:value-type="float" office:value="3" calcext:value-type="float">
            <text:p>3</text:p>
          </table:table-cell>
          <table:table-cell table:formula="of:=IF([.G37]&lt;0; IF([.C37]&lt;0; [.G37]-[.C37]; [.G37]+[.C37]); IF([.C37]&lt;0; [.G37]-[.C37]; [.G37]+[.C37]))" office:value-type="float" office:value="1" calcext:value-type="float">
            <text:p>1</text:p>
          </table:table-cell>
          <table:table-cell/>
          <table:table-cell table:formula="of:=IF([.I37]=[.J37]; &quot;IGUAL&quot;; IF([.I37]&lt;[.J37]; &quot;RA&quot;; &quot;VNS&quot;))" office:value-type="string" office:string-value="VNS" calcext:value-type="string">
            <text:p>VNS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[.Q36]" office:value-type="float" office:value="1.26666666666667" calcext:value-type="float">
            <text:p>1,27</text:p>
          </table:table-cell>
          <table:table-cell table:formula="of:=([.I37]-[.Q37])*([.I37]-[.Q37])" office:value-type="float" office:value="3.00444444444444" calcext:value-type="float">
            <text:p>3</text:p>
          </table:table-cell>
          <table:table-cell table:formula="of:=[.S36]" office:value-type="float" office:value="0.586666666666667" calcext:value-type="float">
            <text:p>0,59</text:p>
          </table:table-cell>
          <table:table-cell table:formula="of:=([.J37]-[.S37])*([.J37]-[.S37])" office:value-type="float" office:value="0.170844444444444" calcext:value-type="float">
            <text:p>0,17</text:p>
          </table:table-cell>
        </table:table-row>
        <table:table-row table:style-name="ro3">
          <table:table-cell table:formula="of:=[Global.C38]" office:value-type="string" office:string-value="rand0-2-20-20-40-2,dssp" calcext:value-type="string">
            <text:p>rand0-2-20-20-40-2,dssp</text:p>
          </table:table-cell>
          <table:table-cell table:formula="of:=[Global.D38]" office:value-type="float" office:value="0" calcext:value-type="float">
            <text:p>0</text:p>
          </table:table-cell>
          <table:table-cell table:formula="of:=[Global.E38]" office:value-type="float" office:value="0" calcext:value-type="float">
            <text:p>0</text:p>
          </table:table-cell>
          <table:table-cell table:formula="of:=[Global.F38]" office:value-type="float" office:value="-1.658672" calcext:value-type="float">
            <text:p>-1,66</text:p>
          </table:table-cell>
          <table:table-cell table:formula="of:=[Global.G38]" office:value-type="float" office:value="0.422547" calcext:value-type="float">
            <text:p>0,42</text:p>
          </table:table-cell>
          <table:table-cell table:formula="of:=[RA.J38]" office:value-type="float" office:value="2" calcext:value-type="float">
            <text:p>2</text:p>
          </table:table-cell>
          <table:table-cell table:formula="of:=[VNS.H38]" office:value-type="float" office:value="0" calcext:value-type="float">
            <text:p>0</text:p>
          </table:table-cell>
          <table:table-cell table:formula="of:=IF([.D38]&lt;0; IF([.D38]&lt;0; [.F38]-[.D38]; [.F38]+[.D38]); IF([.D38]&lt;0; [.F38]-[.D38]; [.F38]+[.D38]))" office:value-type="float" office:value="3.658672" calcext:value-type="float">
            <text:p>3,66</text:p>
          </table:table-cell>
          <table:table-cell table:formula="of:=IF([.F38]&lt;0; IF([.C38]&lt;0; [.F38]-[.C38]; [.F38]+[.C38]); IF([.C38]&lt;0; [.F38]-[.C38]; [.F38]+[.C38]))" office:value-type="float" office:value="2" calcext:value-type="float">
            <text:p>2</text:p>
          </table:table-cell>
          <table:table-cell table:formula="of:=IF([.G38]&lt;0; IF([.C38]&lt;0; [.G38]-[.C38]; [.G38]+[.C38]); IF([.C38]&lt;0; [.G38]-[.C38]; [.G38]+[.C38]))" office:value-type="float" office:value="0" calcext:value-type="float">
            <text:p>0</text:p>
          </table:table-cell>
          <table:table-cell/>
          <table:table-cell table:formula="of:=IF([.I38]=[.J38]; &quot;IGUAL&quot;; IF([.I38]&lt;[.J38]; &quot;RA&quot;; &quot;VNS&quot;))" office:value-type="string" office:string-value="VNS" calcext:value-type="string">
            <text:p>VNS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formula="of:=[.Q37]" office:value-type="float" office:value="1.26666666666667" calcext:value-type="float">
            <text:p>1,27</text:p>
          </table:table-cell>
          <table:table-cell table:formula="of:=([.I38]-[.Q38])*([.I38]-[.Q38])" office:value-type="float" office:value="0.537777777777778" calcext:value-type="float">
            <text:p>0,54</text:p>
          </table:table-cell>
          <table:table-cell table:formula="of:=[.S37]" office:value-type="float" office:value="0.586666666666667" calcext:value-type="float">
            <text:p>0,59</text:p>
          </table:table-cell>
          <table:table-cell table:formula="of:=([.J38]-[.S38])*([.J38]-[.S38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39]" office:value-type="string" office:string-value="rand0-2-20-20-40-3,dssp" calcext:value-type="string">
            <text:p>rand0-2-20-20-40-3,dssp</text:p>
          </table:table-cell>
          <table:table-cell table:formula="of:=[Global.D39]" office:value-type="float" office:value="1" calcext:value-type="float">
            <text:p>1</text:p>
          </table:table-cell>
          <table:table-cell table:formula="of:=[Global.E39]" office:value-type="float" office:value="1" calcext:value-type="float">
            <text:p>1</text:p>
          </table:table-cell>
          <table:table-cell table:formula="of:=[Global.F39]" office:value-type="float" office:value="-1.000461" calcext:value-type="float">
            <text:p>-1</text:p>
          </table:table-cell>
          <table:table-cell table:formula="of:=[Global.G39]" office:value-type="float" office:value="0.561437" calcext:value-type="float">
            <text:p>0,56</text:p>
          </table:table-cell>
          <table:table-cell table:formula="of:=[RA.J39]" office:value-type="float" office:value="1" calcext:value-type="float">
            <text:p>1</text:p>
          </table:table-cell>
          <table:table-cell table:formula="of:=[VNS.H39]" office:value-type="float" office:value="1" calcext:value-type="float">
            <text:p>1</text:p>
          </table:table-cell>
          <table:table-cell table:formula="of:=IF([.D39]&lt;0; IF([.D39]&lt;0; [.F39]-[.D39]; [.F39]+[.D39]); IF([.D39]&lt;0; [.F39]-[.D39]; [.F39]+[.D39]))" office:value-type="float" office:value="2.000461" calcext:value-type="float">
            <text:p>2</text:p>
          </table:table-cell>
          <table:table-cell table:formula="of:=IF([.F39]&lt;0; IF([.C39]&lt;0; [.F39]-[.C39]; [.F39]+[.C39]); IF([.C39]&lt;0; [.F39]-[.C39]; [.F39]+[.C39]))" office:value-type="float" office:value="2" calcext:value-type="float">
            <text:p>2</text:p>
          </table:table-cell>
          <table:table-cell table:formula="of:=IF([.G39]&lt;0; IF([.C39]&lt;0; [.G39]-[.C39]; [.G39]+[.C39]); IF([.C39]&lt;0; [.G39]-[.C39]; [.G39]+[.C39]))" office:value-type="float" office:value="2" calcext:value-type="float">
            <text:p>2</text:p>
          </table:table-cell>
          <table:table-cell/>
          <table:table-cell table:formula="of:=IF([.I39]=[.J39]; &quot;IGUAL&quot;; IF([.I39]&lt;[.J39]; &quot;RA&quot;; &quot;VNS&quot;))" office:value-type="string" office:string-value="IGUAL" calcext:value-type="string">
            <text:p>IGUAL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formula="of:=[.Q38]" office:value-type="float" office:value="1.26666666666667" calcext:value-type="float">
            <text:p>1,27</text:p>
          </table:table-cell>
          <table:table-cell table:formula="of:=([.I39]-[.Q39])*([.I39]-[.Q39])" office:value-type="float" office:value="0.537777777777778" calcext:value-type="float">
            <text:p>0,54</text:p>
          </table:table-cell>
          <table:table-cell table:formula="of:=[.S38]" office:value-type="float" office:value="0.586666666666667" calcext:value-type="float">
            <text:p>0,59</text:p>
          </table:table-cell>
          <table:table-cell table:formula="of:=([.J39]-[.S39])*([.J39]-[.S39])" office:value-type="float" office:value="1.99751111111111" calcext:value-type="float">
            <text:p>2</text:p>
          </table:table-cell>
        </table:table-row>
        <table:table-row table:style-name="ro3">
          <table:table-cell table:formula="of:=[Global.C40]" office:value-type="string" office:string-value="rand0-2-20-20-40-4,dssp" calcext:value-type="string">
            <text:p>rand0-2-20-20-40-4,dssp</text:p>
          </table:table-cell>
          <table:table-cell table:formula="of:=[Global.D40]" office:value-type="float" office:value="1" calcext:value-type="float">
            <text:p>1</text:p>
          </table:table-cell>
          <table:table-cell table:formula="of:=[Global.E40]" office:value-type="float" office:value="1" calcext:value-type="float">
            <text:p>1</text:p>
          </table:table-cell>
          <table:table-cell table:formula="of:=[Global.F40]" office:value-type="float" office:value="-0.87234" calcext:value-type="float">
            <text:p>-0,87</text:p>
          </table:table-cell>
          <table:table-cell table:formula="of:=[Global.G40]" office:value-type="float" office:value="0.225069" calcext:value-type="float">
            <text:p>0,23</text:p>
          </table:table-cell>
          <table:table-cell table:formula="of:=[RA.J40]" office:value-type="float" office:value="2" calcext:value-type="float">
            <text:p>2</text:p>
          </table:table-cell>
          <table:table-cell table:formula="of:=[VNS.H40]" office:value-type="float" office:value="1" calcext:value-type="float">
            <text:p>1</text:p>
          </table:table-cell>
          <table:table-cell table:formula="of:=IF([.D40]&lt;0; IF([.D40]&lt;0; [.F40]-[.D40]; [.F40]+[.D40]); IF([.D40]&lt;0; [.F40]-[.D40]; [.F40]+[.D40]))" office:value-type="float" office:value="2.87234" calcext:value-type="float">
            <text:p>2,87</text:p>
          </table:table-cell>
          <table:table-cell table:formula="of:=IF([.F40]&lt;0; IF([.C40]&lt;0; [.F40]-[.C40]; [.F40]+[.C40]); IF([.C40]&lt;0; [.F40]-[.C40]; [.F40]+[.C40]))" office:value-type="float" office:value="3" calcext:value-type="float">
            <text:p>3</text:p>
          </table:table-cell>
          <table:table-cell table:formula="of:=IF([.G40]&lt;0; IF([.C40]&lt;0; [.G40]-[.C40]; [.G40]+[.C40]); IF([.C40]&lt;0; [.G40]-[.C40]; [.G40]+[.C40]))" office:value-type="float" office:value="2" calcext:value-type="float">
            <text:p>2</text:p>
          </table:table-cell>
          <table:table-cell/>
          <table:table-cell table:formula="of:=IF([.I40]=[.J40]; &quot;IGUAL&quot;; IF([.I40]&lt;[.J40]; &quot;RA&quot;; &quot;VNS&quot;))" office:value-type="string" office:string-value="VNS" calcext:value-type="string">
            <text:p>VNS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formula="of:=[.Q39]" office:value-type="float" office:value="1.26666666666667" calcext:value-type="float">
            <text:p>1,27</text:p>
          </table:table-cell>
          <table:table-cell table:formula="of:=([.I40]-[.Q40])*([.I40]-[.Q40])" office:value-type="float" office:value="3.00444444444444" calcext:value-type="float">
            <text:p>3</text:p>
          </table:table-cell>
          <table:table-cell table:formula="of:=[.S39]" office:value-type="float" office:value="0.586666666666667" calcext:value-type="float">
            <text:p>0,59</text:p>
          </table:table-cell>
          <table:table-cell table:formula="of:=([.J40]-[.S40])*([.J40]-[.S40])" office:value-type="float" office:value="1.99751111111111" calcext:value-type="float">
            <text:p>2</text:p>
          </table:table-cell>
        </table:table-row>
        <table:table-row table:style-name="ro3">
          <table:table-cell table:formula="of:=[Global.C41]" office:value-type="string" office:string-value="rand0-2-20-20-40-5,dssp" calcext:value-type="string">
            <text:p>rand0-2-20-20-40-5,dssp</text:p>
          </table:table-cell>
          <table:table-cell table:formula="of:=[Global.D41]" office:value-type="float" office:value="1" calcext:value-type="float">
            <text:p>1</text:p>
          </table:table-cell>
          <table:table-cell table:formula="of:=[Global.E41]" office:value-type="float" office:value="1" calcext:value-type="float">
            <text:p>1</text:p>
          </table:table-cell>
          <table:table-cell table:formula="of:=[Global.F41]" office:value-type="float" office:value="-0.666667" calcext:value-type="float">
            <text:p>-0,67</text:p>
          </table:table-cell>
          <table:table-cell table:formula="of:=[Global.G41]" office:value-type="float" office:value="0.225377" calcext:value-type="float">
            <text:p>0,23</text:p>
          </table:table-cell>
          <table:table-cell table:formula="of:=[RA.J41]" office:value-type="float" office:value="1" calcext:value-type="float">
            <text:p>1</text:p>
          </table:table-cell>
          <table:table-cell table:formula="of:=[VNS.H41]" office:value-type="float" office:value="1" calcext:value-type="float">
            <text:p>1</text:p>
          </table:table-cell>
          <table:table-cell table:formula="of:=IF([.D41]&lt;0; IF([.D41]&lt;0; [.F41]-[.D41]; [.F41]+[.D41]); IF([.D41]&lt;0; [.F41]-[.D41]; [.F41]+[.D41]))" office:value-type="float" office:value="1.666667" calcext:value-type="float">
            <text:p>1,67</text:p>
          </table:table-cell>
          <table:table-cell table:formula="of:=IF([.F41]&lt;0; IF([.C41]&lt;0; [.F41]-[.C41]; [.F41]+[.C41]); IF([.C41]&lt;0; [.F41]-[.C41]; [.F41]+[.C41]))" office:value-type="float" office:value="2" calcext:value-type="float">
            <text:p>2</text:p>
          </table:table-cell>
          <table:table-cell table:formula="of:=IF([.G41]&lt;0; IF([.C41]&lt;0; [.G41]-[.C41]; [.G41]+[.C41]); IF([.C41]&lt;0; [.G41]-[.C41]; [.G41]+[.C41]))" office:value-type="float" office:value="2" calcext:value-type="float">
            <text:p>2</text:p>
          </table:table-cell>
          <table:table-cell/>
          <table:table-cell table:formula="of:=IF([.I41]=[.J41]; &quot;IGUAL&quot;; IF([.I41]&lt;[.J41]; &quot;RA&quot;; &quot;VNS&quot;))" office:value-type="string" office:string-value="IGUAL" calcext:value-type="string">
            <text:p>IGUAL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[.Q40]" office:value-type="float" office:value="1.26666666666667" calcext:value-type="float">
            <text:p>1,27</text:p>
          </table:table-cell>
          <table:table-cell table:formula="of:=([.I41]-[.Q41])*([.I41]-[.Q41])" office:value-type="float" office:value="0.537777777777778" calcext:value-type="float">
            <text:p>0,54</text:p>
          </table:table-cell>
          <table:table-cell table:formula="of:=[.S40]" office:value-type="float" office:value="0.586666666666667" calcext:value-type="float">
            <text:p>0,59</text:p>
          </table:table-cell>
          <table:table-cell table:formula="of:=([.J41]-[.S41])*([.J41]-[.S41])" office:value-type="float" office:value="1.99751111111111" calcext:value-type="float">
            <text:p>2</text:p>
          </table:table-cell>
        </table:table-row>
        <table:table-row table:style-name="ro3">
          <table:table-cell table:formula="of:=[Global.C42]" office:value-type="string" office:string-value="rand0-2-25-25-50-1,dssp" calcext:value-type="string">
            <text:p>rand0-2-25-25-50-1,dssp</text:p>
          </table:table-cell>
          <table:table-cell table:formula="of:=[Global.D42]" office:value-type="float" office:value="0" calcext:value-type="float">
            <text:p>0</text:p>
          </table:table-cell>
          <table:table-cell table:formula="of:=[Global.E42]" office:value-type="float" office:value="0" calcext:value-type="float">
            <text:p>0</text:p>
          </table:table-cell>
          <table:table-cell table:formula="of:=[Global.F42]" office:value-type="float" office:value="-2.210211" calcext:value-type="float">
            <text:p>-2,21</text:p>
          </table:table-cell>
          <table:table-cell table:formula="of:=[Global.G42]" office:value-type="float" office:value="1.813614" calcext:value-type="float">
            <text:p>1,81</text:p>
          </table:table-cell>
          <table:table-cell table:formula="of:=[RA.J42]" office:value-type="float" office:value="2" calcext:value-type="float">
            <text:p>2</text:p>
          </table:table-cell>
          <table:table-cell table:formula="of:=[VNS.H42]" office:value-type="float" office:value="2" calcext:value-type="float">
            <text:p>2</text:p>
          </table:table-cell>
          <table:table-cell table:formula="of:=IF([.D42]&lt;0; IF([.D42]&lt;0; [.F42]-[.D42]; [.F42]+[.D42]); IF([.D42]&lt;0; [.F42]-[.D42]; [.F42]+[.D42]))" office:value-type="float" office:value="4.210211" calcext:value-type="float">
            <text:p>4,21</text:p>
          </table:table-cell>
          <table:table-cell table:formula="of:=IF([.F42]&lt;0; IF([.C42]&lt;0; [.F42]-[.C42]; [.F42]+[.C42]); IF([.C42]&lt;0; [.F42]-[.C42]; [.F42]+[.C42]))" office:value-type="float" office:value="2" calcext:value-type="float">
            <text:p>2</text:p>
          </table:table-cell>
          <table:table-cell table:formula="of:=IF([.G42]&lt;0; IF([.C42]&lt;0; [.G42]-[.C42]; [.G42]+[.C42]); IF([.C42]&lt;0; [.G42]-[.C42]; [.G42]+[.C42]))" office:value-type="float" office:value="2" calcext:value-type="float">
            <text:p>2</text:p>
          </table:table-cell>
          <table:table-cell/>
          <table:table-cell table:formula="of:=IF([.I42]=[.J42]; &quot;IGUAL&quot;; IF([.I42]&lt;[.J42]; &quot;RA&quot;; &quot;VNS&quot;))" office:value-type="string" office:string-value="IGUAL" calcext:value-type="string">
            <text:p>IGUAL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formula="of:=[.Q41]" office:value-type="float" office:value="1.26666666666667" calcext:value-type="float">
            <text:p>1,27</text:p>
          </table:table-cell>
          <table:table-cell table:formula="of:=([.I42]-[.Q42])*([.I42]-[.Q42])" office:value-type="float" office:value="0.537777777777778" calcext:value-type="float">
            <text:p>0,54</text:p>
          </table:table-cell>
          <table:table-cell table:formula="of:=[.S41]" office:value-type="float" office:value="0.586666666666667" calcext:value-type="float">
            <text:p>0,59</text:p>
          </table:table-cell>
          <table:table-cell table:formula="of:=([.J42]-[.S42])*([.J42]-[.S42])" office:value-type="float" office:value="1.99751111111111" calcext:value-type="float">
            <text:p>2</text:p>
          </table:table-cell>
        </table:table-row>
        <table:table-row table:style-name="ro3">
          <table:table-cell table:formula="of:=[Global.C43]" office:value-type="string" office:string-value="rand0-2-25-25-50-2,dssp" calcext:value-type="string">
            <text:p>rand0-2-25-25-50-2,dssp</text:p>
          </table:table-cell>
          <table:table-cell table:formula="of:=[Global.D43]" office:value-type="float" office:value="0" calcext:value-type="float">
            <text:p>0</text:p>
          </table:table-cell>
          <table:table-cell table:formula="of:=[Global.E43]" office:value-type="float" office:value="0" calcext:value-type="float">
            <text:p>0</text:p>
          </table:table-cell>
          <table:table-cell table:formula="of:=[Global.F43]" office:value-type="float" office:value="-1.63568" calcext:value-type="float">
            <text:p>-1,64</text:p>
          </table:table-cell>
          <table:table-cell table:formula="of:=[Global.G43]" office:value-type="float" office:value="0.934901" calcext:value-type="float">
            <text:p>0,93</text:p>
          </table:table-cell>
          <table:table-cell table:formula="of:=[RA.J43]" office:value-type="float" office:value="4" calcext:value-type="float">
            <text:p>4</text:p>
          </table:table-cell>
          <table:table-cell table:formula="of:=[VNS.H43]" office:value-type="float" office:value="1" calcext:value-type="float">
            <text:p>1</text:p>
          </table:table-cell>
          <table:table-cell table:formula="of:=IF([.D43]&lt;0; IF([.D43]&lt;0; [.F43]-[.D43]; [.F43]+[.D43]); IF([.D43]&lt;0; [.F43]-[.D43]; [.F43]+[.D43]))" office:value-type="float" office:value="5.63568" calcext:value-type="float">
            <text:p>5,64</text:p>
          </table:table-cell>
          <table:table-cell table:formula="of:=IF([.F43]&lt;0; IF([.C43]&lt;0; [.F43]-[.C43]; [.F43]+[.C43]); IF([.C43]&lt;0; [.F43]-[.C43]; [.F43]+[.C43]))" office:value-type="float" office:value="4" calcext:value-type="float">
            <text:p>4</text:p>
          </table:table-cell>
          <table:table-cell table:formula="of:=IF([.G43]&lt;0; IF([.C43]&lt;0; [.G43]-[.C43]; [.G43]+[.C43]); IF([.C43]&lt;0; [.G43]-[.C43]; [.G43]+[.C43]))" office:value-type="float" office:value="1" calcext:value-type="float">
            <text:p>1</text:p>
          </table:table-cell>
          <table:table-cell/>
          <table:table-cell table:formula="of:=IF([.I43]=[.J43]; &quot;IGUAL&quot;; IF([.I43]&lt;[.J43]; &quot;RA&quot;; &quot;VNS&quot;))" office:value-type="string" office:string-value="VNS" calcext:value-type="string">
            <text:p>VNS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formula="of:=[.Q42]" office:value-type="float" office:value="1.26666666666667" calcext:value-type="float">
            <text:p>1,27</text:p>
          </table:table-cell>
          <table:table-cell table:formula="of:=([.I43]-[.Q43])*([.I43]-[.Q43])" office:value-type="float" office:value="7.47111111111111" calcext:value-type="float">
            <text:p>7,47</text:p>
          </table:table-cell>
          <table:table-cell table:formula="of:=[.S42]" office:value-type="float" office:value="0.586666666666667" calcext:value-type="float">
            <text:p>0,59</text:p>
          </table:table-cell>
          <table:table-cell table:formula="of:=([.J43]-[.S43])*([.J43]-[.S43])" office:value-type="float" office:value="0.170844444444444" calcext:value-type="float">
            <text:p>0,17</text:p>
          </table:table-cell>
        </table:table-row>
        <table:table-row table:style-name="ro3">
          <table:table-cell table:formula="of:=[Global.C44]" office:value-type="string" office:string-value="rand0-2-25-25-50-3,dssp" calcext:value-type="string">
            <text:p>rand0-2-25-25-50-3,dssp</text:p>
          </table:table-cell>
          <table:table-cell table:formula="of:=[Global.D44]" office:value-type="float" office:value="1" calcext:value-type="float">
            <text:p>1</text:p>
          </table:table-cell>
          <table:table-cell table:formula="of:=[Global.E44]" office:value-type="float" office:value="1" calcext:value-type="float">
            <text:p>1</text:p>
          </table:table-cell>
          <table:table-cell table:formula="of:=[Global.F44]" office:value-type="float" office:value="-1.279783" calcext:value-type="float">
            <text:p>-1,28</text:p>
          </table:table-cell>
          <table:table-cell table:formula="of:=[Global.G44]" office:value-type="float" office:value="3.769413" calcext:value-type="float">
            <text:p>3,77</text:p>
          </table:table-cell>
          <table:table-cell table:formula="of:=[RA.J44]" office:value-type="float" office:value="3" calcext:value-type="float">
            <text:p>3</text:p>
          </table:table-cell>
          <table:table-cell table:formula="of:=[VNS.H44]" office:value-type="float" office:value="1" calcext:value-type="float">
            <text:p>1</text:p>
          </table:table-cell>
          <table:table-cell table:formula="of:=IF([.D44]&lt;0; IF([.D44]&lt;0; [.F44]-[.D44]; [.F44]+[.D44]); IF([.D44]&lt;0; [.F44]-[.D44]; [.F44]+[.D44]))" office:value-type="float" office:value="4.279783" calcext:value-type="float">
            <text:p>4,28</text:p>
          </table:table-cell>
          <table:table-cell table:formula="of:=IF([.F44]&lt;0; IF([.C44]&lt;0; [.F44]-[.C44]; [.F44]+[.C44]); IF([.C44]&lt;0; [.F44]-[.C44]; [.F44]+[.C44]))" office:value-type="float" office:value="4" calcext:value-type="float">
            <text:p>4</text:p>
          </table:table-cell>
          <table:table-cell table:formula="of:=IF([.G44]&lt;0; IF([.C44]&lt;0; [.G44]-[.C44]; [.G44]+[.C44]); IF([.C44]&lt;0; [.G44]-[.C44]; [.G44]+[.C44]))" office:value-type="float" office:value="2" calcext:value-type="float">
            <text:p>2</text:p>
          </table:table-cell>
          <table:table-cell/>
          <table:table-cell table:formula="of:=IF([.I44]=[.J44]; &quot;IGUAL&quot;; IF([.I44]&lt;[.J44]; &quot;RA&quot;; &quot;VNS&quot;))" office:value-type="string" office:string-value="VNS" calcext:value-type="string">
            <text:p>VNS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formula="of:=[.Q43]" office:value-type="float" office:value="1.26666666666667" calcext:value-type="float">
            <text:p>1,27</text:p>
          </table:table-cell>
          <table:table-cell table:formula="of:=([.I44]-[.Q44])*([.I44]-[.Q44])" office:value-type="float" office:value="7.47111111111111" calcext:value-type="float">
            <text:p>7,47</text:p>
          </table:table-cell>
          <table:table-cell table:formula="of:=[.S43]" office:value-type="float" office:value="0.586666666666667" calcext:value-type="float">
            <text:p>0,59</text:p>
          </table:table-cell>
          <table:table-cell table:formula="of:=([.J44]-[.S44])*([.J44]-[.S44])" office:value-type="float" office:value="1.99751111111111" calcext:value-type="float">
            <text:p>2</text:p>
          </table:table-cell>
        </table:table-row>
        <table:table-row table:style-name="ro3">
          <table:table-cell table:formula="of:=[Global.C45]" office:value-type="string" office:string-value="rand0-2-25-25-50-4,dssp" calcext:value-type="string">
            <text:p>rand0-2-25-25-50-4,dssp</text:p>
          </table:table-cell>
          <table:table-cell table:formula="of:=[Global.D45]" office:value-type="float" office:value="0" calcext:value-type="float">
            <text:p>0</text:p>
          </table:table-cell>
          <table:table-cell table:formula="of:=[Global.E45]" office:value-type="float" office:value="0" calcext:value-type="float">
            <text:p>0</text:p>
          </table:table-cell>
          <table:table-cell table:formula="of:=[Global.F45]" office:value-type="float" office:value="-1.292124" calcext:value-type="float">
            <text:p>-1,29</text:p>
          </table:table-cell>
          <table:table-cell table:formula="of:=[Global.G45]" office:value-type="float" office:value="1.278406" calcext:value-type="float">
            <text:p>1,28</text:p>
          </table:table-cell>
          <table:table-cell table:formula="of:=[RA.J45]" office:value-type="float" office:value="3" calcext:value-type="float">
            <text:p>3</text:p>
          </table:table-cell>
          <table:table-cell table:formula="of:=[VNS.H45]" office:value-type="float" office:value="1" calcext:value-type="float">
            <text:p>1</text:p>
          </table:table-cell>
          <table:table-cell table:formula="of:=IF([.D45]&lt;0; IF([.D45]&lt;0; [.F45]-[.D45]; [.F45]+[.D45]); IF([.D45]&lt;0; [.F45]-[.D45]; [.F45]+[.D45]))" office:value-type="float" office:value="4.292124" calcext:value-type="float">
            <text:p>4,29</text:p>
          </table:table-cell>
          <table:table-cell table:formula="of:=IF([.F45]&lt;0; IF([.C45]&lt;0; [.F45]-[.C45]; [.F45]+[.C45]); IF([.C45]&lt;0; [.F45]-[.C45]; [.F45]+[.C45]))" office:value-type="float" office:value="3" calcext:value-type="float">
            <text:p>3</text:p>
          </table:table-cell>
          <table:table-cell table:formula="of:=IF([.G45]&lt;0; IF([.C45]&lt;0; [.G45]-[.C45]; [.G45]+[.C45]); IF([.C45]&lt;0; [.G45]-[.C45]; [.G45]+[.C45]))" office:value-type="float" office:value="1" calcext:value-type="float">
            <text:p>1</text:p>
          </table:table-cell>
          <table:table-cell/>
          <table:table-cell table:formula="of:=IF([.I45]=[.J45]; &quot;IGUAL&quot;; IF([.I45]&lt;[.J45]; &quot;RA&quot;; &quot;VNS&quot;))" office:value-type="string" office:string-value="VNS" calcext:value-type="string">
            <text:p>VNS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formula="of:=[.Q44]" office:value-type="float" office:value="1.26666666666667" calcext:value-type="float">
            <text:p>1,27</text:p>
          </table:table-cell>
          <table:table-cell table:formula="of:=([.I45]-[.Q45])*([.I45]-[.Q45])" office:value-type="float" office:value="3.00444444444444" calcext:value-type="float">
            <text:p>3</text:p>
          </table:table-cell>
          <table:table-cell table:formula="of:=[.S44]" office:value-type="float" office:value="0.586666666666667" calcext:value-type="float">
            <text:p>0,59</text:p>
          </table:table-cell>
          <table:table-cell table:formula="of:=([.J45]-[.S45])*([.J45]-[.S45])" office:value-type="float" office:value="0.170844444444444" calcext:value-type="float">
            <text:p>0,17</text:p>
          </table:table-cell>
        </table:table-row>
        <table:table-row table:style-name="ro3">
          <table:table-cell table:formula="of:=[Global.C46]" office:value-type="string" office:string-value="rand0-2-25-25-50-5,dssp" calcext:value-type="string">
            <text:p>rand0-2-25-25-50-5,dssp</text:p>
          </table:table-cell>
          <table:table-cell table:formula="of:=[Global.D46]" office:value-type="float" office:value="1" calcext:value-type="float">
            <text:p>1</text:p>
          </table:table-cell>
          <table:table-cell table:formula="of:=[Global.E46]" office:value-type="float" office:value="1" calcext:value-type="float">
            <text:p>1</text:p>
          </table:table-cell>
          <table:table-cell table:formula="of:=[Global.F46]" office:value-type="float" office:value="-0.59754" calcext:value-type="float">
            <text:p>-0,6</text:p>
          </table:table-cell>
          <table:table-cell table:formula="of:=[Global.G46]" office:value-type="float" office:value="1.200843" calcext:value-type="float">
            <text:p>1,2</text:p>
          </table:table-cell>
          <table:table-cell table:formula="of:=[RA.J46]" office:value-type="float" office:value="3" calcext:value-type="float">
            <text:p>3</text:p>
          </table:table-cell>
          <table:table-cell table:formula="of:=[VNS.H46]" office:value-type="float" office:value="1" calcext:value-type="float">
            <text:p>1</text:p>
          </table:table-cell>
          <table:table-cell table:formula="of:=IF([.D46]&lt;0; IF([.D46]&lt;0; [.F46]-[.D46]; [.F46]+[.D46]); IF([.D46]&lt;0; [.F46]-[.D46]; [.F46]+[.D46]))" office:value-type="float" office:value="3.59754" calcext:value-type="float">
            <text:p>3,6</text:p>
          </table:table-cell>
          <table:table-cell table:formula="of:=IF([.F46]&lt;0; IF([.C46]&lt;0; [.F46]-[.C46]; [.F46]+[.C46]); IF([.C46]&lt;0; [.F46]-[.C46]; [.F46]+[.C46]))" office:value-type="float" office:value="4" calcext:value-type="float">
            <text:p>4</text:p>
          </table:table-cell>
          <table:table-cell table:formula="of:=IF([.G46]&lt;0; IF([.C46]&lt;0; [.G46]-[.C46]; [.G46]+[.C46]); IF([.C46]&lt;0; [.G46]-[.C46]; [.G46]+[.C46]))" office:value-type="float" office:value="2" calcext:value-type="float">
            <text:p>2</text:p>
          </table:table-cell>
          <table:table-cell/>
          <table:table-cell table:formula="of:=IF([.I46]=[.J46]; &quot;IGUAL&quot;; IF([.I46]&lt;[.J46]; &quot;RA&quot;; &quot;VNS&quot;))" office:value-type="string" office:string-value="VNS" calcext:value-type="string">
            <text:p>VNS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[.Q45]" office:value-type="float" office:value="1.26666666666667" calcext:value-type="float">
            <text:p>1,27</text:p>
          </table:table-cell>
          <table:table-cell table:formula="of:=([.I46]-[.Q46])*([.I46]-[.Q46])" office:value-type="float" office:value="7.47111111111111" calcext:value-type="float">
            <text:p>7,47</text:p>
          </table:table-cell>
          <table:table-cell table:formula="of:=[.S45]" office:value-type="float" office:value="0.586666666666667" calcext:value-type="float">
            <text:p>0,59</text:p>
          </table:table-cell>
          <table:table-cell table:formula="of:=([.J46]-[.S46])*([.J46]-[.S46])" office:value-type="float" office:value="1.99751111111111" calcext:value-type="float">
            <text:p>2</text:p>
          </table:table-cell>
        </table:table-row>
        <table:table-row table:style-name="ro3">
          <table:table-cell table:formula="of:=[Global.C47]" office:value-type="string" office:string-value="rand0-2-5-5-10-1,dssp" calcext:value-type="string">
            <text:p>rand0-2-5-5-10-1,dssp</text:p>
          </table:table-cell>
          <table:table-cell table:formula="of:=[Global.D47]" office:value-type="float" office:value="-1" calcext:value-type="float">
            <text:p>-1</text:p>
          </table:table-cell>
          <table:table-cell table:formula="of:=[Global.E47]" office:value-type="float" office:value="-1" calcext:value-type="float">
            <text:p>-1</text:p>
          </table:table-cell>
          <table:table-cell table:formula="of:=[Global.F47]" office:value-type="float" office:value="-1" calcext:value-type="float">
            <text:p>-1</text:p>
          </table:table-cell>
          <table:table-cell table:formula="of:=[Global.G47]" office:value-type="float" office:value="0.01035" calcext:value-type="float">
            <text:p>0,01</text:p>
          </table:table-cell>
          <table:table-cell table:formula="of:=[RA.J47]" office:value-type="float" office:value="-1" calcext:value-type="float">
            <text:p>-1</text:p>
          </table:table-cell>
          <table:table-cell table:formula="of:=[VNS.H47]" office:value-type="float" office:value="-1" calcext:value-type="float">
            <text:p>-1</text:p>
          </table:table-cell>
          <table:table-cell table:formula="of:=IF([.D47]&lt;0; IF([.D47]&lt;0; [.F47]-[.D47]; [.F47]+[.D47]); IF([.D47]&lt;0; [.F47]-[.D47]; [.F47]+[.D47]))" office:value-type="float" office:value="0" calcext:value-type="float">
            <text:p>0</text:p>
          </table:table-cell>
          <table:table-cell table:formula="of:=IF([.F47]&lt;0; IF([.C47]&lt;0; [.F47]-[.C47]; [.F47]+[.C47]); IF([.C47]&lt;0; [.F47]-[.C47]; [.F47]+[.C47]))" office:value-type="float" office:value="0" calcext:value-type="float">
            <text:p>0</text:p>
          </table:table-cell>
          <table:table-cell table:formula="of:=IF([.G47]&lt;0; IF([.C47]&lt;0; [.G47]-[.C47]; [.G47]+[.C47]); IF([.C47]&lt;0; [.G47]-[.C47]; [.G47]+[.C47]))" office:value-type="float" office:value="0" calcext:value-type="float">
            <text:p>0</text:p>
          </table:table-cell>
          <table:table-cell/>
          <table:table-cell table:formula="of:=IF([.I47]=[.J47]; &quot;IGUAL&quot;; IF([.I47]&lt;[.J47]; &quot;RA&quot;; &quot;VNS&quot;))" office:value-type="string" office:string-value="IGUAL" calcext:value-type="string">
            <text:p>IGUAL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formula="of:=[.Q46]" office:value-type="float" office:value="1.26666666666667" calcext:value-type="float">
            <text:p>1,27</text:p>
          </table:table-cell>
          <table:table-cell table:formula="of:=([.I47]-[.Q47])*([.I47]-[.Q47])" office:value-type="float" office:value="1.60444444444444" calcext:value-type="float">
            <text:p>1,6</text:p>
          </table:table-cell>
          <table:table-cell table:formula="of:=[.S46]" office:value-type="float" office:value="0.586666666666667" calcext:value-type="float">
            <text:p>0,59</text:p>
          </table:table-cell>
          <table:table-cell table:formula="of:=([.J47]-[.S47])*([.J47]-[.S47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48]" office:value-type="string" office:string-value="rand0-2-5-5-10-2,dssp" calcext:value-type="string">
            <text:p>rand0-2-5-5-10-2,dssp</text:p>
          </table:table-cell>
          <table:table-cell table:formula="of:=[Global.D48]" office:value-type="float" office:value="0" calcext:value-type="float">
            <text:p>0</text:p>
          </table:table-cell>
          <table:table-cell table:formula="of:=[Global.E48]" office:value-type="float" office:value="0" calcext:value-type="float">
            <text:p>0</text:p>
          </table:table-cell>
          <table:table-cell table:formula="of:=[Global.F48]" office:value-type="float" office:value="0" calcext:value-type="float">
            <text:p>0</text:p>
          </table:table-cell>
          <table:table-cell table:formula="of:=[Global.G48]" office:value-type="float" office:value="0.009881" calcext:value-type="float">
            <text:p>0,01</text:p>
          </table:table-cell>
          <table:table-cell table:formula="of:=[RA.J48]" office:value-type="float" office:value="0" calcext:value-type="float">
            <text:p>0</text:p>
          </table:table-cell>
          <table:table-cell table:formula="of:=[VNS.H48]" office:value-type="float" office:value="0" calcext:value-type="float">
            <text:p>0</text:p>
          </table:table-cell>
          <table:table-cell table:formula="of:=IF([.D48]&lt;0; IF([.D48]&lt;0; [.F48]-[.D48]; [.F48]+[.D48]); IF([.D48]&lt;0; [.F48]-[.D48]; [.F48]+[.D48]))" office:value-type="float" office:value="0" calcext:value-type="float">
            <text:p>0</text:p>
          </table:table-cell>
          <table:table-cell table:formula="of:=IF([.F48]&lt;0; IF([.C48]&lt;0; [.F48]-[.C48]; [.F48]+[.C48]); IF([.C48]&lt;0; [.F48]-[.C48]; [.F48]+[.C48]))" office:value-type="float" office:value="0" calcext:value-type="float">
            <text:p>0</text:p>
          </table:table-cell>
          <table:table-cell table:formula="of:=IF([.G48]&lt;0; IF([.C48]&lt;0; [.G48]-[.C48]; [.G48]+[.C48]); IF([.C48]&lt;0; [.G48]-[.C48]; [.G48]+[.C48]))" office:value-type="float" office:value="0" calcext:value-type="float">
            <text:p>0</text:p>
          </table:table-cell>
          <table:table-cell/>
          <table:table-cell table:formula="of:=IF([.I48]=[.J48]; &quot;IGUAL&quot;; IF([.I48]&lt;[.J48]; &quot;RA&quot;; &quot;VNS&quot;))" office:value-type="string" office:string-value="IGUAL" calcext:value-type="string">
            <text:p>IGUAL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[.Q47]" office:value-type="float" office:value="1.26666666666667" calcext:value-type="float">
            <text:p>1,27</text:p>
          </table:table-cell>
          <table:table-cell table:formula="of:=([.I48]-[.Q48])*([.I48]-[.Q48])" office:value-type="float" office:value="1.60444444444444" calcext:value-type="float">
            <text:p>1,6</text:p>
          </table:table-cell>
          <table:table-cell table:formula="of:=[.S47]" office:value-type="float" office:value="0.586666666666667" calcext:value-type="float">
            <text:p>0,59</text:p>
          </table:table-cell>
          <table:table-cell table:formula="of:=([.J48]-[.S48])*([.J48]-[.S48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49]" office:value-type="string" office:string-value="rand0-2-5-5-10-3,dssp" calcext:value-type="string">
            <text:p>rand0-2-5-5-10-3,dssp</text:p>
          </table:table-cell>
          <table:table-cell table:formula="of:=[Global.D49]" office:value-type="float" office:value="0" calcext:value-type="float">
            <text:p>0</text:p>
          </table:table-cell>
          <table:table-cell table:formula="of:=[Global.E49]" office:value-type="float" office:value="0" calcext:value-type="float">
            <text:p>0</text:p>
          </table:table-cell>
          <table:table-cell table:formula="of:=[Global.F49]" office:value-type="float" office:value="0" calcext:value-type="float">
            <text:p>0</text:p>
          </table:table-cell>
          <table:table-cell table:formula="of:=[Global.G49]" office:value-type="float" office:value="0.00594" calcext:value-type="float">
            <text:p>0,01</text:p>
          </table:table-cell>
          <table:table-cell table:formula="of:=[RA.J49]" office:value-type="float" office:value="0" calcext:value-type="float">
            <text:p>0</text:p>
          </table:table-cell>
          <table:table-cell table:formula="of:=[VNS.H49]" office:value-type="float" office:value="0" calcext:value-type="float">
            <text:p>0</text:p>
          </table:table-cell>
          <table:table-cell table:formula="of:=IF([.D49]&lt;0; IF([.D49]&lt;0; [.F49]-[.D49]; [.F49]+[.D49]); IF([.D49]&lt;0; [.F49]-[.D49]; [.F49]+[.D49]))" office:value-type="float" office:value="0" calcext:value-type="float">
            <text:p>0</text:p>
          </table:table-cell>
          <table:table-cell table:formula="of:=IF([.F49]&lt;0; IF([.C49]&lt;0; [.F49]-[.C49]; [.F49]+[.C49]); IF([.C49]&lt;0; [.F49]-[.C49]; [.F49]+[.C49]))" office:value-type="float" office:value="0" calcext:value-type="float">
            <text:p>0</text:p>
          </table:table-cell>
          <table:table-cell table:formula="of:=IF([.G49]&lt;0; IF([.C49]&lt;0; [.G49]-[.C49]; [.G49]+[.C49]); IF([.C49]&lt;0; [.G49]-[.C49]; [.G49]+[.C49]))" office:value-type="float" office:value="0" calcext:value-type="float">
            <text:p>0</text:p>
          </table:table-cell>
          <table:table-cell/>
          <table:table-cell table:formula="of:=IF([.I49]=[.J49]; &quot;IGUAL&quot;; IF([.I49]&lt;[.J49]; &quot;RA&quot;; &quot;VNS&quot;))" office:value-type="string" office:string-value="IGUAL" calcext:value-type="string">
            <text:p>IGUAL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formula="of:=[.Q48]" office:value-type="float" office:value="1.26666666666667" calcext:value-type="float">
            <text:p>1,27</text:p>
          </table:table-cell>
          <table:table-cell table:formula="of:=([.I49]-[.Q49])*([.I49]-[.Q49])" office:value-type="float" office:value="1.60444444444444" calcext:value-type="float">
            <text:p>1,6</text:p>
          </table:table-cell>
          <table:table-cell table:formula="of:=[.S48]" office:value-type="float" office:value="0.586666666666667" calcext:value-type="float">
            <text:p>0,59</text:p>
          </table:table-cell>
          <table:table-cell table:formula="of:=([.J49]-[.S49])*([.J49]-[.S49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50]" office:value-type="string" office:string-value="rand0-2-5-5-10-4,dssp" calcext:value-type="string">
            <text:p>rand0-2-5-5-10-4,dssp</text:p>
          </table:table-cell>
          <table:table-cell table:formula="of:=[Global.D50]" office:value-type="float" office:value="0" calcext:value-type="float">
            <text:p>0</text:p>
          </table:table-cell>
          <table:table-cell table:formula="of:=[Global.E50]" office:value-type="float" office:value="0" calcext:value-type="float">
            <text:p>0</text:p>
          </table:table-cell>
          <table:table-cell table:formula="of:=[Global.F50]" office:value-type="float" office:value="0" calcext:value-type="float">
            <text:p>0</text:p>
          </table:table-cell>
          <table:table-cell table:formula="of:=[Global.G50]" office:value-type="float" office:value="0.005337" calcext:value-type="float">
            <text:p>0,01</text:p>
          </table:table-cell>
          <table:table-cell table:formula="of:=[RA.J50]" office:value-type="float" office:value="0" calcext:value-type="float">
            <text:p>0</text:p>
          </table:table-cell>
          <table:table-cell table:formula="of:=[VNS.H50]" office:value-type="float" office:value="0" calcext:value-type="float">
            <text:p>0</text:p>
          </table:table-cell>
          <table:table-cell table:formula="of:=IF([.D50]&lt;0; IF([.D50]&lt;0; [.F50]-[.D50]; [.F50]+[.D50]); IF([.D50]&lt;0; [.F50]-[.D50]; [.F50]+[.D50]))" office:value-type="float" office:value="0" calcext:value-type="float">
            <text:p>0</text:p>
          </table:table-cell>
          <table:table-cell table:formula="of:=IF([.F50]&lt;0; IF([.C50]&lt;0; [.F50]-[.C50]; [.F50]+[.C50]); IF([.C50]&lt;0; [.F50]-[.C50]; [.F50]+[.C50]))" office:value-type="float" office:value="0" calcext:value-type="float">
            <text:p>0</text:p>
          </table:table-cell>
          <table:table-cell table:formula="of:=IF([.G50]&lt;0; IF([.C50]&lt;0; [.G50]-[.C50]; [.G50]+[.C50]); IF([.C50]&lt;0; [.G50]-[.C50]; [.G50]+[.C50]))" office:value-type="float" office:value="0" calcext:value-type="float">
            <text:p>0</text:p>
          </table:table-cell>
          <table:table-cell/>
          <table:table-cell table:formula="of:=IF([.I50]=[.J50]; &quot;IGUAL&quot;; IF([.I50]&lt;[.J50]; &quot;RA&quot;; &quot;VNS&quot;))" office:value-type="string" office:string-value="IGUAL" calcext:value-type="string">
            <text:p>IGUAL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formula="of:=[.Q49]" office:value-type="float" office:value="1.26666666666667" calcext:value-type="float">
            <text:p>1,27</text:p>
          </table:table-cell>
          <table:table-cell table:formula="of:=([.I50]-[.Q50])*([.I50]-[.Q50])" office:value-type="float" office:value="1.60444444444444" calcext:value-type="float">
            <text:p>1,6</text:p>
          </table:table-cell>
          <table:table-cell table:formula="of:=[.S49]" office:value-type="float" office:value="0.586666666666667" calcext:value-type="float">
            <text:p>0,59</text:p>
          </table:table-cell>
          <table:table-cell table:formula="of:=([.J50]-[.S50])*([.J50]-[.S50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51]" office:value-type="string" office:string-value="rand0-2-5-5-10-5,dssp" calcext:value-type="string">
            <text:p>rand0-2-5-5-10-5,dssp</text:p>
          </table:table-cell>
          <table:table-cell table:formula="of:=[Global.D51]" office:value-type="float" office:value="0" calcext:value-type="float">
            <text:p>0</text:p>
          </table:table-cell>
          <table:table-cell table:formula="of:=[Global.E51]" office:value-type="float" office:value="0" calcext:value-type="float">
            <text:p>0</text:p>
          </table:table-cell>
          <table:table-cell table:formula="of:=[Global.F51]" office:value-type="float" office:value="0" calcext:value-type="float">
            <text:p>0</text:p>
          </table:table-cell>
          <table:table-cell table:formula="of:=[Global.G51]" office:value-type="float" office:value="0.00621" calcext:value-type="float">
            <text:p>0,01</text:p>
          </table:table-cell>
          <table:table-cell table:formula="of:=[RA.J51]" office:value-type="float" office:value="1" calcext:value-type="float">
            <text:p>1</text:p>
          </table:table-cell>
          <table:table-cell table:formula="of:=[VNS.H51]" office:value-type="float" office:value="0" calcext:value-type="float">
            <text:p>0</text:p>
          </table:table-cell>
          <table:table-cell table:formula="of:=IF([.D51]&lt;0; IF([.D51]&lt;0; [.F51]-[.D51]; [.F51]+[.D51]); IF([.D51]&lt;0; [.F51]-[.D51]; [.F51]+[.D51]))" office:value-type="float" office:value="1" calcext:value-type="float">
            <text:p>1</text:p>
          </table:table-cell>
          <table:table-cell table:formula="of:=IF([.F51]&lt;0; IF([.C51]&lt;0; [.F51]-[.C51]; [.F51]+[.C51]); IF([.C51]&lt;0; [.F51]-[.C51]; [.F51]+[.C51]))" office:value-type="float" office:value="1" calcext:value-type="float">
            <text:p>1</text:p>
          </table:table-cell>
          <table:table-cell table:formula="of:=IF([.G51]&lt;0; IF([.C51]&lt;0; [.G51]-[.C51]; [.G51]+[.C51]); IF([.C51]&lt;0; [.G51]-[.C51]; [.G51]+[.C51]))" office:value-type="float" office:value="0" calcext:value-type="float">
            <text:p>0</text:p>
          </table:table-cell>
          <table:table-cell/>
          <table:table-cell table:formula="of:=IF([.I51]=[.J51]; &quot;IGUAL&quot;; IF([.I51]&lt;[.J51]; &quot;RA&quot;; &quot;VNS&quot;))" office:value-type="string" office:string-value="VNS" calcext:value-type="string">
            <text:p>V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[.Q50]" office:value-type="float" office:value="1.26666666666667" calcext:value-type="float">
            <text:p>1,27</text:p>
          </table:table-cell>
          <table:table-cell table:formula="of:=([.I51]-[.Q51])*([.I51]-[.Q51])" office:value-type="float" office:value="0.0711111111111111" calcext:value-type="float">
            <text:p>0,07</text:p>
          </table:table-cell>
          <table:table-cell table:formula="of:=[.S50]" office:value-type="float" office:value="0.586666666666667" calcext:value-type="float">
            <text:p>0,59</text:p>
          </table:table-cell>
          <table:table-cell table:formula="of:=([.J51]-[.S51])*([.J51]-[.S51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52]" office:value-type="string" office:string-value="rand0-4-10-10-20-1,dssp" calcext:value-type="string">
            <text:p>rand0-4-10-10-20-1,dssp</text:p>
          </table:table-cell>
          <table:table-cell table:formula="of:=[Global.D52]" office:value-type="float" office:value="-2" calcext:value-type="float">
            <text:p>-2</text:p>
          </table:table-cell>
          <table:table-cell table:formula="of:=[Global.E52]" office:value-type="float" office:value="-2" calcext:value-type="float">
            <text:p>-2</text:p>
          </table:table-cell>
          <table:table-cell table:formula="of:=[Global.F52]" office:value-type="float" office:value="-2.877192" calcext:value-type="float">
            <text:p>-2,88</text:p>
          </table:table-cell>
          <table:table-cell table:formula="of:=[Global.G52]" office:value-type="float" office:value="0.074473" calcext:value-type="float">
            <text:p>0,07</text:p>
          </table:table-cell>
          <table:table-cell table:formula="of:=[RA.J52]" office:value-type="float" office:value="-1" calcext:value-type="float">
            <text:p>-1</text:p>
          </table:table-cell>
          <table:table-cell table:formula="of:=[VNS.H52]" office:value-type="float" office:value="-2" calcext:value-type="float">
            <text:p>-2</text:p>
          </table:table-cell>
          <table:table-cell table:formula="of:=IF([.D52]&lt;0; IF([.D52]&lt;0; [.F52]-[.D52]; [.F52]+[.D52]); IF([.D52]&lt;0; [.F52]-[.D52]; [.F52]+[.D52]))" office:value-type="float" office:value="1.877192" calcext:value-type="float">
            <text:p>1,88</text:p>
          </table:table-cell>
          <table:table-cell table:formula="of:=IF([.F52]&lt;0; IF([.C52]&lt;0; [.F52]-[.C52]; [.F52]+[.C52]); IF([.C52]&lt;0; [.F52]-[.C52]; [.F52]+[.C52]))" office:value-type="float" office:value="1" calcext:value-type="float">
            <text:p>1</text:p>
          </table:table-cell>
          <table:table-cell table:formula="of:=IF([.G52]&lt;0; IF([.C52]&lt;0; [.G52]-[.C52]; [.G52]+[.C52]); IF([.C52]&lt;0; [.G52]-[.C52]; [.G52]+[.C52]))" office:value-type="float" office:value="0" calcext:value-type="float">
            <text:p>0</text:p>
          </table:table-cell>
          <table:table-cell/>
          <table:table-cell table:formula="of:=IF([.I52]=[.J52]; &quot;IGUAL&quot;; IF([.I52]&lt;[.J52]; &quot;RA&quot;; &quot;VNS&quot;))" office:value-type="string" office:string-value="VNS" calcext:value-type="string">
            <text:p>VNS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formula="of:=[.Q51]" office:value-type="float" office:value="1.26666666666667" calcext:value-type="float">
            <text:p>1,27</text:p>
          </table:table-cell>
          <table:table-cell table:formula="of:=([.I52]-[.Q52])*([.I52]-[.Q52])" office:value-type="float" office:value="0.0711111111111111" calcext:value-type="float">
            <text:p>0,07</text:p>
          </table:table-cell>
          <table:table-cell table:formula="of:=[.S51]" office:value-type="float" office:value="0.586666666666667" calcext:value-type="float">
            <text:p>0,59</text:p>
          </table:table-cell>
          <table:table-cell table:formula="of:=([.J52]-[.S52])*([.J52]-[.S52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53]" office:value-type="string" office:string-value="rand0-4-10-10-20-2,dssp" calcext:value-type="string">
            <text:p>rand0-4-10-10-20-2,dssp</text:p>
          </table:table-cell>
          <table:table-cell table:formula="of:=[Global.D53]" office:value-type="float" office:value="-1" calcext:value-type="float">
            <text:p>-1</text:p>
          </table:table-cell>
          <table:table-cell table:formula="of:=[Global.E53]" office:value-type="float" office:value="-1" calcext:value-type="float">
            <text:p>-1</text:p>
          </table:table-cell>
          <table:table-cell table:formula="of:=[Global.F53]" office:value-type="float" office:value="-2.041506" calcext:value-type="float">
            <text:p>-2,04</text:p>
          </table:table-cell>
          <table:table-cell table:formula="of:=[Global.G53]" office:value-type="float" office:value="0.119192" calcext:value-type="float">
            <text:p>0,12</text:p>
          </table:table-cell>
          <table:table-cell table:formula="of:=[RA.J53]" office:value-type="float" office:value="1" calcext:value-type="float">
            <text:p>1</text:p>
          </table:table-cell>
          <table:table-cell table:formula="of:=[VNS.H53]" office:value-type="float" office:value="-1" calcext:value-type="float">
            <text:p>-1</text:p>
          </table:table-cell>
          <table:table-cell table:formula="of:=IF([.D53]&lt;0; IF([.D53]&lt;0; [.F53]-[.D53]; [.F53]+[.D53]); IF([.D53]&lt;0; [.F53]-[.D53]; [.F53]+[.D53]))" office:value-type="float" office:value="3.041506" calcext:value-type="float">
            <text:p>3,04</text:p>
          </table:table-cell>
          <table:table-cell table:formula="of:=IF([.F53]&lt;0; IF([.C53]&lt;0; [.F53]-[.C53]; [.F53]+[.C53]); IF([.C53]&lt;0; [.F53]-[.C53]; [.F53]+[.C53]))" office:value-type="float" office:value="2" calcext:value-type="float">
            <text:p>2</text:p>
          </table:table-cell>
          <table:table-cell table:formula="of:=IF([.G53]&lt;0; IF([.C53]&lt;0; [.G53]-[.C53]; [.G53]+[.C53]); IF([.C53]&lt;0; [.G53]-[.C53]; [.G53]+[.C53]))" office:value-type="float" office:value="0" calcext:value-type="float">
            <text:p>0</text:p>
          </table:table-cell>
          <table:table-cell/>
          <table:table-cell table:formula="of:=IF([.I53]=[.J53]; &quot;IGUAL&quot;; IF([.I53]&lt;[.J53]; &quot;RA&quot;; &quot;VNS&quot;))" office:value-type="string" office:string-value="VNS" calcext:value-type="string">
            <text:p>VNS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formula="of:=[.Q52]" office:value-type="float" office:value="1.26666666666667" calcext:value-type="float">
            <text:p>1,27</text:p>
          </table:table-cell>
          <table:table-cell table:formula="of:=([.I53]-[.Q53])*([.I53]-[.Q53])" office:value-type="float" office:value="0.537777777777778" calcext:value-type="float">
            <text:p>0,54</text:p>
          </table:table-cell>
          <table:table-cell table:formula="of:=[.S52]" office:value-type="float" office:value="0.586666666666667" calcext:value-type="float">
            <text:p>0,59</text:p>
          </table:table-cell>
          <table:table-cell table:formula="of:=([.J53]-[.S53])*([.J53]-[.S53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54]" office:value-type="string" office:string-value="rand0-4-10-10-20-3,dssp" calcext:value-type="string">
            <text:p>rand0-4-10-10-20-3,dssp</text:p>
          </table:table-cell>
          <table:table-cell table:formula="of:=[Global.D54]" office:value-type="float" office:value="-1" calcext:value-type="float">
            <text:p>-1</text:p>
          </table:table-cell>
          <table:table-cell table:formula="of:=[Global.E54]" office:value-type="float" office:value="-1" calcext:value-type="float">
            <text:p>-1</text:p>
          </table:table-cell>
          <table:table-cell table:formula="of:=[Global.F54]" office:value-type="float" office:value="-1.488889" calcext:value-type="float">
            <text:p>-1,49</text:p>
          </table:table-cell>
          <table:table-cell table:formula="of:=[Global.G54]" office:value-type="float" office:value="0.059943" calcext:value-type="float">
            <text:p>0,06</text:p>
          </table:table-cell>
          <table:table-cell table:formula="of:=[RA.J54]" office:value-type="float" office:value="0" calcext:value-type="float">
            <text:p>0</text:p>
          </table:table-cell>
          <table:table-cell table:formula="of:=[VNS.H54]" office:value-type="float" office:value="0" calcext:value-type="float">
            <text:p>0</text:p>
          </table:table-cell>
          <table:table-cell table:formula="of:=IF([.D54]&lt;0; IF([.D54]&lt;0; [.F54]-[.D54]; [.F54]+[.D54]); IF([.D54]&lt;0; [.F54]-[.D54]; [.F54]+[.D54]))" office:value-type="float" office:value="1.488889" calcext:value-type="float">
            <text:p>1,49</text:p>
          </table:table-cell>
          <table:table-cell table:formula="of:=IF([.F54]&lt;0; IF([.C54]&lt;0; [.F54]-[.C54]; [.F54]+[.C54]); IF([.C54]&lt;0; [.F54]-[.C54]; [.F54]+[.C54]))" office:value-type="float" office:value="1" calcext:value-type="float">
            <text:p>1</text:p>
          </table:table-cell>
          <table:table-cell table:formula="of:=IF([.G54]&lt;0; IF([.C54]&lt;0; [.G54]-[.C54]; [.G54]+[.C54]); IF([.C54]&lt;0; [.G54]-[.C54]; [.G54]+[.C54]))" office:value-type="float" office:value="1" calcext:value-type="float">
            <text:p>1</text:p>
          </table:table-cell>
          <table:table-cell/>
          <table:table-cell table:formula="of:=IF([.I54]=[.J54]; &quot;IGUAL&quot;; IF([.I54]&lt;[.J54]; &quot;RA&quot;; &quot;VNS&quot;))" office:value-type="string" office:string-value="IGUAL" calcext:value-type="string">
            <text:p>IGUAL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table:formula="of:=[.Q53]" office:value-type="float" office:value="1.26666666666667" calcext:value-type="float">
            <text:p>1,27</text:p>
          </table:table-cell>
          <table:table-cell table:formula="of:=([.I54]-[.Q54])*([.I54]-[.Q54])" office:value-type="float" office:value="0.0711111111111111" calcext:value-type="float">
            <text:p>0,07</text:p>
          </table:table-cell>
          <table:table-cell table:formula="of:=[.S53]" office:value-type="float" office:value="0.586666666666667" calcext:value-type="float">
            <text:p>0,59</text:p>
          </table:table-cell>
          <table:table-cell table:formula="of:=([.J54]-[.S54])*([.J54]-[.S54])" office:value-type="float" office:value="0.170844444444444" calcext:value-type="float">
            <text:p>0,17</text:p>
          </table:table-cell>
        </table:table-row>
        <table:table-row table:style-name="ro3">
          <table:table-cell table:formula="of:=[Global.C55]" office:value-type="string" office:string-value="rand0-4-10-10-20-4,dssp" calcext:value-type="string">
            <text:p>rand0-4-10-10-20-4,dssp</text:p>
          </table:table-cell>
          <table:table-cell table:formula="of:=[Global.D55]" office:value-type="float" office:value="-1" calcext:value-type="float">
            <text:p>-1</text:p>
          </table:table-cell>
          <table:table-cell table:formula="of:=[Global.E55]" office:value-type="float" office:value="-1" calcext:value-type="float">
            <text:p>-1</text:p>
          </table:table-cell>
          <table:table-cell table:formula="of:=[Global.F55]" office:value-type="float" office:value="-1.4" calcext:value-type="float">
            <text:p>-1,4</text:p>
          </table:table-cell>
          <table:table-cell table:formula="of:=[Global.G55]" office:value-type="float" office:value="0.031044" calcext:value-type="float">
            <text:p>0,03</text:p>
          </table:table-cell>
          <table:table-cell table:formula="of:=[RA.J55]" office:value-type="float" office:value="-1" calcext:value-type="float">
            <text:p>-1</text:p>
          </table:table-cell>
          <table:table-cell table:formula="of:=[VNS.H55]" office:value-type="float" office:value="-1" calcext:value-type="float">
            <text:p>-1</text:p>
          </table:table-cell>
          <table:table-cell table:formula="of:=IF([.D55]&lt;0; IF([.D55]&lt;0; [.F55]-[.D55]; [.F55]+[.D55]); IF([.D55]&lt;0; [.F55]-[.D55]; [.F55]+[.D55]))" office:value-type="float" office:value="0.4" calcext:value-type="float">
            <text:p>0,4</text:p>
          </table:table-cell>
          <table:table-cell table:formula="of:=IF([.F55]&lt;0; IF([.C55]&lt;0; [.F55]-[.C55]; [.F55]+[.C55]); IF([.C55]&lt;0; [.F55]-[.C55]; [.F55]+[.C55]))" office:value-type="float" office:value="0" calcext:value-type="float">
            <text:p>0</text:p>
          </table:table-cell>
          <table:table-cell table:formula="of:=IF([.G55]&lt;0; IF([.C55]&lt;0; [.G55]-[.C55]; [.G55]+[.C55]); IF([.C55]&lt;0; [.G55]-[.C55]; [.G55]+[.C55]))" office:value-type="float" office:value="0" calcext:value-type="float">
            <text:p>0</text:p>
          </table:table-cell>
          <table:table-cell/>
          <table:table-cell table:formula="of:=IF([.I55]=[.J55]; &quot;IGUAL&quot;; IF([.I55]&lt;[.J55]; &quot;RA&quot;; &quot;VNS&quot;))" office:value-type="string" office:string-value="IGUAL" calcext:value-type="string">
            <text:p>IGUAL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formula="of:=[.Q54]" office:value-type="float" office:value="1.26666666666667" calcext:value-type="float">
            <text:p>1,27</text:p>
          </table:table-cell>
          <table:table-cell table:formula="of:=([.I55]-[.Q55])*([.I55]-[.Q55])" office:value-type="float" office:value="1.60444444444444" calcext:value-type="float">
            <text:p>1,6</text:p>
          </table:table-cell>
          <table:table-cell table:formula="of:=[.S54]" office:value-type="float" office:value="0.586666666666667" calcext:value-type="float">
            <text:p>0,59</text:p>
          </table:table-cell>
          <table:table-cell table:formula="of:=([.J55]-[.S55])*([.J55]-[.S55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56]" office:value-type="string" office:string-value="rand0-4-10-10-20-5,dssp" calcext:value-type="string">
            <text:p>rand0-4-10-10-20-5,dssp</text:p>
          </table:table-cell>
          <table:table-cell table:formula="of:=[Global.D56]" office:value-type="float" office:value="-1" calcext:value-type="float">
            <text:p>-1</text:p>
          </table:table-cell>
          <table:table-cell table:formula="of:=[Global.E56]" office:value-type="float" office:value="-1" calcext:value-type="float">
            <text:p>-1</text:p>
          </table:table-cell>
          <table:table-cell table:formula="of:=[Global.F56]" office:value-type="float" office:value="-1" calcext:value-type="float">
            <text:p>-1</text:p>
          </table:table-cell>
          <table:table-cell table:formula="of:=[Global.G56]" office:value-type="float" office:value="0.009584" calcext:value-type="float">
            <text:p>0,01</text:p>
          </table:table-cell>
          <table:table-cell table:formula="of:=[RA.J56]" office:value-type="float" office:value="-1" calcext:value-type="float">
            <text:p>-1</text:p>
          </table:table-cell>
          <table:table-cell table:formula="of:=[VNS.H56]" office:value-type="float" office:value="-1" calcext:value-type="float">
            <text:p>-1</text:p>
          </table:table-cell>
          <table:table-cell table:formula="of:=IF([.D56]&lt;0; IF([.D56]&lt;0; [.F56]-[.D56]; [.F56]+[.D56]); IF([.D56]&lt;0; [.F56]-[.D56]; [.F56]+[.D56]))" office:value-type="float" office:value="0" calcext:value-type="float">
            <text:p>0</text:p>
          </table:table-cell>
          <table:table-cell table:formula="of:=IF([.F56]&lt;0; IF([.C56]&lt;0; [.F56]-[.C56]; [.F56]+[.C56]); IF([.C56]&lt;0; [.F56]-[.C56]; [.F56]+[.C56]))" office:value-type="float" office:value="0" calcext:value-type="float">
            <text:p>0</text:p>
          </table:table-cell>
          <table:table-cell table:formula="of:=IF([.G56]&lt;0; IF([.C56]&lt;0; [.G56]-[.C56]; [.G56]+[.C56]); IF([.C56]&lt;0; [.G56]-[.C56]; [.G56]+[.C56]))" office:value-type="float" office:value="0" calcext:value-type="float">
            <text:p>0</text:p>
          </table:table-cell>
          <table:table-cell/>
          <table:table-cell table:formula="of:=IF([.I56]=[.J56]; &quot;IGUAL&quot;; IF([.I56]&lt;[.J56]; &quot;RA&quot;; &quot;VNS&quot;))" office:value-type="string" office:string-value="IGUAL" calcext:value-type="string">
            <text:p>IGUAL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formula="of:=[.Q55]" office:value-type="float" office:value="1.26666666666667" calcext:value-type="float">
            <text:p>1,27</text:p>
          </table:table-cell>
          <table:table-cell table:formula="of:=([.I56]-[.Q56])*([.I56]-[.Q56])" office:value-type="float" office:value="1.60444444444444" calcext:value-type="float">
            <text:p>1,6</text:p>
          </table:table-cell>
          <table:table-cell table:formula="of:=[.S55]" office:value-type="float" office:value="0.586666666666667" calcext:value-type="float">
            <text:p>0,59</text:p>
          </table:table-cell>
          <table:table-cell table:formula="of:=([.J56]-[.S56])*([.J56]-[.S56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57]" office:value-type="string" office:string-value="rand0-4-15-15-30-1,dssp" calcext:value-type="string">
            <text:p>rand0-4-15-15-30-1,dssp</text:p>
          </table:table-cell>
          <table:table-cell table:formula="of:=[Global.D57]" office:value-type="float" office:value="-2" calcext:value-type="float">
            <text:p>-2</text:p>
          </table:table-cell>
          <table:table-cell table:formula="of:=[Global.E57]" office:value-type="float" office:value="-2" calcext:value-type="float">
            <text:p>-2</text:p>
          </table:table-cell>
          <table:table-cell table:formula="of:=[Global.F57]" office:value-type="float" office:value="-2.667658" calcext:value-type="float">
            <text:p>-2,67</text:p>
          </table:table-cell>
          <table:table-cell table:formula="of:=[Global.G57]" office:value-type="float" office:value="0.49147" calcext:value-type="float">
            <text:p>0,49</text:p>
          </table:table-cell>
          <table:table-cell table:formula="of:=[RA.J57]" office:value-type="float" office:value="-1" calcext:value-type="float">
            <text:p>-1</text:p>
          </table:table-cell>
          <table:table-cell table:formula="of:=[VNS.H57]" office:value-type="float" office:value="-1" calcext:value-type="float">
            <text:p>-1</text:p>
          </table:table-cell>
          <table:table-cell table:formula="of:=IF([.D57]&lt;0; IF([.D57]&lt;0; [.F57]-[.D57]; [.F57]+[.D57]); IF([.D57]&lt;0; [.F57]-[.D57]; [.F57]+[.D57]))" office:value-type="float" office:value="1.667658" calcext:value-type="float">
            <text:p>1,67</text:p>
          </table:table-cell>
          <table:table-cell table:formula="of:=IF([.F57]&lt;0; IF([.C57]&lt;0; [.F57]-[.C57]; [.F57]+[.C57]); IF([.C57]&lt;0; [.F57]-[.C57]; [.F57]+[.C57]))" office:value-type="float" office:value="1" calcext:value-type="float">
            <text:p>1</text:p>
          </table:table-cell>
          <table:table-cell table:formula="of:=IF([.G57]&lt;0; IF([.C57]&lt;0; [.G57]-[.C57]; [.G57]+[.C57]); IF([.C57]&lt;0; [.G57]-[.C57]; [.G57]+[.C57]))" office:value-type="float" office:value="1" calcext:value-type="float">
            <text:p>1</text:p>
          </table:table-cell>
          <table:table-cell/>
          <table:table-cell table:formula="of:=IF([.I57]=[.J57]; &quot;IGUAL&quot;; IF([.I57]&lt;[.J57]; &quot;RA&quot;; &quot;VNS&quot;))" office:value-type="string" office:string-value="IGUAL" calcext:value-type="string">
            <text:p>IGUAL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[.Q56]" office:value-type="float" office:value="1.26666666666667" calcext:value-type="float">
            <text:p>1,27</text:p>
          </table:table-cell>
          <table:table-cell table:formula="of:=([.I57]-[.Q57])*([.I57]-[.Q57])" office:value-type="float" office:value="0.0711111111111111" calcext:value-type="float">
            <text:p>0,07</text:p>
          </table:table-cell>
          <table:table-cell table:formula="of:=[.S56]" office:value-type="float" office:value="0.586666666666667" calcext:value-type="float">
            <text:p>0,59</text:p>
          </table:table-cell>
          <table:table-cell table:formula="of:=([.J57]-[.S57])*([.J57]-[.S57])" office:value-type="float" office:value="0.170844444444444" calcext:value-type="float">
            <text:p>0,17</text:p>
          </table:table-cell>
        </table:table-row>
        <table:table-row table:style-name="ro3">
          <table:table-cell table:formula="of:=[Global.C58]" office:value-type="string" office:string-value="rand0-4-15-15-30-2,dssp" calcext:value-type="string">
            <text:p>rand0-4-15-15-30-2,dssp</text:p>
          </table:table-cell>
          <table:table-cell table:formula="of:=[Global.D58]" office:value-type="float" office:value="-2" calcext:value-type="float">
            <text:p>-2</text:p>
          </table:table-cell>
          <table:table-cell table:formula="of:=[Global.E58]" office:value-type="float" office:value="-2" calcext:value-type="float">
            <text:p>-2</text:p>
          </table:table-cell>
          <table:table-cell table:formula="of:=[Global.F58]" office:value-type="float" office:value="-2.423324" calcext:value-type="float">
            <text:p>-2,42</text:p>
          </table:table-cell>
          <table:table-cell table:formula="of:=[Global.G58]" office:value-type="float" office:value="0.19089" calcext:value-type="float">
            <text:p>0,19</text:p>
          </table:table-cell>
          <table:table-cell table:formula="of:=[RA.J58]" office:value-type="float" office:value="-1" calcext:value-type="float">
            <text:p>-1</text:p>
          </table:table-cell>
          <table:table-cell table:formula="of:=[VNS.H58]" office:value-type="float" office:value="-1" calcext:value-type="float">
            <text:p>-1</text:p>
          </table:table-cell>
          <table:table-cell table:formula="of:=IF([.D58]&lt;0; IF([.D58]&lt;0; [.F58]-[.D58]; [.F58]+[.D58]); IF([.D58]&lt;0; [.F58]-[.D58]; [.F58]+[.D58]))" office:value-type="float" office:value="1.423324" calcext:value-type="float">
            <text:p>1,42</text:p>
          </table:table-cell>
          <table:table-cell table:formula="of:=IF([.F58]&lt;0; IF([.C58]&lt;0; [.F58]-[.C58]; [.F58]+[.C58]); IF([.C58]&lt;0; [.F58]-[.C58]; [.F58]+[.C58]))" office:value-type="float" office:value="1" calcext:value-type="float">
            <text:p>1</text:p>
          </table:table-cell>
          <table:table-cell table:formula="of:=IF([.G58]&lt;0; IF([.C58]&lt;0; [.G58]-[.C58]; [.G58]+[.C58]); IF([.C58]&lt;0; [.G58]-[.C58]; [.G58]+[.C58]))" office:value-type="float" office:value="1" calcext:value-type="float">
            <text:p>1</text:p>
          </table:table-cell>
          <table:table-cell/>
          <table:table-cell table:formula="of:=IF([.I58]=[.J58]; &quot;IGUAL&quot;; IF([.I58]&lt;[.J58]; &quot;RA&quot;; &quot;VNS&quot;))" office:value-type="string" office:string-value="IGUAL" calcext:value-type="string">
            <text:p>IGUAL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formula="of:=[.Q57]" office:value-type="float" office:value="1.26666666666667" calcext:value-type="float">
            <text:p>1,27</text:p>
          </table:table-cell>
          <table:table-cell table:formula="of:=([.I58]-[.Q58])*([.I58]-[.Q58])" office:value-type="float" office:value="0.0711111111111111" calcext:value-type="float">
            <text:p>0,07</text:p>
          </table:table-cell>
          <table:table-cell table:formula="of:=[.S57]" office:value-type="float" office:value="0.586666666666667" calcext:value-type="float">
            <text:p>0,59</text:p>
          </table:table-cell>
          <table:table-cell table:formula="of:=([.J58]-[.S58])*([.J58]-[.S58])" office:value-type="float" office:value="0.170844444444444" calcext:value-type="float">
            <text:p>0,17</text:p>
          </table:table-cell>
        </table:table-row>
        <table:table-row table:style-name="ro3">
          <table:table-cell table:formula="of:=[Global.C59]" office:value-type="string" office:string-value="rand0-4-15-15-30-3,dssp" calcext:value-type="string">
            <text:p>rand0-4-15-15-30-3,dssp</text:p>
          </table:table-cell>
          <table:table-cell table:formula="of:=[Global.D59]" office:value-type="float" office:value="-2" calcext:value-type="float">
            <text:p>-2</text:p>
          </table:table-cell>
          <table:table-cell table:formula="of:=[Global.E59]" office:value-type="float" office:value="-2" calcext:value-type="float">
            <text:p>-2</text:p>
          </table:table-cell>
          <table:table-cell table:formula="of:=[Global.F59]" office:value-type="float" office:value="-2.759171" calcext:value-type="float">
            <text:p>-2,76</text:p>
          </table:table-cell>
          <table:table-cell table:formula="of:=[Global.G59]" office:value-type="float" office:value="0.274699" calcext:value-type="float">
            <text:p>0,27</text:p>
          </table:table-cell>
          <table:table-cell table:formula="of:=[RA.J59]" office:value-type="float" office:value="-1" calcext:value-type="float">
            <text:p>-1</text:p>
          </table:table-cell>
          <table:table-cell table:formula="of:=[VNS.H59]" office:value-type="float" office:value="-2" calcext:value-type="float">
            <text:p>-2</text:p>
          </table:table-cell>
          <table:table-cell table:formula="of:=IF([.D59]&lt;0; IF([.D59]&lt;0; [.F59]-[.D59]; [.F59]+[.D59]); IF([.D59]&lt;0; [.F59]-[.D59]; [.F59]+[.D59]))" office:value-type="float" office:value="1.759171" calcext:value-type="float">
            <text:p>1,76</text:p>
          </table:table-cell>
          <table:table-cell table:formula="of:=IF([.F59]&lt;0; IF([.C59]&lt;0; [.F59]-[.C59]; [.F59]+[.C59]); IF([.C59]&lt;0; [.F59]-[.C59]; [.F59]+[.C59]))" office:value-type="float" office:value="1" calcext:value-type="float">
            <text:p>1</text:p>
          </table:table-cell>
          <table:table-cell table:formula="of:=IF([.G59]&lt;0; IF([.C59]&lt;0; [.G59]-[.C59]; [.G59]+[.C59]); IF([.C59]&lt;0; [.G59]-[.C59]; [.G59]+[.C59]))" office:value-type="float" office:value="0" calcext:value-type="float">
            <text:p>0</text:p>
          </table:table-cell>
          <table:table-cell/>
          <table:table-cell table:formula="of:=IF([.I59]=[.J59]; &quot;IGUAL&quot;; IF([.I59]&lt;[.J59]; &quot;RA&quot;; &quot;VNS&quot;))" office:value-type="string" office:string-value="VNS" calcext:value-type="string">
            <text:p>VNS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formula="of:=[.Q58]" office:value-type="float" office:value="1.26666666666667" calcext:value-type="float">
            <text:p>1,27</text:p>
          </table:table-cell>
          <table:table-cell table:formula="of:=([.I59]-[.Q59])*([.I59]-[.Q59])" office:value-type="float" office:value="0.0711111111111111" calcext:value-type="float">
            <text:p>0,07</text:p>
          </table:table-cell>
          <table:table-cell table:formula="of:=[.S58]" office:value-type="float" office:value="0.586666666666667" calcext:value-type="float">
            <text:p>0,59</text:p>
          </table:table-cell>
          <table:table-cell table:formula="of:=([.J59]-[.S59])*([.J59]-[.S59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60]" office:value-type="string" office:string-value="rand0-4-15-15-30-4,dssp" calcext:value-type="string">
            <text:p>rand0-4-15-15-30-4,dssp</text:p>
          </table:table-cell>
          <table:table-cell table:formula="of:=[Global.D60]" office:value-type="float" office:value="-1" calcext:value-type="float">
            <text:p>-1</text:p>
          </table:table-cell>
          <table:table-cell table:formula="of:=[Global.E60]" office:value-type="float" office:value="-1" calcext:value-type="float">
            <text:p>-1</text:p>
          </table:table-cell>
          <table:table-cell table:formula="of:=[Global.F60]" office:value-type="float" office:value="-1.534603" calcext:value-type="float">
            <text:p>-1,53</text:p>
          </table:table-cell>
          <table:table-cell table:formula="of:=[Global.G60]" office:value-type="float" office:value="0.160046" calcext:value-type="float">
            <text:p>0,16</text:p>
          </table:table-cell>
          <table:table-cell table:formula="of:=[RA.J60]" office:value-type="float" office:value="0" calcext:value-type="float">
            <text:p>0</text:p>
          </table:table-cell>
          <table:table-cell table:formula="of:=[VNS.H60]" office:value-type="float" office:value="0" calcext:value-type="float">
            <text:p>0</text:p>
          </table:table-cell>
          <table:table-cell table:formula="of:=IF([.D60]&lt;0; IF([.D60]&lt;0; [.F60]-[.D60]; [.F60]+[.D60]); IF([.D60]&lt;0; [.F60]-[.D60]; [.F60]+[.D60]))" office:value-type="float" office:value="1.534603" calcext:value-type="float">
            <text:p>1,53</text:p>
          </table:table-cell>
          <table:table-cell table:formula="of:=IF([.F60]&lt;0; IF([.C60]&lt;0; [.F60]-[.C60]; [.F60]+[.C60]); IF([.C60]&lt;0; [.F60]-[.C60]; [.F60]+[.C60]))" office:value-type="float" office:value="1" calcext:value-type="float">
            <text:p>1</text:p>
          </table:table-cell>
          <table:table-cell table:formula="of:=IF([.G60]&lt;0; IF([.C60]&lt;0; [.G60]-[.C60]; [.G60]+[.C60]); IF([.C60]&lt;0; [.G60]-[.C60]; [.G60]+[.C60]))" office:value-type="float" office:value="1" calcext:value-type="float">
            <text:p>1</text:p>
          </table:table-cell>
          <table:table-cell/>
          <table:table-cell table:formula="of:=IF([.I60]=[.J60]; &quot;IGUAL&quot;; IF([.I60]&lt;[.J60]; &quot;RA&quot;; &quot;VNS&quot;))" office:value-type="string" office:string-value="IGUAL" calcext:value-type="string">
            <text:p>IGUAL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formula="of:=[.Q59]" office:value-type="float" office:value="1.26666666666667" calcext:value-type="float">
            <text:p>1,27</text:p>
          </table:table-cell>
          <table:table-cell table:formula="of:=([.I60]-[.Q60])*([.I60]-[.Q60])" office:value-type="float" office:value="0.0711111111111111" calcext:value-type="float">
            <text:p>0,07</text:p>
          </table:table-cell>
          <table:table-cell table:formula="of:=[.S59]" office:value-type="float" office:value="0.586666666666667" calcext:value-type="float">
            <text:p>0,59</text:p>
          </table:table-cell>
          <table:table-cell table:formula="of:=([.J60]-[.S60])*([.J60]-[.S60])" office:value-type="float" office:value="0.170844444444444" calcext:value-type="float">
            <text:p>0,17</text:p>
          </table:table-cell>
        </table:table-row>
        <table:table-row table:style-name="ro3">
          <table:table-cell table:formula="of:=[Global.C61]" office:value-type="string" office:string-value="rand0-4-15-15-30-5,dssp" calcext:value-type="string">
            <text:p>rand0-4-15-15-30-5,dssp</text:p>
          </table:table-cell>
          <table:table-cell table:formula="of:=[Global.D61]" office:value-type="float" office:value="-1" calcext:value-type="float">
            <text:p>-1</text:p>
          </table:table-cell>
          <table:table-cell table:formula="of:=[Global.E61]" office:value-type="float" office:value="-1" calcext:value-type="float">
            <text:p>-1</text:p>
          </table:table-cell>
          <table:table-cell table:formula="of:=[Global.F61]" office:value-type="float" office:value="-1.782258" calcext:value-type="float">
            <text:p>-1,78</text:p>
          </table:table-cell>
          <table:table-cell table:formula="of:=[Global.G61]" office:value-type="float" office:value="0.128207" calcext:value-type="float">
            <text:p>0,13</text:p>
          </table:table-cell>
          <table:table-cell table:formula="of:=[RA.J61]" office:value-type="float" office:value="0" calcext:value-type="float">
            <text:p>0</text:p>
          </table:table-cell>
          <table:table-cell table:formula="of:=[VNS.H61]" office:value-type="float" office:value="-1" calcext:value-type="float">
            <text:p>-1</text:p>
          </table:table-cell>
          <table:table-cell table:formula="of:=IF([.D61]&lt;0; IF([.D61]&lt;0; [.F61]-[.D61]; [.F61]+[.D61]); IF([.D61]&lt;0; [.F61]-[.D61]; [.F61]+[.D61]))" office:value-type="float" office:value="1.782258" calcext:value-type="float">
            <text:p>1,78</text:p>
          </table:table-cell>
          <table:table-cell table:formula="of:=IF([.F61]&lt;0; IF([.C61]&lt;0; [.F61]-[.C61]; [.F61]+[.C61]); IF([.C61]&lt;0; [.F61]-[.C61]; [.F61]+[.C61]))" office:value-type="float" office:value="1" calcext:value-type="float">
            <text:p>1</text:p>
          </table:table-cell>
          <table:table-cell table:formula="of:=IF([.G61]&lt;0; IF([.C61]&lt;0; [.G61]-[.C61]; [.G61]+[.C61]); IF([.C61]&lt;0; [.G61]-[.C61]; [.G61]+[.C61]))" office:value-type="float" office:value="0" calcext:value-type="float">
            <text:p>0</text:p>
          </table:table-cell>
          <table:table-cell/>
          <table:table-cell table:formula="of:=IF([.I61]=[.J61]; &quot;IGUAL&quot;; IF([.I61]&lt;[.J61]; &quot;RA&quot;; &quot;VNS&quot;))" office:value-type="string" office:string-value="VNS" calcext:value-type="string">
            <text:p>VNS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[.Q60]" office:value-type="float" office:value="1.26666666666667" calcext:value-type="float">
            <text:p>1,27</text:p>
          </table:table-cell>
          <table:table-cell table:formula="of:=([.I61]-[.Q61])*([.I61]-[.Q61])" office:value-type="float" office:value="0.0711111111111111" calcext:value-type="float">
            <text:p>0,07</text:p>
          </table:table-cell>
          <table:table-cell table:formula="of:=[.S60]" office:value-type="float" office:value="0.586666666666667" calcext:value-type="float">
            <text:p>0,59</text:p>
          </table:table-cell>
          <table:table-cell table:formula="of:=([.J61]-[.S61])*([.J61]-[.S61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62]" office:value-type="string" office:string-value="rand0-4-20-20-40-1,dssp" calcext:value-type="string">
            <text:p>rand0-4-20-20-40-1,dssp</text:p>
          </table:table-cell>
          <table:table-cell table:formula="of:=[Global.D62]" office:value-type="float" office:value="-3" calcext:value-type="float">
            <text:p>-3</text:p>
          </table:table-cell>
          <table:table-cell table:formula="of:=[Global.E62]" office:value-type="float" office:value="-3" calcext:value-type="float">
            <text:p>-3</text:p>
          </table:table-cell>
          <table:table-cell table:formula="of:=[Global.F62]" office:value-type="float" office:value="-4.249345" calcext:value-type="float">
            <text:p>-4,25</text:p>
          </table:table-cell>
          <table:table-cell table:formula="of:=[Global.G62]" office:value-type="float" office:value="2.513348" calcext:value-type="float">
            <text:p>2,51</text:p>
          </table:table-cell>
          <table:table-cell table:formula="of:=[RA.J62]" office:value-type="float" office:value="-3" calcext:value-type="float">
            <text:p>-3</text:p>
          </table:table-cell>
          <table:table-cell table:formula="of:=[VNS.H62]" office:value-type="float" office:value="-3" calcext:value-type="float">
            <text:p>-3</text:p>
          </table:table-cell>
          <table:table-cell table:formula="of:=IF([.D62]&lt;0; IF([.D62]&lt;0; [.F62]-[.D62]; [.F62]+[.D62]); IF([.D62]&lt;0; [.F62]-[.D62]; [.F62]+[.D62]))" office:value-type="float" office:value="1.249345" calcext:value-type="float">
            <text:p>1,25</text:p>
          </table:table-cell>
          <table:table-cell table:formula="of:=IF([.F62]&lt;0; IF([.C62]&lt;0; [.F62]-[.C62]; [.F62]+[.C62]); IF([.C62]&lt;0; [.F62]-[.C62]; [.F62]+[.C62]))" office:value-type="float" office:value="0" calcext:value-type="float">
            <text:p>0</text:p>
          </table:table-cell>
          <table:table-cell table:formula="of:=IF([.G62]&lt;0; IF([.C62]&lt;0; [.G62]-[.C62]; [.G62]+[.C62]); IF([.C62]&lt;0; [.G62]-[.C62]; [.G62]+[.C62]))" office:value-type="float" office:value="0" calcext:value-type="float">
            <text:p>0</text:p>
          </table:table-cell>
          <table:table-cell/>
          <table:table-cell table:formula="of:=IF([.I62]=[.J62]; &quot;IGUAL&quot;; IF([.I62]&lt;[.J62]; &quot;RA&quot;; &quot;VNS&quot;))" office:value-type="string" office:string-value="IGUAL" calcext:value-type="string">
            <text:p>IGUAL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table:formula="of:=[.Q61]" office:value-type="float" office:value="1.26666666666667" calcext:value-type="float">
            <text:p>1,27</text:p>
          </table:table-cell>
          <table:table-cell table:formula="of:=([.I62]-[.Q62])*([.I62]-[.Q62])" office:value-type="float" office:value="1.60444444444444" calcext:value-type="float">
            <text:p>1,6</text:p>
          </table:table-cell>
          <table:table-cell table:formula="of:=[.S61]" office:value-type="float" office:value="0.586666666666667" calcext:value-type="float">
            <text:p>0,59</text:p>
          </table:table-cell>
          <table:table-cell table:formula="of:=([.J62]-[.S62])*([.J62]-[.S62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63]" office:value-type="string" office:string-value="rand0-4-20-20-40-2,dssp" calcext:value-type="string">
            <text:p>rand0-4-20-20-40-2,dssp</text:p>
          </table:table-cell>
          <table:table-cell table:formula="of:=[Global.D63]" office:value-type="float" office:value="-2" calcext:value-type="float">
            <text:p>-2</text:p>
          </table:table-cell>
          <table:table-cell table:formula="of:=[Global.E63]" office:value-type="float" office:value="-2" calcext:value-type="float">
            <text:p>-2</text:p>
          </table:table-cell>
          <table:table-cell table:formula="of:=[Global.F63]" office:value-type="float" office:value="-3.444223" calcext:value-type="float">
            <text:p>-3,44</text:p>
          </table:table-cell>
          <table:table-cell table:formula="of:=[Global.G63]" office:value-type="float" office:value="1.351746" calcext:value-type="float">
            <text:p>1,35</text:p>
          </table:table-cell>
          <table:table-cell table:formula="of:=[RA.J63]" office:value-type="float" office:value="1" calcext:value-type="float">
            <text:p>1</text:p>
          </table:table-cell>
          <table:table-cell table:formula="of:=[VNS.H63]" office:value-type="float" office:value="-1" calcext:value-type="float">
            <text:p>-1</text:p>
          </table:table-cell>
          <table:table-cell table:formula="of:=IF([.D63]&lt;0; IF([.D63]&lt;0; [.F63]-[.D63]; [.F63]+[.D63]); IF([.D63]&lt;0; [.F63]-[.D63]; [.F63]+[.D63]))" office:value-type="float" office:value="4.444223" calcext:value-type="float">
            <text:p>4,44</text:p>
          </table:table-cell>
          <table:table-cell table:formula="of:=IF([.F63]&lt;0; IF([.C63]&lt;0; [.F63]-[.C63]; [.F63]+[.C63]); IF([.C63]&lt;0; [.F63]-[.C63]; [.F63]+[.C63]))" office:value-type="float" office:value="3" calcext:value-type="float">
            <text:p>3</text:p>
          </table:table-cell>
          <table:table-cell table:formula="of:=IF([.G63]&lt;0; IF([.C63]&lt;0; [.G63]-[.C63]; [.G63]+[.C63]); IF([.C63]&lt;0; [.G63]-[.C63]; [.G63]+[.C63]))" office:value-type="float" office:value="1" calcext:value-type="float">
            <text:p>1</text:p>
          </table:table-cell>
          <table:table-cell/>
          <table:table-cell table:formula="of:=IF([.I63]=[.J63]; &quot;IGUAL&quot;; IF([.I63]&lt;[.J63]; &quot;RA&quot;; &quot;VNS&quot;))" office:value-type="string" office:string-value="VNS" calcext:value-type="string">
            <text:p>VNS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formula="of:=[.Q62]" office:value-type="float" office:value="1.26666666666667" calcext:value-type="float">
            <text:p>1,27</text:p>
          </table:table-cell>
          <table:table-cell table:formula="of:=([.I63]-[.Q63])*([.I63]-[.Q63])" office:value-type="float" office:value="3.00444444444444" calcext:value-type="float">
            <text:p>3</text:p>
          </table:table-cell>
          <table:table-cell table:formula="of:=[.S62]" office:value-type="float" office:value="0.586666666666667" calcext:value-type="float">
            <text:p>0,59</text:p>
          </table:table-cell>
          <table:table-cell table:formula="of:=([.J63]-[.S63])*([.J63]-[.S63])" office:value-type="float" office:value="0.170844444444444" calcext:value-type="float">
            <text:p>0,17</text:p>
          </table:table-cell>
        </table:table-row>
        <table:table-row table:style-name="ro3">
          <table:table-cell table:formula="of:=[Global.C64]" office:value-type="string" office:string-value="rand0-4-20-20-40-3,dssp" calcext:value-type="string">
            <text:p>rand0-4-20-20-40-3,dssp</text:p>
          </table:table-cell>
          <table:table-cell table:formula="of:=[Global.D64]" office:value-type="float" office:value="-2" calcext:value-type="float">
            <text:p>-2</text:p>
          </table:table-cell>
          <table:table-cell table:formula="of:=[Global.E64]" office:value-type="float" office:value="-2" calcext:value-type="float">
            <text:p>-2</text:p>
          </table:table-cell>
          <table:table-cell table:formula="of:=[Global.F64]" office:value-type="float" office:value="-2.855077" calcext:value-type="float">
            <text:p>-2,86</text:p>
          </table:table-cell>
          <table:table-cell table:formula="of:=[Global.G64]" office:value-type="float" office:value="0.458075" calcext:value-type="float">
            <text:p>0,46</text:p>
          </table:table-cell>
          <table:table-cell table:formula="of:=[RA.J64]" office:value-type="float" office:value="-1" calcext:value-type="float">
            <text:p>-1</text:p>
          </table:table-cell>
          <table:table-cell table:formula="of:=[VNS.H64]" office:value-type="float" office:value="-1" calcext:value-type="float">
            <text:p>-1</text:p>
          </table:table-cell>
          <table:table-cell table:formula="of:=IF([.D64]&lt;0; IF([.D64]&lt;0; [.F64]-[.D64]; [.F64]+[.D64]); IF([.D64]&lt;0; [.F64]-[.D64]; [.F64]+[.D64]))" office:value-type="float" office:value="1.855077" calcext:value-type="float">
            <text:p>1,86</text:p>
          </table:table-cell>
          <table:table-cell table:formula="of:=IF([.F64]&lt;0; IF([.C64]&lt;0; [.F64]-[.C64]; [.F64]+[.C64]); IF([.C64]&lt;0; [.F64]-[.C64]; [.F64]+[.C64]))" office:value-type="float" office:value="1" calcext:value-type="float">
            <text:p>1</text:p>
          </table:table-cell>
          <table:table-cell table:formula="of:=IF([.G64]&lt;0; IF([.C64]&lt;0; [.G64]-[.C64]; [.G64]+[.C64]); IF([.C64]&lt;0; [.G64]-[.C64]; [.G64]+[.C64]))" office:value-type="float" office:value="1" calcext:value-type="float">
            <text:p>1</text:p>
          </table:table-cell>
          <table:table-cell/>
          <table:table-cell table:formula="of:=IF([.I64]=[.J64]; &quot;IGUAL&quot;; IF([.I64]&lt;[.J64]; &quot;RA&quot;; &quot;VNS&quot;))" office:value-type="string" office:string-value="IGUAL" calcext:value-type="string">
            <text:p>IGUAL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table:formula="of:=[.Q63]" office:value-type="float" office:value="1.26666666666667" calcext:value-type="float">
            <text:p>1,27</text:p>
          </table:table-cell>
          <table:table-cell table:formula="of:=([.I64]-[.Q64])*([.I64]-[.Q64])" office:value-type="float" office:value="0.0711111111111111" calcext:value-type="float">
            <text:p>0,07</text:p>
          </table:table-cell>
          <table:table-cell table:formula="of:=[.S63]" office:value-type="float" office:value="0.586666666666667" calcext:value-type="float">
            <text:p>0,59</text:p>
          </table:table-cell>
          <table:table-cell table:formula="of:=([.J64]-[.S64])*([.J64]-[.S64])" office:value-type="float" office:value="0.170844444444444" calcext:value-type="float">
            <text:p>0,17</text:p>
          </table:table-cell>
        </table:table-row>
        <table:table-row table:style-name="ro3">
          <table:table-cell table:formula="of:=[Global.C65]" office:value-type="string" office:string-value="rand0-4-20-20-40-4,dssp" calcext:value-type="string">
            <text:p>rand0-4-20-20-40-4,dssp</text:p>
          </table:table-cell>
          <table:table-cell table:formula="of:=[Global.D65]" office:value-type="float" office:value="-2" calcext:value-type="float">
            <text:p>-2</text:p>
          </table:table-cell>
          <table:table-cell table:formula="of:=[Global.E65]" office:value-type="float" office:value="-2" calcext:value-type="float">
            <text:p>-2</text:p>
          </table:table-cell>
          <table:table-cell table:formula="of:=[Global.F65]" office:value-type="float" office:value="-2.628279" calcext:value-type="float">
            <text:p>-2,63</text:p>
          </table:table-cell>
          <table:table-cell table:formula="of:=[Global.G65]" office:value-type="float" office:value="1.077891" calcext:value-type="float">
            <text:p>1,08</text:p>
          </table:table-cell>
          <table:table-cell table:formula="of:=[RA.J65]" office:value-type="float" office:value="-1" calcext:value-type="float">
            <text:p>-1</text:p>
          </table:table-cell>
          <table:table-cell table:formula="of:=[VNS.H65]" office:value-type="float" office:value="-1" calcext:value-type="float">
            <text:p>-1</text:p>
          </table:table-cell>
          <table:table-cell table:formula="of:=IF([.D65]&lt;0; IF([.D65]&lt;0; [.F65]-[.D65]; [.F65]+[.D65]); IF([.D65]&lt;0; [.F65]-[.D65]; [.F65]+[.D65]))" office:value-type="float" office:value="1.628279" calcext:value-type="float">
            <text:p>1,63</text:p>
          </table:table-cell>
          <table:table-cell table:formula="of:=IF([.F65]&lt;0; IF([.C65]&lt;0; [.F65]-[.C65]; [.F65]+[.C65]); IF([.C65]&lt;0; [.F65]-[.C65]; [.F65]+[.C65]))" office:value-type="float" office:value="1" calcext:value-type="float">
            <text:p>1</text:p>
          </table:table-cell>
          <table:table-cell table:formula="of:=IF([.G65]&lt;0; IF([.C65]&lt;0; [.G65]-[.C65]; [.G65]+[.C65]); IF([.C65]&lt;0; [.G65]-[.C65]; [.G65]+[.C65]))" office:value-type="float" office:value="1" calcext:value-type="float">
            <text:p>1</text:p>
          </table:table-cell>
          <table:table-cell/>
          <table:table-cell table:formula="of:=IF([.I65]=[.J65]; &quot;IGUAL&quot;; IF([.I65]&lt;[.J65]; &quot;RA&quot;; &quot;VNS&quot;))" office:value-type="string" office:string-value="IGUAL" calcext:value-type="string">
            <text:p>IGUAL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formula="of:=[.Q64]" office:value-type="float" office:value="1.26666666666667" calcext:value-type="float">
            <text:p>1,27</text:p>
          </table:table-cell>
          <table:table-cell table:formula="of:=([.I65]-[.Q65])*([.I65]-[.Q65])" office:value-type="float" office:value="0.0711111111111111" calcext:value-type="float">
            <text:p>0,07</text:p>
          </table:table-cell>
          <table:table-cell table:formula="of:=[.S64]" office:value-type="float" office:value="0.586666666666667" calcext:value-type="float">
            <text:p>0,59</text:p>
          </table:table-cell>
          <table:table-cell table:formula="of:=([.J65]-[.S65])*([.J65]-[.S65])" office:value-type="float" office:value="0.170844444444444" calcext:value-type="float">
            <text:p>0,17</text:p>
          </table:table-cell>
        </table:table-row>
        <table:table-row table:style-name="ro3">
          <table:table-cell table:formula="of:=[Global.C66]" office:value-type="string" office:string-value="rand0-4-20-20-40-5,dssp" calcext:value-type="string">
            <text:p>rand0-4-20-20-40-5,dssp</text:p>
          </table:table-cell>
          <table:table-cell table:formula="of:=[Global.D66]" office:value-type="float" office:value="-1" calcext:value-type="float">
            <text:p>-1</text:p>
          </table:table-cell>
          <table:table-cell table:formula="of:=[Global.E66]" office:value-type="float" office:value="-1" calcext:value-type="float">
            <text:p>-1</text:p>
          </table:table-cell>
          <table:table-cell table:formula="of:=[Global.F66]" office:value-type="float" office:value="-2.036043" calcext:value-type="float">
            <text:p>-2,04</text:p>
          </table:table-cell>
          <table:table-cell table:formula="of:=[Global.G66]" office:value-type="float" office:value="0.485653" calcext:value-type="float">
            <text:p>0,49</text:p>
          </table:table-cell>
          <table:table-cell table:formula="of:=[RA.J66]" office:value-type="float" office:value="0" calcext:value-type="float">
            <text:p>0</text:p>
          </table:table-cell>
          <table:table-cell table:formula="of:=[VNS.H66]" office:value-type="float" office:value="-1" calcext:value-type="float">
            <text:p>-1</text:p>
          </table:table-cell>
          <table:table-cell table:formula="of:=IF([.D66]&lt;0; IF([.D66]&lt;0; [.F66]-[.D66]; [.F66]+[.D66]); IF([.D66]&lt;0; [.F66]-[.D66]; [.F66]+[.D66]))" office:value-type="float" office:value="2.036043" calcext:value-type="float">
            <text:p>2,04</text:p>
          </table:table-cell>
          <table:table-cell table:formula="of:=IF([.F66]&lt;0; IF([.C66]&lt;0; [.F66]-[.C66]; [.F66]+[.C66]); IF([.C66]&lt;0; [.F66]-[.C66]; [.F66]+[.C66]))" office:value-type="float" office:value="1" calcext:value-type="float">
            <text:p>1</text:p>
          </table:table-cell>
          <table:table-cell table:formula="of:=IF([.G66]&lt;0; IF([.C66]&lt;0; [.G66]-[.C66]; [.G66]+[.C66]); IF([.C66]&lt;0; [.G66]-[.C66]; [.G66]+[.C66]))" office:value-type="float" office:value="0" calcext:value-type="float">
            <text:p>0</text:p>
          </table:table-cell>
          <table:table-cell/>
          <table:table-cell table:formula="of:=IF([.I66]=[.J66]; &quot;IGUAL&quot;; IF([.I66]&lt;[.J66]; &quot;RA&quot;; &quot;VNS&quot;))" office:value-type="string" office:string-value="VNS" calcext:value-type="string">
            <text:p>VNS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formula="of:=[.Q65]" office:value-type="float" office:value="1.26666666666667" calcext:value-type="float">
            <text:p>1,27</text:p>
          </table:table-cell>
          <table:table-cell table:formula="of:=([.I66]-[.Q66])*([.I66]-[.Q66])" office:value-type="float" office:value="0.0711111111111111" calcext:value-type="float">
            <text:p>0,07</text:p>
          </table:table-cell>
          <table:table-cell table:formula="of:=[.S65]" office:value-type="float" office:value="0.586666666666667" calcext:value-type="float">
            <text:p>0,59</text:p>
          </table:table-cell>
          <table:table-cell table:formula="of:=([.J66]-[.S66])*([.J66]-[.S66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67]" office:value-type="string" office:string-value="rand0-4-25-25-50-1,dssp" calcext:value-type="string">
            <text:p>rand0-4-25-25-50-1,dssp</text:p>
          </table:table-cell>
          <table:table-cell table:formula="of:=[Global.D67]" office:value-type="float" office:value="-3" calcext:value-type="float">
            <text:p>-3</text:p>
          </table:table-cell>
          <table:table-cell table:formula="of:=[Global.E67]" office:value-type="float" office:value="-3" calcext:value-type="float">
            <text:p>-3</text:p>
          </table:table-cell>
          <table:table-cell table:formula="of:=[Global.F67]" office:value-type="float" office:value="-4.672346" calcext:value-type="float">
            <text:p>-4,67</text:p>
          </table:table-cell>
          <table:table-cell table:formula="of:=[Global.G67]" office:value-type="float" office:value="17.069945" calcext:value-type="float">
            <text:p>17,07</text:p>
          </table:table-cell>
          <table:table-cell table:formula="of:=[RA.J67]" office:value-type="float" office:value="0" calcext:value-type="float">
            <text:p>0</text:p>
          </table:table-cell>
          <table:table-cell table:formula="of:=[VNS.H67]" office:value-type="float" office:value="-1" calcext:value-type="float">
            <text:p>-1</text:p>
          </table:table-cell>
          <table:table-cell table:formula="of:=IF([.D67]&lt;0; IF([.D67]&lt;0; [.F67]-[.D67]; [.F67]+[.D67]); IF([.D67]&lt;0; [.F67]-[.D67]; [.F67]+[.D67]))" office:value-type="float" office:value="4.672346" calcext:value-type="float">
            <text:p>4,67</text:p>
          </table:table-cell>
          <table:table-cell table:formula="of:=IF([.F67]&lt;0; IF([.C67]&lt;0; [.F67]-[.C67]; [.F67]+[.C67]); IF([.C67]&lt;0; [.F67]-[.C67]; [.F67]+[.C67]))" office:value-type="float" office:value="3" calcext:value-type="float">
            <text:p>3</text:p>
          </table:table-cell>
          <table:table-cell table:formula="of:=IF([.G67]&lt;0; IF([.C67]&lt;0; [.G67]-[.C67]; [.G67]+[.C67]); IF([.C67]&lt;0; [.G67]-[.C67]; [.G67]+[.C67]))" office:value-type="float" office:value="2" calcext:value-type="float">
            <text:p>2</text:p>
          </table:table-cell>
          <table:table-cell/>
          <table:table-cell table:formula="of:=IF([.I67]=[.J67]; &quot;IGUAL&quot;; IF([.I67]&lt;[.J67]; &quot;RA&quot;; &quot;VNS&quot;))" office:value-type="string" office:string-value="VNS" calcext:value-type="string">
            <text:p>VNS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table:formula="of:=[.Q66]" office:value-type="float" office:value="1.26666666666667" calcext:value-type="float">
            <text:p>1,27</text:p>
          </table:table-cell>
          <table:table-cell table:formula="of:=([.I67]-[.Q67])*([.I67]-[.Q67])" office:value-type="float" office:value="3.00444444444444" calcext:value-type="float">
            <text:p>3</text:p>
          </table:table-cell>
          <table:table-cell table:formula="of:=[.S66]" office:value-type="float" office:value="0.586666666666667" calcext:value-type="float">
            <text:p>0,59</text:p>
          </table:table-cell>
          <table:table-cell table:formula="of:=([.J67]-[.S67])*([.J67]-[.S67])" office:value-type="float" office:value="1.99751111111111" calcext:value-type="float">
            <text:p>2</text:p>
          </table:table-cell>
        </table:table-row>
        <table:table-row table:style-name="ro3">
          <table:table-cell table:formula="of:=[Global.C68]" office:value-type="string" office:string-value="rand0-4-25-25-50-2,dssp" calcext:value-type="string">
            <text:p>rand0-4-25-25-50-2,dssp</text:p>
          </table:table-cell>
          <table:table-cell table:formula="of:=[Global.D68]" office:value-type="float" office:value="-2" calcext:value-type="float">
            <text:p>-2</text:p>
          </table:table-cell>
          <table:table-cell table:formula="of:=[Global.E68]" office:value-type="float" office:value="-2" calcext:value-type="float">
            <text:p>-2</text:p>
          </table:table-cell>
          <table:table-cell table:formula="of:=[Global.F68]" office:value-type="float" office:value="-3.687975" calcext:value-type="float">
            <text:p>-3,69</text:p>
          </table:table-cell>
          <table:table-cell table:formula="of:=[Global.G68]" office:value-type="float" office:value="11.199604" calcext:value-type="float">
            <text:p>11,2</text:p>
          </table:table-cell>
          <table:table-cell table:formula="of:=[RA.J68]" office:value-type="float" office:value="0" calcext:value-type="float">
            <text:p>0</text:p>
          </table:table-cell>
          <table:table-cell table:formula="of:=[VNS.H68]" office:value-type="float" office:value="-1" calcext:value-type="float">
            <text:p>-1</text:p>
          </table:table-cell>
          <table:table-cell table:formula="of:=IF([.D68]&lt;0; IF([.D68]&lt;0; [.F68]-[.D68]; [.F68]+[.D68]); IF([.D68]&lt;0; [.F68]-[.D68]; [.F68]+[.D68]))" office:value-type="float" office:value="3.687975" calcext:value-type="float">
            <text:p>3,69</text:p>
          </table:table-cell>
          <table:table-cell table:formula="of:=IF([.F68]&lt;0; IF([.C68]&lt;0; [.F68]-[.C68]; [.F68]+[.C68]); IF([.C68]&lt;0; [.F68]-[.C68]; [.F68]+[.C68]))" office:value-type="float" office:value="2" calcext:value-type="float">
            <text:p>2</text:p>
          </table:table-cell>
          <table:table-cell table:formula="of:=IF([.G68]&lt;0; IF([.C68]&lt;0; [.G68]-[.C68]; [.G68]+[.C68]); IF([.C68]&lt;0; [.G68]-[.C68]; [.G68]+[.C68]))" office:value-type="float" office:value="1" calcext:value-type="float">
            <text:p>1</text:p>
          </table:table-cell>
          <table:table-cell/>
          <table:table-cell table:formula="of:=IF([.I68]=[.J68]; &quot;IGUAL&quot;; IF([.I68]&lt;[.J68]; &quot;RA&quot;; &quot;VNS&quot;))" office:value-type="string" office:string-value="VNS" calcext:value-type="string">
            <text:p>VNS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formula="of:=[.Q67]" office:value-type="float" office:value="1.26666666666667" calcext:value-type="float">
            <text:p>1,27</text:p>
          </table:table-cell>
          <table:table-cell table:formula="of:=([.I68]-[.Q68])*([.I68]-[.Q68])" office:value-type="float" office:value="0.537777777777778" calcext:value-type="float">
            <text:p>0,54</text:p>
          </table:table-cell>
          <table:table-cell table:formula="of:=[.S67]" office:value-type="float" office:value="0.586666666666667" calcext:value-type="float">
            <text:p>0,59</text:p>
          </table:table-cell>
          <table:table-cell table:formula="of:=([.J68]-[.S68])*([.J68]-[.S68])" office:value-type="float" office:value="0.170844444444444" calcext:value-type="float">
            <text:p>0,17</text:p>
          </table:table-cell>
        </table:table-row>
        <table:table-row table:style-name="ro3">
          <table:table-cell table:formula="of:=[Global.C69]" office:value-type="string" office:string-value="rand0-4-25-25-50-3,dssp" calcext:value-type="string">
            <text:p>rand0-4-25-25-50-3,dssp</text:p>
          </table:table-cell>
          <table:table-cell table:formula="of:=[Global.D69]" office:value-type="float" office:value="-2" calcext:value-type="float">
            <text:p>-2</text:p>
          </table:table-cell>
          <table:table-cell table:formula="of:=[Global.E69]" office:value-type="float" office:value="-2" calcext:value-type="float">
            <text:p>-2</text:p>
          </table:table-cell>
          <table:table-cell table:formula="of:=[Global.F69]" office:value-type="float" office:value="-3.363808" calcext:value-type="float">
            <text:p>-3,36</text:p>
          </table:table-cell>
          <table:table-cell table:formula="of:=[Global.G69]" office:value-type="float" office:value="3.906089" calcext:value-type="float">
            <text:p>3,91</text:p>
          </table:table-cell>
          <table:table-cell table:formula="of:=[RA.J69]" office:value-type="float" office:value="-1" calcext:value-type="float">
            <text:p>-1</text:p>
          </table:table-cell>
          <table:table-cell table:formula="of:=[VNS.H69]" office:value-type="float" office:value="-2" calcext:value-type="float">
            <text:p>-2</text:p>
          </table:table-cell>
          <table:table-cell table:formula="of:=IF([.D69]&lt;0; IF([.D69]&lt;0; [.F69]-[.D69]; [.F69]+[.D69]); IF([.D69]&lt;0; [.F69]-[.D69]; [.F69]+[.D69]))" office:value-type="float" office:value="2.363808" calcext:value-type="float">
            <text:p>2,36</text:p>
          </table:table-cell>
          <table:table-cell table:formula="of:=IF([.F69]&lt;0; IF([.C69]&lt;0; [.F69]-[.C69]; [.F69]+[.C69]); IF([.C69]&lt;0; [.F69]-[.C69]; [.F69]+[.C69]))" office:value-type="float" office:value="1" calcext:value-type="float">
            <text:p>1</text:p>
          </table:table-cell>
          <table:table-cell table:formula="of:=IF([.G69]&lt;0; IF([.C69]&lt;0; [.G69]-[.C69]; [.G69]+[.C69]); IF([.C69]&lt;0; [.G69]-[.C69]; [.G69]+[.C69]))" office:value-type="float" office:value="0" calcext:value-type="float">
            <text:p>0</text:p>
          </table:table-cell>
          <table:table-cell/>
          <table:table-cell table:formula="of:=IF([.I69]=[.J69]; &quot;IGUAL&quot;; IF([.I69]&lt;[.J69]; &quot;RA&quot;; &quot;VNS&quot;))" office:value-type="string" office:string-value="VNS" calcext:value-type="string">
            <text:p>VNS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formula="of:=[.Q68]" office:value-type="float" office:value="1.26666666666667" calcext:value-type="float">
            <text:p>1,27</text:p>
          </table:table-cell>
          <table:table-cell table:formula="of:=([.I69]-[.Q69])*([.I69]-[.Q69])" office:value-type="float" office:value="0.0711111111111111" calcext:value-type="float">
            <text:p>0,07</text:p>
          </table:table-cell>
          <table:table-cell table:formula="of:=[.S68]" office:value-type="float" office:value="0.586666666666667" calcext:value-type="float">
            <text:p>0,59</text:p>
          </table:table-cell>
          <table:table-cell table:formula="of:=([.J69]-[.S69])*([.J69]-[.S69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70]" office:value-type="string" office:string-value="rand0-4-25-25-50-4,dssp" calcext:value-type="string">
            <text:p>rand0-4-25-25-50-4,dssp</text:p>
          </table:table-cell>
          <table:table-cell table:formula="of:=[Global.D70]" office:value-type="float" office:value="-2" calcext:value-type="float">
            <text:p>-2</text:p>
          </table:table-cell>
          <table:table-cell table:formula="of:=[Global.E70]" office:value-type="float" office:value="-2" calcext:value-type="float">
            <text:p>-2</text:p>
          </table:table-cell>
          <table:table-cell table:formula="of:=[Global.F70]" office:value-type="float" office:value="-3.197958" calcext:value-type="float">
            <text:p>-3,2</text:p>
          </table:table-cell>
          <table:table-cell table:formula="of:=[Global.G70]" office:value-type="float" office:value="2.593872" calcext:value-type="float">
            <text:p>2,59</text:p>
          </table:table-cell>
          <table:table-cell table:formula="of:=[RA.J70]" office:value-type="float" office:value="0" calcext:value-type="float">
            <text:p>0</text:p>
          </table:table-cell>
          <table:table-cell table:formula="of:=[VNS.H70]" office:value-type="float" office:value="-1" calcext:value-type="float">
            <text:p>-1</text:p>
          </table:table-cell>
          <table:table-cell table:formula="of:=IF([.D70]&lt;0; IF([.D70]&lt;0; [.F70]-[.D70]; [.F70]+[.D70]); IF([.D70]&lt;0; [.F70]-[.D70]; [.F70]+[.D70]))" office:value-type="float" office:value="3.197958" calcext:value-type="float">
            <text:p>3,2</text:p>
          </table:table-cell>
          <table:table-cell table:formula="of:=IF([.F70]&lt;0; IF([.C70]&lt;0; [.F70]-[.C70]; [.F70]+[.C70]); IF([.C70]&lt;0; [.F70]-[.C70]; [.F70]+[.C70]))" office:value-type="float" office:value="2" calcext:value-type="float">
            <text:p>2</text:p>
          </table:table-cell>
          <table:table-cell table:formula="of:=IF([.G70]&lt;0; IF([.C70]&lt;0; [.G70]-[.C70]; [.G70]+[.C70]); IF([.C70]&lt;0; [.G70]-[.C70]; [.G70]+[.C70]))" office:value-type="float" office:value="1" calcext:value-type="float">
            <text:p>1</text:p>
          </table:table-cell>
          <table:table-cell/>
          <table:table-cell table:formula="of:=IF([.I70]=[.J70]; &quot;IGUAL&quot;; IF([.I70]&lt;[.J70]; &quot;RA&quot;; &quot;VNS&quot;))" office:value-type="string" office:string-value="VNS" calcext:value-type="string">
            <text:p>VNS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table:formula="of:=[.Q69]" office:value-type="float" office:value="1.26666666666667" calcext:value-type="float">
            <text:p>1,27</text:p>
          </table:table-cell>
          <table:table-cell table:formula="of:=([.I70]-[.Q70])*([.I70]-[.Q70])" office:value-type="float" office:value="0.537777777777778" calcext:value-type="float">
            <text:p>0,54</text:p>
          </table:table-cell>
          <table:table-cell table:formula="of:=[.S69]" office:value-type="float" office:value="0.586666666666667" calcext:value-type="float">
            <text:p>0,59</text:p>
          </table:table-cell>
          <table:table-cell table:formula="of:=([.J70]-[.S70])*([.J70]-[.S70])" office:value-type="float" office:value="0.170844444444444" calcext:value-type="float">
            <text:p>0,17</text:p>
          </table:table-cell>
        </table:table-row>
        <table:table-row table:style-name="ro3">
          <table:table-cell table:formula="of:=[Global.C71]" office:value-type="string" office:string-value="rand0-4-25-25-50-5,dssp" calcext:value-type="string">
            <text:p>rand0-4-25-25-50-5,dssp</text:p>
          </table:table-cell>
          <table:table-cell table:formula="of:=[Global.D71]" office:value-type="float" office:value="-2" calcext:value-type="float">
            <text:p>-2</text:p>
          </table:table-cell>
          <table:table-cell table:formula="of:=[Global.E71]" office:value-type="float" office:value="-2" calcext:value-type="float">
            <text:p>-2</text:p>
          </table:table-cell>
          <table:table-cell table:formula="of:=[Global.F71]" office:value-type="float" office:value="-2.585142" calcext:value-type="float">
            <text:p>-2,59</text:p>
          </table:table-cell>
          <table:table-cell table:formula="of:=[Global.G71]" office:value-type="float" office:value="1.10767" calcext:value-type="float">
            <text:p>1,11</text:p>
          </table:table-cell>
          <table:table-cell table:formula="of:=[RA.J71]" office:value-type="float" office:value="1" calcext:value-type="float">
            <text:p>1</text:p>
          </table:table-cell>
          <table:table-cell table:formula="of:=[VNS.H71]" office:value-type="float" office:value="-1" calcext:value-type="float">
            <text:p>-1</text:p>
          </table:table-cell>
          <table:table-cell table:formula="of:=IF([.D71]&lt;0; IF([.D71]&lt;0; [.F71]-[.D71]; [.F71]+[.D71]); IF([.D71]&lt;0; [.F71]-[.D71]; [.F71]+[.D71]))" office:value-type="float" office:value="3.585142" calcext:value-type="float">
            <text:p>3,59</text:p>
          </table:table-cell>
          <table:table-cell table:formula="of:=IF([.F71]&lt;0; IF([.C71]&lt;0; [.F71]-[.C71]; [.F71]+[.C71]); IF([.C71]&lt;0; [.F71]-[.C71]; [.F71]+[.C71]))" office:value-type="float" office:value="3" calcext:value-type="float">
            <text:p>3</text:p>
          </table:table-cell>
          <table:table-cell table:formula="of:=IF([.G71]&lt;0; IF([.C71]&lt;0; [.G71]-[.C71]; [.G71]+[.C71]); IF([.C71]&lt;0; [.G71]-[.C71]; [.G71]+[.C71]))" office:value-type="float" office:value="1" calcext:value-type="float">
            <text:p>1</text:p>
          </table:table-cell>
          <table:table-cell/>
          <table:table-cell table:formula="of:=IF([.I71]=[.J71]; &quot;IGUAL&quot;; IF([.I71]&lt;[.J71]; &quot;RA&quot;; &quot;VNS&quot;))" office:value-type="string" office:string-value="VNS" calcext:value-type="string">
            <text:p>VNS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formula="of:=[.Q70]" office:value-type="float" office:value="1.26666666666667" calcext:value-type="float">
            <text:p>1,27</text:p>
          </table:table-cell>
          <table:table-cell table:formula="of:=([.I71]-[.Q71])*([.I71]-[.Q71])" office:value-type="float" office:value="3.00444444444444" calcext:value-type="float">
            <text:p>3</text:p>
          </table:table-cell>
          <table:table-cell table:formula="of:=[.S70]" office:value-type="float" office:value="0.586666666666667" calcext:value-type="float">
            <text:p>0,59</text:p>
          </table:table-cell>
          <table:table-cell table:formula="of:=([.J71]-[.S71])*([.J71]-[.S71])" office:value-type="float" office:value="0.170844444444444" calcext:value-type="float">
            <text:p>0,17</text:p>
          </table:table-cell>
        </table:table-row>
        <table:table-row table:style-name="ro3">
          <table:table-cell table:formula="of:=[Global.C72]" office:value-type="string" office:string-value="rand0-4-5-5-10-1,dssp" calcext:value-type="string">
            <text:p>rand0-4-5-5-10-1,dssp</text:p>
          </table:table-cell>
          <table:table-cell table:formula="of:=[Global.D72]" office:value-type="float" office:value="-2" calcext:value-type="float">
            <text:p>-2</text:p>
          </table:table-cell>
          <table:table-cell table:formula="of:=[Global.E72]" office:value-type="float" office:value="-2" calcext:value-type="float">
            <text:p>-2</text:p>
          </table:table-cell>
          <table:table-cell table:formula="of:=[Global.F72]" office:value-type="float" office:value="-2" calcext:value-type="float">
            <text:p>-2</text:p>
          </table:table-cell>
          <table:table-cell table:formula="of:=[Global.G72]" office:value-type="float" office:value="0.004727" calcext:value-type="float">
            <text:p>0</text:p>
          </table:table-cell>
          <table:table-cell table:formula="of:=[RA.J72]" office:value-type="float" office:value="-2" calcext:value-type="float">
            <text:p>-2</text:p>
          </table:table-cell>
          <table:table-cell table:formula="of:=[VNS.H72]" office:value-type="float" office:value="-2" calcext:value-type="float">
            <text:p>-2</text:p>
          </table:table-cell>
          <table:table-cell table:formula="of:=IF([.D72]&lt;0; IF([.D72]&lt;0; [.F72]-[.D72]; [.F72]+[.D72]); IF([.D72]&lt;0; [.F72]-[.D72]; [.F72]+[.D72]))" office:value-type="float" office:value="0" calcext:value-type="float">
            <text:p>0</text:p>
          </table:table-cell>
          <table:table-cell table:formula="of:=IF([.F72]&lt;0; IF([.C72]&lt;0; [.F72]-[.C72]; [.F72]+[.C72]); IF([.C72]&lt;0; [.F72]-[.C72]; [.F72]+[.C72]))" office:value-type="float" office:value="0" calcext:value-type="float">
            <text:p>0</text:p>
          </table:table-cell>
          <table:table-cell table:formula="of:=IF([.G72]&lt;0; IF([.C72]&lt;0; [.G72]-[.C72]; [.G72]+[.C72]); IF([.C72]&lt;0; [.G72]-[.C72]; [.G72]+[.C72]))" office:value-type="float" office:value="0" calcext:value-type="float">
            <text:p>0</text:p>
          </table:table-cell>
          <table:table-cell/>
          <table:table-cell table:formula="of:=IF([.I72]=[.J72]; &quot;IGUAL&quot;; IF([.I72]&lt;[.J72]; &quot;RA&quot;; &quot;VNS&quot;))" office:value-type="string" office:string-value="IGUAL" calcext:value-type="string">
            <text:p>IGUAL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table:formula="of:=[.Q71]" office:value-type="float" office:value="1.26666666666667" calcext:value-type="float">
            <text:p>1,27</text:p>
          </table:table-cell>
          <table:table-cell table:formula="of:=([.I72]-[.Q72])*([.I72]-[.Q72])" office:value-type="float" office:value="1.60444444444444" calcext:value-type="float">
            <text:p>1,6</text:p>
          </table:table-cell>
          <table:table-cell table:formula="of:=[.S71]" office:value-type="float" office:value="0.586666666666667" calcext:value-type="float">
            <text:p>0,59</text:p>
          </table:table-cell>
          <table:table-cell table:formula="of:=([.J72]-[.S72])*([.J72]-[.S72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73]" office:value-type="string" office:string-value="rand0-4-5-5-10-2,dssp" calcext:value-type="string">
            <text:p>rand0-4-5-5-10-2,dssp</text:p>
          </table:table-cell>
          <table:table-cell table:formula="of:=[Global.D73]" office:value-type="float" office:value="-1" calcext:value-type="float">
            <text:p>-1</text:p>
          </table:table-cell>
          <table:table-cell table:formula="of:=[Global.E73]" office:value-type="float" office:value="-1" calcext:value-type="float">
            <text:p>-1</text:p>
          </table:table-cell>
          <table:table-cell table:formula="of:=[Global.F73]" office:value-type="float" office:value="-1.4" calcext:value-type="float">
            <text:p>-1,4</text:p>
          </table:table-cell>
          <table:table-cell table:formula="of:=[Global.G73]" office:value-type="float" office:value="0.007911" calcext:value-type="float">
            <text:p>0,01</text:p>
          </table:table-cell>
          <table:table-cell table:formula="of:=[RA.J73]" office:value-type="float" office:value="-1" calcext:value-type="float">
            <text:p>-1</text:p>
          </table:table-cell>
          <table:table-cell table:formula="of:=[VNS.H73]" office:value-type="float" office:value="-1" calcext:value-type="float">
            <text:p>-1</text:p>
          </table:table-cell>
          <table:table-cell table:formula="of:=IF([.D73]&lt;0; IF([.D73]&lt;0; [.F73]-[.D73]; [.F73]+[.D73]); IF([.D73]&lt;0; [.F73]-[.D73]; [.F73]+[.D73]))" office:value-type="float" office:value="0.4" calcext:value-type="float">
            <text:p>0,4</text:p>
          </table:table-cell>
          <table:table-cell table:formula="of:=IF([.F73]&lt;0; IF([.C73]&lt;0; [.F73]-[.C73]; [.F73]+[.C73]); IF([.C73]&lt;0; [.F73]-[.C73]; [.F73]+[.C73]))" office:value-type="float" office:value="0" calcext:value-type="float">
            <text:p>0</text:p>
          </table:table-cell>
          <table:table-cell table:formula="of:=IF([.G73]&lt;0; IF([.C73]&lt;0; [.G73]-[.C73]; [.G73]+[.C73]); IF([.C73]&lt;0; [.G73]-[.C73]; [.G73]+[.C73]))" office:value-type="float" office:value="0" calcext:value-type="float">
            <text:p>0</text:p>
          </table:table-cell>
          <table:table-cell/>
          <table:table-cell table:formula="of:=IF([.I73]=[.J73]; &quot;IGUAL&quot;; IF([.I73]&lt;[.J73]; &quot;RA&quot;; &quot;VNS&quot;))" office:value-type="string" office:string-value="IGUAL" calcext:value-type="string">
            <text:p>IGUAL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table:formula="of:=[.Q72]" office:value-type="float" office:value="1.26666666666667" calcext:value-type="float">
            <text:p>1,27</text:p>
          </table:table-cell>
          <table:table-cell table:formula="of:=([.I73]-[.Q73])*([.I73]-[.Q73])" office:value-type="float" office:value="1.60444444444444" calcext:value-type="float">
            <text:p>1,6</text:p>
          </table:table-cell>
          <table:table-cell table:formula="of:=[.S72]" office:value-type="float" office:value="0.586666666666667" calcext:value-type="float">
            <text:p>0,59</text:p>
          </table:table-cell>
          <table:table-cell table:formula="of:=([.J73]-[.S73])*([.J73]-[.S73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74]" office:value-type="string" office:string-value="rand0-4-5-5-10-3,dssp" calcext:value-type="string">
            <text:p>rand0-4-5-5-10-3,dssp</text:p>
          </table:table-cell>
          <table:table-cell table:formula="of:=[Global.D74]" office:value-type="float" office:value="0" calcext:value-type="float">
            <text:p>0</text:p>
          </table:table-cell>
          <table:table-cell table:formula="of:=[Global.E74]" office:value-type="float" office:value="0" calcext:value-type="float">
            <text:p>0</text:p>
          </table:table-cell>
          <table:table-cell table:formula="of:=[Global.F74]" office:value-type="float" office:value="0" calcext:value-type="float">
            <text:p>0</text:p>
          </table:table-cell>
          <table:table-cell table:formula="of:=[Global.G74]" office:value-type="float" office:value="0.004659" calcext:value-type="float">
            <text:p>0</text:p>
          </table:table-cell>
          <table:table-cell table:formula="of:=[RA.J74]" office:value-type="float" office:value="0" calcext:value-type="float">
            <text:p>0</text:p>
          </table:table-cell>
          <table:table-cell table:formula="of:=[VNS.H74]" office:value-type="float" office:value="0" calcext:value-type="float">
            <text:p>0</text:p>
          </table:table-cell>
          <table:table-cell table:formula="of:=IF([.D74]&lt;0; IF([.D74]&lt;0; [.F74]-[.D74]; [.F74]+[.D74]); IF([.D74]&lt;0; [.F74]-[.D74]; [.F74]+[.D74]))" office:value-type="float" office:value="0" calcext:value-type="float">
            <text:p>0</text:p>
          </table:table-cell>
          <table:table-cell table:formula="of:=IF([.F74]&lt;0; IF([.C74]&lt;0; [.F74]-[.C74]; [.F74]+[.C74]); IF([.C74]&lt;0; [.F74]-[.C74]; [.F74]+[.C74]))" office:value-type="float" office:value="0" calcext:value-type="float">
            <text:p>0</text:p>
          </table:table-cell>
          <table:table-cell table:formula="of:=IF([.G74]&lt;0; IF([.C74]&lt;0; [.G74]-[.C74]; [.G74]+[.C74]); IF([.C74]&lt;0; [.G74]-[.C74]; [.G74]+[.C74]))" office:value-type="float" office:value="0" calcext:value-type="float">
            <text:p>0</text:p>
          </table:table-cell>
          <table:table-cell/>
          <table:table-cell table:formula="of:=IF([.I74]=[.J74]; &quot;IGUAL&quot;; IF([.I74]&lt;[.J74]; &quot;RA&quot;; &quot;VNS&quot;))" office:value-type="string" office:string-value="IGUAL" calcext:value-type="string">
            <text:p>IGUAL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table:formula="of:=[.Q73]" office:value-type="float" office:value="1.26666666666667" calcext:value-type="float">
            <text:p>1,27</text:p>
          </table:table-cell>
          <table:table-cell table:formula="of:=([.I74]-[.Q74])*([.I74]-[.Q74])" office:value-type="float" office:value="1.60444444444444" calcext:value-type="float">
            <text:p>1,6</text:p>
          </table:table-cell>
          <table:table-cell table:formula="of:=[.S73]" office:value-type="float" office:value="0.586666666666667" calcext:value-type="float">
            <text:p>0,59</text:p>
          </table:table-cell>
          <table:table-cell table:formula="of:=([.J74]-[.S74])*([.J74]-[.S74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75]" office:value-type="string" office:string-value="rand0-4-5-5-10-4,dssp" calcext:value-type="string">
            <text:p>rand0-4-5-5-10-4,dssp</text:p>
          </table:table-cell>
          <table:table-cell table:formula="of:=[Global.D75]" office:value-type="float" office:value="0" calcext:value-type="float">
            <text:p>0</text:p>
          </table:table-cell>
          <table:table-cell table:formula="of:=[Global.E75]" office:value-type="float" office:value="0" calcext:value-type="float">
            <text:p>0</text:p>
          </table:table-cell>
          <table:table-cell table:formula="of:=[Global.F75]" office:value-type="float" office:value="0" calcext:value-type="float">
            <text:p>0</text:p>
          </table:table-cell>
          <table:table-cell table:formula="of:=[Global.G75]" office:value-type="float" office:value="0.005075" calcext:value-type="float">
            <text:p>0,01</text:p>
          </table:table-cell>
          <table:table-cell table:formula="of:=[RA.J75]" office:value-type="float" office:value="0" calcext:value-type="float">
            <text:p>0</text:p>
          </table:table-cell>
          <table:table-cell table:formula="of:=[VNS.H75]" office:value-type="float" office:value="0" calcext:value-type="float">
            <text:p>0</text:p>
          </table:table-cell>
          <table:table-cell table:formula="of:=IF([.D75]&lt;0; IF([.D75]&lt;0; [.F75]-[.D75]; [.F75]+[.D75]); IF([.D75]&lt;0; [.F75]-[.D75]; [.F75]+[.D75]))" office:value-type="float" office:value="0" calcext:value-type="float">
            <text:p>0</text:p>
          </table:table-cell>
          <table:table-cell table:formula="of:=IF([.F75]&lt;0; IF([.C75]&lt;0; [.F75]-[.C75]; [.F75]+[.C75]); IF([.C75]&lt;0; [.F75]-[.C75]; [.F75]+[.C75]))" office:value-type="float" office:value="0" calcext:value-type="float">
            <text:p>0</text:p>
          </table:table-cell>
          <table:table-cell table:formula="of:=IF([.G75]&lt;0; IF([.C75]&lt;0; [.G75]-[.C75]; [.G75]+[.C75]); IF([.C75]&lt;0; [.G75]-[.C75]; [.G75]+[.C75]))" office:value-type="float" office:value="0" calcext:value-type="float">
            <text:p>0</text:p>
          </table:table-cell>
          <table:table-cell/>
          <table:table-cell table:formula="of:=IF([.I75]=[.J75]; &quot;IGUAL&quot;; IF([.I75]&lt;[.J75]; &quot;RA&quot;; &quot;VNS&quot;))" office:value-type="string" office:string-value="IGUAL" calcext:value-type="string">
            <text:p>IGUAL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table:formula="of:=[.Q74]" office:value-type="float" office:value="1.26666666666667" calcext:value-type="float">
            <text:p>1,27</text:p>
          </table:table-cell>
          <table:table-cell table:formula="of:=([.I75]-[.Q75])*([.I75]-[.Q75])" office:value-type="float" office:value="1.60444444444444" calcext:value-type="float">
            <text:p>1,6</text:p>
          </table:table-cell>
          <table:table-cell table:formula="of:=[.S74]" office:value-type="float" office:value="0.586666666666667" calcext:value-type="float">
            <text:p>0,59</text:p>
          </table:table-cell>
          <table:table-cell table:formula="of:=([.J75]-[.S75])*([.J75]-[.S75])" office:value-type="float" office:value="0.344177777777778" calcext:value-type="float">
            <text:p>0,34</text:p>
          </table:table-cell>
        </table:table-row>
        <table:table-row table:style-name="ro3">
          <table:table-cell table:formula="of:=[Global.C76]" office:value-type="string" office:string-value="rand0-4-5-5-10-5,dssp" calcext:value-type="string">
            <text:p>rand0-4-5-5-10-5,dssp</text:p>
          </table:table-cell>
          <table:table-cell table:formula="of:=[Global.D76]" office:value-type="float" office:value="-0" calcext:value-type="float">
            <text:p>0</text:p>
          </table:table-cell>
          <table:table-cell table:formula="of:=[Global.E76]" office:value-type="float" office:value="-0" calcext:value-type="float">
            <text:p>0</text:p>
          </table:table-cell>
          <table:table-cell table:formula="of:=[Global.F76]" office:value-type="float" office:value="-0" calcext:value-type="float">
            <text:p>0</text:p>
          </table:table-cell>
          <table:table-cell table:formula="of:=[Global.G76]" office:value-type="float" office:value="0.005353" calcext:value-type="float">
            <text:p>0,01</text:p>
          </table:table-cell>
          <table:table-cell table:formula="of:=[RA.J76]" office:value-type="float" office:value="1" calcext:value-type="float">
            <text:p>1</text:p>
          </table:table-cell>
          <table:table-cell table:formula="of:=[VNS.H76]" office:value-type="float" office:value="0" calcext:value-type="float">
            <text:p>0</text:p>
          </table:table-cell>
          <table:table-cell table:formula="of:=IF([.D76]&lt;0; IF([.D76]&lt;0; [.F76]-[.D76]; [.F76]+[.D76]); IF([.D76]&lt;0; [.F76]-[.D76]; [.F76]+[.D76]))" office:value-type="float" office:value="1" calcext:value-type="float">
            <text:p>1</text:p>
          </table:table-cell>
          <table:table-cell table:formula="of:=IF([.F76]&lt;0; IF([.C76]&lt;0; [.F76]-[.C76]; [.F76]+[.C76]); IF([.C76]&lt;0; [.F76]-[.C76]; [.F76]+[.C76]))" office:value-type="float" office:value="1" calcext:value-type="float">
            <text:p>1</text:p>
          </table:table-cell>
          <table:table-cell table:formula="of:=IF([.G76]&lt;0; IF([.C76]&lt;0; [.G76]-[.C76]; [.G76]+[.C76]); IF([.C76]&lt;0; [.G76]-[.C76]; [.G76]+[.C76]))" office:value-type="float" office:value="0" calcext:value-type="float">
            <text:p>0</text:p>
          </table:table-cell>
          <table:table-cell/>
          <table:table-cell table:formula="of:=IF([.I76]=[.J76]; &quot;IGUAL&quot;; IF([.I76]&lt;[.J76]; &quot;RA&quot;; &quot;VNS&quot;))" office:value-type="string" office:string-value="VNS" calcext:value-type="string">
            <text:p>VNS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formula="of:=[.Q75]" office:value-type="float" office:value="1.26666666666667" calcext:value-type="float">
            <text:p>1,27</text:p>
          </table:table-cell>
          <table:table-cell table:formula="of:=([.I76]-[.Q76])*([.I76]-[.Q76])" office:value-type="float" office:value="0.0711111111111111" calcext:value-type="float">
            <text:p>0,07</text:p>
          </table:table-cell>
          <table:table-cell table:formula="of:=[.S75]" office:value-type="float" office:value="0.586666666666667" calcext:value-type="float">
            <text:p>0,59</text:p>
          </table:table-cell>
          <table:table-cell table:formula="of:=([.J76]-[.S76])*([.J76]-[.S76])" office:value-type="float" office:value="0.344177777777778" calcext:value-type="float">
            <text:p>0,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10:45:11.294327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49M34S</meta:editing-duration>
    <meta:editing-cycles>16</meta:editing-cycles>
    <meta:generator>LibreOffice/5.2.7.2$Linux_X86_64 LibreOffice_project/20m0$Build-2</meta:generator>
    <dc:date>2017-08-15T10:46:17.986722624</dc:date>
    <meta:document-statistic meta:table-count="6" meta:cell-count="479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20036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757575" style:text-position="0% 100%" fo:font-family="Roboto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954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family="Roboto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236cm" svg:height="9.816cm" xlink:href="." xlink:type="simple" chart:class="chart:line" chart:style-name="ch1">
        <chart:legend chart:legend-position="end" svg:x="20.648cm" svg:y="4.36cm" style:legend-expansion="high" chart:style-name="ch2"/>
        <chart:plot-area chart:style-name="ch3" chart:data-source-has-labels="both" svg:x="0.464cm" svg:y="0.196cm" svg:width="19.72cm" svg:height="8.394cm">
          <chartooo:coordinate-region svg:x="3.748cm" svg:y="0.196cm" svg:width="16.436cm" svg:height="4.72cm"/>
          <chart:axis chart:dimension="x" chart:name="primary-x" chart:style-name="ch4" chartooo:axis-type="text">
            <chart:title svg:x="9.426cm" svg:y="8.787cm" chart:style-name="ch5">
              <text:p>filename</text:p>
            </chart:title>
            <chart:categories table:cell-range-address="local-table.$A$2:.$A$7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6" chart:label-cell-address="local-table.$B$1" chart:class="chart:line">
            <chart:data-point chart:repeated="75"/>
          </chart:series>
          <chart:series chart:style-name="ch9" chart:values-cell-range-address="local-table.$C$2:.$C$76" chart:label-cell-address="local-table.$C$1" chart:class="chart:line">
            <chart:data-point chart:repeated="7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ac</text:p>
              </table:table-cell>
              <table:table-cell office:value-type="string">
                <text:p>inteiras</text:p>
              </table:table-cell>
            </table:table-row>
          </table:table-header-rows>
          <table:table-rows>
            <table:table-row>
              <table:table-cell office:value-type="string">
                <text:p>rand0-20-10-10-20-1.dssp</text:p>
              </table:table-cell>
              <table:table-cell office:value-type="float" office:value="31">
                <text:p>3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rand0-20-10-10-20-2.dssp</text:p>
              </table:table-cell>
              <table:table-cell office:value-type="float" office:value="32">
                <text:p>3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rand0-20-10-10-20-3.dssp</text:p>
              </table:table-cell>
              <table:table-cell office:value-type="float" office:value="25">
                <text:p>25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rand0-20-10-10-20-4.dssp</text:p>
              </table:table-cell>
              <table:table-cell office:value-type="float" office:value="25">
                <text:p>25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rand0-20-10-10-20-5.dssp</text:p>
              </table:table-cell>
              <table:table-cell office:value-type="float" office:value="30">
                <text:p>3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rand0-20-15-15-30-1.dssp</text:p>
              </table:table-cell>
              <table:table-cell office:value-type="float" office:value="49">
                <text:p>49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rand0-20-15-15-30-2.dssp</text:p>
              </table:table-cell>
              <table:table-cell office:value-type="float" office:value="41">
                <text:p>41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rand0-20-15-15-30-3.dssp</text:p>
              </table:table-cell>
              <table:table-cell office:value-type="float" office:value="49">
                <text:p>49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rand0-20-15-15-30-4.dssp</text:p>
              </table:table-cell>
              <table:table-cell office:value-type="float" office:value="46">
                <text:p>46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rand0-20-15-15-30-5.dssp</text:p>
              </table:table-cell>
              <table:table-cell office:value-type="float" office:value="45">
                <text:p>45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rand0-20-20-20-40-1.dssp</text:p>
              </table:table-cell>
              <table:table-cell office:value-type="float" office:value="59">
                <text:p>59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rand0-20-20-20-40-2.dssp</text:p>
              </table:table-cell>
              <table:table-cell office:value-type="float" office:value="57">
                <text:p>57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rand0-20-20-20-40-3.dssp</text:p>
              </table:table-cell>
              <table:table-cell office:value-type="float" office:value="55">
                <text:p>55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rand0-20-20-20-40-4.dssp</text:p>
              </table:table-cell>
              <table:table-cell office:value-type="float" office:value="61">
                <text:p>61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rand0-20-20-20-40-5.dssp</text:p>
              </table:table-cell>
              <table:table-cell office:value-type="float" office:value="57">
                <text:p>57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rand0-20-25-25-50-1.dssp</text:p>
              </table:table-cell>
              <table:table-cell office:value-type="float" office:value="80">
                <text:p>80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rand0-20-25-25-50-2.dssp</text:p>
              </table:table-cell>
              <table:table-cell office:value-type="float" office:value="74">
                <text:p>74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rand0-20-25-25-50-3.dssp</text:p>
              </table:table-cell>
              <table:table-cell office:value-type="float" office:value="76">
                <text:p>76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rand0-20-25-25-50-4.dssp</text:p>
              </table:table-cell>
              <table:table-cell office:value-type="float" office:value="83">
                <text:p>83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rand0-20-25-25-50-5.dssp</text:p>
              </table:table-cell>
              <table:table-cell office:value-type="float" office:value="73">
                <text:p>73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rand0-20-5-5-10-1.dssp</text:p>
              </table:table-cell>
              <table:table-cell office:value-type="float" office:value="8">
                <text:p>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rand0-20-5-5-10-2.dssp</text:p>
              </table:table-cell>
              <table:table-cell office:value-type="float" office:value="13">
                <text:p>1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rand0-20-5-5-10-3.dssp</text:p>
              </table:table-cell>
              <table:table-cell office:value-type="float" office:value="10">
                <text:p>1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rand0-20-5-5-10-4.dssp</text:p>
              </table:table-cell>
              <table:table-cell office:value-type="float" office:value="9">
                <text:p>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rand0-20-5-5-10-5.dssp</text:p>
              </table:table-cell>
              <table:table-cell office:value-type="float" office:value="11">
                <text:p>1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rand0-2-10-10-20-1.dssp</text:p>
              </table:table-cell>
              <table:table-cell office:value-type="float" office:value="19">
                <text:p>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rand0-2-10-10-20-2.dssp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rand0-2-10-10-20-3.dssp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rand0-2-10-10-20-4.dssp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rand0-2-10-10-20-5.dssp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rand0-2-15-15-30-1.dssp</text:p>
              </table:table-cell>
              <table:table-cell office:value-type="float" office:value="36">
                <text:p>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rand0-2-15-15-30-2.dssp</text:p>
              </table:table-cell>
              <table:table-cell office:value-type="float" office:value="30">
                <text:p>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rand0-2-15-15-30-3.dssp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rand0-2-15-15-30-4.dssp</text:p>
              </table:table-cell>
              <table:table-cell office:value-type="float" office:value="34">
                <text:p>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rand0-2-15-15-30-5.dssp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rand0-2-20-20-40-1.dssp</text:p>
              </table:table-cell>
              <table:table-cell office:value-type="float" office:value="46">
                <text:p>4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rand0-2-20-20-40-2.dssp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rand0-2-20-20-40-3.dssp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rand0-2-20-20-40-4.dssp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rand0-2-20-20-40-5.dssp</text:p>
              </table:table-cell>
              <table:table-cell office:value-type="float" office:value="46">
                <text:p>4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rand0-2-25-25-50-1.dssp</text:p>
              </table:table-cell>
              <table:table-cell office:value-type="float" office:value="66">
                <text:p>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rand0-2-25-25-50-2.dssp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and0-2-25-25-50-3.dssp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rand0-2-25-25-50-4.dssp</text:p>
              </table:table-cell>
              <table:table-cell office:value-type="float" office:value="70">
                <text:p>7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rand0-2-25-25-50-5.dssp</text:p>
              </table:table-cell>
              <table:table-cell office:value-type="float" office:value="72">
                <text:p>7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rand0-2-5-5-10-1.dssp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and0-2-5-5-10-2.dssp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and0-2-5-5-10-3.dssp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and0-2-5-5-10-4.dssp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rand0-2-5-5-10-5.dssp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rand0-4-10-10-20-1.dssp</text:p>
              </table:table-cell>
              <table:table-cell office:value-type="float" office:value="29">
                <text:p>2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rand0-4-10-10-20-2.dssp</text:p>
              </table:table-cell>
              <table:table-cell office:value-type="float" office:value="35">
                <text:p>3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rand0-4-10-10-20-3.dssp</text:p>
              </table:table-cell>
              <table:table-cell office:value-type="float" office:value="30">
                <text:p>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rand0-4-10-10-20-4.dssp</text:p>
              </table:table-cell>
              <table:table-cell office:value-type="float" office:value="26">
                <text:p>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and0-4-10-10-20-5.dssp</text:p>
              </table:table-cell>
              <table:table-cell office:value-type="float" office:value="26">
                <text:p>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and0-4-15-15-30-1.dssp</text:p>
              </table:table-cell>
              <table:table-cell office:value-type="float" office:value="48">
                <text:p>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rand0-4-15-15-30-2.dssp</text:p>
              </table:table-cell>
              <table:table-cell office:value-type="float" office:value="45">
                <text:p>4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rand0-4-15-15-30-3.dssp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rand0-4-15-15-30-4.dssp</text:p>
              </table:table-cell>
              <table:table-cell office:value-type="float" office:value="46">
                <text:p>4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rand0-4-15-15-30-5.dssp</text:p>
              </table:table-cell>
              <table:table-cell office:value-type="float" office:value="46">
                <text:p>4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rand0-4-20-20-40-1.dssp</text:p>
              </table:table-cell>
              <table:table-cell office:value-type="float" office:value="52">
                <text:p>5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rand0-4-20-20-40-2.dssp</text:p>
              </table:table-cell>
              <table:table-cell office:value-type="float" office:value="60">
                <text:p>6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rand0-4-20-20-40-3.dssp</text:p>
              </table:table-cell>
              <table:table-cell office:value-type="float" office:value="57">
                <text:p>5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rand0-4-20-20-40-4.dssp</text:p>
              </table:table-cell>
              <table:table-cell office:value-type="float" office:value="64">
                <text:p>6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rand0-4-20-20-40-5.dssp</text:p>
              </table:table-cell>
              <table:table-cell office:value-type="float" office:value="60">
                <text:p>6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rand0-4-25-25-50-1.dssp</text:p>
              </table:table-cell>
              <table:table-cell office:value-type="float" office:value="78">
                <text:p>7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rand0-4-25-25-50-2.dssp</text:p>
              </table:table-cell>
              <table:table-cell office:value-type="float" office:value="75">
                <text:p>7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rand0-4-25-25-50-3.dssp</text:p>
              </table:table-cell>
              <table:table-cell office:value-type="float" office:value="70">
                <text:p>7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rand0-4-25-25-50-4.dssp</text:p>
              </table:table-cell>
              <table:table-cell office:value-type="float" office:value="74">
                <text:p>7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rand0-4-25-25-50-5.dssp</text:p>
              </table:table-cell>
              <table:table-cell office:value-type="float" office:value="72">
                <text:p>7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rand0-4-5-5-10-1.dssp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nd0-4-5-5-10-2.dssp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rand0-4-5-5-10-3.dssp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nd0-4-5-5-10-4.dssp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and0-4-5-5-10-5.dssp</text:p>
              </table:table-cell>
              <table:table-cell office:value-type="float" office:value="15">
                <text:p>15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